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BencmarkingToo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34cm"/>
    </style:style>
    <style:style style:name="co2" style:family="table-column">
      <style:table-column-properties fo:break-before="auto" style:column-width="1.665cm"/>
    </style:style>
    <style:style style:name="co3" style:family="table-column">
      <style:table-column-properties fo:break-before="auto" style:column-width="1.903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7.486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2.364cm"/>
    </style:style>
    <style:style style:name="co9" style:family="table-column">
      <style:table-column-properties fo:break-before="auto" style:column-width="8.2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387cm"/>
    </style:style>
    <style:style style:name="co12" style:family="table-column">
      <style:table-column-properties fo:break-before="auto" style:column-width="5.078cm"/>
    </style:style>
    <style:style style:name="co13" style:family="table-column">
      <style:table-column-properties fo:break-before="auto" style:column-width="8.144cm"/>
    </style:style>
    <style:style style:name="co14" style:family="table-column">
      <style:table-column-properties fo:break-before="auto" style:column-width="6.786cm"/>
    </style:style>
    <style:style style:name="co15" style:family="table-column">
      <style:table-column-properties fo:break-before="auto" style:column-width="6.787cm"/>
    </style:style>
    <style:style style:name="co16" style:family="table-column">
      <style:table-column-properties fo:break-before="auto" style:column-width="2.125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994cm"/>
    </style:style>
    <style:style style:name="co19" style:family="table-column">
      <style:table-column-properties fo:break-before="auto" style:column-width="7.532cm"/>
    </style:style>
    <style:style style:name="co20" style:family="table-column">
      <style:table-column-properties fo:break-before="auto" style:column-width="7.138cm"/>
    </style:style>
    <style:style style:name="co21" style:family="table-column">
      <style:table-column-properties fo:break-before="auto" style:column-width="7.442cm"/>
    </style:style>
    <style:style style:name="co49" style:family="table-column">
      <style:table-column-properties fo:break-before="auto" style:column-width="1.884cm"/>
    </style:style>
    <style:style style:name="co50" style:family="table-column">
      <style:table-column-properties fo:break-before="auto" style:column-width="6.394cm"/>
    </style:style>
    <style:style style:name="co27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184cm"/>
    </style:style>
    <style:style style:name="co52" style:family="table-column">
      <style:table-column-properties fo:break-before="auto" style:column-width="3.261cm"/>
    </style:style>
    <style:style style:name="co53" style:family="table-column">
      <style:table-column-properties fo:break-before="auto" style:column-width="4.577cm"/>
    </style:style>
    <style:style style:name="co29" style:family="table-column">
      <style:table-column-properties fo:break-before="auto" style:column-width="1.993cm"/>
    </style:style>
    <style:style style:name="co30" style:family="table-column">
      <style:table-column-properties fo:break-before="auto" style:column-width="3.154cm"/>
    </style:style>
    <style:style style:name="co31" style:family="table-column">
      <style:table-column-properties fo:break-before="auto" style:column-width="4.796cm"/>
    </style:style>
    <style:style style:name="co32" style:family="table-column">
      <style:table-column-properties fo:break-before="auto" style:column-width="3.81cm"/>
    </style:style>
    <style:style style:name="co33" style:family="table-column">
      <style:table-column-properties fo:break-before="auto" style:column-width="2.76cm"/>
    </style:style>
    <style:style style:name="co34" style:family="table-column">
      <style:table-column-properties fo:break-before="auto" style:column-width="2.244cm"/>
    </style:style>
    <style:style style:name="co35" style:family="table-column">
      <style:table-column-properties fo:break-before="auto" style:column-width="1.926cm"/>
    </style:style>
    <style:style style:name="co36" style:family="table-column">
      <style:table-column-properties fo:break-before="auto" style:column-width="1.272cm"/>
    </style:style>
    <style:style style:name="co37" style:family="table-column">
      <style:table-column-properties fo:break-before="auto" style:column-width="6.392cm"/>
    </style:style>
    <style:style style:name="co38" style:family="table-column">
      <style:table-column-properties fo:break-before="auto" style:column-width="2.057cm"/>
    </style:style>
    <style:style style:name="co39" style:family="table-column">
      <style:table-column-properties fo:break-before="auto" style:column-width="2.036cm"/>
    </style:style>
    <style:style style:name="co40" style:family="table-column">
      <style:table-column-properties fo:break-before="auto" style:column-width="3.043cm"/>
    </style:style>
    <style:style style:name="co41" style:family="table-column">
      <style:table-column-properties fo:break-before="auto" style:column-width="2.351cm"/>
    </style:style>
    <style:style style:name="co42" style:family="table-column">
      <style:table-column-properties fo:break-before="auto" style:column-width="3.152cm"/>
    </style:style>
    <style:style style:name="co43" style:family="table-column">
      <style:table-column-properties fo:break-before="auto" style:column-width="3.244cm"/>
    </style:style>
    <style:style style:name="co44" style:family="table-column">
      <style:table-column-properties fo:break-before="auto" style:column-width="1.663cm"/>
    </style:style>
    <style:style style:name="co45" style:family="table-column">
      <style:table-column-properties fo:break-before="auto" style:column-width="2.08cm"/>
    </style:style>
    <style:style style:name="co46" style:family="table-column">
      <style:table-column-properties fo:break-before="auto" style:column-width="1.686cm"/>
    </style:style>
    <style:style style:name="co47" style:family="table-column">
      <style:table-column-properties fo:break-before="auto" style:column-width="3.089cm"/>
    </style:style>
    <style:style style:name="co48" style:family="table-column">
      <style:table-column-properties fo:break-before="auto" style:column-width="3.59cm"/>
    </style:style>
    <style:style style:name="co54" style:family="table-column">
      <style:table-column-properties fo:break-before="auto" style:column-width="3.023cm"/>
    </style:style>
    <style:style style:name="co55" style:family="table-column">
      <style:table-column-properties fo:break-before="auto" style:column-width="2.955cm"/>
    </style:style>
    <style:style style:name="co56" style:family="table-column">
      <style:table-column-properties fo:break-before="auto" style:column-width="3.306cm"/>
    </style:style>
    <style:style style:name="co57" style:family="table-column">
      <style:table-column-properties fo:break-before="auto" style:column-width="3.242cm"/>
    </style:style>
    <style:style style:name="co58" style:family="table-column">
      <style:table-column-properties fo:break-before="auto" style:column-width="5.581cm"/>
    </style:style>
    <style:style style:name="co59" style:family="table-column">
      <style:table-column-properties fo:break-before="auto" style:column-width="5.8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fo:background-color="#808080"/>
      <style:text-properties style:text-position=""/>
    </style:style>
    <style:style style:name="ce10" style:family="table-cell" style:parent-style-name="Default" style:data-style-name="N3">
      <style:text-properties style:text-position=""/>
    </style:style>
    <style:style style:name="ce1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eeeeee" fo:border="0.06pt solid #000000"/>
      <style:text-properties style:text-position=""/>
    </style:style>
    <style:style style:name="ce14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eeeeee"/>
      <style:text-properties style:text-position=""/>
    </style:style>
    <style:style style:name="ce1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0.06pt solid #000000"/>
      <style:text-properties style:text-position=""/>
    </style:style>
    <style:style style:name="ce18" style:family="table-cell" style:parent-style-name="Default">
      <style:table-cell-properties fo:background-color="#ffffff"/>
      <style:text-properties style:text-position=""/>
    </style:style>
    <style:style style:name="ce19" style:family="table-cell" style:parent-style-name="Default">
      <style:table-cell-properties fo:background-color="#808080" fo:border="0.06pt solid #000000"/>
      <style:text-properties style:text-position=""/>
    </style:style>
    <style:style style:name="ce2" style:family="table-cell" style:parent-style-name="Default">
      <style:table-cell-properties fo:background-color="#b2b2b2"/>
      <style:text-properties style:text-position=""/>
    </style:style>
    <style:style style:name="ce20" style:family="table-cell" style:parent-style-name="Default">
      <style:table-cell-properties fo:background-color="#666666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">
      <style:table-cell-properties fo:border="0.06pt solid #000000"/>
      <style:text-properties style:text-position="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 style:data-style-name="N3">
      <style:table-cell-properties fo:background-color="#808080" fo:border="0.06pt solid #000000"/>
      <style:text-properties style:text-position="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22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4" style:family="table-cell" style:parent-style-name="Default" style:data-style-name="N110">
      <style:text-properties style:text-position=""/>
    </style:style>
    <style:style style:name="ce25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26" style:family="table-cell" style:parent-style-name="Default" style:data-style-name="N2"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1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13" style:family="table-cell" style:parent-style-name="Default" style:data-style-name="N2">
      <style:text-properties style:text-position="" fo:font-weight="bold" style:font-weight-asian="bold" style:font-weight-complex="bold"/>
    </style:style>
    <style:style style:name="ce114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808080"/>
    </style:style>
    <style:style style:name="ce43" style:family="table-cell" style:parent-style-name="Default">
      <style:table-cell-properties fo:background-color="#b2b2b2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3">
      <style:table-cell-properties fo:border="0.06pt solid #000000"/>
    </style:style>
    <style:style style:name="ce4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0" style:family="table-cell" style:parent-style-name="Default" style:data-style-name="N3">
      <style:table-cell-properties fo:background-color="#808080" fo:border="0.06pt solid #000000"/>
    </style:style>
    <style:style style:name="ce51" style:family="table-cell" style:parent-style-name="Default" style:data-style-name="N3"/>
    <style:style style:name="ce5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eeeeee" fo:border="0.06pt solid #000000"/>
    </style:style>
    <style:style style:name="ce55" style:family="table-cell" style:parent-style-name="Default" style:data-style-name="N3">
      <style:table-cell-properties fo:background-color="#eeeeee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ackground-color="#eeeeee"/>
    </style:style>
    <style:style style:name="ce5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ff" fo:border="0.06pt solid #000000"/>
    </style:style>
    <style:style style:name="ce59" style:family="table-cell" style:parent-style-name="Default">
      <style:table-cell-properties fo:background-color="#ffffff"/>
    </style:style>
    <style:style style:name="ce60" style:family="table-cell" style:parent-style-name="Default">
      <style:table-cell-properties fo:background-color="#808080" fo:border="0.06pt solid #000000"/>
    </style:style>
    <style:style style:name="ce61" style:family="table-cell" style:parent-style-name="Default">
      <style:table-cell-properties fo:background-color="#666666"/>
    </style:style>
    <style:style style:name="ce6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1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0"/>
    <style:style style:name="ce66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2"/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3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12"/>
    <style:style style:name="ce7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 style:data-style-name="N0"/>
    <style:style style:name="ce78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0" style:family="table-cell" style:parent-style-name="Default" style:data-style-name="N3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3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M3"/>
    </style:style>
    <style:style style:name="ce83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M4"/>
    </style:style>
    <style:style style:name="ce84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M5"/>
    </style:style>
    <style:style style:name="ce85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M6"/>
    </style:style>
    <style:style style:name="ce86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M7"/>
    </style:style>
    <style:style style:name="ce87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M8"/>
    </style:style>
    <style:style style:name="ce88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M9"/>
    </style:style>
    <style:style style:name="ce89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M10"/>
    </style:style>
    <style:style style:name="ce90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M11"/>
    </style:style>
    <style:style style:name="ce91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M12"/>
    </style:style>
    <style:style style:name="ce92" style:family="table-cell" style:parent-style-name="Default" style:data-style-name="N3">
      <style:table-cell-properties fo:background-color="#b2b2b2" fo:border="0.06pt solid #000000"/>
    </style:style>
    <style:style style:name="ce93" style:family="table-cell" style:parent-style-name="Default" style:data-style-name="N3">
      <style:table-cell-properties fo:background-color="transparent" fo:border="0.06pt solid #000000"/>
      <style:map style:condition="is-true-formula(NOT([.$U16]))" style:apply-style-name="RedFont" style:base-cell-address="'Python - mult_big_vector_no_out_hot '.M16"/>
    </style:style>
    <style:style style:name="ce94" style:family="table-cell" style:parent-style-name="Default" style:data-style-name="N3">
      <style:table-cell-properties fo:background-color="transparent" fo:border="0.06pt solid #000000"/>
      <style:map style:condition="is-true-formula(NOT([.$U17]))" style:apply-style-name="RedFont" style:base-cell-address="'Python - mult_big_vector_no_out_hot '.M17"/>
    </style:style>
    <style:style style:name="ce95" style:family="table-cell" style:parent-style-name="Default" style:data-style-name="N3">
      <style:table-cell-properties fo:background-color="transparent" fo:border="0.06pt solid #000000"/>
      <style:map style:condition="is-true-formula(NOT([.$U18]))" style:apply-style-name="RedFont" style:base-cell-address="'Python - mult_big_vector_no_out_hot '.M18"/>
    </style:style>
    <style:style style:name="ce96" style:family="table-cell" style:parent-style-name="Default" style:data-style-name="N3">
      <style:table-cell-properties fo:background-color="transparent" fo:border="0.06pt solid #000000"/>
      <style:map style:condition="is-true-formula(NOT([.$U19]))" style:apply-style-name="RedFont" style:base-cell-address="'Python - mult_big_vector_no_out_hot '.M19"/>
    </style:style>
    <style:style style:name="ce97" style:family="table-cell" style:parent-style-name="Default" style:data-style-name="N3">
      <style:table-cell-properties fo:background-color="transparent" fo:border="0.06pt solid #000000"/>
      <style:map style:condition="is-true-formula(NOT([.$U20]))" style:apply-style-name="RedFont" style:base-cell-address="'Python - mult_big_vector_no_out_hot '.M20"/>
    </style:style>
    <style:style style:name="ce98" style:family="table-cell" style:parent-style-name="Default" style:data-style-name="N3">
      <style:table-cell-properties fo:background-color="transparent" fo:border="0.06pt solid #000000"/>
      <style:map style:condition="is-true-formula(NOT([.$U21]))" style:apply-style-name="RedFont" style:base-cell-address="'Python - mult_big_vector_no_out_hot '.M21"/>
    </style:style>
    <style:style style:name="ce99" style:family="table-cell" style:parent-style-name="Default" style:data-style-name="N3">
      <style:table-cell-properties fo:background-color="transparent" fo:border="0.06pt solid #000000"/>
      <style:map style:condition="is-true-formula(NOT([.$U22]))" style:apply-style-name="RedFont" style:base-cell-address="'Python - mult_big_vector_no_out_hot '.M22"/>
    </style:style>
    <style:style style:name="ce100" style:family="table-cell" style:parent-style-name="Default" style:data-style-name="N3">
      <style:table-cell-properties fo:background-color="transparent" fo:border="0.06pt solid #000000"/>
      <style:map style:condition="is-true-formula(NOT([.$U23]))" style:apply-style-name="RedFont" style:base-cell-address="'Python - mult_big_vector_no_out_hot '.M23"/>
    </style:style>
    <style:style style:name="ce101" style:family="table-cell" style:parent-style-name="Default" style:data-style-name="N3">
      <style:table-cell-properties fo:background-color="transparent" fo:border="0.06pt solid #000000"/>
      <style:map style:condition="is-true-formula(NOT([.$U24]))" style:apply-style-name="RedFont" style:base-cell-address="'Python - mult_big_vector_no_out_hot '.M24"/>
    </style:style>
    <style:style style:name="ce102" style:family="table-cell" style:parent-style-name="Default" style:data-style-name="N3">
      <style:table-cell-properties fo:background-color="transparent" fo:border="0.06pt solid #000000"/>
      <style:map style:condition="is-true-formula(NOT([.$U25]))" style:apply-style-name="RedFont" style:base-cell-address="'Python - mult_big_vector_no_out_hot '.M25"/>
    </style:style>
    <style:style style:name="ce103" style:family="table-cell" style:parent-style-name="Default" style:data-style-name="N3">
      <style:table-cell-properties fo:background-color="transparent" fo:border="0.06pt solid #000000"/>
      <style:map style:condition="is-true-formula(NOT([.$U29]))" style:apply-style-name="RedFont" style:base-cell-address="'Python - mult_big_vector_no_out_hot '.M29"/>
    </style:style>
    <style:style style:name="ce104" style:family="table-cell" style:parent-style-name="Default" style:data-style-name="N3">
      <style:table-cell-properties fo:background-color="transparent" fo:border="0.06pt solid #000000"/>
      <style:map style:condition="is-true-formula(NOT([.$U30]))" style:apply-style-name="RedFont" style:base-cell-address="'Python - mult_big_vector_no_out_hot '.M30"/>
    </style:style>
    <style:style style:name="ce105" style:family="table-cell" style:parent-style-name="Default" style:data-style-name="N3">
      <style:table-cell-properties fo:background-color="transparent" fo:border="0.06pt solid #000000"/>
      <style:map style:condition="is-true-formula(NOT([.$U31]))" style:apply-style-name="RedFont" style:base-cell-address="'Python - mult_big_vector_no_out_hot '.M31"/>
    </style:style>
    <style:style style:name="ce106" style:family="table-cell" style:parent-style-name="Default" style:data-style-name="N3">
      <style:table-cell-properties fo:background-color="transparent" fo:border="0.06pt solid #000000"/>
      <style:map style:condition="is-true-formula(NOT([.$U32]))" style:apply-style-name="RedFont" style:base-cell-address="'Python - mult_big_vector_no_out_hot '.M32"/>
    </style:style>
    <style:style style:name="ce107" style:family="table-cell" style:parent-style-name="Default" style:data-style-name="N3">
      <style:table-cell-properties fo:background-color="transparent" fo:border="0.06pt solid #000000"/>
      <style:map style:condition="is-true-formula(NOT([.$U33]))" style:apply-style-name="RedFont" style:base-cell-address="'Python - mult_big_vector_no_out_hot '.M33"/>
    </style:style>
    <style:style style:name="ce108" style:family="table-cell" style:parent-style-name="Default" style:data-style-name="N3">
      <style:table-cell-properties fo:background-color="transparent" fo:border="0.06pt solid #000000"/>
      <style:map style:condition="is-true-formula(NOT([.$U34]))" style:apply-style-name="RedFont" style:base-cell-address="'Python - mult_big_vector_no_out_hot '.M34"/>
    </style:style>
    <style:style style:name="ce109" style:family="table-cell" style:parent-style-name="Default" style:data-style-name="N3">
      <style:table-cell-properties fo:background-color="transparent" fo:border="0.06pt solid #000000"/>
      <style:map style:condition="is-true-formula(NOT([.$U35]))" style:apply-style-name="RedFont" style:base-cell-address="'Python - mult_big_vector_no_out_hot '.M35"/>
    </style:style>
    <style:style style:name="ce110" style:family="table-cell" style:parent-style-name="Default" style:data-style-name="N3">
      <style:table-cell-properties fo:background-color="transparent" fo:border="0.06pt solid #000000"/>
      <style:map style:condition="is-true-formula(NOT([.$U36]))" style:apply-style-name="RedFont" style:base-cell-address="'Python - mult_big_vector_no_out_hot '.M36"/>
    </style:style>
    <style:style style:name="ce111" style:family="table-cell" style:parent-style-name="Default" style:data-style-name="N3">
      <style:table-cell-properties fo:background-color="transparent" fo:border="0.06pt solid #000000"/>
      <style:map style:condition="is-true-formula(NOT([.$U37]))" style:apply-style-name="RedFont" style:base-cell-address="'Python - mult_big_vector_no_out_hot '.M37"/>
    </style:style>
    <style:style style:name="ce115" style:family="table-cell" style:parent-style-name="Default" style:data-style-name="N3">
      <style:table-cell-properties fo:background-color="transparent" fo:border="0.06pt solid #000000"/>
      <style:map style:condition="is-true-formula(NOT([.$U38]))" style:apply-style-name="RedFont" style:base-cell-address="'Python - mult_big_vector_no_out_hot '.M38"/>
    </style:style>
    <style:style style:name="ce116" style:family="table-cell" style:parent-style-name="Default" style:data-style-name="N3">
      <style:table-cell-properties fo:background-color="transparent" fo:border="0.06pt solid #000000"/>
      <style:map style:condition="is-true-formula(NOT([.$U42]))" style:apply-style-name="RedFont" style:base-cell-address="'Python - mult_big_vector_no_out_hot '.M42"/>
    </style:style>
    <style:style style:name="ce117" style:family="table-cell" style:parent-style-name="Default" style:data-style-name="N3">
      <style:table-cell-properties fo:background-color="transparent" fo:border="0.06pt solid #000000"/>
      <style:map style:condition="is-true-formula(NOT([.$U43]))" style:apply-style-name="RedFont" style:base-cell-address="'Python - mult_big_vector_no_out_hot '.M43"/>
    </style:style>
    <style:style style:name="ce118" style:family="table-cell" style:parent-style-name="Default" style:data-style-name="N3">
      <style:table-cell-properties fo:background-color="transparent" fo:border="0.06pt solid #000000"/>
      <style:map style:condition="is-true-formula(NOT([.$U44]))" style:apply-style-name="RedFont" style:base-cell-address="'Python - mult_big_vector_no_out_hot '.M44"/>
    </style:style>
    <style:style style:name="ce119" style:family="table-cell" style:parent-style-name="Default" style:data-style-name="N3">
      <style:table-cell-properties fo:background-color="transparent" fo:border="0.06pt solid #000000"/>
      <style:map style:condition="is-true-formula(NOT([.$U45]))" style:apply-style-name="RedFont" style:base-cell-address="'Python - mult_big_vector_no_out_hot '.M45"/>
    </style:style>
    <style:style style:name="ce120" style:family="table-cell" style:parent-style-name="Default" style:data-style-name="N3">
      <style:table-cell-properties fo:background-color="transparent" fo:border="0.06pt solid #000000"/>
      <style:map style:condition="is-true-formula(NOT([.$U46]))" style:apply-style-name="RedFont" style:base-cell-address="'Python - mult_big_vector_no_out_hot '.M46"/>
    </style:style>
    <style:style style:name="ce121" style:family="table-cell" style:parent-style-name="Default" style:data-style-name="N3">
      <style:table-cell-properties fo:background-color="transparent" fo:border="0.06pt solid #000000"/>
      <style:map style:condition="is-true-formula(NOT([.$U47]))" style:apply-style-name="RedFont" style:base-cell-address="'Python - mult_big_vector_no_out_hot '.M47"/>
    </style:style>
    <style:style style:name="ce122" style:family="table-cell" style:parent-style-name="Default" style:data-style-name="N3">
      <style:table-cell-properties fo:background-color="transparent" fo:border="0.06pt solid #000000"/>
      <style:map style:condition="is-true-formula(NOT([.$U48]))" style:apply-style-name="RedFont" style:base-cell-address="'Python - mult_big_vector_no_out_hot '.M48"/>
    </style:style>
    <style:style style:name="ce123" style:family="table-cell" style:parent-style-name="Default" style:data-style-name="N3">
      <style:table-cell-properties fo:background-color="transparent" fo:border="0.06pt solid #000000"/>
      <style:map style:condition="is-true-formula(NOT([.$U49]))" style:apply-style-name="RedFont" style:base-cell-address="'Python - mult_big_vector_no_out_hot '.M49"/>
    </style:style>
    <style:style style:name="ce124" style:family="table-cell" style:parent-style-name="Default" style:data-style-name="N3">
      <style:table-cell-properties fo:background-color="transparent" fo:border="0.06pt solid #000000"/>
      <style:map style:condition="is-true-formula(NOT([.$U50]))" style:apply-style-name="RedFont" style:base-cell-address="'Python - mult_big_vector_no_out_hot '.M50"/>
    </style:style>
    <style:style style:name="ce125" style:family="table-cell" style:parent-style-name="Default" style:data-style-name="N3">
      <style:table-cell-properties fo:background-color="transparent" fo:border="0.06pt solid #000000"/>
      <style:map style:condition="is-true-formula(NOT([.$U51]))" style:apply-style-name="RedFont" style:base-cell-address="'Python - mult_big_vector_no_out_hot '.M51"/>
    </style:style>
    <style:style style:name="ce126" style:family="table-cell" style:parent-style-name="Default" style:data-style-name="N3">
      <style:table-cell-properties fo:background-color="transparent" fo:border="0.06pt solid #000000"/>
      <style:map style:condition="is-true-formula(NOT([.$U3]))" style:apply-style-name="RedFont" style:base-cell-address="'Python - mult_big_vector_no_out_hot '.N3"/>
    </style:style>
    <style:style style:name="ce127" style:family="table-cell" style:parent-style-name="Default" style:data-style-name="N3">
      <style:table-cell-properties fo:background-color="transparent" fo:border="0.06pt solid #000000"/>
      <style:map style:condition="is-true-formula(NOT([.$U4]))" style:apply-style-name="RedFont" style:base-cell-address="'Python - mult_big_vector_no_out_hot '.N4"/>
    </style:style>
    <style:style style:name="ce128" style:family="table-cell" style:parent-style-name="Default" style:data-style-name="N3">
      <style:table-cell-properties fo:background-color="transparent" fo:border="0.06pt solid #000000"/>
      <style:map style:condition="is-true-formula(NOT([.$U5]))" style:apply-style-name="RedFont" style:base-cell-address="'Python - mult_big_vector_no_out_hot '.N5"/>
    </style:style>
    <style:style style:name="ce129" style:family="table-cell" style:parent-style-name="Default" style:data-style-name="N3">
      <style:table-cell-properties fo:background-color="transparent" fo:border="0.06pt solid #000000"/>
      <style:map style:condition="is-true-formula(NOT([.$U6]))" style:apply-style-name="RedFont" style:base-cell-address="'Python - mult_big_vector_no_out_hot '.N6"/>
    </style:style>
    <style:style style:name="ce130" style:family="table-cell" style:parent-style-name="Default" style:data-style-name="N3">
      <style:table-cell-properties fo:background-color="transparent" fo:border="0.06pt solid #000000"/>
      <style:map style:condition="is-true-formula(NOT([.$U7]))" style:apply-style-name="RedFont" style:base-cell-address="'Python - mult_big_vector_no_out_hot '.N7"/>
    </style:style>
    <style:style style:name="ce131" style:family="table-cell" style:parent-style-name="Default" style:data-style-name="N3">
      <style:table-cell-properties fo:background-color="transparent" fo:border="0.06pt solid #000000"/>
      <style:map style:condition="is-true-formula(NOT([.$U8]))" style:apply-style-name="RedFont" style:base-cell-address="'Python - mult_big_vector_no_out_hot '.N8"/>
    </style:style>
    <style:style style:name="ce132" style:family="table-cell" style:parent-style-name="Default" style:data-style-name="N3">
      <style:table-cell-properties fo:background-color="transparent" fo:border="0.06pt solid #000000"/>
      <style:map style:condition="is-true-formula(NOT([.$U9]))" style:apply-style-name="RedFont" style:base-cell-address="'Python - mult_big_vector_no_out_hot '.N9"/>
    </style:style>
    <style:style style:name="ce133" style:family="table-cell" style:parent-style-name="Default" style:data-style-name="N3">
      <style:table-cell-properties fo:background-color="transparent" fo:border="0.06pt solid #000000"/>
      <style:map style:condition="is-true-formula(NOT([.$U10]))" style:apply-style-name="RedFont" style:base-cell-address="'Python - mult_big_vector_no_out_hot '.N10"/>
    </style:style>
    <style:style style:name="ce134" style:family="table-cell" style:parent-style-name="Default" style:data-style-name="N3">
      <style:table-cell-properties fo:background-color="transparent" fo:border="0.06pt solid #000000"/>
      <style:map style:condition="is-true-formula(NOT([.$U11]))" style:apply-style-name="RedFont" style:base-cell-address="'Python - mult_big_vector_no_out_hot '.N11"/>
    </style:style>
    <style:style style:name="ce135" style:family="table-cell" style:parent-style-name="Default" style:data-style-name="N3">
      <style:table-cell-properties fo:background-color="transparent" fo:border="0.06pt solid #000000"/>
      <style:map style:condition="is-true-formula(NOT([.$U12]))" style:apply-style-name="RedFont" style:base-cell-address="'Python - mult_big_vector_no_out_hot '.N12"/>
    </style:style>
    <style:style style:name="ce136" style:family="table-cell" style:parent-style-name="Default" style:data-style-name="N3">
      <style:table-cell-properties fo:background-color="transparent" fo:border="0.06pt solid #000000"/>
    </style:style>
    <style:style style:name="ce137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.$U3]))" style:apply-style-name="RedFont" style:base-cell-address="'Python - mult_big_vector_no_out_hot '.O3"/>
    </style:style>
    <style:style style:name="ce13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cm"/>
      <style:map style:condition="is-true-formula(NOT([.$U7]))" style:apply-style-name="RedFont" style:base-cell-address="'Python - mult_big_vector_no_out_hot '.O7"/>
    </style:style>
    <style:style style:name="ce140" style:family="table-cell" style:parent-style-name="Default" style:data-style-name="N3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45" style:family="table-cell" style:parent-style-name="Default">
      <style:table-cell-properties fo:background-color="#b2b2b2" fo:border="0.06pt solid #000000"/>
    </style:style>
    <style:style style:name="ce146" style:family="table-cell" style:parent-style-name="Default">
      <style:table-cell-properties fo:background-color="transparent" fo:border="0.06pt solid #000000"/>
    </style:style>
    <style:style style:name="ce147" style:family="table-cell" style:parent-style-name="Default" style:data-style-name="N2">
      <style:table-cell-properties fo:background-color="transparent" fo:border="0.06pt solid #000000"/>
    </style:style>
    <style:style style:name="ce148" style:family="table-cell" style:parent-style-name="Default" style:data-style-name="N113">
      <style:table-cell-properties fo:background-color="transparent" fo:border="0.06pt solid #000000"/>
    </style:style>
    <style:style style:name="ce14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0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3" style:family="table-cell" style:parent-style-name="Default" style:data-style-name="N4">
      <style:table-cell-properties fo:background-color="transparent" fo:border="0.06pt solid #000000"/>
    </style:style>
    <style:style style:name="ce154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155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end" fo:margin-left="0cm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5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2">
      <style:text-properties fo:font-weight="bold" style:font-weight-asian="bold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P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3"/>
        <table:table-column table:style-name="co7" table:default-cell-style-name="ce2"/>
        <table:table-column table:style-name="co7" table:number-columns-repeated="2" table:default-cell-style-name="ce3"/>
        <table:table-column table:style-name="co7" table:default-cell-style-name="ce2"/>
        <table:table-column table:style-name="co8" table:number-columns-repeated="2" table:default-cell-style-name="ce10"/>
        <table:table-column table:style-name="co9" table:default-cell-style-name="ce15"/>
        <table:table-column table:style-name="co10" table:default-cell-style-name="ce15"/>
        <table:table-column table:style-name="co11" table:default-cell-style-name="ce18"/>
        <table:table-column table:style-name="co10" table:default-cell-style-name="ce18"/>
        <table:table-column table:style-name="co12" table:default-cell-style-name="ce15"/>
        <table:table-column table:style-name="co10" table:default-cell-style-name="ce15"/>
        <table:table-column table:style-name="co10" table:default-cell-style-name="ce20"/>
        <table:table-column table:style-name="co13" table:default-cell-style-name="ce13"/>
        <table:table-column table:style-name="co10" table:default-cell-style-name="ce13"/>
        <table:table-column table:style-name="co14" table:default-cell-style-name="ce17"/>
        <table:table-column table:style-name="co10" table:default-cell-style-name="ce17"/>
        <table:table-column table:style-name="co15" table:default-cell-style-name="ce13"/>
        <table:table-column table:style-name="co10" table:default-cell-style-name="ce13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43.29125" calcext:value-type="float">
            <text:p>43,29125</text:p>
          </table:table-cell>
          <table:table-cell office:value-type="float" office:value="129.060692122937" calcext:value-type="float">
            <text:p>129,060692122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6" office:value-type="string" calcext:value-type="string">
            <text:p>n concrete</text:p>
          </table:table-cell>
          <table:table-cell table:style-name="ce11" office:value-type="string" calcext:value-type="string">
            <text:p>n</text:p>
          </table:table-cell>
          <table:table-cell table:style-name="ce12" table:formula="of:=INDIRECT(ADDRESS([.$I2];7))" office:value-type="string" office:string-value="mult_big_vector_do_nothing_hot_201_101" calcext:value-type="string">
            <text:p>mult_big_vector_do_nothing_hot_201_101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I2]+1;7))" office:value-type="string" office:string-value="mult_big_vector_hot_201_101" calcext:value-type="string">
            <text:p>mult_big_vector_hot_201_101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I2]+2;7))" office:value-type="string" office:string-value="mult_big_vector_no_out_hot_201_101" calcext:value-type="string">
            <text:p>mult_big_vector_no_out_hot_201_101</text:p>
          </table:table-cell>
          <table:table-cell table:style-name="ce12" office:value-type="string" calcext:value-type="string">
            <text:p>stddev</text:p>
          </table:table-cell>
          <table:table-cell/>
          <table:table-cell table:style-name="ce12" table:formula="of:=INDIRECT(ADDRESS([.$J2];7))" office:value-type="string" office:string-value="mult_big_vector_do_nothing_hot_64_32" calcext:value-type="string">
            <text:p>mult_big_vector_do_nothing_hot_64_32</text:p>
          </table:table-cell>
          <table:table-cell table:style-name="ce12" office:value-type="string" calcext:value-type="string">
            <text:p>stddev</text:p>
          </table:table-cell>
          <table:table-cell table:style-name="ce16" table:formula="of:=INDIRECT(ADDRESS([.$J2]+1;7))" office:value-type="string" office:string-value="mult_big_vector_hot_64_32" calcext:value-type="string">
            <text:p>mult_big_vector_hot_64_32</text:p>
          </table:table-cell>
          <table:table-cell table:style-name="ce16" office:value-type="string" calcext:value-type="string">
            <text:p>stddev</text:p>
          </table:table-cell>
          <table:table-cell table:style-name="ce12" table:formula="of:=INDIRECT(ADDRESS([.$J2]+2;7))" office:value-type="string" office:string-value="mult_big_vector_no_out_hot_64_32" calcext:value-type="string">
            <text:p>mult_big_vector_no_out_hot_64_32</text:p>
          </table:table-cell>
          <table:table-cell table:style-name="ce12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336416.4125" calcext:value-type="float">
            <text:p>1336416,4125</text:p>
          </table:table-cell>
          <table:table-cell office:value-type="float" office:value="76953.2366721845" calcext:value-type="float">
            <text:p>76953,23667218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hot_201_101" calcext:value-type="string">
            <text:p>mult_big_vector_hot_201_10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45" calcext:value-type="float">
            <text:p>45</text:p>
          </table:table-cell>
          <table:table-cell/>
          <table:table-cell table:style-name="ce7" table:formula="of:=[.M2] - com.microsoft.floor.precise([.M2] * 0.2)" office:value-type="string" office:string-value="" calcext:value-type="error">
            <text:p>#NAME?</text:p>
          </table:table-cell>
          <table:table-cell table:style-name="ce7" table:formula="of:=INDIRECT(ADDRESS([.$I2];2))" office:value-type="float" office:value="16384" calcext:value-type="float">
            <text:p>16.384</text:p>
          </table:table-cell>
          <table:table-cell table:style-name="ce13" table:formula="of:=INDIRECT(ADDRESS([.$I2];3))" office:value-type="float" office:value="43.29125" calcext:value-type="float">
            <text:p>43,29125</text:p>
          </table:table-cell>
          <table:table-cell table:style-name="ce13" table:formula="of:=INDIRECT(ADDRESS([.$I2];4))" office:value-type="float" office:value="129.060692122937" calcext:value-type="float">
            <text:p>129,0606921229</text:p>
          </table:table-cell>
          <table:table-cell table:style-name="ce17" table:formula="of:=INDIRECT(ADDRESS([.$I2]+1;3))" office:value-type="float" office:value="1336416.4125" calcext:value-type="float">
            <text:p>1336416,4125</text:p>
          </table:table-cell>
          <table:table-cell table:style-name="ce17" table:formula="of:=INDIRECT(ADDRESS([.$I2]+1;4))" office:value-type="float" office:value="76953.2366721845" calcext:value-type="float">
            <text:p>76953,2366721845</text:p>
          </table:table-cell>
          <table:table-cell table:style-name="ce13" table:formula="of:=INDIRECT(ADDRESS([.$I2]+2;3))" office:value-type="float" office:value="888481.72625" calcext:value-type="float">
            <text:p>888481,72625</text:p>
          </table:table-cell>
          <table:table-cell table:style-name="ce13" table:formula="of:=INDIRECT(ADDRESS([.$I2]+2;4))" office:value-type="float" office:value="81577.0692192317" calcext:value-type="float">
            <text:p>81577,0692192317</text:p>
          </table:table-cell>
          <table:table-cell/>
          <table:table-cell table:formula="of:=INDIRECT(ADDRESS([.$J2];3))" office:value-type="float" office:value="37.95375" calcext:value-type="float">
            <text:p>37,95375</text:p>
          </table:table-cell>
          <table:table-cell table:formula="of:=INDIRECT(ADDRESS([.$J2];4))" office:value-type="float" office:value="121.691763145496" calcext:value-type="float">
            <text:p>121,6917631455</text:p>
          </table:table-cell>
          <table:table-cell table:formula="of:=INDIRECT(ADDRESS([.$J2]+1;3))" office:value-type="float" office:value="33867.525" calcext:value-type="float">
            <text:p>33867,525</text:p>
          </table:table-cell>
          <table:table-cell table:formula="of:=INDIRECT(ADDRESS([.$J2]+1;4))" office:value-type="float" office:value="6133.25943001923" calcext:value-type="float">
            <text:p>6133,2594300192</text:p>
          </table:table-cell>
          <table:table-cell table:formula="of:=INDIRECT(ADDRESS([.$J2]+2;3))" office:value-type="float" office:value="108536.25875" calcext:value-type="float">
            <text:p>108536,25875</text:p>
          </table:table-cell>
          <table:table-cell table:formula="of:=INDIRECT(ADDRESS([.$J2]+2;4))" office:value-type="float" office:value="15241.5787845816" calcext:value-type="float">
            <text:p>15241,57878458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888481.72625" calcext:value-type="float">
            <text:p>888481,72625</text:p>
          </table:table-cell>
          <table:table-cell office:value-type="float" office:value="81577.0692192317" calcext:value-type="float">
            <text:p>81577,06921923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2]+4" office:value-type="float" office:value="5" calcext:value-type="float">
            <text:p>5</text:p>
          </table:table-cell>
          <table:table-cell table:formula="of:=[.J2]+4" office:value-type="float" office:value="49" calcext:value-type="float">
            <text:p>49</text:p>
          </table:table-cell>
          <table:table-cell/>
          <table:table-cell table:style-name="ce7" table:formula="of:=[.M3] - com.microsoft.floor.precise([.M3] * 0.2)" office:value-type="string" office:string-value="" calcext:value-type="error">
            <text:p>#NAME?</text:p>
          </table:table-cell>
          <table:table-cell table:style-name="ce7" table:formula="of:=INDIRECT(ADDRESS([.$I3];2))" office:value-type="float" office:value="32768" calcext:value-type="float">
            <text:p>32.768</text:p>
          </table:table-cell>
          <table:table-cell table:style-name="ce13" table:formula="of:=INDIRECT(ADDRESS([.$I3];3))" office:value-type="float" office:value="37.9525" calcext:value-type="float">
            <text:p>37,9525</text:p>
          </table:table-cell>
          <table:table-cell table:style-name="ce13" table:formula="of:=INDIRECT(ADDRESS([.$I3];4))" office:value-type="float" office:value="121.687756703024" calcext:value-type="float">
            <text:p>121,687756703</text:p>
          </table:table-cell>
          <table:table-cell table:style-name="ce17" table:formula="of:=INDIRECT(ADDRESS([.$I3]+1;3))" office:value-type="float" office:value="2710618.69" calcext:value-type="float">
            <text:p>2710618,69</text:p>
          </table:table-cell>
          <table:table-cell table:style-name="ce17" table:formula="of:=INDIRECT(ADDRESS([.$I3]+1;4))" office:value-type="float" office:value="250169.568271268" calcext:value-type="float">
            <text:p>250169,568271268</text:p>
          </table:table-cell>
          <table:table-cell table:style-name="ce13" table:formula="of:=INDIRECT(ADDRESS([.$I3]+2;3))" office:value-type="float" office:value="1814413.02625" calcext:value-type="float">
            <text:p>1814413,02625</text:p>
          </table:table-cell>
          <table:table-cell table:style-name="ce13" table:formula="of:=INDIRECT(ADDRESS([.$I3]+2;4))" office:value-type="float" office:value="105093.824503245" calcext:value-type="float">
            <text:p>105093,824503245</text:p>
          </table:table-cell>
          <table:table-cell/>
          <table:table-cell table:formula="of:=INDIRECT(ADDRESS([.$J3];3))" office:value-type="float" office:value="34.21125" calcext:value-type="float">
            <text:p>34,21125</text:p>
          </table:table-cell>
          <table:table-cell table:formula="of:=INDIRECT(ADDRESS([.$J3];4))" office:value-type="float" office:value="116.088650788911" calcext:value-type="float">
            <text:p>116,0886507889</text:p>
          </table:table-cell>
          <table:table-cell table:formula="of:=INDIRECT(ADDRESS([.$J3]+1;3))" office:value-type="float" office:value="72647.59875" calcext:value-type="float">
            <text:p>72647,59875</text:p>
          </table:table-cell>
          <table:table-cell table:formula="of:=INDIRECT(ADDRESS([.$J3]+1;4))" office:value-type="float" office:value="8732.63122205007" calcext:value-type="float">
            <text:p>8732,6312220501</text:p>
          </table:table-cell>
          <table:table-cell table:formula="of:=INDIRECT(ADDRESS([.$J3]+2;3))" office:value-type="float" office:value="220747.1125" calcext:value-type="float">
            <text:p>220747,1125</text:p>
          </table:table-cell>
          <table:table-cell table:formula="of:=INDIRECT(ADDRESS([.$J3]+2;4))" office:value-type="float" office:value="26167.1726792346" calcext:value-type="float">
            <text:p>26167,1726792346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3]+4" office:value-type="float" office:value="9" calcext:value-type="float">
            <text:p>9</text:p>
          </table:table-cell>
          <table:table-cell table:formula="of:=[.J3]+4" office:value-type="float" office:value="53" calcext:value-type="float">
            <text:p>53</text:p>
          </table:table-cell>
          <table:table-cell/>
          <table:table-cell table:style-name="ce7" table:formula="of:=[.M4] - com.microsoft.floor.precise([.M4] * 0.2)" office:value-type="string" office:string-value="" calcext:value-type="error">
            <text:p>#NAME?</text:p>
          </table:table-cell>
          <table:table-cell table:style-name="ce7" table:formula="of:=INDIRECT(ADDRESS([.$I4];2))" office:value-type="float" office:value="65536" calcext:value-type="float">
            <text:p>65.536</text:p>
          </table:table-cell>
          <table:table-cell table:style-name="ce13" table:formula="of:=INDIRECT(ADDRESS([.$I4];3))" office:value-type="float" office:value="39.01875" calcext:value-type="float">
            <text:p>39,01875</text:p>
          </table:table-cell>
          <table:table-cell table:style-name="ce13" table:formula="of:=INDIRECT(ADDRESS([.$I4];4))" office:value-type="float" office:value="123.211443149941" calcext:value-type="float">
            <text:p>123,2114431499</text:p>
          </table:table-cell>
          <table:table-cell table:style-name="ce17" table:formula="of:=INDIRECT(ADDRESS([.$I4]+1;3))" office:value-type="float" office:value="5413945.9125" calcext:value-type="float">
            <text:p>5413945,9125</text:p>
          </table:table-cell>
          <table:table-cell table:style-name="ce17" table:formula="of:=INDIRECT(ADDRESS([.$I4]+1;4))" office:value-type="float" office:value="250258.123414703" calcext:value-type="float">
            <text:p>250258,123414703</text:p>
          </table:table-cell>
          <table:table-cell table:style-name="ce13" table:formula="of:=INDIRECT(ADDRESS([.$I4]+2;3))" office:value-type="float" office:value="3691371.3975" calcext:value-type="float">
            <text:p>3691371,3975</text:p>
          </table:table-cell>
          <table:table-cell table:style-name="ce13" table:formula="of:=INDIRECT(ADDRESS([.$I4]+2;4))" office:value-type="float" office:value="337045.365355517" calcext:value-type="float">
            <text:p>337045,365355517</text:p>
          </table:table-cell>
          <table:table-cell/>
          <table:table-cell table:formula="of:=INDIRECT(ADDRESS([.$J4];3))" office:value-type="float" office:value="33.68125" calcext:value-type="float">
            <text:p>33,68125</text:p>
          </table:table-cell>
          <table:table-cell table:formula="of:=INDIRECT(ADDRESS([.$J4];4))" office:value-type="float" office:value="115.271924896196" calcext:value-type="float">
            <text:p>115,2719248962</text:p>
          </table:table-cell>
          <table:table-cell table:formula="of:=INDIRECT(ADDRESS([.$J4]+1;3))" office:value-type="float" office:value="141238.91375" calcext:value-type="float">
            <text:p>141238,91375</text:p>
          </table:table-cell>
          <table:table-cell table:formula="of:=INDIRECT(ADDRESS([.$J4]+1;4))" office:value-type="float" office:value="22302.8773204775" calcext:value-type="float">
            <text:p>22302,8773204775</text:p>
          </table:table-cell>
          <table:table-cell table:formula="of:=INDIRECT(ADDRESS([.$J4]+2;3))" office:value-type="float" office:value="446162.6225" calcext:value-type="float">
            <text:p>446162,6225</text:p>
          </table:table-cell>
          <table:table-cell table:formula="of:=INDIRECT(ADDRESS([.$J4]+2;4))" office:value-type="float" office:value="42457.6355582714" calcext:value-type="float">
            <text:p>42457,63555827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7.9525" calcext:value-type="float">
            <text:p>37,9525</text:p>
          </table:table-cell>
          <table:table-cell office:value-type="float" office:value="121.687756703024" calcext:value-type="float">
            <text:p>121,687756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4]+4" office:value-type="float" office:value="13" calcext:value-type="float">
            <text:p>13</text:p>
          </table:table-cell>
          <table:table-cell table:formula="of:=[.J4]+4" office:value-type="float" office:value="57" calcext:value-type="float">
            <text:p>57</text:p>
          </table:table-cell>
          <table:table-cell/>
          <table:table-cell table:style-name="ce7" table:formula="of:=[.M5] - com.microsoft.floor.precise([.M5] * 0.2)" office:value-type="string" office:string-value="" calcext:value-type="error">
            <text:p>#NAME?</text:p>
          </table:table-cell>
          <table:table-cell table:style-name="ce7" table:formula="of:=INDIRECT(ADDRESS([.$I5];2))" office:value-type="float" office:value="131072" calcext:value-type="float">
            <text:p>131.072</text:p>
          </table:table-cell>
          <table:table-cell table:style-name="ce13" table:formula="of:=INDIRECT(ADDRESS([.$I5];3))" office:value-type="float" office:value="34.21125" calcext:value-type="float">
            <text:p>34,21125</text:p>
          </table:table-cell>
          <table:table-cell table:style-name="ce13" table:formula="of:=INDIRECT(ADDRESS([.$I5];4))" office:value-type="float" office:value="116.088650788911" calcext:value-type="float">
            <text:p>116,0886507889</text:p>
          </table:table-cell>
          <table:table-cell table:style-name="ce17" table:formula="of:=INDIRECT(ADDRESS([.$I5]+1;3))" office:value-type="float" office:value="10891407.41125" calcext:value-type="float">
            <text:p>10891407,41125</text:p>
          </table:table-cell>
          <table:table-cell table:style-name="ce17" table:formula="of:=INDIRECT(ADDRESS([.$I5]+1;4))" office:value-type="float" office:value="846660.119586001" calcext:value-type="float">
            <text:p>846660,119586001</text:p>
          </table:table-cell>
          <table:table-cell table:style-name="ce13" table:formula="of:=INDIRECT(ADDRESS([.$I5]+2;3))" office:value-type="float" office:value="7279390.7925" calcext:value-type="float">
            <text:p>7279390,7925</text:p>
          </table:table-cell>
          <table:table-cell table:style-name="ce13" table:formula="of:=INDIRECT(ADDRESS([.$I5]+2;4))" office:value-type="float" office:value="447008.775554609" calcext:value-type="float">
            <text:p>447008,775554609</text:p>
          </table:table-cell>
          <table:table-cell/>
          <table:table-cell table:formula="of:=INDIRECT(ADDRESS([.$J5];3))" office:value-type="float" office:value="35.2825" calcext:value-type="float">
            <text:p>35,2825</text:p>
          </table:table-cell>
          <table:table-cell table:formula="of:=INDIRECT(ADDRESS([.$J5];4))" office:value-type="float" office:value="117.735465104739" calcext:value-type="float">
            <text:p>117,7354651047</text:p>
          </table:table-cell>
          <table:table-cell table:formula="of:=INDIRECT(ADDRESS([.$J5]+1;3))" office:value-type="float" office:value="282129.26125" calcext:value-type="float">
            <text:p>282129,26125</text:p>
          </table:table-cell>
          <table:table-cell table:formula="of:=INDIRECT(ADDRESS([.$J5]+1;4))" office:value-type="float" office:value="34427.5661729993" calcext:value-type="float">
            <text:p>34427,5661729993</text:p>
          </table:table-cell>
          <table:table-cell table:formula="of:=INDIRECT(ADDRESS([.$J5]+2;3))" office:value-type="float" office:value="887890.47" calcext:value-type="float">
            <text:p>887890,47</text:p>
          </table:table-cell>
          <table:table-cell table:formula="of:=INDIRECT(ADDRESS([.$J5]+2;4))" office:value-type="float" office:value="42683.6328121993" calcext:value-type="float">
            <text:p>42683,632812199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710618.69" calcext:value-type="float">
            <text:p>2710618,69</text:p>
          </table:table-cell>
          <table:table-cell office:value-type="float" office:value="250169.568271268" calcext:value-type="float">
            <text:p>250169,56827126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mult_big_vector_hot_201_101" calcext:value-type="string">
            <text:p>mult_big_vector_hot_201_101</text:p>
          </table:table-cell>
          <table:table-cell/>
          <table:table-cell table:formula="of:=[.I5]+4" office:value-type="float" office:value="17" calcext:value-type="float">
            <text:p>17</text:p>
          </table:table-cell>
          <table:table-cell table:formula="of:=[.J5]+4" office:value-type="float" office:value="61" calcext:value-type="float">
            <text:p>61</text:p>
          </table:table-cell>
          <table:table-cell/>
          <table:table-cell table:style-name="ce7" table:formula="of:=[.M6] - com.microsoft.floor.precise([.M6] * 0.2)" office:value-type="string" office:string-value="" calcext:value-type="error">
            <text:p>#NAME?</text:p>
          </table:table-cell>
          <table:table-cell table:style-name="ce7" table:formula="of:=INDIRECT(ADDRESS([.$I6];2))" office:value-type="float" office:value="262144" calcext:value-type="float">
            <text:p>262.144</text:p>
          </table:table-cell>
          <table:table-cell table:style-name="ce13" table:formula="of:=INDIRECT(ADDRESS([.$I6];3))" office:value-type="float" office:value="41.6975" calcext:value-type="float">
            <text:p>41,6975</text:p>
          </table:table-cell>
          <table:table-cell table:style-name="ce13" table:formula="of:=INDIRECT(ADDRESS([.$I6];4))" office:value-type="float" office:value="126.941378737568" calcext:value-type="float">
            <text:p>126,9413787376</text:p>
          </table:table-cell>
          <table:table-cell table:style-name="ce17" table:formula="of:=INDIRECT(ADDRESS([.$I6]+1;3))" office:value-type="float" office:value="22792191.405" calcext:value-type="float">
            <text:p>22792191,405</text:p>
          </table:table-cell>
          <table:table-cell table:style-name="ce17" table:formula="of:=INDIRECT(ADDRESS([.$I6]+1;4))" office:value-type="float" office:value="5147349.60314102" calcext:value-type="float">
            <text:p>5147349,60314102</text:p>
          </table:table-cell>
          <table:table-cell table:style-name="ce13" table:formula="of:=INDIRECT(ADDRESS([.$I6]+2;3))" office:value-type="float" office:value="14869092.12625" calcext:value-type="float">
            <text:p>14869092,12625</text:p>
          </table:table-cell>
          <table:table-cell table:style-name="ce13" table:formula="of:=INDIRECT(ADDRESS([.$I6]+2;4))" office:value-type="float" office:value="1944745.67405304" calcext:value-type="float">
            <text:p>1944745,67405304</text:p>
          </table:table-cell>
          <table:table-cell/>
          <table:table-cell table:formula="of:=INDIRECT(ADDRESS([.$J6];3))" office:value-type="float" office:value="36.355" calcext:value-type="float">
            <text:p>36,355</text:p>
          </table:table-cell>
          <table:table-cell table:formula="of:=INDIRECT(ADDRESS([.$J6];4))" office:value-type="float" office:value="119.354035152289" calcext:value-type="float">
            <text:p>119,3540351523</text:p>
          </table:table-cell>
          <table:table-cell table:formula="of:=INDIRECT(ADDRESS([.$J6]+1;3))" office:value-type="float" office:value="568953.6375" calcext:value-type="float">
            <text:p>568953,6375</text:p>
          </table:table-cell>
          <table:table-cell table:formula="of:=INDIRECT(ADDRESS([.$J6]+1;4))" office:value-type="float" office:value="61869.6740672286" calcext:value-type="float">
            <text:p>61869,6740672286</text:p>
          </table:table-cell>
          <table:table-cell table:formula="of:=INDIRECT(ADDRESS([.$J6]+2;3))" office:value-type="float" office:value="1797822.21875" calcext:value-type="float">
            <text:p>1797822,21875</text:p>
          </table:table-cell>
          <table:table-cell table:formula="of:=INDIRECT(ADDRESS([.$J6]+2;4))" office:value-type="float" office:value="120037.797598167" calcext:value-type="float">
            <text:p>120037,79759816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814413.02625" calcext:value-type="float">
            <text:p>1814413,02625</text:p>
          </table:table-cell>
          <table:table-cell office:value-type="float" office:value="105093.824503245" calcext:value-type="float">
            <text:p>105093,82450324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6]+4" office:value-type="float" office:value="21" calcext:value-type="float">
            <text:p>21</text:p>
          </table:table-cell>
          <table:table-cell table:formula="of:=[.J6]+4" office:value-type="float" office:value="65" calcext:value-type="float">
            <text:p>65</text:p>
          </table:table-cell>
          <table:table-cell/>
          <table:table-cell table:style-name="ce7" table:formula="of:=[.M7] - com.microsoft.floor.precise([.M7] * 0.2)" office:value-type="string" office:string-value="" calcext:value-type="error">
            <text:p>#NAME?</text:p>
          </table:table-cell>
          <table:table-cell table:style-name="ce7" table:formula="of:=INDIRECT(ADDRESS([.$I7];2))" office:value-type="float" office:value="524288" calcext:value-type="float">
            <text:p>524.288</text:p>
          </table:table-cell>
          <table:table-cell table:style-name="ce13" table:formula="of:=INDIRECT(ADDRESS([.$I7];3))" office:value-type="float" office:value="37.955" calcext:value-type="float">
            <text:p>37,955</text:p>
          </table:table-cell>
          <table:table-cell table:style-name="ce13" table:formula="of:=INDIRECT(ADDRESS([.$I7];4))" office:value-type="float" office:value="121.695769443213" calcext:value-type="float">
            <text:p>121,6957694432</text:p>
          </table:table-cell>
          <table:table-cell table:style-name="ce17" table:formula="of:=INDIRECT(ADDRESS([.$I7]+1;3))" office:value-type="float" office:value="44253167.73875" calcext:value-type="float">
            <text:p>44253167,73875</text:p>
          </table:table-cell>
          <table:table-cell table:style-name="ce17" table:formula="of:=INDIRECT(ADDRESS([.$I7]+1;4))" office:value-type="float" office:value="3930501.53623287" calcext:value-type="float">
            <text:p>3930501,53623287</text:p>
          </table:table-cell>
          <table:table-cell table:style-name="ce13" table:formula="of:=INDIRECT(ADDRESS([.$I7]+2;3))" office:value-type="float" office:value="29666928.66625" calcext:value-type="float">
            <text:p>29666928,66625</text:p>
          </table:table-cell>
          <table:table-cell table:style-name="ce13" table:formula="of:=INDIRECT(ADDRESS([.$I7]+2;4))" office:value-type="float" office:value="2885868.0448178" calcext:value-type="float">
            <text:p>2885868,0448178</text:p>
          </table:table-cell>
          <table:table-cell/>
          <table:table-cell table:formula="of:=INDIRECT(ADDRESS([.$J7];3))" office:value-type="float" office:value="35.81875" calcext:value-type="float">
            <text:p>35,81875</text:p>
          </table:table-cell>
          <table:table-cell table:formula="of:=INDIRECT(ADDRESS([.$J7];4))" office:value-type="float" office:value="118.548726898474" calcext:value-type="float">
            <text:p>118,5487268985</text:p>
          </table:table-cell>
          <table:table-cell table:formula="of:=INDIRECT(ADDRESS([.$J7]+1;3))" office:value-type="float" office:value="1161369.93875" calcext:value-type="float">
            <text:p>1161369,93875</text:p>
          </table:table-cell>
          <table:table-cell table:formula="of:=INDIRECT(ADDRESS([.$J7]+1;4))" office:value-type="float" office:value="85527.1577765751" calcext:value-type="float">
            <text:p>85527,1577765751</text:p>
          </table:table-cell>
          <table:table-cell table:formula="of:=INDIRECT(ADDRESS([.$J7]+2;3))" office:value-type="float" office:value="3692337.9" calcext:value-type="float">
            <text:p>3692337,9</text:p>
          </table:table-cell>
          <table:table-cell table:formula="of:=INDIRECT(ADDRESS([.$J7]+2;4))" office:value-type="float" office:value="148457.991197217" calcext:value-type="float">
            <text:p>148457,991197217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formula="of:=[.I7]+4" office:value-type="float" office:value="25" calcext:value-type="float">
            <text:p>25</text:p>
          </table:table-cell>
          <table:table-cell table:formula="of:=[.J7]+4" office:value-type="float" office:value="69" calcext:value-type="float">
            <text:p>69</text:p>
          </table:table-cell>
          <table:table-cell/>
          <table:table-cell table:style-name="ce7" table:formula="of:=[.M8] - com.microsoft.floor.precise([.M8] * 0.2)" office:value-type="string" office:string-value="" calcext:value-type="error">
            <text:p>#NAME?</text:p>
          </table:table-cell>
          <table:table-cell table:style-name="ce7" table:formula="of:=INDIRECT(ADDRESS([.$I8];2))" office:value-type="float" office:value="1048576" calcext:value-type="float">
            <text:p>1.048.576</text:p>
          </table:table-cell>
          <table:table-cell table:style-name="ce13" table:formula="of:=INDIRECT(ADDRESS([.$I8];3))" office:value-type="float" office:value="37.42" calcext:value-type="float">
            <text:p>37,42</text:p>
          </table:table-cell>
          <table:table-cell table:style-name="ce13" table:formula="of:=INDIRECT(ADDRESS([.$I8];4))" office:value-type="float" office:value="120.917202300853" calcext:value-type="float">
            <text:p>120,9172023009</text:p>
          </table:table-cell>
          <table:table-cell table:style-name="ce17" table:formula="of:=INDIRECT(ADDRESS([.$I8]+1;3))" office:value-type="float" office:value="87975043.09125" calcext:value-type="float">
            <text:p>87975043,09125</text:p>
          </table:table-cell>
          <table:table-cell table:style-name="ce17" table:formula="of:=INDIRECT(ADDRESS([.$I8]+1;4))" office:value-type="float" office:value="6012072.15524391" calcext:value-type="float">
            <text:p>6012072,15524391</text:p>
          </table:table-cell>
          <table:table-cell table:style-name="ce13" table:formula="of:=INDIRECT(ADDRESS([.$I8]+2;3))" office:value-type="float" office:value="58338393.36625" calcext:value-type="float">
            <text:p>58338393,36625</text:p>
          </table:table-cell>
          <table:table-cell table:style-name="ce13" table:formula="of:=INDIRECT(ADDRESS([.$I8]+2;4))" office:value-type="float" office:value="2809697.08223053" calcext:value-type="float">
            <text:p>2809697,08223053</text:p>
          </table:table-cell>
          <table:table-cell/>
          <table:table-cell table:formula="of:=INDIRECT(ADDRESS([.$J8];3))" office:value-type="float" office:value="33.6775" calcext:value-type="float">
            <text:p>33,6775</text:p>
          </table:table-cell>
          <table:table-cell table:formula="of:=INDIRECT(ADDRESS([.$J8];4))" office:value-type="float" office:value="115.259096464866" calcext:value-type="float">
            <text:p>115,2590964649</text:p>
          </table:table-cell>
          <table:table-cell table:formula="of:=INDIRECT(ADDRESS([.$J8]+1;3))" office:value-type="float" office:value="2381996.05625" calcext:value-type="float">
            <text:p>2381996,05625</text:p>
          </table:table-cell>
          <table:table-cell table:formula="of:=INDIRECT(ADDRESS([.$J8]+1;4))" office:value-type="float" office:value="112381.834024917" calcext:value-type="float">
            <text:p>112381,834024917</text:p>
          </table:table-cell>
          <table:table-cell table:formula="of:=INDIRECT(ADDRESS([.$J8]+2;3))" office:value-type="float" office:value="7303713.5725" calcext:value-type="float">
            <text:p>7303713,5725</text:p>
          </table:table-cell>
          <table:table-cell table:formula="of:=INDIRECT(ADDRESS([.$J8]+2;4))" office:value-type="float" office:value="188306.41991359" calcext:value-type="float">
            <text:p>188306,4199135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.01875" calcext:value-type="float">
            <text:p>39,01875</text:p>
          </table:table-cell>
          <table:table-cell office:value-type="float" office:value="123.211443149941" calcext:value-type="float">
            <text:p>123,211443149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mult_big_vector_do_nothing_hot_201_101" calcext:value-type="string">
            <text:p>mult_big_vector_do_nothing_hot_201_101</text:p>
          </table:table-cell>
          <table:table-cell/>
          <table:table-cell table:formula="of:=[.I8]+4" office:value-type="float" office:value="29" calcext:value-type="float">
            <text:p>29</text:p>
          </table:table-cell>
          <table:table-cell table:formula="of:=[.J8]+4" office:value-type="float" office:value="73" calcext:value-type="float">
            <text:p>73</text:p>
          </table:table-cell>
          <table:table-cell/>
          <table:table-cell table:style-name="ce7" table:formula="of:=[.M9] - com.microsoft.floor.precise([.M9] * 0.2)" office:value-type="string" office:string-value="" calcext:value-type="error">
            <text:p>#NAME?</text:p>
          </table:table-cell>
          <table:table-cell table:style-name="ce7" table:formula="of:=INDIRECT(ADDRESS([.$I9];2))" office:value-type="float" office:value="2097152" calcext:value-type="float">
            <text:p>2.097.152</text:p>
          </table:table-cell>
          <table:table-cell table:style-name="ce13" table:formula="of:=INDIRECT(ADDRESS([.$I9];3))" office:value-type="float" office:value="35.81625" calcext:value-type="float">
            <text:p>35,81625</text:p>
          </table:table-cell>
          <table:table-cell table:style-name="ce13" table:formula="of:=INDIRECT(ADDRESS([.$I9];4))" office:value-type="float" office:value="118.540456324706" calcext:value-type="float">
            <text:p>118,5404563247</text:p>
          </table:table-cell>
          <table:table-cell table:style-name="ce17" table:formula="of:=INDIRECT(ADDRESS([.$I9]+1;3))" office:value-type="float" office:value="174533188.14" calcext:value-type="float">
            <text:p>174533188,14</text:p>
          </table:table-cell>
          <table:table-cell table:style-name="ce17" table:formula="of:=INDIRECT(ADDRESS([.$I9]+1;4))" office:value-type="float" office:value="6747557.431363" calcext:value-type="float">
            <text:p>6747557,431363</text:p>
          </table:table-cell>
          <table:table-cell table:style-name="ce13" table:formula="of:=INDIRECT(ADDRESS([.$I9]+2;3))" office:value-type="float" office:value="116865336.915" calcext:value-type="float">
            <text:p>116865336,915</text:p>
          </table:table-cell>
          <table:table-cell table:style-name="ce13" table:formula="of:=INDIRECT(ADDRESS([.$I9]+2;4))" office:value-type="float" office:value="4819028.23214092" calcext:value-type="float">
            <text:p>4819028,23214092</text:p>
          </table:table-cell>
          <table:table-cell/>
          <table:table-cell table:formula="of:=INDIRECT(ADDRESS([.$J9];3))" office:value-type="float" office:value="34.7475" calcext:value-type="float">
            <text:p>34,7475</text:p>
          </table:table-cell>
          <table:table-cell table:formula="of:=INDIRECT(ADDRESS([.$J9];4))" office:value-type="float" office:value="116.918288139095" calcext:value-type="float">
            <text:p>116,9182881391</text:p>
          </table:table-cell>
          <table:table-cell table:formula="of:=INDIRECT(ADDRESS([.$J9]+1;3))" office:value-type="float" office:value="4849319.5825" calcext:value-type="float">
            <text:p>4849319,5825</text:p>
          </table:table-cell>
          <table:table-cell table:formula="of:=INDIRECT(ADDRESS([.$J9]+1;4))" office:value-type="float" office:value="314296.759148957" calcext:value-type="float">
            <text:p>314296,759148957</text:p>
          </table:table-cell>
          <table:table-cell table:formula="of:=INDIRECT(ADDRESS([.$J9]+2;3))" office:value-type="float" office:value="14664224.34875" calcext:value-type="float">
            <text:p>14664224,34875</text:p>
          </table:table-cell>
          <table:table-cell table:formula="of:=INDIRECT(ADDRESS([.$J9]+2;4))" office:value-type="float" office:value="215527.034406242" calcext:value-type="float">
            <text:p>215527,03440624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5413945.9125" calcext:value-type="float">
            <text:p>5413945,9125</text:p>
          </table:table-cell>
          <table:table-cell office:value-type="float" office:value="250258.123414703" calcext:value-type="float">
            <text:p>250258,12341470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4" office:value-type="float" office:value="33" calcext:value-type="float">
            <text:p>33</text:p>
          </table:table-cell>
          <table:table-cell table:formula="of:=[.J9]+4" office:value-type="float" office:value="77" calcext:value-type="float">
            <text:p>77</text:p>
          </table:table-cell>
          <table:table-cell/>
          <table:table-cell table:style-name="ce7" table:formula="of:=[.M10] - com.microsoft.floor.precise([.M10] * 0.2)" office:value-type="string" office:string-value="" calcext:value-type="error">
            <text:p>#NAME?</text:p>
          </table:table-cell>
          <table:table-cell table:style-name="ce7" table:formula="of:=INDIRECT(ADDRESS([.$I10];2))" office:value-type="float" office:value="4194304" calcext:value-type="float">
            <text:p>4.194.304</text:p>
          </table:table-cell>
          <table:table-cell table:style-name="ce13" table:formula="of:=INDIRECT(ADDRESS([.$I10];3))" office:value-type="float" office:value="36.885" calcext:value-type="float">
            <text:p>36,885</text:p>
          </table:table-cell>
          <table:table-cell table:style-name="ce13" table:formula="of:=INDIRECT(ADDRESS([.$I10];4))" office:value-type="float" office:value="120.131203930108" calcext:value-type="float">
            <text:p>120,1312039301</text:p>
          </table:table-cell>
          <table:table-cell table:style-name="ce17" table:formula="of:=INDIRECT(ADDRESS([.$I10]+1;3))" office:value-type="float" office:value="345400586.015" calcext:value-type="float">
            <text:p>345400586,015</text:p>
          </table:table-cell>
          <table:table-cell table:style-name="ce17" table:formula="of:=INDIRECT(ADDRESS([.$I10]+1;4))" office:value-type="float" office:value="8188701.4022785" calcext:value-type="float">
            <text:p>8188701,4022785</text:p>
          </table:table-cell>
          <table:table-cell table:style-name="ce13" table:formula="of:=INDIRECT(ADDRESS([.$I10]+2;3))" office:value-type="float" office:value="236849422.29125" calcext:value-type="float">
            <text:p>236849422,29125</text:p>
          </table:table-cell>
          <table:table-cell table:style-name="ce13" table:formula="of:=INDIRECT(ADDRESS([.$I10]+2;4))" office:value-type="float" office:value="6364402.99384647" calcext:value-type="float">
            <text:p>6364402,99384647</text:p>
          </table:table-cell>
          <table:table-cell/>
          <table:table-cell table:formula="of:=INDIRECT(ADDRESS([.$J10];3))" office:value-type="float" office:value="33.67625" calcext:value-type="float">
            <text:p>33,67625</text:p>
          </table:table-cell>
          <table:table-cell table:formula="of:=INDIRECT(ADDRESS([.$J10];4))" office:value-type="float" office:value="115.254819976639" calcext:value-type="float">
            <text:p>115,2548199766</text:p>
          </table:table-cell>
          <table:table-cell table:formula="of:=INDIRECT(ADDRESS([.$J10]+1;3))" office:value-type="float" office:value="9532469.1375" calcext:value-type="float">
            <text:p>9532469,1375</text:p>
          </table:table-cell>
          <table:table-cell table:formula="of:=INDIRECT(ADDRESS([.$J10]+1;4))" office:value-type="float" office:value="373640.132974092" calcext:value-type="float">
            <text:p>373640,132974092</text:p>
          </table:table-cell>
          <table:table-cell table:formula="of:=INDIRECT(ADDRESS([.$J10]+2;3))" office:value-type="float" office:value="29356886.4925" calcext:value-type="float">
            <text:p>29356886,4925</text:p>
          </table:table-cell>
          <table:table-cell table:formula="of:=INDIRECT(ADDRESS([.$J10]+2;4))" office:value-type="float" office:value="233811.585998966" calcext:value-type="float">
            <text:p>233811,58599896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691371.3975" calcext:value-type="float">
            <text:p>3691371,3975</text:p>
          </table:table-cell>
          <table:table-cell office:value-type="float" office:value="337045.365355517" calcext:value-type="float">
            <text:p>337045,36535551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4" office:value-type="float" office:value="37" calcext:value-type="float">
            <text:p>37</text:p>
          </table:table-cell>
          <table:table-cell table:formula="of:=[.J10]+4" office:value-type="float" office:value="81" calcext:value-type="float">
            <text:p>81</text:p>
          </table:table-cell>
          <table:table-cell/>
          <table:table-cell table:style-name="ce7" table:formula="of:=[.M11] - com.microsoft.floor.precise([.M11] * 0.2)" office:value-type="string" office:string-value="" calcext:value-type="error">
            <text:p>#NAME?</text:p>
          </table:table-cell>
          <table:table-cell table:style-name="ce7" table:formula="of:=INDIRECT(ADDRESS([.$I11];2))" office:value-type="float" office:value="8388608" calcext:value-type="float">
            <text:p>8.388.608</text:p>
          </table:table-cell>
          <table:table-cell table:style-name="ce13" table:formula="of:=INDIRECT(ADDRESS([.$I11];3))" office:value-type="float" office:value="36.35875" calcext:value-type="float">
            <text:p>36,35875</text:p>
          </table:table-cell>
          <table:table-cell table:style-name="ce13" table:formula="of:=INDIRECT(ADDRESS([.$I11];4))" office:value-type="float" office:value="119.366339275892" calcext:value-type="float">
            <text:p>119,3663392759</text:p>
          </table:table-cell>
          <table:table-cell table:style-name="ce17" table:formula="of:=INDIRECT(ADDRESS([.$I11]+1;3))" office:value-type="float" office:value="688327263.155" calcext:value-type="float">
            <text:p>688327263,155</text:p>
          </table:table-cell>
          <table:table-cell table:style-name="ce17" table:formula="of:=INDIRECT(ADDRESS([.$I11]+1;4))" office:value-type="float" office:value="8059557.47011663" calcext:value-type="float">
            <text:p>8059557,47011663</text:p>
          </table:table-cell>
          <table:table-cell table:style-name="ce13" table:formula="of:=INDIRECT(ADDRESS([.$I11]+2;3))" office:value-type="float" office:value="463794283.515" calcext:value-type="float">
            <text:p>463794283,515</text:p>
          </table:table-cell>
          <table:table-cell table:style-name="ce13" table:formula="of:=INDIRECT(ADDRESS([.$I11]+2;4))" office:value-type="float" office:value="9000036.08575783" calcext:value-type="float">
            <text:p>9000036,08575783</text:p>
          </table:table-cell>
          <table:table-cell/>
          <table:table-cell table:formula="of:=INDIRECT(ADDRESS([.$J11];3))" office:value-type="float" office:value="37.42375" calcext:value-type="float">
            <text:p>37,42375</text:p>
          </table:table-cell>
          <table:table-cell table:formula="of:=INDIRECT(ADDRESS([.$J11];4))" office:value-type="float" office:value="120.929314311139" calcext:value-type="float">
            <text:p>120,9293143111</text:p>
          </table:table-cell>
          <table:table-cell table:formula="of:=INDIRECT(ADDRESS([.$J11]+1;3))" office:value-type="float" office:value="19075402.95375" calcext:value-type="float">
            <text:p>19075402,95375</text:p>
          </table:table-cell>
          <table:table-cell table:formula="of:=INDIRECT(ADDRESS([.$J11]+1;4))" office:value-type="float" office:value="311433.756245277" calcext:value-type="float">
            <text:p>311433,756245277</text:p>
          </table:table-cell>
          <table:table-cell table:formula="of:=INDIRECT(ADDRESS([.$J11]+2;3))" office:value-type="float" office:value="58636043.22375" calcext:value-type="float">
            <text:p>58636043,22375</text:p>
          </table:table-cell>
          <table:table-cell table:formula="of:=INDIRECT(ADDRESS([.$J11]+2;4))" office:value-type="float" office:value="755962.949729197" calcext:value-type="float">
            <text:p>755962,949729197</text:p>
          </table:table-cell>
          <table:table-cell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8" table:number-columns-repeated="2"/>
          <table:table-cell table:style-name="ce14"/>
          <table:table-cell table:style-name="ce8" table:number-columns-repeated="3"/>
          <table:table-cell table:style-name="Default"/>
          <table:table-cell table:style-name="ce8"/>
          <table:table-cell/>
          <table:table-cell table:style-name="ce8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0891407.41125" calcext:value-type="float">
            <text:p>10891407,41125</text:p>
          </table:table-cell>
          <table:table-cell office:value-type="float" office:value="846660.119586001" calcext:value-type="float">
            <text:p>846660,1195860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Default"/>
          <table:table-cell table:style-name="ce13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7279390.7925" calcext:value-type="float">
            <text:p>7279390,7925</text:p>
          </table:table-cell>
          <table:table-cell office:value-type="float" office:value="447008.775554609" calcext:value-type="float">
            <text:p>447008,7755546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.6975" calcext:value-type="float">
            <text:p>41,6975</text:p>
          </table:table-cell>
          <table:table-cell office:value-type="float" office:value="126.941378737568" calcext:value-type="float">
            <text:p>126,941378737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22792191.405" calcext:value-type="float">
            <text:p>22792191,405</text:p>
          </table:table-cell>
          <table:table-cell office:value-type="float" office:value="5147349.60314102" calcext:value-type="float">
            <text:p>5147349,6031410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4869092.12625" calcext:value-type="float">
            <text:p>14869092,12625</text:p>
          </table:table-cell>
          <table:table-cell office:value-type="float" office:value="1944745.67405304" calcext:value-type="float">
            <text:p>1944745,6740530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.955" calcext:value-type="float">
            <text:p>37,955</text:p>
          </table:table-cell>
          <table:table-cell office:value-type="float" office:value="121.695769443213" calcext:value-type="float">
            <text:p>121,695769443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253167.73875" calcext:value-type="float">
            <text:p>44253167,73875</text:p>
          </table:table-cell>
          <table:table-cell office:value-type="float" office:value="3930501.53623287" calcext:value-type="float">
            <text:p>3930501,5362328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666928.66625" calcext:value-type="float">
            <text:p>29666928,66625</text:p>
          </table:table-cell>
          <table:table-cell office:value-type="float" office:value="2885868.0448178" calcext:value-type="float">
            <text:p>2885868,044817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7.42" calcext:value-type="float">
            <text:p>37,42</text:p>
          </table:table-cell>
          <table:table-cell office:value-type="float" office:value="120.917202300853" calcext:value-type="float">
            <text:p>120,917202300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87975043.09125" calcext:value-type="float">
            <text:p>87975043,09125</text:p>
          </table:table-cell>
          <table:table-cell office:value-type="float" office:value="6012072.15524391" calcext:value-type="float">
            <text:p>6012072,15524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58338393.36625" calcext:value-type="float">
            <text:p>58338393,36625</text:p>
          </table:table-cell>
          <table:table-cell office:value-type="float" office:value="2809697.08223053" calcext:value-type="float">
            <text:p>2809697,0822305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5.81625" calcext:value-type="float">
            <text:p>35,81625</text:p>
          </table:table-cell>
          <table:table-cell office:value-type="float" office:value="118.540456324706" calcext:value-type="float">
            <text:p>118,54045632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74533188.14" calcext:value-type="float">
            <text:p>174533188,14</text:p>
          </table:table-cell>
          <table:table-cell office:value-type="float" office:value="6747557.431363" calcext:value-type="float">
            <text:p>6747557,4313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16865336.915" calcext:value-type="float">
            <text:p>116865336,915</text:p>
          </table:table-cell>
          <table:table-cell office:value-type="float" office:value="4819028.23214092" calcext:value-type="float">
            <text:p>4819028,2321409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6.885" calcext:value-type="float">
            <text:p>36,885</text:p>
          </table:table-cell>
          <table:table-cell office:value-type="float" office:value="120.131203930108" calcext:value-type="float">
            <text:p>120,131203930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45400586.015" calcext:value-type="float">
            <text:p>345400586,015</text:p>
          </table:table-cell>
          <table:table-cell office:value-type="float" office:value="8188701.4022785" calcext:value-type="float">
            <text:p>8188701,4022785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36849422.29125" calcext:value-type="float">
            <text:p>236849422,29125</text:p>
          </table:table-cell>
          <table:table-cell office:value-type="float" office:value="6364402.99384647" calcext:value-type="float">
            <text:p>6364402,99384647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6.35875" calcext:value-type="float">
            <text:p>36,35875</text:p>
          </table:table-cell>
          <table:table-cell office:value-type="float" office:value="119.366339275892" calcext:value-type="float">
            <text:p>119,366339275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mult_big_vector_do_nothing_hot_201_101" calcext:value-type="string">
            <text:p>mult_big_vector_do_nothing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88327263.155" calcext:value-type="float">
            <text:p>688327263,155</text:p>
          </table:table-cell>
          <table:table-cell office:value-type="float" office:value="8059557.47011663" calcext:value-type="float">
            <text:p>8059557,4701166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463794283.515" calcext:value-type="float">
            <text:p>463794283,515</text:p>
          </table:table-cell>
          <table:table-cell office:value-type="float" office:value="9000036.08575783" calcext:value-type="float">
            <text:p>9000036,085757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3">
          <table:table-cell table:style-name="ce1" table:number-columns-repeated="6"/>
          <table:table-cell table:style-name="ce4"/>
          <table:table-cell table:style-name="ce1"/>
          <table:table-cell table:style-name="ce4" table:number-columns-repeated="2"/>
          <table:table-cell table:style-name="ce1"/>
          <table:table-cell table:style-name="ce9" table:number-columns-repeated="2"/>
          <table:table-cell table:style-name="ce13" table:number-columns-repeated="2"/>
          <table:table-cell table:style-name="ce17" table:number-columns-repeated="2"/>
          <table:table-cell table:style-name="ce19" table:number-columns-repeated="2"/>
          <table:table-cell table:number-columns-repeated="7"/>
          <table:table-cell table:style-name="ce1" table:number-columns-repeated="997"/>
        </table:table-row>
        <table:table-row table:style-name="ro1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7.95375" calcext:value-type="float">
            <text:p>37,95375</text:p>
          </table:table-cell>
          <table:table-cell office:value-type="float" office:value="121.691763145496" calcext:value-type="float">
            <text:p>121,691763145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3867.525" calcext:value-type="float">
            <text:p>33867,525</text:p>
          </table:table-cell>
          <table:table-cell office:value-type="float" office:value="6133.25943001923" calcext:value-type="float">
            <text:p>6133,25943001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108536.25875" calcext:value-type="float">
            <text:p>108536,25875</text:p>
          </table:table-cell>
          <table:table-cell office:value-type="float" office:value="15241.5787845816" calcext:value-type="float">
            <text:p>15241,578784581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32768" calcext:value-type="float">
            <text:p>32768</text:p>
          </table:table-cell>
          <table:table-cell office:value-type="float" office:value="34.21125" calcext:value-type="float">
            <text:p>34,21125</text:p>
          </table:table-cell>
          <table:table-cell office:value-type="float" office:value="116.088650788911" calcext:value-type="float">
            <text:p>116,088650788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2647.59875" calcext:value-type="float">
            <text:p>72647,59875</text:p>
          </table:table-cell>
          <table:table-cell office:value-type="float" office:value="8732.63122205007" calcext:value-type="float">
            <text:p>8732,631222050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20747.1125" calcext:value-type="float">
            <text:p>220747,1125</text:p>
          </table:table-cell>
          <table:table-cell office:value-type="float" office:value="26167.1726792346" calcext:value-type="float">
            <text:p>26167,172679234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3.68125" calcext:value-type="float">
            <text:p>33,68125</text:p>
          </table:table-cell>
          <table:table-cell office:value-type="float" office:value="115.271924896196" calcext:value-type="float">
            <text:p>115,271924896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238.91375" calcext:value-type="float">
            <text:p>141238,91375</text:p>
          </table:table-cell>
          <table:table-cell office:value-type="float" office:value="22302.8773204775" calcext:value-type="float">
            <text:p>22302,877320477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446162.6225" calcext:value-type="float">
            <text:p>446162,6225</text:p>
          </table:table-cell>
          <table:table-cell office:value-type="float" office:value="42457.6355582714" calcext:value-type="float">
            <text:p>42457,63555827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35.2825" calcext:value-type="float">
            <text:p>35,2825</text:p>
          </table:table-cell>
          <table:table-cell office:value-type="float" office:value="117.735465104739" calcext:value-type="float">
            <text:p>117,735465104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82129.26125" calcext:value-type="float">
            <text:p>282129,26125</text:p>
          </table:table-cell>
          <table:table-cell office:value-type="float" office:value="34427.5661729993" calcext:value-type="float">
            <text:p>34427,5661729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87890.47" calcext:value-type="float">
            <text:p>887890,47</text:p>
          </table:table-cell>
          <table:table-cell office:value-type="float" office:value="42683.6328121993" calcext:value-type="float">
            <text:p>42683,63281219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6.355" calcext:value-type="float">
            <text:p>36,355</text:p>
          </table:table-cell>
          <table:table-cell office:value-type="float" office:value="119.354035152289" calcext:value-type="float">
            <text:p>119,354035152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68953.6375" calcext:value-type="float">
            <text:p>568953,6375</text:p>
          </table:table-cell>
          <table:table-cell office:value-type="float" office:value="61869.6740672286" calcext:value-type="float">
            <text:p>61869,674067228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797822.21875" calcext:value-type="float">
            <text:p>1797822,21875</text:p>
          </table:table-cell>
          <table:table-cell office:value-type="float" office:value="120037.797598167" calcext:value-type="float">
            <text:p>120037,7975981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5.81875" calcext:value-type="float">
            <text:p>35,81875</text:p>
          </table:table-cell>
          <table:table-cell office:value-type="float" office:value="118.548726898474" calcext:value-type="float">
            <text:p>118,54872689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61369.93875" calcext:value-type="float">
            <text:p>1161369,93875</text:p>
          </table:table-cell>
          <table:table-cell office:value-type="float" office:value="85527.1577765751" calcext:value-type="float">
            <text:p>85527,157776575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692337.9" calcext:value-type="float">
            <text:p>3692337,9</text:p>
          </table:table-cell>
          <table:table-cell office:value-type="float" office:value="148457.991197217" calcext:value-type="float">
            <text:p>148457,9911972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3.6775" calcext:value-type="float">
            <text:p>33,6775</text:p>
          </table:table-cell>
          <table:table-cell office:value-type="float" office:value="115.259096464866" calcext:value-type="float">
            <text:p>115,259096464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81996.05625" calcext:value-type="float">
            <text:p>2381996,05625</text:p>
          </table:table-cell>
          <table:table-cell office:value-type="float" office:value="112381.834024917" calcext:value-type="float">
            <text:p>112381,8340249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03713.5725" calcext:value-type="float">
            <text:p>7303713,5725</text:p>
          </table:table-cell>
          <table:table-cell office:value-type="float" office:value="188306.41991359" calcext:value-type="float">
            <text:p>188306,41991359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4.7475" calcext:value-type="float">
            <text:p>34,7475</text:p>
          </table:table-cell>
          <table:table-cell office:value-type="float" office:value="116.918288139095" calcext:value-type="float">
            <text:p>116,918288139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49319.5825" calcext:value-type="float">
            <text:p>4849319,5825</text:p>
          </table:table-cell>
          <table:table-cell office:value-type="float" office:value="314296.759148957" calcext:value-type="float">
            <text:p>314296,75914895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64224.34875" calcext:value-type="float">
            <text:p>14664224,34875</text:p>
          </table:table-cell>
          <table:table-cell office:value-type="float" office:value="215527.034406242" calcext:value-type="float">
            <text:p>215527,03440624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3.67625" calcext:value-type="float">
            <text:p>33,67625</text:p>
          </table:table-cell>
          <table:table-cell office:value-type="float" office:value="115.254819976639" calcext:value-type="float">
            <text:p>115,25481997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532469.1375" calcext:value-type="float">
            <text:p>9532469,1375</text:p>
          </table:table-cell>
          <table:table-cell office:value-type="float" office:value="373640.132974092" calcext:value-type="float">
            <text:p>373640,1329740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356886.4925" calcext:value-type="float">
            <text:p>29356886,4925</text:p>
          </table:table-cell>
          <table:table-cell office:value-type="float" office:value="233811.585998966" calcext:value-type="float">
            <text:p>233811,585998966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do_nothing_hot <text:s text:c="8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37.42375" calcext:value-type="float">
            <text:p>37,42375</text:p>
          </table:table-cell>
          <table:table-cell office:value-type="float" office:value="120.929314311139" calcext:value-type="float">
            <text:p>120,929314311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mult_big_vector_do_nothing_hot_64_32" calcext:value-type="string">
            <text:p>mult_big_vector_do_nothing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075402.95375" calcext:value-type="float">
            <text:p>19075402,95375</text:p>
          </table:table-cell>
          <table:table-cell office:value-type="float" office:value="311433.756245277" calcext:value-type="float">
            <text:p>311433,75624527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8636043.22375" calcext:value-type="float">
            <text:p>58636043,22375</text:p>
          </table:table-cell>
          <table:table-cell office:value-type="float" office:value="755962.949729197" calcext:value-type="float">
            <text:p>755962,94972919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7" table:number-columns-repeated="2"/>
          <table:table-cell table:style-name="ce13" table:number-columns-repeated="2"/>
          <table:table-cell table:style-name="ce17" table:number-columns-repeated="2"/>
          <table:table-cell table:style-name="ce13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" table:style-name="ta1">
        <table:table-column table:style-name="co16" table:default-cell-style-name="ce10"/>
        <table:table-column table:style-name="co17" table:default-cell-style-name="ce10"/>
        <table:table-column table:style-name="co1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.L1]" office:value-type="string" office:string-value="n concrete" calcext:value-type="string">
            <text:p>n concrete</text:p>
          </table:table-cell>
          <table:table-cell table:style-name="ce6" table:formula="of:=[CPPRAW.M1]" office:value-type="string" office:string-value="n" calcext:value-type="string">
            <text:p>n</text:p>
          </table:table-cell>
          <table:table-cell table:style-name="ce6" table:formula="of:=[CPPRAW.P1]" office:value-type="string" office:string-value="mult_big_vector_hot_201_101" calcext:value-type="string">
            <text:p>mult_big_vector_hot_201_101</text:p>
          </table:table-cell>
          <table:table-cell table:style-name="ce6" table:formula="of:=[CPPRAW.R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.W1]" office:value-type="string" office:string-value="mult_big_vector_hot_64_32" calcext:value-type="string">
            <text:p>mult_big_vector_hot_64_32</text:p>
          </table:table-cell>
          <table:table-cell table:style-name="ce6" table:formula="of:=[CPPRAW.Y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.Q1]" office:value-type="string" office:string-value="stddev" calcext:value-type="string">
            <text:p>stddev</text:p>
          </table:table-cell>
          <table:table-cell table:style-name="ce6" table:formula="of:=[CPPRAW.S1]" office:value-type="string" office:string-value="stddev" calcext:value-type="string">
            <text:p>stddev</text:p>
          </table:table-cell>
          <table:table-cell table:style-name="ce6" table:formula="of:=[CPPRAW.X1]" office:value-type="string" office:string-value="stddev" calcext:value-type="string">
            <text:p>stddev</text:p>
          </table:table-cell>
          <table:table-cell table:style-name="ce6" table:formula="of:=[CPPRAW.Z1]" office:value-type="string" office:string-value="stddev" calcext:value-type="string">
            <text:p>stddev</text:p>
          </table:table-cell>
          <table:table-cell table:style-name="ce6"/>
          <table:table-cell table:style-name="ce6" table:formula="of:=[CPPRAW.N1]" office:value-type="string" office:string-value="mult_big_vector_do_nothing_hot_201_101" calcext:value-type="string">
            <text:p>mult_big_vector_do_nothing_hot_201_101</text:p>
          </table:table-cell>
          <table:table-cell table:style-name="ce6" table:formula="of:=[CPPRAW.U1]" office:value-type="string" office:string-value="mult_big_vector_do_nothing_hot_64_32" calcext:value-type="string">
            <text:p>mult_big_vector_do_nothing_hot_64_32</text:p>
          </table:table-cell>
          <table:table-cell table:style-name="ce6" table:formula="of:=[CPPRAW.O1]" office:value-type="string" office:string-value="stddev" calcext:value-type="string">
            <text:p>stddev</text:p>
          </table:table-cell>
          <table:table-cell table:style-name="ce6" table:formula="of:=[CPPRAW.V1]" office:value-type="string" office:string-value="stddev" calcext:value-type="string">
            <text:p>stddev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.L2]" office:value-type="string" office:string-value="" calcext:value-type="error">
            <text:p>#NAME?</text:p>
          </table:table-cell>
          <table:table-cell table:style-name="ce21" table:formula="of:=[CPPRAW.M2]" office:value-type="float" office:value="16384" calcext:value-type="float">
            <text:p>16.384</text:p>
          </table:table-cell>
          <table:table-cell table:style-name="ce25" table:formula="of:=[CPPRAW.P2]/[.$A2]" office:value-type="string" office:string-value="" calcext:value-type="error">
            <text:p>#NAME?</text:p>
          </table:table-cell>
          <table:table-cell table:style-name="ce25" table:formula="of:=[CPPRAW.R2]/[.$A2]" office:value-type="string" office:string-value="" calcext:value-type="error">
            <text:p>#NAME?</text:p>
          </table:table-cell>
          <table:table-cell table:style-name="ce25" table:formula="of:=[CPPRAW.W2]/[.$A2]" office:value-type="string" office:string-value="" calcext:value-type="error">
            <text:p>#NAME?</text:p>
          </table:table-cell>
          <table:table-cell table:style-name="ce25" table:formula="of:=[CPPRAW.Y2]/[.$A2]" office:value-type="string" office:string-value="" calcext:value-type="error">
            <text:p>#NAME?</text:p>
          </table:table-cell>
          <table:table-cell table:style-name="ce29" table:formula="of:=[CPPRAW.Q2]/[.$A2]" office:value-type="string" office:string-value="" calcext:value-type="error">
            <text:p>#NAME?</text:p>
          </table:table-cell>
          <table:table-cell table:style-name="ce25" table:formula="of:=[CPPRAW.S2]/[.$A2]" office:value-type="string" office:string-value="" calcext:value-type="error">
            <text:p>#NAME?</text:p>
          </table:table-cell>
          <table:table-cell table:style-name="ce25" table:formula="of:=[CPPRAW.X2]/[.$A2]" office:value-type="string" office:string-value="" calcext:value-type="error">
            <text:p>#NAME?</text:p>
          </table:table-cell>
          <table:table-cell table:style-name="ce25" table:formula="of:=[CPPRAW.Z2]/[.$A2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2]/[.$A2]" office:value-type="string" office:string-value="" calcext:value-type="error">
            <text:p>#NAME?</text:p>
          </table:table-cell>
          <table:table-cell table:style-name="ce25" table:formula="of:=[CPPRAW.U2]/[.$A2]" office:value-type="string" office:string-value="" calcext:value-type="error">
            <text:p>#NAME?</text:p>
          </table:table-cell>
          <table:table-cell table:style-name="ce25" table:formula="of:=[CPPRAW.O2]/[.$A2]" office:value-type="string" office:string-value="" calcext:value-type="error">
            <text:p>#NAME?</text:p>
          </table:table-cell>
          <table:table-cell table:style-name="ce25" table:formula="of:=[CPPRAW.V2]/[.$A2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3]" office:value-type="string" office:string-value="" calcext:value-type="error">
            <text:p>#NAME?</text:p>
          </table:table-cell>
          <table:table-cell table:style-name="ce21" table:formula="of:=[CPPRAW.M3]" office:value-type="float" office:value="32768" calcext:value-type="float">
            <text:p>32.768</text:p>
          </table:table-cell>
          <table:table-cell table:style-name="ce25" table:formula="of:=[CPPRAW.P3]/[.$A3]" office:value-type="string" office:string-value="" calcext:value-type="error">
            <text:p>#NAME?</text:p>
          </table:table-cell>
          <table:table-cell table:style-name="ce25" table:formula="of:=[CPPRAW.R3]/[.$A3]" office:value-type="string" office:string-value="" calcext:value-type="error">
            <text:p>#NAME?</text:p>
          </table:table-cell>
          <table:table-cell table:style-name="ce25" table:formula="of:=[CPPRAW.W3]/[.$A3]" office:value-type="string" office:string-value="" calcext:value-type="error">
            <text:p>#NAME?</text:p>
          </table:table-cell>
          <table:table-cell table:style-name="ce25" table:formula="of:=[CPPRAW.Y3]/[.$A3]" office:value-type="string" office:string-value="" calcext:value-type="error">
            <text:p>#NAME?</text:p>
          </table:table-cell>
          <table:table-cell table:style-name="ce29" table:formula="of:=[CPPRAW.Q3]/[.$A3]" office:value-type="string" office:string-value="" calcext:value-type="error">
            <text:p>#NAME?</text:p>
          </table:table-cell>
          <table:table-cell table:style-name="ce25" table:formula="of:=[CPPRAW.S3]/[.$A3]" office:value-type="string" office:string-value="" calcext:value-type="error">
            <text:p>#NAME?</text:p>
          </table:table-cell>
          <table:table-cell table:style-name="ce25" table:formula="of:=[CPPRAW.X3]/[.$A3]" office:value-type="string" office:string-value="" calcext:value-type="error">
            <text:p>#NAME?</text:p>
          </table:table-cell>
          <table:table-cell table:style-name="ce25" table:formula="of:=[CPPRAW.Z3]/[.$A3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3]/[.$A3]" office:value-type="string" office:string-value="" calcext:value-type="error">
            <text:p>#NAME?</text:p>
          </table:table-cell>
          <table:table-cell table:style-name="ce25" table:formula="of:=[CPPRAW.U3]/[.$A3]" office:value-type="string" office:string-value="" calcext:value-type="error">
            <text:p>#NAME?</text:p>
          </table:table-cell>
          <table:table-cell table:style-name="ce25" table:formula="of:=[CPPRAW.O3]/[.$A3]" office:value-type="string" office:string-value="" calcext:value-type="error">
            <text:p>#NAME?</text:p>
          </table:table-cell>
          <table:table-cell table:style-name="ce25" table:formula="of:=[CPPRAW.V3]/[.$A3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4]" office:value-type="string" office:string-value="" calcext:value-type="error">
            <text:p>#NAME?</text:p>
          </table:table-cell>
          <table:table-cell table:style-name="ce21" table:formula="of:=[CPPRAW.M4]" office:value-type="float" office:value="65536" calcext:value-type="float">
            <text:p>65.536</text:p>
          </table:table-cell>
          <table:table-cell table:style-name="ce25" table:formula="of:=[CPPRAW.P4]/[.$A4]" office:value-type="string" office:string-value="" calcext:value-type="error">
            <text:p>#NAME?</text:p>
          </table:table-cell>
          <table:table-cell table:style-name="ce25" table:formula="of:=[CPPRAW.R4]/[.$A4]" office:value-type="string" office:string-value="" calcext:value-type="error">
            <text:p>#NAME?</text:p>
          </table:table-cell>
          <table:table-cell table:style-name="ce25" table:formula="of:=[CPPRAW.W4]/[.$A4]" office:value-type="string" office:string-value="" calcext:value-type="error">
            <text:p>#NAME?</text:p>
          </table:table-cell>
          <table:table-cell table:style-name="ce25" table:formula="of:=[CPPRAW.Y4]/[.$A4]" office:value-type="string" office:string-value="" calcext:value-type="error">
            <text:p>#NAME?</text:p>
          </table:table-cell>
          <table:table-cell table:style-name="ce29" table:formula="of:=[CPPRAW.Q4]/[.$A4]" office:value-type="string" office:string-value="" calcext:value-type="error">
            <text:p>#NAME?</text:p>
          </table:table-cell>
          <table:table-cell table:style-name="ce25" table:formula="of:=[CPPRAW.S4]/[.$A4]" office:value-type="string" office:string-value="" calcext:value-type="error">
            <text:p>#NAME?</text:p>
          </table:table-cell>
          <table:table-cell table:style-name="ce25" table:formula="of:=[CPPRAW.X4]/[.$A4]" office:value-type="string" office:string-value="" calcext:value-type="error">
            <text:p>#NAME?</text:p>
          </table:table-cell>
          <table:table-cell table:style-name="ce25" table:formula="of:=[CPPRAW.Z4]/[.$A4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4]/[.$A4]" office:value-type="string" office:string-value="" calcext:value-type="error">
            <text:p>#NAME?</text:p>
          </table:table-cell>
          <table:table-cell table:style-name="ce25" table:formula="of:=[CPPRAW.U4]/[.$A4]" office:value-type="string" office:string-value="" calcext:value-type="error">
            <text:p>#NAME?</text:p>
          </table:table-cell>
          <table:table-cell table:style-name="ce25" table:formula="of:=[CPPRAW.O4]/[.$A4]" office:value-type="string" office:string-value="" calcext:value-type="error">
            <text:p>#NAME?</text:p>
          </table:table-cell>
          <table:table-cell table:style-name="ce25" table:formula="of:=[CPPRAW.V4]/[.$A4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5]" office:value-type="string" office:string-value="" calcext:value-type="error">
            <text:p>#NAME?</text:p>
          </table:table-cell>
          <table:table-cell table:style-name="ce21" table:formula="of:=[CPPRAW.M5]" office:value-type="float" office:value="131072" calcext:value-type="float">
            <text:p>131.072</text:p>
          </table:table-cell>
          <table:table-cell table:style-name="ce25" table:formula="of:=[CPPRAW.P5]/[.$A5]" office:value-type="string" office:string-value="" calcext:value-type="error">
            <text:p>#NAME?</text:p>
          </table:table-cell>
          <table:table-cell table:style-name="ce25" table:formula="of:=[CPPRAW.R5]/[.$A5]" office:value-type="string" office:string-value="" calcext:value-type="error">
            <text:p>#NAME?</text:p>
          </table:table-cell>
          <table:table-cell table:style-name="ce25" table:formula="of:=[CPPRAW.W5]/[.$A5]" office:value-type="string" office:string-value="" calcext:value-type="error">
            <text:p>#NAME?</text:p>
          </table:table-cell>
          <table:table-cell table:style-name="ce25" table:formula="of:=[CPPRAW.Y5]/[.$A5]" office:value-type="string" office:string-value="" calcext:value-type="error">
            <text:p>#NAME?</text:p>
          </table:table-cell>
          <table:table-cell table:style-name="ce29" table:formula="of:=[CPPRAW.Q5]/[.$A5]" office:value-type="string" office:string-value="" calcext:value-type="error">
            <text:p>#NAME?</text:p>
          </table:table-cell>
          <table:table-cell table:style-name="ce25" table:formula="of:=[CPPRAW.S5]/[.$A5]" office:value-type="string" office:string-value="" calcext:value-type="error">
            <text:p>#NAME?</text:p>
          </table:table-cell>
          <table:table-cell table:style-name="ce25" table:formula="of:=[CPPRAW.X5]/[.$A5]" office:value-type="string" office:string-value="" calcext:value-type="error">
            <text:p>#NAME?</text:p>
          </table:table-cell>
          <table:table-cell table:style-name="ce25" table:formula="of:=[CPPRAW.Z5]/[.$A5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5]/[.$A5]" office:value-type="string" office:string-value="" calcext:value-type="error">
            <text:p>#NAME?</text:p>
          </table:table-cell>
          <table:table-cell table:style-name="ce25" table:formula="of:=[CPPRAW.U5]/[.$A5]" office:value-type="string" office:string-value="" calcext:value-type="error">
            <text:p>#NAME?</text:p>
          </table:table-cell>
          <table:table-cell table:style-name="ce25" table:formula="of:=[CPPRAW.O5]/[.$A5]" office:value-type="string" office:string-value="" calcext:value-type="error">
            <text:p>#NAME?</text:p>
          </table:table-cell>
          <table:table-cell table:style-name="ce25" table:formula="of:=[CPPRAW.V5]/[.$A5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6]" office:value-type="string" office:string-value="" calcext:value-type="error">
            <text:p>#NAME?</text:p>
          </table:table-cell>
          <table:table-cell table:style-name="ce21" table:formula="of:=[CPPRAW.M6]" office:value-type="float" office:value="262144" calcext:value-type="float">
            <text:p>262.144</text:p>
          </table:table-cell>
          <table:table-cell table:style-name="ce25" table:formula="of:=[CPPRAW.P6]/[.$A6]" office:value-type="string" office:string-value="" calcext:value-type="error">
            <text:p>#NAME?</text:p>
          </table:table-cell>
          <table:table-cell table:style-name="ce25" table:formula="of:=[CPPRAW.R6]/[.$A6]" office:value-type="string" office:string-value="" calcext:value-type="error">
            <text:p>#NAME?</text:p>
          </table:table-cell>
          <table:table-cell table:style-name="ce25" table:formula="of:=[CPPRAW.W6]/[.$A6]" office:value-type="string" office:string-value="" calcext:value-type="error">
            <text:p>#NAME?</text:p>
          </table:table-cell>
          <table:table-cell table:style-name="ce25" table:formula="of:=[CPPRAW.Y6]/[.$A6]" office:value-type="string" office:string-value="" calcext:value-type="error">
            <text:p>#NAME?</text:p>
          </table:table-cell>
          <table:table-cell table:style-name="ce29" table:formula="of:=[CPPRAW.Q6]/[.$A6]" office:value-type="string" office:string-value="" calcext:value-type="error">
            <text:p>#NAME?</text:p>
          </table:table-cell>
          <table:table-cell table:style-name="ce25" table:formula="of:=[CPPRAW.S6]/[.$A6]" office:value-type="string" office:string-value="" calcext:value-type="error">
            <text:p>#NAME?</text:p>
          </table:table-cell>
          <table:table-cell table:style-name="ce25" table:formula="of:=[CPPRAW.X6]/[.$A6]" office:value-type="string" office:string-value="" calcext:value-type="error">
            <text:p>#NAME?</text:p>
          </table:table-cell>
          <table:table-cell table:style-name="ce25" table:formula="of:=[CPPRAW.Z6]/[.$A6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6]/[.$A6]" office:value-type="string" office:string-value="" calcext:value-type="error">
            <text:p>#NAME?</text:p>
          </table:table-cell>
          <table:table-cell table:style-name="ce25" table:formula="of:=[CPPRAW.U6]/[.$A6]" office:value-type="string" office:string-value="" calcext:value-type="error">
            <text:p>#NAME?</text:p>
          </table:table-cell>
          <table:table-cell table:style-name="ce25" table:formula="of:=[CPPRAW.O6]/[.$A6]" office:value-type="string" office:string-value="" calcext:value-type="error">
            <text:p>#NAME?</text:p>
          </table:table-cell>
          <table:table-cell table:style-name="ce25" table:formula="of:=[CPPRAW.V6]/[.$A6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7]" office:value-type="string" office:string-value="" calcext:value-type="error">
            <text:p>#NAME?</text:p>
          </table:table-cell>
          <table:table-cell table:style-name="ce21" table:formula="of:=[CPPRAW.M7]" office:value-type="float" office:value="524288" calcext:value-type="float">
            <text:p>524.288</text:p>
          </table:table-cell>
          <table:table-cell table:style-name="ce25" table:formula="of:=[CPPRAW.P7]/[.$A7]" office:value-type="string" office:string-value="" calcext:value-type="error">
            <text:p>#NAME?</text:p>
          </table:table-cell>
          <table:table-cell table:style-name="ce25" table:formula="of:=[CPPRAW.R7]/[.$A7]" office:value-type="string" office:string-value="" calcext:value-type="error">
            <text:p>#NAME?</text:p>
          </table:table-cell>
          <table:table-cell table:style-name="ce25" table:formula="of:=[CPPRAW.W7]/[.$A7]" office:value-type="string" office:string-value="" calcext:value-type="error">
            <text:p>#NAME?</text:p>
          </table:table-cell>
          <table:table-cell table:style-name="ce25" table:formula="of:=[CPPRAW.Y7]/[.$A7]" office:value-type="string" office:string-value="" calcext:value-type="error">
            <text:p>#NAME?</text:p>
          </table:table-cell>
          <table:table-cell table:style-name="ce29" table:formula="of:=[CPPRAW.Q7]/[.$A7]" office:value-type="string" office:string-value="" calcext:value-type="error">
            <text:p>#NAME?</text:p>
          </table:table-cell>
          <table:table-cell table:style-name="ce25" table:formula="of:=[CPPRAW.S7]/[.$A7]" office:value-type="string" office:string-value="" calcext:value-type="error">
            <text:p>#NAME?</text:p>
          </table:table-cell>
          <table:table-cell table:style-name="ce25" table:formula="of:=[CPPRAW.X7]/[.$A7]" office:value-type="string" office:string-value="" calcext:value-type="error">
            <text:p>#NAME?</text:p>
          </table:table-cell>
          <table:table-cell table:style-name="ce25" table:formula="of:=[CPPRAW.Z7]/[.$A7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7]/[.$A7]" office:value-type="string" office:string-value="" calcext:value-type="error">
            <text:p>#NAME?</text:p>
          </table:table-cell>
          <table:table-cell table:style-name="ce25" table:formula="of:=[CPPRAW.U7]/[.$A7]" office:value-type="string" office:string-value="" calcext:value-type="error">
            <text:p>#NAME?</text:p>
          </table:table-cell>
          <table:table-cell table:style-name="ce25" table:formula="of:=[CPPRAW.O7]/[.$A7]" office:value-type="string" office:string-value="" calcext:value-type="error">
            <text:p>#NAME?</text:p>
          </table:table-cell>
          <table:table-cell table:style-name="ce25" table:formula="of:=[CPPRAW.V7]/[.$A7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8]" office:value-type="string" office:string-value="" calcext:value-type="error">
            <text:p>#NAME?</text:p>
          </table:table-cell>
          <table:table-cell table:style-name="ce21" table:formula="of:=[CPPRAW.M8]" office:value-type="float" office:value="1048576" calcext:value-type="float">
            <text:p>1.048.576</text:p>
          </table:table-cell>
          <table:table-cell table:style-name="ce25" table:formula="of:=[CPPRAW.P8]/[.$A8]" office:value-type="string" office:string-value="" calcext:value-type="error">
            <text:p>#NAME?</text:p>
          </table:table-cell>
          <table:table-cell table:style-name="ce25" table:formula="of:=[CPPRAW.R8]/[.$A8]" office:value-type="string" office:string-value="" calcext:value-type="error">
            <text:p>#NAME?</text:p>
          </table:table-cell>
          <table:table-cell table:style-name="ce25" table:formula="of:=[CPPRAW.W8]/[.$A8]" office:value-type="string" office:string-value="" calcext:value-type="error">
            <text:p>#NAME?</text:p>
          </table:table-cell>
          <table:table-cell table:style-name="ce25" table:formula="of:=[CPPRAW.Y8]/[.$A8]" office:value-type="string" office:string-value="" calcext:value-type="error">
            <text:p>#NAME?</text:p>
          </table:table-cell>
          <table:table-cell table:style-name="ce29" table:formula="of:=[CPPRAW.Q8]/[.$A8]" office:value-type="string" office:string-value="" calcext:value-type="error">
            <text:p>#NAME?</text:p>
          </table:table-cell>
          <table:table-cell table:style-name="ce25" table:formula="of:=[CPPRAW.S8]/[.$A8]" office:value-type="string" office:string-value="" calcext:value-type="error">
            <text:p>#NAME?</text:p>
          </table:table-cell>
          <table:table-cell table:style-name="ce25" table:formula="of:=[CPPRAW.X8]/[.$A8]" office:value-type="string" office:string-value="" calcext:value-type="error">
            <text:p>#NAME?</text:p>
          </table:table-cell>
          <table:table-cell table:style-name="ce25" table:formula="of:=[CPPRAW.Z8]/[.$A8]" office:value-type="string" office:string-value="" calcext:value-type="error">
            <text:p>#NAME?</text:p>
          </table:table-cell>
          <table:table-cell table:style-name="ce25"/>
          <table:table-cell table:style-name="ce25" table:formula="of:=[CPPRAW.N8]/[.$A8]" office:value-type="string" office:string-value="" calcext:value-type="error">
            <text:p>#NAME?</text:p>
          </table:table-cell>
          <table:table-cell table:style-name="ce25" table:formula="of:=[CPPRAW.U8]/[.$A8]" office:value-type="string" office:string-value="" calcext:value-type="error">
            <text:p>#NAME?</text:p>
          </table:table-cell>
          <table:table-cell table:style-name="ce25" table:formula="of:=[CPPRAW.O8]/[.$A8]" office:value-type="string" office:string-value="" calcext:value-type="error">
            <text:p>#NAME?</text:p>
          </table:table-cell>
          <table:table-cell table:style-name="ce25" table:formula="of:=[CPPRAW.V8]/[.$A8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9]" office:value-type="string" office:string-value="" calcext:value-type="error">
            <text:p>#NAME?</text:p>
          </table:table-cell>
          <table:table-cell table:style-name="ce21" table:formula="of:=[CPPRAW.M9]" office:value-type="float" office:value="2097152" calcext:value-type="float">
            <text:p>2.097.152</text:p>
          </table:table-cell>
          <table:table-cell table:style-name="ce25" table:formula="of:=[CPPRAW.P9]/[.$A9]" office:value-type="string" office:string-value="" calcext:value-type="error">
            <text:p>#NAME?</text:p>
          </table:table-cell>
          <table:table-cell table:style-name="ce25" table:formula="of:=[CPPRAW.R9]/[.$A9]" office:value-type="string" office:string-value="" calcext:value-type="error">
            <text:p>#NAME?</text:p>
          </table:table-cell>
          <table:table-cell table:style-name="ce25" table:formula="of:=[CPPRAW.W9]/[.$A9]" office:value-type="string" office:string-value="" calcext:value-type="error">
            <text:p>#NAME?</text:p>
          </table:table-cell>
          <table:table-cell table:style-name="ce25" table:formula="of:=[CPPRAW.Y9]/[.$A9]" office:value-type="string" office:string-value="" calcext:value-type="error">
            <text:p>#NAME?</text:p>
          </table:table-cell>
          <table:table-cell table:style-name="ce29" table:formula="of:=[CPPRAW.Q9]/[.$A9]" office:value-type="string" office:string-value="" calcext:value-type="error">
            <text:p>#NAME?</text:p>
          </table:table-cell>
          <table:table-cell table:style-name="ce25" table:formula="of:=[CPPRAW.S9]/[.$A9]" office:value-type="string" office:string-value="" calcext:value-type="error">
            <text:p>#NAME?</text:p>
          </table:table-cell>
          <table:table-cell table:style-name="ce25" table:formula="of:=[CPPRAW.X9]/[.$A9]" office:value-type="string" office:string-value="" calcext:value-type="error">
            <text:p>#NAME?</text:p>
          </table:table-cell>
          <table:table-cell table:style-name="ce25" table:formula="of:=[CPPRAW.Z9]/[.$A9]" office:value-type="string" office:string-value="" calcext:value-type="error">
            <text:p>#NAME?</text:p>
          </table:table-cell>
          <table:table-cell/>
          <table:table-cell table:style-name="ce25" table:formula="of:=[CPPRAW.N9]/[.$A9]" office:value-type="string" office:string-value="" calcext:value-type="error">
            <text:p>#NAME?</text:p>
          </table:table-cell>
          <table:table-cell table:style-name="ce25" table:formula="of:=[CPPRAW.U9]/[.$A9]" office:value-type="string" office:string-value="" calcext:value-type="error">
            <text:p>#NAME?</text:p>
          </table:table-cell>
          <table:table-cell table:style-name="ce25" table:formula="of:=[CPPRAW.O9]/[.$A9]" office:value-type="string" office:string-value="" calcext:value-type="error">
            <text:p>#NAME?</text:p>
          </table:table-cell>
          <table:table-cell table:style-name="ce25" table:formula="of:=[CPPRAW.V9]/[.$A9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10]" office:value-type="string" office:string-value="" calcext:value-type="error">
            <text:p>#NAME?</text:p>
          </table:table-cell>
          <table:table-cell table:style-name="ce21" table:formula="of:=[CPPRAW.M10]" office:value-type="float" office:value="4194304" calcext:value-type="float">
            <text:p>4.194.304</text:p>
          </table:table-cell>
          <table:table-cell table:style-name="ce25" table:formula="of:=[CPPRAW.P10]/[.$A10]" office:value-type="string" office:string-value="" calcext:value-type="error">
            <text:p>#NAME?</text:p>
          </table:table-cell>
          <table:table-cell table:style-name="ce25" table:formula="of:=[CPPRAW.R10]/[.$A10]" office:value-type="string" office:string-value="" calcext:value-type="error">
            <text:p>#NAME?</text:p>
          </table:table-cell>
          <table:table-cell table:style-name="ce25" table:formula="of:=[CPPRAW.W10]/[.$A10]" office:value-type="string" office:string-value="" calcext:value-type="error">
            <text:p>#NAME?</text:p>
          </table:table-cell>
          <table:table-cell table:style-name="ce25" table:formula="of:=[CPPRAW.Y10]/[.$A10]" office:value-type="string" office:string-value="" calcext:value-type="error">
            <text:p>#NAME?</text:p>
          </table:table-cell>
          <table:table-cell table:style-name="ce29" table:formula="of:=[CPPRAW.Q10]/[.$A10]" office:value-type="string" office:string-value="" calcext:value-type="error">
            <text:p>#NAME?</text:p>
          </table:table-cell>
          <table:table-cell table:style-name="ce25" table:formula="of:=[CPPRAW.S10]/[.$A10]" office:value-type="string" office:string-value="" calcext:value-type="error">
            <text:p>#NAME?</text:p>
          </table:table-cell>
          <table:table-cell table:style-name="ce25" table:formula="of:=[CPPRAW.X10]/[.$A10]" office:value-type="string" office:string-value="" calcext:value-type="error">
            <text:p>#NAME?</text:p>
          </table:table-cell>
          <table:table-cell table:style-name="ce25" table:formula="of:=[CPPRAW.Z10]/[.$A10]" office:value-type="string" office:string-value="" calcext:value-type="error">
            <text:p>#NAME?</text:p>
          </table:table-cell>
          <table:table-cell/>
          <table:table-cell table:style-name="ce25" table:formula="of:=[CPPRAW.N10]/[.$A10]" office:value-type="string" office:string-value="" calcext:value-type="error">
            <text:p>#NAME?</text:p>
          </table:table-cell>
          <table:table-cell table:style-name="ce25" table:formula="of:=[CPPRAW.U10]/[.$A10]" office:value-type="string" office:string-value="" calcext:value-type="error">
            <text:p>#NAME?</text:p>
          </table:table-cell>
          <table:table-cell table:style-name="ce25" table:formula="of:=[CPPRAW.O10]/[.$A10]" office:value-type="string" office:string-value="" calcext:value-type="error">
            <text:p>#NAME?</text:p>
          </table:table-cell>
          <table:table-cell table:style-name="ce25" table:formula="of:=[CPPRAW.V10]/[.$A10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>
          <table:table-cell table:style-name="ce21" table:formula="of:=[CPPRAW.L11]" office:value-type="string" office:string-value="" calcext:value-type="error">
            <text:p>#NAME?</text:p>
          </table:table-cell>
          <table:table-cell table:style-name="ce21" table:formula="of:=[CPPRAW.M11]" office:value-type="float" office:value="8388608" calcext:value-type="float">
            <text:p>8.388.608</text:p>
          </table:table-cell>
          <table:table-cell table:style-name="ce25" table:formula="of:=[CPPRAW.P11]/[.$A11]" office:value-type="string" office:string-value="" calcext:value-type="error">
            <text:p>#NAME?</text:p>
          </table:table-cell>
          <table:table-cell table:style-name="ce25" table:formula="of:=[CPPRAW.R11]/[.$A11]" office:value-type="string" office:string-value="" calcext:value-type="error">
            <text:p>#NAME?</text:p>
          </table:table-cell>
          <table:table-cell table:style-name="ce25" table:formula="of:=[CPPRAW.W11]/[.$A11]" office:value-type="string" office:string-value="" calcext:value-type="error">
            <text:p>#NAME?</text:p>
          </table:table-cell>
          <table:table-cell table:style-name="ce25" table:formula="of:=[CPPRAW.Y11]/[.$A11]" office:value-type="string" office:string-value="" calcext:value-type="error">
            <text:p>#NAME?</text:p>
          </table:table-cell>
          <table:table-cell table:style-name="ce29" table:formula="of:=[CPPRAW.Q11]/[.$A11]" office:value-type="string" office:string-value="" calcext:value-type="error">
            <text:p>#NAME?</text:p>
          </table:table-cell>
          <table:table-cell table:style-name="ce25" table:formula="of:=[CPPRAW.S11]/[.$A11]" office:value-type="string" office:string-value="" calcext:value-type="error">
            <text:p>#NAME?</text:p>
          </table:table-cell>
          <table:table-cell table:style-name="ce25" table:formula="of:=[CPPRAW.X11]/[.$A11]" office:value-type="string" office:string-value="" calcext:value-type="error">
            <text:p>#NAME?</text:p>
          </table:table-cell>
          <table:table-cell table:style-name="ce25" table:formula="of:=[CPPRAW.Z11]/[.$A11]" office:value-type="string" office:string-value="" calcext:value-type="error">
            <text:p>#NAME?</text:p>
          </table:table-cell>
          <table:table-cell/>
          <table:table-cell table:style-name="ce25" table:formula="of:=[CPPRAW.N11]/[.$A11]" office:value-type="string" office:string-value="" calcext:value-type="error">
            <text:p>#NAME?</text:p>
          </table:table-cell>
          <table:table-cell table:style-name="ce25" table:formula="of:=[CPPRAW.U11]/[.$A11]" office:value-type="string" office:string-value="" calcext:value-type="error">
            <text:p>#NAME?</text:p>
          </table:table-cell>
          <table:table-cell table:style-name="ce25" table:formula="of:=[CPPRAW.O11]/[.$A11]" office:value-type="string" office:string-value="" calcext:value-type="error">
            <text:p>#NAME?</text:p>
          </table:table-cell>
          <table:table-cell table:style-name="ce25" table:formula="of:=[CPPRAW.V11]/[.$A11]" office:value-type="string" office:string-value="" calcext:value-type="error">
            <text:p>#NAME?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string" office:string-value="" calcext:value-type="error">
            <text:p>#NAME?</text:p>
          </table:table-cell>
          <table:table-cell table:style-name="ce26" table:formula="of:=[.$C2]-[.$G2]" office:value-type="string" office:string-value="" calcext:value-type="error">
            <text:p>#NAME?</text:p>
          </table:table-cell>
          <table:table-cell table:style-name="ce26" table:formula="of:=[.$C2]+[.$G2]" office:value-type="string" office:string-value="" calcext:value-type="error">
            <text:p>#NAME?</text:p>
          </table:table-cell>
          <table:table-cell table:style-name="ce26" table:formula="of:=[.D2]" office:value-type="string" office:string-value="" calcext:value-type="error">
            <text:p>#NAME?</text:p>
          </table:table-cell>
          <table:table-cell table:style-name="ce26" table:formula="of:=[.$D2]-[.$H2]" office:value-type="string" office:string-value="" calcext:value-type="error">
            <text:p>#NAME?</text:p>
          </table:table-cell>
          <table:table-cell table:style-name="ce26" table:formula="of:=[.$D2]+[.$H2]" office:value-type="string" office:string-value="" calcext:value-type="error">
            <text:p>#NAME?</text:p>
          </table:table-cell>
          <table:table-cell table:style-name="ce22" table:formula="of:=[.E2]" office:value-type="string" office:string-value="" calcext:value-type="error">
            <text:p>#NAME?</text:p>
          </table:table-cell>
          <table:table-cell table:style-name="ce26" table:formula="of:=[.$E2]-[.$I2]" office:value-type="string" office:string-value="" calcext:value-type="error">
            <text:p>#NAME?</text:p>
          </table:table-cell>
          <table:table-cell table:style-name="ce26" table:formula="of:=[.$E2]+[.$I2]" office:value-type="string" office:string-value="" calcext:value-type="error">
            <text:p>#NAME?</text:p>
          </table:table-cell>
          <table:table-cell table:style-name="ce22" table:formula="of:=[.F2]" office:value-type="string" office:string-value="" calcext:value-type="error">
            <text:p>#NAME?</text:p>
          </table:table-cell>
          <table:table-cell table:style-name="ce26" table:formula="of:=[.$F2]-[.$J2]" office:value-type="string" office:string-value="" calcext:value-type="error">
            <text:p>#NAME?</text:p>
          </table:table-cell>
          <table:table-cell table:style-name="ce26" table:formula="of:=[.$F2]+[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string" office:string-value="" calcext:value-type="error">
            <text:p>#NAME?</text:p>
          </table:table-cell>
          <table:table-cell table:style-name="ce26" table:formula="of:=[.$C3]-[.$G3]" office:value-type="string" office:string-value="" calcext:value-type="error">
            <text:p>#NAME?</text:p>
          </table:table-cell>
          <table:table-cell table:style-name="ce26" table:formula="of:=[.$C3]+[.$G3]" office:value-type="string" office:string-value="" calcext:value-type="error">
            <text:p>#NAME?</text:p>
          </table:table-cell>
          <table:table-cell table:style-name="ce26" table:formula="of:=[.D3]" office:value-type="string" office:string-value="" calcext:value-type="error">
            <text:p>#NAME?</text:p>
          </table:table-cell>
          <table:table-cell table:style-name="ce26" table:formula="of:=[.$D3]-[.$H3]" office:value-type="string" office:string-value="" calcext:value-type="error">
            <text:p>#NAME?</text:p>
          </table:table-cell>
          <table:table-cell table:style-name="ce26" table:formula="of:=[.$D3]+[.$H3]" office:value-type="string" office:string-value="" calcext:value-type="error">
            <text:p>#NAME?</text:p>
          </table:table-cell>
          <table:table-cell table:style-name="ce22" table:formula="of:=[.E3]" office:value-type="string" office:string-value="" calcext:value-type="error">
            <text:p>#NAME?</text:p>
          </table:table-cell>
          <table:table-cell table:style-name="ce26" table:formula="of:=[.$E3]-[.$I3]" office:value-type="string" office:string-value="" calcext:value-type="error">
            <text:p>#NAME?</text:p>
          </table:table-cell>
          <table:table-cell table:style-name="ce26" table:formula="of:=[.$E3]+[.$I3]" office:value-type="string" office:string-value="" calcext:value-type="error">
            <text:p>#NAME?</text:p>
          </table:table-cell>
          <table:table-cell table:style-name="ce22" table:formula="of:=[.F3]" office:value-type="string" office:string-value="" calcext:value-type="error">
            <text:p>#NAME?</text:p>
          </table:table-cell>
          <table:table-cell table:style-name="ce26" table:formula="of:=[.$F3]-[.$J3]" office:value-type="string" office:string-value="" calcext:value-type="error">
            <text:p>#NAME?</text:p>
          </table:table-cell>
          <table:table-cell table:style-name="ce26" table:formula="of:=[.$F3]+[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string" office:string-value="" calcext:value-type="error">
            <text:p>#NAME?</text:p>
          </table:table-cell>
          <table:table-cell table:style-name="ce26" table:formula="of:=[.$C4]-[.$G4]" office:value-type="string" office:string-value="" calcext:value-type="error">
            <text:p>#NAME?</text:p>
          </table:table-cell>
          <table:table-cell table:style-name="ce26" table:formula="of:=[.$C4]+[.$G4]" office:value-type="string" office:string-value="" calcext:value-type="error">
            <text:p>#NAME?</text:p>
          </table:table-cell>
          <table:table-cell table:style-name="ce26" table:formula="of:=[.D4]" office:value-type="string" office:string-value="" calcext:value-type="error">
            <text:p>#NAME?</text:p>
          </table:table-cell>
          <table:table-cell table:style-name="ce26" table:formula="of:=[.$D4]-[.$H4]" office:value-type="string" office:string-value="" calcext:value-type="error">
            <text:p>#NAME?</text:p>
          </table:table-cell>
          <table:table-cell table:style-name="ce26" table:formula="of:=[.$D4]+[.$H4]" office:value-type="string" office:string-value="" calcext:value-type="error">
            <text:p>#NAME?</text:p>
          </table:table-cell>
          <table:table-cell table:style-name="ce22" table:formula="of:=[.E4]" office:value-type="string" office:string-value="" calcext:value-type="error">
            <text:p>#NAME?</text:p>
          </table:table-cell>
          <table:table-cell table:style-name="ce26" table:formula="of:=[.$E4]-[.$I4]" office:value-type="string" office:string-value="" calcext:value-type="error">
            <text:p>#NAME?</text:p>
          </table:table-cell>
          <table:table-cell table:style-name="ce26" table:formula="of:=[.$E4]+[.$I4]" office:value-type="string" office:string-value="" calcext:value-type="error">
            <text:p>#NAME?</text:p>
          </table:table-cell>
          <table:table-cell table:style-name="ce22" table:formula="of:=[.F4]" office:value-type="string" office:string-value="" calcext:value-type="error">
            <text:p>#NAME?</text:p>
          </table:table-cell>
          <table:table-cell table:style-name="ce26" table:formula="of:=[.$F4]-[.$J4]" office:value-type="string" office:string-value="" calcext:value-type="error">
            <text:p>#NAME?</text:p>
          </table:table-cell>
          <table:table-cell table:style-name="ce26" table:formula="of:=[.$F4]+[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string" office:string-value="" calcext:value-type="error">
            <text:p>#NAME?</text:p>
          </table:table-cell>
          <table:table-cell table:style-name="ce26" table:formula="of:=[.$C5]-[.$G5]" office:value-type="string" office:string-value="" calcext:value-type="error">
            <text:p>#NAME?</text:p>
          </table:table-cell>
          <table:table-cell table:style-name="ce26" table:formula="of:=[.$C5]+[.$G5]" office:value-type="string" office:string-value="" calcext:value-type="error">
            <text:p>#NAME?</text:p>
          </table:table-cell>
          <table:table-cell table:style-name="ce26" table:formula="of:=[.D5]" office:value-type="string" office:string-value="" calcext:value-type="error">
            <text:p>#NAME?</text:p>
          </table:table-cell>
          <table:table-cell table:style-name="ce26" table:formula="of:=[.$D5]-[.$H5]" office:value-type="string" office:string-value="" calcext:value-type="error">
            <text:p>#NAME?</text:p>
          </table:table-cell>
          <table:table-cell table:style-name="ce26" table:formula="of:=[.$D5]+[.$H5]" office:value-type="string" office:string-value="" calcext:value-type="error">
            <text:p>#NAME?</text:p>
          </table:table-cell>
          <table:table-cell table:style-name="ce22" table:formula="of:=[.E5]" office:value-type="string" office:string-value="" calcext:value-type="error">
            <text:p>#NAME?</text:p>
          </table:table-cell>
          <table:table-cell table:style-name="ce26" table:formula="of:=[.$E5]-[.$I5]" office:value-type="string" office:string-value="" calcext:value-type="error">
            <text:p>#NAME?</text:p>
          </table:table-cell>
          <table:table-cell table:style-name="ce26" table:formula="of:=[.$E5]+[.$I5]" office:value-type="string" office:string-value="" calcext:value-type="error">
            <text:p>#NAME?</text:p>
          </table:table-cell>
          <table:table-cell table:style-name="ce22" table:formula="of:=[.F5]" office:value-type="string" office:string-value="" calcext:value-type="error">
            <text:p>#NAME?</text:p>
          </table:table-cell>
          <table:table-cell table:style-name="ce26" table:formula="of:=[.$F5]-[.$J5]" office:value-type="string" office:string-value="" calcext:value-type="error">
            <text:p>#NAME?</text:p>
          </table:table-cell>
          <table:table-cell table:style-name="ce26" table:formula="of:=[.$F5]+[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string" office:string-value="" calcext:value-type="error">
            <text:p>#NAME?</text:p>
          </table:table-cell>
          <table:table-cell table:style-name="ce26" table:formula="of:=[.$C6]-[.$G6]" office:value-type="string" office:string-value="" calcext:value-type="error">
            <text:p>#NAME?</text:p>
          </table:table-cell>
          <table:table-cell table:style-name="ce26" table:formula="of:=[.$C6]+[.$G6]" office:value-type="string" office:string-value="" calcext:value-type="error">
            <text:p>#NAME?</text:p>
          </table:table-cell>
          <table:table-cell table:style-name="ce26" table:formula="of:=[.D6]" office:value-type="string" office:string-value="" calcext:value-type="error">
            <text:p>#NAME?</text:p>
          </table:table-cell>
          <table:table-cell table:style-name="ce26" table:formula="of:=[.$D6]-[.$H6]" office:value-type="string" office:string-value="" calcext:value-type="error">
            <text:p>#NAME?</text:p>
          </table:table-cell>
          <table:table-cell table:style-name="ce26" table:formula="of:=[.$D6]+[.$H6]" office:value-type="string" office:string-value="" calcext:value-type="error">
            <text:p>#NAME?</text:p>
          </table:table-cell>
          <table:table-cell table:style-name="ce22" table:formula="of:=[.E6]" office:value-type="string" office:string-value="" calcext:value-type="error">
            <text:p>#NAME?</text:p>
          </table:table-cell>
          <table:table-cell table:style-name="ce26" table:formula="of:=[.$E6]-[.$I6]" office:value-type="string" office:string-value="" calcext:value-type="error">
            <text:p>#NAME?</text:p>
          </table:table-cell>
          <table:table-cell table:style-name="ce26" table:formula="of:=[.$E6]+[.$I6]" office:value-type="string" office:string-value="" calcext:value-type="error">
            <text:p>#NAME?</text:p>
          </table:table-cell>
          <table:table-cell table:style-name="ce22" table:formula="of:=[.F6]" office:value-type="string" office:string-value="" calcext:value-type="error">
            <text:p>#NAME?</text:p>
          </table:table-cell>
          <table:table-cell table:style-name="ce26" table:formula="of:=[.$F6]-[.$J6]" office:value-type="string" office:string-value="" calcext:value-type="error">
            <text:p>#NAME?</text:p>
          </table:table-cell>
          <table:table-cell table:style-name="ce26" table:formula="of:=[.$F6]+[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string" office:string-value="" calcext:value-type="error">
            <text:p>#NAME?</text:p>
          </table:table-cell>
          <table:table-cell table:style-name="ce26" table:formula="of:=[.$C7]-[.$G7]" office:value-type="string" office:string-value="" calcext:value-type="error">
            <text:p>#NAME?</text:p>
          </table:table-cell>
          <table:table-cell table:style-name="ce26" table:formula="of:=[.$C7]+[.$G7]" office:value-type="string" office:string-value="" calcext:value-type="error">
            <text:p>#NAME?</text:p>
          </table:table-cell>
          <table:table-cell table:style-name="ce26" table:formula="of:=[.D7]" office:value-type="string" office:string-value="" calcext:value-type="error">
            <text:p>#NAME?</text:p>
          </table:table-cell>
          <table:table-cell table:style-name="ce26" table:formula="of:=[.$D7]-[.$H7]" office:value-type="string" office:string-value="" calcext:value-type="error">
            <text:p>#NAME?</text:p>
          </table:table-cell>
          <table:table-cell table:style-name="ce26" table:formula="of:=[.$D7]+[.$H7]" office:value-type="string" office:string-value="" calcext:value-type="error">
            <text:p>#NAME?</text:p>
          </table:table-cell>
          <table:table-cell table:style-name="ce22" table:formula="of:=[.E7]" office:value-type="string" office:string-value="" calcext:value-type="error">
            <text:p>#NAME?</text:p>
          </table:table-cell>
          <table:table-cell table:style-name="ce26" table:formula="of:=[.$E7]-[.$I7]" office:value-type="string" office:string-value="" calcext:value-type="error">
            <text:p>#NAME?</text:p>
          </table:table-cell>
          <table:table-cell table:style-name="ce26" table:formula="of:=[.$E7]+[.$I7]" office:value-type="string" office:string-value="" calcext:value-type="error">
            <text:p>#NAME?</text:p>
          </table:table-cell>
          <table:table-cell table:style-name="ce22" table:formula="of:=[.F7]" office:value-type="string" office:string-value="" calcext:value-type="error">
            <text:p>#NAME?</text:p>
          </table:table-cell>
          <table:table-cell table:style-name="ce26" table:formula="of:=[.$F7]-[.$J7]" office:value-type="string" office:string-value="" calcext:value-type="error">
            <text:p>#NAME?</text:p>
          </table:table-cell>
          <table:table-cell table:style-name="ce26" table:formula="of:=[.$F7]+[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string" office:string-value="" calcext:value-type="error">
            <text:p>#NAME?</text:p>
          </table:table-cell>
          <table:table-cell table:style-name="ce26" table:formula="of:=[.$C8]-[.$G8]" office:value-type="string" office:string-value="" calcext:value-type="error">
            <text:p>#NAME?</text:p>
          </table:table-cell>
          <table:table-cell table:style-name="ce26" table:formula="of:=[.$C8]+[.$G8]" office:value-type="string" office:string-value="" calcext:value-type="error">
            <text:p>#NAME?</text:p>
          </table:table-cell>
          <table:table-cell table:style-name="ce26" table:formula="of:=[.D8]" office:value-type="string" office:string-value="" calcext:value-type="error">
            <text:p>#NAME?</text:p>
          </table:table-cell>
          <table:table-cell table:style-name="ce26" table:formula="of:=[.$D8]-[.$H8]" office:value-type="string" office:string-value="" calcext:value-type="error">
            <text:p>#NAME?</text:p>
          </table:table-cell>
          <table:table-cell table:style-name="ce26" table:formula="of:=[.$D8]+[.$H8]" office:value-type="string" office:string-value="" calcext:value-type="error">
            <text:p>#NAME?</text:p>
          </table:table-cell>
          <table:table-cell table:style-name="ce22" table:formula="of:=[.E8]" office:value-type="string" office:string-value="" calcext:value-type="error">
            <text:p>#NAME?</text:p>
          </table:table-cell>
          <table:table-cell table:style-name="ce26" table:formula="of:=[.$E8]-[.$I8]" office:value-type="string" office:string-value="" calcext:value-type="error">
            <text:p>#NAME?</text:p>
          </table:table-cell>
          <table:table-cell table:style-name="ce26" table:formula="of:=[.$E8]+[.$I8]" office:value-type="string" office:string-value="" calcext:value-type="error">
            <text:p>#NAME?</text:p>
          </table:table-cell>
          <table:table-cell table:style-name="ce22" table:formula="of:=[.F8]" office:value-type="string" office:string-value="" calcext:value-type="error">
            <text:p>#NAME?</text:p>
          </table:table-cell>
          <table:table-cell table:style-name="ce26" table:formula="of:=[.$F8]-[.$J8]" office:value-type="string" office:string-value="" calcext:value-type="error">
            <text:p>#NAME?</text:p>
          </table:table-cell>
          <table:table-cell table:style-name="ce26" table:formula="of:=[.$F8]+[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string" office:string-value="" calcext:value-type="error">
            <text:p>#NAME?</text:p>
          </table:table-cell>
          <table:table-cell table:style-name="ce26" table:formula="of:=[.$C9]-[.$G9]" office:value-type="string" office:string-value="" calcext:value-type="error">
            <text:p>#NAME?</text:p>
          </table:table-cell>
          <table:table-cell table:style-name="ce26" table:formula="of:=[.$C9]+[.$G9]" office:value-type="string" office:string-value="" calcext:value-type="error">
            <text:p>#NAME?</text:p>
          </table:table-cell>
          <table:table-cell table:style-name="ce26" table:formula="of:=[.D9]" office:value-type="string" office:string-value="" calcext:value-type="error">
            <text:p>#NAME?</text:p>
          </table:table-cell>
          <table:table-cell table:style-name="ce26" table:formula="of:=[.$D9]-[.$H9]" office:value-type="string" office:string-value="" calcext:value-type="error">
            <text:p>#NAME?</text:p>
          </table:table-cell>
          <table:table-cell table:style-name="ce26" table:formula="of:=[.$D9]+[.$H9]" office:value-type="string" office:string-value="" calcext:value-type="error">
            <text:p>#NAME?</text:p>
          </table:table-cell>
          <table:table-cell table:style-name="ce22" table:formula="of:=[.E9]" office:value-type="string" office:string-value="" calcext:value-type="error">
            <text:p>#NAME?</text:p>
          </table:table-cell>
          <table:table-cell table:style-name="ce26" table:formula="of:=[.$E9]-[.$I9]" office:value-type="string" office:string-value="" calcext:value-type="error">
            <text:p>#NAME?</text:p>
          </table:table-cell>
          <table:table-cell table:style-name="ce26" table:formula="of:=[.$E9]+[.$I9]" office:value-type="string" office:string-value="" calcext:value-type="error">
            <text:p>#NAME?</text:p>
          </table:table-cell>
          <table:table-cell table:style-name="ce22" table:formula="of:=[.F9]" office:value-type="string" office:string-value="" calcext:value-type="error">
            <text:p>#NAME?</text:p>
          </table:table-cell>
          <table:table-cell table:style-name="ce26" table:formula="of:=[.$F9]-[.$J9]" office:value-type="string" office:string-value="" calcext:value-type="error">
            <text:p>#NAME?</text:p>
          </table:table-cell>
          <table:table-cell table:style-name="ce26" table:formula="of:=[.$F9]+[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string" office:string-value="" calcext:value-type="error">
            <text:p>#NAME?</text:p>
          </table:table-cell>
          <table:table-cell table:style-name="ce26" table:formula="of:=[.$C10]-[.$G10]" office:value-type="string" office:string-value="" calcext:value-type="error">
            <text:p>#NAME?</text:p>
          </table:table-cell>
          <table:table-cell table:style-name="ce26" table:formula="of:=[.$C10]+[.$G10]" office:value-type="string" office:string-value="" calcext:value-type="error">
            <text:p>#NAME?</text:p>
          </table:table-cell>
          <table:table-cell table:style-name="ce26" table:formula="of:=[.D10]" office:value-type="string" office:string-value="" calcext:value-type="error">
            <text:p>#NAME?</text:p>
          </table:table-cell>
          <table:table-cell table:style-name="ce26" table:formula="of:=[.$D10]-[.$H10]" office:value-type="string" office:string-value="" calcext:value-type="error">
            <text:p>#NAME?</text:p>
          </table:table-cell>
          <table:table-cell table:style-name="ce26" table:formula="of:=[.$D10]+[.$H10]" office:value-type="string" office:string-value="" calcext:value-type="error">
            <text:p>#NAME?</text:p>
          </table:table-cell>
          <table:table-cell table:style-name="ce22" table:formula="of:=[.E10]" office:value-type="string" office:string-value="" calcext:value-type="error">
            <text:p>#NAME?</text:p>
          </table:table-cell>
          <table:table-cell table:style-name="ce26" table:formula="of:=[.$E10]-[.$I10]" office:value-type="string" office:string-value="" calcext:value-type="error">
            <text:p>#NAME?</text:p>
          </table:table-cell>
          <table:table-cell table:style-name="ce26" table:formula="of:=[.$E10]+[.$I10]" office:value-type="string" office:string-value="" calcext:value-type="error">
            <text:p>#NAME?</text:p>
          </table:table-cell>
          <table:table-cell table:style-name="ce22" table:formula="of:=[.F10]" office:value-type="string" office:string-value="" calcext:value-type="error">
            <text:p>#NAME?</text:p>
          </table:table-cell>
          <table:table-cell table:style-name="ce26" table:formula="of:=[.$F10]-[.$J10]" office:value-type="string" office:string-value="" calcext:value-type="error">
            <text:p>#NAME?</text:p>
          </table:table-cell>
          <table:table-cell table:style-name="ce26" table:formula="of:=[.$F10]+[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string" office:string-value="" calcext:value-type="error">
            <text:p>#NAME?</text:p>
          </table:table-cell>
          <table:table-cell table:style-name="ce26" table:formula="of:=[.$C11]-[.$G11]" office:value-type="string" office:string-value="" calcext:value-type="error">
            <text:p>#NAME?</text:p>
          </table:table-cell>
          <table:table-cell table:style-name="ce26" table:formula="of:=[.$C11]+[.$G11]" office:value-type="string" office:string-value="" calcext:value-type="error">
            <text:p>#NAME?</text:p>
          </table:table-cell>
          <table:table-cell table:style-name="ce26" table:formula="of:=[.D11]" office:value-type="string" office:string-value="" calcext:value-type="error">
            <text:p>#NAME?</text:p>
          </table:table-cell>
          <table:table-cell table:style-name="ce26" table:formula="of:=[.$D11]-[.$H11]" office:value-type="string" office:string-value="" calcext:value-type="error">
            <text:p>#NAME?</text:p>
          </table:table-cell>
          <table:table-cell table:style-name="ce26" table:formula="of:=[.$D11]+[.$H11]" office:value-type="string" office:string-value="" calcext:value-type="error">
            <text:p>#NAME?</text:p>
          </table:table-cell>
          <table:table-cell table:style-name="ce22" table:formula="of:=[.E11]" office:value-type="string" office:string-value="" calcext:value-type="error">
            <text:p>#NAME?</text:p>
          </table:table-cell>
          <table:table-cell table:style-name="ce26" table:formula="of:=[.$E11]-[.$I11]" office:value-type="string" office:string-value="" calcext:value-type="error">
            <text:p>#NAME?</text:p>
          </table:table-cell>
          <table:table-cell table:style-name="ce26" table:formula="of:=[.$E11]+[.$I11]" office:value-type="string" office:string-value="" calcext:value-type="error">
            <text:p>#NAME?</text:p>
          </table:table-cell>
          <table:table-cell table:style-name="ce22" table:formula="of:=[.F11]" office:value-type="string" office:string-value="" calcext:value-type="error">
            <text:p>#NAME?</text:p>
          </table:table-cell>
          <table:table-cell table:style-name="ce26" table:formula="of:=[.$F11]-[.$J11]" office:value-type="string" office:string-value="" calcext:value-type="error">
            <text:p>#NAME?</text:p>
          </table:table-cell>
          <table:table-cell table:style-name="ce26" table:formula="of:=[.$F11]+[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PPRAW_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2" table:default-cell-style-name="Default"/>
        <table:table-column table:style-name="co6" table:default-cell-style-name="ce44"/>
        <table:table-column table:style-name="co7" table:default-cell-style-name="ce43"/>
        <table:table-column table:style-name="co7" table:number-columns-repeated="2" table:default-cell-style-name="ce44"/>
        <table:table-column table:style-name="co7" table:default-cell-style-name="ce43"/>
        <table:table-column table:style-name="co8" table:number-columns-repeated="2" table:default-cell-style-name="ce51"/>
        <table:table-column table:style-name="co9" table:default-cell-style-name="ce56"/>
        <table:table-column table:style-name="co10" table:default-cell-style-name="ce56"/>
        <table:table-column table:style-name="co11" table:default-cell-style-name="ce59"/>
        <table:table-column table:style-name="co10" table:default-cell-style-name="ce59"/>
        <table:table-column table:style-name="co12" table:default-cell-style-name="ce56"/>
        <table:table-column table:style-name="co10" table:default-cell-style-name="ce56"/>
        <table:table-column table:style-name="co10" table:default-cell-style-name="ce61"/>
        <table:table-column table:style-name="co13" table:default-cell-style-name="ce54"/>
        <table:table-column table:style-name="co10" table:default-cell-style-name="ce54"/>
        <table:table-column table:style-name="co14" table:default-cell-style-name="ce58"/>
        <table:table-column table:style-name="co10" table:default-cell-style-name="ce58"/>
        <table:table-column table:style-name="co15" table:default-cell-style-name="ce54"/>
        <table:table-column table:style-name="co10" table:default-cell-style-name="ce54"/>
        <table:table-column table:style-name="co10" table:number-columns-repeated="997" table:default-cell-style-name="Default"/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202668.06625" calcext:value-type="float">
            <text:p>202668,06625</text:p>
          </table:table-cell>
          <table:table-cell office:value-type="float" office:value="19620.9502544594" calcext:value-type="float">
            <text:p>19620,95025445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]); &quot;_&quot;; [.$F1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7" office:value-type="string" calcext:value-type="string">
            <text:p>n concrete</text:p>
          </table:table-cell>
          <table:table-cell table:style-name="ce52" office:value-type="string" calcext:value-type="string">
            <text:p>n</text:p>
          </table:table-cell>
          <table:table-cell table:style-name="ce53" table:formula="of:=INDIRECT(ADDRESS([.$I2];7))" office:value-type="string" office:string-value="mult_big_vector_hot_201_101" calcext:value-type="string">
            <text:p>mult_big_vector_hot_201_101</text:p>
          </table:table-cell>
          <table:table-cell table:style-name="ce53" office:value-type="string" calcext:value-type="string">
            <text:p>stddev</text:p>
          </table:table-cell>
          <table:table-cell table:style-name="ce57" table:formula="of:=INDIRECT(ADDRESS([.$I2]+1;7))" office:value-type="string" office:string-value="mult_big_vector_no_out_hot_201_101" calcext:value-type="string">
            <text:p>mult_big_vector_no_out_hot_201_101</text:p>
          </table:table-cell>
          <table:table-cell table:style-name="ce57" office:value-type="string" calcext:value-type="string">
            <text:p>stddev</text:p>
          </table:table-cell>
          <table:table-cell table:style-name="ce53" table:formula="of:=INDIRECT(ADDRESS([.$I2]+2;7))" office:value-type="string" office:string-value="-------------------------_201_101" calcext:value-type="string">
            <text:p>-------------------------_201_101</text:p>
          </table:table-cell>
          <table:table-cell table:style-name="ce53" office:value-type="string" calcext:value-type="string">
            <text:p>stddev</text:p>
          </table:table-cell>
          <table:table-cell/>
          <table:table-cell table:style-name="ce53" table:formula="of:=INDIRECT(ADDRESS([.$J2];7))" office:value-type="string" office:string-value="mult_big_vector_hot_64_32" calcext:value-type="string">
            <text:p>mult_big_vector_hot_64_32</text:p>
          </table:table-cell>
          <table:table-cell table:style-name="ce53" office:value-type="string" calcext:value-type="string">
            <text:p>stddev</text:p>
          </table:table-cell>
          <table:table-cell table:style-name="ce57" table:formula="of:=INDIRECT(ADDRESS([.$J2]+1;7))" office:value-type="string" office:string-value="mult_big_vector_no_out_hot_64_32" calcext:value-type="string">
            <text:p>mult_big_vector_no_out_hot_64_32</text:p>
          </table:table-cell>
          <table:table-cell table:style-name="ce57" office:value-type="string" calcext:value-type="string">
            <text:p>stddev</text:p>
          </table:table-cell>
          <table:table-cell table:style-name="ce53" table:formula="of:=INDIRECT(ADDRESS([.$J2]+2;7))" office:value-type="string" office:string-value="-------------------------_64_32" calcext:value-type="string">
            <text:p>-------------------------_64_32</text:p>
          </table:table-cell>
          <table:table-cell table:style-name="ce53" office:value-type="string" calcext:value-type="string">
            <text:p>stdde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6520.29" calcext:value-type="float">
            <text:p>96520,29</text:p>
          </table:table-cell>
          <table:table-cell office:value-type="float" office:value="9063.62577330941" calcext:value-type="float">
            <text:p>9063,625773309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]); &quot;_&quot;; [.$F2])" office:value-type="string" office:string-value="mult_big_vector_no_out_hot_201_101" calcext:value-type="string">
            <text:p>mult_big_vector_no_out_hot_201_101</text:p>
          </table:table-cell>
          <table:table-cell/>
          <table:table-cell table:style-name="ce46" office:value-type="float" office:value="1" calcext:value-type="float">
            <text:p>1</text:p>
          </table:table-cell>
          <table:table-cell table:style-name="ce46" office:value-type="float" office:value="45" calcext:value-type="float">
            <text:p>45</text:p>
          </table:table-cell>
          <table:table-cell/>
          <table:table-cell table:style-name="ce48" table:formula="of:=[.M2] - com.microsoft.floor.precise([.M2] * 0.2)" office:value-type="string" office:string-value="" calcext:value-type="error">
            <text:p>#NAME?</text:p>
          </table:table-cell>
          <table:table-cell table:style-name="ce48" table:formula="of:=INDIRECT(ADDRESS([.$I2];2))" office:value-type="float" office:value="16384" calcext:value-type="float">
            <text:p>16.384</text:p>
          </table:table-cell>
          <table:table-cell table:style-name="ce54" table:formula="of:=INDIRECT(ADDRESS([.$I2];3))" office:value-type="float" office:value="202668.06625" calcext:value-type="float">
            <text:p>202668,06625</text:p>
          </table:table-cell>
          <table:table-cell table:style-name="ce54" table:formula="of:=INDIRECT(ADDRESS([.$I2];4))" office:value-type="float" office:value="19620.9502544594" calcext:value-type="float">
            <text:p>19620,9502544594</text:p>
          </table:table-cell>
          <table:table-cell table:style-name="ce58" table:formula="of:=INDIRECT(ADDRESS([.$I2]+1;3))" office:value-type="float" office:value="96520.29" calcext:value-type="float">
            <text:p>96520,29</text:p>
          </table:table-cell>
          <table:table-cell table:style-name="ce58" table:formula="of:=INDIRECT(ADDRESS([.$I2]+1;4))" office:value-type="float" office:value="9063.62577330941" calcext:value-type="float">
            <text:p>9063,6257733094</text:p>
          </table:table-cell>
          <table:table-cell table:style-name="ce54" table:formula="of:=INDIRECT(ADDRESS([.$I2]+2;3))" office:value-type="float" office:value="0" calcext:value-type="float">
            <text:p>0</text:p>
          </table:table-cell>
          <table:table-cell table:style-name="ce54" table:formula="of:=INDIRECT(ADDRESS([.$I2]+2;4))" office:value-type="float" office:value="0" calcext:value-type="float">
            <text:p>0</text:p>
          </table:table-cell>
          <table:table-cell/>
          <table:table-cell table:formula="of:=INDIRECT(ADDRESS([.$J2];3))" office:value-type="float" office:value="39175.19625" calcext:value-type="float">
            <text:p>39175,19625</text:p>
          </table:table-cell>
          <table:table-cell table:formula="of:=INDIRECT(ADDRESS([.$J2];4))" office:value-type="float" office:value="7800.70662231927" calcext:value-type="float">
            <text:p>7800,7066223193</text:p>
          </table:table-cell>
          <table:table-cell table:formula="of:=INDIRECT(ADDRESS([.$J2]+1;3))" office:value-type="float" office:value="98637.69375" calcext:value-type="float">
            <text:p>98637,69375</text:p>
          </table:table-cell>
          <table:table-cell table:formula="of:=INDIRECT(ADDRESS([.$J2]+1;4))" office:value-type="float" office:value="10424.7729998107" calcext:value-type="float">
            <text:p>10424,7729998107</text:p>
          </table:table-cell>
          <table:table-cell table:formula="of:=INDIRECT(ADDRESS([.$J2]+2;3))" office:value-type="float" office:value="0" calcext:value-type="float">
            <text:p>0</text:p>
          </table:table-cell>
          <table:table-cell table:formula="of:=INDIRECT(ADDRESS([.$J2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]); &quot;_&quot;; [.$F3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2]+3" office:value-type="float" office:value="4" calcext:value-type="float">
            <text:p>4</text:p>
          </table:table-cell>
          <table:table-cell table:formula="of:=[.J2]+3" office:value-type="float" office:value="48" calcext:value-type="float">
            <text:p>48</text:p>
          </table:table-cell>
          <table:table-cell/>
          <table:table-cell table:style-name="ce48" table:formula="of:=[.M3] - com.microsoft.floor.precise([.M3] * 0.2)" office:value-type="string" office:string-value="" calcext:value-type="error">
            <text:p>#NAME?</text:p>
          </table:table-cell>
          <table:table-cell table:style-name="ce48" table:formula="of:=INDIRECT(ADDRESS([.$I3];2))" office:value-type="float" office:value="32768" calcext:value-type="float">
            <text:p>32.768</text:p>
          </table:table-cell>
          <table:table-cell table:style-name="ce54" table:formula="of:=INDIRECT(ADDRESS([.$I3];3))" office:value-type="float" office:value="403344.905" calcext:value-type="float">
            <text:p>403344,905</text:p>
          </table:table-cell>
          <table:table-cell table:style-name="ce54" table:formula="of:=INDIRECT(ADDRESS([.$I3];4))" office:value-type="float" office:value="28850.6020076918" calcext:value-type="float">
            <text:p>28850,6020076918</text:p>
          </table:table-cell>
          <table:table-cell table:style-name="ce58" table:formula="of:=INDIRECT(ADDRESS([.$I3]+1;3))" office:value-type="float" office:value="204442.88375" calcext:value-type="float">
            <text:p>204442,88375</text:p>
          </table:table-cell>
          <table:table-cell table:style-name="ce58" table:formula="of:=INDIRECT(ADDRESS([.$I3]+1;4))" office:value-type="float" office:value="25621.7080091642" calcext:value-type="float">
            <text:p>25621,7080091642</text:p>
          </table:table-cell>
          <table:table-cell table:style-name="ce54" table:formula="of:=INDIRECT(ADDRESS([.$I3]+2;3))" office:value-type="float" office:value="0" calcext:value-type="float">
            <text:p>0</text:p>
          </table:table-cell>
          <table:table-cell table:style-name="ce54" table:formula="of:=INDIRECT(ADDRESS([.$I3]+2;4))" office:value-type="float" office:value="0" calcext:value-type="float">
            <text:p>0</text:p>
          </table:table-cell>
          <table:table-cell/>
          <table:table-cell table:formula="of:=INDIRECT(ADDRESS([.$J3];3))" office:value-type="float" office:value="74861.21875" calcext:value-type="float">
            <text:p>74861,21875</text:p>
          </table:table-cell>
          <table:table-cell table:formula="of:=INDIRECT(ADDRESS([.$J3];4))" office:value-type="float" office:value="7075.67326875373" calcext:value-type="float">
            <text:p>7075,6732687537</text:p>
          </table:table-cell>
          <table:table-cell table:formula="of:=INDIRECT(ADDRESS([.$J3]+1;3))" office:value-type="float" office:value="205441.95375" calcext:value-type="float">
            <text:p>205441,95375</text:p>
          </table:table-cell>
          <table:table-cell table:formula="of:=INDIRECT(ADDRESS([.$J3]+1;4))" office:value-type="float" office:value="22883.241873638" calcext:value-type="float">
            <text:p>22883,241873638</text:p>
          </table:table-cell>
          <table:table-cell table:formula="of:=INDIRECT(ADDRESS([.$J3]+2;3))" office:value-type="float" office:value="0" calcext:value-type="float">
            <text:p>0</text:p>
          </table:table-cell>
          <table:table-cell table:formula="of:=INDIRECT(ADDRESS([.$J3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03344.905" calcext:value-type="float">
            <text:p>403344,905</text:p>
          </table:table-cell>
          <table:table-cell office:value-type="float" office:value="28850.6020076918" calcext:value-type="float">
            <text:p>28850,6020076918</text:p>
          </table:table-cell>
          <table:table-cell table:number-columns-repeated="4"/>
          <table:table-cell table:formula="of:=[.I3]+3" office:value-type="float" office:value="7" calcext:value-type="float">
            <text:p>7</text:p>
          </table:table-cell>
          <table:table-cell table:formula="of:=[.J3]+3" office:value-type="float" office:value="51" calcext:value-type="float">
            <text:p>51</text:p>
          </table:table-cell>
          <table:table-cell/>
          <table:table-cell table:style-name="ce48" table:formula="of:=[.M4] - com.microsoft.floor.precise([.M4] * 0.2)" office:value-type="string" office:string-value="" calcext:value-type="error">
            <text:p>#NAME?</text:p>
          </table:table-cell>
          <table:table-cell table:style-name="ce48" table:formula="of:=INDIRECT(ADDRESS([.$I4];2))" office:value-type="float" office:value="65536" calcext:value-type="float">
            <text:p>65.536</text:p>
          </table:table-cell>
          <table:table-cell table:style-name="ce54" table:formula="of:=INDIRECT(ADDRESS([.$I4];3))" office:value-type="float" office:value="809495.75625" calcext:value-type="float">
            <text:p>809495,75625</text:p>
          </table:table-cell>
          <table:table-cell table:style-name="ce54" table:formula="of:=INDIRECT(ADDRESS([.$I4];4))" office:value-type="float" office:value="53775.4903008398" calcext:value-type="float">
            <text:p>53775,4903008398</text:p>
          </table:table-cell>
          <table:table-cell table:style-name="ce58" table:formula="of:=INDIRECT(ADDRESS([.$I4]+1;3))" office:value-type="float" office:value="398111.49125" calcext:value-type="float">
            <text:p>398111,49125</text:p>
          </table:table-cell>
          <table:table-cell table:style-name="ce58" table:formula="of:=INDIRECT(ADDRESS([.$I4]+1;4))" office:value-type="float" office:value="29165.8306711526" calcext:value-type="float">
            <text:p>29165,8306711526</text:p>
          </table:table-cell>
          <table:table-cell table:style-name="ce54" table:formula="of:=INDIRECT(ADDRESS([.$I4]+2;3))" office:value-type="float" office:value="0" calcext:value-type="float">
            <text:p>0</text:p>
          </table:table-cell>
          <table:table-cell table:style-name="ce54" table:formula="of:=INDIRECT(ADDRESS([.$I4]+2;4))" office:value-type="float" office:value="0" calcext:value-type="float">
            <text:p>0</text:p>
          </table:table-cell>
          <table:table-cell/>
          <table:table-cell table:formula="of:=INDIRECT(ADDRESS([.$J4];3))" office:value-type="float" office:value="141172.61375" calcext:value-type="float">
            <text:p>141172,61375</text:p>
          </table:table-cell>
          <table:table-cell table:formula="of:=INDIRECT(ADDRESS([.$J4];4))" office:value-type="float" office:value="13288.6442445941" calcext:value-type="float">
            <text:p>13288,6442445941</text:p>
          </table:table-cell>
          <table:table-cell table:formula="of:=INDIRECT(ADDRESS([.$J4]+1;3))" office:value-type="float" office:value="396784.7075" calcext:value-type="float">
            <text:p>396784,7075</text:p>
          </table:table-cell>
          <table:table-cell table:formula="of:=INDIRECT(ADDRESS([.$J4]+1;4))" office:value-type="float" office:value="30473.4583199367" calcext:value-type="float">
            <text:p>30473,4583199367</text:p>
          </table:table-cell>
          <table:table-cell table:formula="of:=INDIRECT(ADDRESS([.$J4]+2;3))" office:value-type="float" office:value="0" calcext:value-type="float">
            <text:p>0</text:p>
          </table:table-cell>
          <table:table-cell table:formula="of:=INDIRECT(ADDRESS([.$J4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4442.88375" calcext:value-type="float">
            <text:p>204442,88375</text:p>
          </table:table-cell>
          <table:table-cell office:value-type="float" office:value="25621.7080091642" calcext:value-type="float">
            <text:p>25621,708009164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5]); &quot;_&quot;; [.$F5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4]+3" office:value-type="float" office:value="10" calcext:value-type="float">
            <text:p>10</text:p>
          </table:table-cell>
          <table:table-cell table:formula="of:=[.J4]+3" office:value-type="float" office:value="54" calcext:value-type="float">
            <text:p>54</text:p>
          </table:table-cell>
          <table:table-cell/>
          <table:table-cell table:style-name="ce48" table:formula="of:=[.M5] - com.microsoft.floor.precise([.M5] * 0.2)" office:value-type="string" office:string-value="" calcext:value-type="error">
            <text:p>#NAME?</text:p>
          </table:table-cell>
          <table:table-cell table:style-name="ce48" table:formula="of:=INDIRECT(ADDRESS([.$I5];2))" office:value-type="float" office:value="131072" calcext:value-type="float">
            <text:p>131.072</text:p>
          </table:table-cell>
          <table:table-cell table:style-name="ce54" table:formula="of:=INDIRECT(ADDRESS([.$I5];3))" office:value-type="float" office:value="1657465.865" calcext:value-type="float">
            <text:p>1657465,865</text:p>
          </table:table-cell>
          <table:table-cell table:style-name="ce54" table:formula="of:=INDIRECT(ADDRESS([.$I5];4))" office:value-type="float" office:value="133297.320911391" calcext:value-type="float">
            <text:p>133297,320911391</text:p>
          </table:table-cell>
          <table:table-cell table:style-name="ce58" table:formula="of:=INDIRECT(ADDRESS([.$I5]+1;3))" office:value-type="float" office:value="801939.67625" calcext:value-type="float">
            <text:p>801939,67625</text:p>
          </table:table-cell>
          <table:table-cell table:style-name="ce58" table:formula="of:=INDIRECT(ADDRESS([.$I5]+1;4))" office:value-type="float" office:value="45166.1012075628" calcext:value-type="float">
            <text:p>45166,1012075628</text:p>
          </table:table-cell>
          <table:table-cell table:style-name="ce54" table:formula="of:=INDIRECT(ADDRESS([.$I5]+2;3))" office:value-type="float" office:value="0" calcext:value-type="float">
            <text:p>0</text:p>
          </table:table-cell>
          <table:table-cell table:style-name="ce54" table:formula="of:=INDIRECT(ADDRESS([.$I5]+2;4))" office:value-type="float" office:value="0" calcext:value-type="float">
            <text:p>0</text:p>
          </table:table-cell>
          <table:table-cell/>
          <table:table-cell table:formula="of:=INDIRECT(ADDRESS([.$J5];3))" office:value-type="float" office:value="291537.105" calcext:value-type="float">
            <text:p>291537,105</text:p>
          </table:table-cell>
          <table:table-cell table:formula="of:=INDIRECT(ADDRESS([.$J5];4))" office:value-type="float" office:value="36862.1967749185" calcext:value-type="float">
            <text:p>36862,1967749185</text:p>
          </table:table-cell>
          <table:table-cell table:formula="of:=INDIRECT(ADDRESS([.$J5]+1;3))" office:value-type="float" office:value="812832.01375" calcext:value-type="float">
            <text:p>812832,01375</text:p>
          </table:table-cell>
          <table:table-cell table:formula="of:=INDIRECT(ADDRESS([.$J5]+1;4))" office:value-type="float" office:value="70244.7786251667" calcext:value-type="float">
            <text:p>70244,7786251667</text:p>
          </table:table-cell>
          <table:table-cell table:formula="of:=INDIRECT(ADDRESS([.$J5]+2;3))" office:value-type="float" office:value="0" calcext:value-type="float">
            <text:p>0</text:p>
          </table:table-cell>
          <table:table-cell table:formula="of:=INDIRECT(ADDRESS([.$J5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6]); &quot;_&quot;; [.$F6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5]+3" office:value-type="float" office:value="13" calcext:value-type="float">
            <text:p>13</text:p>
          </table:table-cell>
          <table:table-cell table:formula="of:=[.J5]+3" office:value-type="float" office:value="57" calcext:value-type="float">
            <text:p>57</text:p>
          </table:table-cell>
          <table:table-cell/>
          <table:table-cell table:style-name="ce48" table:formula="of:=[.M6] - com.microsoft.floor.precise([.M6] * 0.2)" office:value-type="string" office:string-value="" calcext:value-type="error">
            <text:p>#NAME?</text:p>
          </table:table-cell>
          <table:table-cell table:style-name="ce48" table:formula="of:=INDIRECT(ADDRESS([.$I6];2))" office:value-type="float" office:value="262144" calcext:value-type="float">
            <text:p>262.144</text:p>
          </table:table-cell>
          <table:table-cell table:style-name="ce54" table:formula="of:=INDIRECT(ADDRESS([.$I6];3))" office:value-type="float" office:value="3355500.0325" calcext:value-type="float">
            <text:p>3355500,0325</text:p>
          </table:table-cell>
          <table:table-cell table:style-name="ce54" table:formula="of:=INDIRECT(ADDRESS([.$I6];4))" office:value-type="float" office:value="203110.791958186" calcext:value-type="float">
            <text:p>203110,791958186</text:p>
          </table:table-cell>
          <table:table-cell table:style-name="ce58" table:formula="of:=INDIRECT(ADDRESS([.$I6]+1;3))" office:value-type="float" office:value="1677657.5325" calcext:value-type="float">
            <text:p>1677657,5325</text:p>
          </table:table-cell>
          <table:table-cell table:style-name="ce58" table:formula="of:=INDIRECT(ADDRESS([.$I6]+1;4))" office:value-type="float" office:value="137507.243344948" calcext:value-type="float">
            <text:p>137507,243344948</text:p>
          </table:table-cell>
          <table:table-cell table:style-name="ce54" table:formula="of:=INDIRECT(ADDRESS([.$I6]+2;3))" office:value-type="float" office:value="0" calcext:value-type="float">
            <text:p>0</text:p>
          </table:table-cell>
          <table:table-cell table:style-name="ce54" table:formula="of:=INDIRECT(ADDRESS([.$I6]+2;4))" office:value-type="float" office:value="0" calcext:value-type="float">
            <text:p>0</text:p>
          </table:table-cell>
          <table:table-cell/>
          <table:table-cell table:formula="of:=INDIRECT(ADDRESS([.$J6];3))" office:value-type="float" office:value="579289.48375" calcext:value-type="float">
            <text:p>579289,48375</text:p>
          </table:table-cell>
          <table:table-cell table:formula="of:=INDIRECT(ADDRESS([.$J6];4))" office:value-type="float" office:value="50378.8733768992" calcext:value-type="float">
            <text:p>50378,8733768992</text:p>
          </table:table-cell>
          <table:table-cell table:formula="of:=INDIRECT(ADDRESS([.$J6]+1;3))" office:value-type="float" office:value="1663063.335" calcext:value-type="float">
            <text:p>1663063,335</text:p>
          </table:table-cell>
          <table:table-cell table:formula="of:=INDIRECT(ADDRESS([.$J6]+1;4))" office:value-type="float" office:value="158648.95293448" calcext:value-type="float">
            <text:p>158648,95293448</text:p>
          </table:table-cell>
          <table:table-cell table:formula="of:=INDIRECT(ADDRESS([.$J6]+2;3))" office:value-type="float" office:value="0" calcext:value-type="float">
            <text:p>0</text:p>
          </table:table-cell>
          <table:table-cell table:formula="of:=INDIRECT(ADDRESS([.$J6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809495.75625" calcext:value-type="float">
            <text:p>809495,75625</text:p>
          </table:table-cell>
          <table:table-cell office:value-type="float" office:value="53775.4903008398" calcext:value-type="float">
            <text:p>53775,490300839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7]); &quot;_&quot;; [.$F7])" office:value-type="string" office:string-value="mult_big_vector_hot_201_101" calcext:value-type="string">
            <text:p>mult_big_vector_hot_201_101</text:p>
          </table:table-cell>
          <table:table-cell/>
          <table:table-cell table:formula="of:=[.I6]+3" office:value-type="float" office:value="16" calcext:value-type="float">
            <text:p>16</text:p>
          </table:table-cell>
          <table:table-cell table:formula="of:=[.J6]+3" office:value-type="float" office:value="60" calcext:value-type="float">
            <text:p>60</text:p>
          </table:table-cell>
          <table:table-cell/>
          <table:table-cell table:style-name="ce48" table:formula="of:=[.M7] - com.microsoft.floor.precise([.M7] * 0.2)" office:value-type="string" office:string-value="" calcext:value-type="error">
            <text:p>#NAME?</text:p>
          </table:table-cell>
          <table:table-cell table:style-name="ce48" table:formula="of:=INDIRECT(ADDRESS([.$I7];2))" office:value-type="float" office:value="524288" calcext:value-type="float">
            <text:p>524.288</text:p>
          </table:table-cell>
          <table:table-cell table:style-name="ce54" table:formula="of:=INDIRECT(ADDRESS([.$I7];3))" office:value-type="float" office:value="6685251.5925" calcext:value-type="float">
            <text:p>6685251,5925</text:p>
          </table:table-cell>
          <table:table-cell table:style-name="ce54" table:formula="of:=INDIRECT(ADDRESS([.$I7];4))" office:value-type="float" office:value="366658.302064596" calcext:value-type="float">
            <text:p>366658,302064596</text:p>
          </table:table-cell>
          <table:table-cell table:style-name="ce58" table:formula="of:=INDIRECT(ADDRESS([.$I7]+1;3))" office:value-type="float" office:value="3313597.47625" calcext:value-type="float">
            <text:p>3313597,47625</text:p>
          </table:table-cell>
          <table:table-cell table:style-name="ce58" table:formula="of:=INDIRECT(ADDRESS([.$I7]+1;4))" office:value-type="float" office:value="162239.753242854" calcext:value-type="float">
            <text:p>162239,753242854</text:p>
          </table:table-cell>
          <table:table-cell table:style-name="ce54" table:formula="of:=INDIRECT(ADDRESS([.$I7]+2;3))" office:value-type="float" office:value="0" calcext:value-type="float">
            <text:p>0</text:p>
          </table:table-cell>
          <table:table-cell table:style-name="ce54" table:formula="of:=INDIRECT(ADDRESS([.$I7]+2;4))" office:value-type="float" office:value="0" calcext:value-type="float">
            <text:p>0</text:p>
          </table:table-cell>
          <table:table-cell/>
          <table:table-cell table:formula="of:=INDIRECT(ADDRESS([.$J7];3))" office:value-type="float" office:value="1184464.82625" calcext:value-type="float">
            <text:p>1184464,82625</text:p>
          </table:table-cell>
          <table:table-cell table:formula="of:=INDIRECT(ADDRESS([.$J7];4))" office:value-type="float" office:value="94778.2636272754" calcext:value-type="float">
            <text:p>94778,2636272754</text:p>
          </table:table-cell>
          <table:table-cell table:formula="of:=INDIRECT(ADDRESS([.$J7]+1;3))" office:value-type="float" office:value="3304908.12125" calcext:value-type="float">
            <text:p>3304908,12125</text:p>
          </table:table-cell>
          <table:table-cell table:formula="of:=INDIRECT(ADDRESS([.$J7]+1;4))" office:value-type="float" office:value="144827.838768214" calcext:value-type="float">
            <text:p>144827,838768214</text:p>
          </table:table-cell>
          <table:table-cell table:formula="of:=INDIRECT(ADDRESS([.$J7]+2;3))" office:value-type="float" office:value="0" calcext:value-type="float">
            <text:p>0</text:p>
          </table:table-cell>
          <table:table-cell table:formula="of:=INDIRECT(ADDRESS([.$J7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8111.49125" calcext:value-type="float">
            <text:p>398111,49125</text:p>
          </table:table-cell>
          <table:table-cell office:value-type="float" office:value="29165.8306711526" calcext:value-type="float">
            <text:p>29165,8306711526</text:p>
          </table:table-cell>
          <table:table-cell table:number-columns-repeated="4"/>
          <table:table-cell table:formula="of:=[.I7]+3" office:value-type="float" office:value="19" calcext:value-type="float">
            <text:p>19</text:p>
          </table:table-cell>
          <table:table-cell table:formula="of:=[.J7]+3" office:value-type="float" office:value="63" calcext:value-type="float">
            <text:p>63</text:p>
          </table:table-cell>
          <table:table-cell/>
          <table:table-cell table:style-name="ce48" table:formula="of:=[.M8] - com.microsoft.floor.precise([.M8] * 0.2)" office:value-type="string" office:string-value="" calcext:value-type="error">
            <text:p>#NAME?</text:p>
          </table:table-cell>
          <table:table-cell table:style-name="ce48" table:formula="of:=INDIRECT(ADDRESS([.$I8];2))" office:value-type="float" office:value="1048576" calcext:value-type="float">
            <text:p>1.048.576</text:p>
          </table:table-cell>
          <table:table-cell table:style-name="ce54" table:formula="of:=INDIRECT(ADDRESS([.$I8];3))" office:value-type="float" office:value="13364400.5425" calcext:value-type="float">
            <text:p>13364400,5425</text:p>
          </table:table-cell>
          <table:table-cell table:style-name="ce54" table:formula="of:=INDIRECT(ADDRESS([.$I8];4))" office:value-type="float" office:value="628342.926467919" calcext:value-type="float">
            <text:p>628342,926467919</text:p>
          </table:table-cell>
          <table:table-cell table:style-name="ce58" table:formula="of:=INDIRECT(ADDRESS([.$I8]+1;3))" office:value-type="float" office:value="6621911.3125" calcext:value-type="float">
            <text:p>6621911,3125</text:p>
          </table:table-cell>
          <table:table-cell table:style-name="ce58" table:formula="of:=INDIRECT(ADDRESS([.$I8]+1;4))" office:value-type="float" office:value="265510.206058028" calcext:value-type="float">
            <text:p>265510,206058028</text:p>
          </table:table-cell>
          <table:table-cell table:style-name="ce54" table:formula="of:=INDIRECT(ADDRESS([.$I8]+2;3))" office:value-type="float" office:value="0" calcext:value-type="float">
            <text:p>0</text:p>
          </table:table-cell>
          <table:table-cell table:style-name="ce54" table:formula="of:=INDIRECT(ADDRESS([.$I8]+2;4))" office:value-type="float" office:value="0" calcext:value-type="float">
            <text:p>0</text:p>
          </table:table-cell>
          <table:table-cell/>
          <table:table-cell table:formula="of:=INDIRECT(ADDRESS([.$J8];3))" office:value-type="float" office:value="2406060.615" calcext:value-type="float">
            <text:p>2406060,615</text:p>
          </table:table-cell>
          <table:table-cell table:formula="of:=INDIRECT(ADDRESS([.$J8];4))" office:value-type="float" office:value="125873.573222028" calcext:value-type="float">
            <text:p>125873,573222028</text:p>
          </table:table-cell>
          <table:table-cell table:formula="of:=INDIRECT(ADDRESS([.$J8]+1;3))" office:value-type="float" office:value="6603731.79625" calcext:value-type="float">
            <text:p>6603731,79625</text:p>
          </table:table-cell>
          <table:table-cell table:formula="of:=INDIRECT(ADDRESS([.$J8]+1;4))" office:value-type="float" office:value="258672.158536984" calcext:value-type="float">
            <text:p>258672,158536984</text:p>
          </table:table-cell>
          <table:table-cell table:formula="of:=INDIRECT(ADDRESS([.$J8]+2;3))" office:value-type="float" office:value="0" calcext:value-type="float">
            <text:p>0</text:p>
          </table:table-cell>
          <table:table-cell table:formula="of:=INDIRECT(ADDRESS([.$J8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9]); &quot;_&quot;; [.$F9])" office:value-type="string" office:string-value="-------------------------_201_101" calcext:value-type="string">
            <text:p>-------------------------_201_101</text:p>
          </table:table-cell>
          <table:table-cell/>
          <table:table-cell table:formula="of:=[.I8]+3" office:value-type="float" office:value="22" calcext:value-type="float">
            <text:p>22</text:p>
          </table:table-cell>
          <table:table-cell table:formula="of:=[.J8]+3" office:value-type="float" office:value="66" calcext:value-type="float">
            <text:p>66</text:p>
          </table:table-cell>
          <table:table-cell/>
          <table:table-cell table:style-name="ce48" table:formula="of:=[.M9] - com.microsoft.floor.precise([.M9] * 0.2)" office:value-type="string" office:string-value="" calcext:value-type="error">
            <text:p>#NAME?</text:p>
          </table:table-cell>
          <table:table-cell table:style-name="ce48" table:formula="of:=INDIRECT(ADDRESS([.$I9];2))" office:value-type="float" office:value="2097152" calcext:value-type="float">
            <text:p>2.097.152</text:p>
          </table:table-cell>
          <table:table-cell table:style-name="ce54" table:formula="of:=INDIRECT(ADDRESS([.$I9];3))" office:value-type="float" office:value="26679223.31125" calcext:value-type="float">
            <text:p>26679223,31125</text:p>
          </table:table-cell>
          <table:table-cell table:style-name="ce54" table:formula="of:=INDIRECT(ADDRESS([.$I9];4))" office:value-type="float" office:value="812990.380881913" calcext:value-type="float">
            <text:p>812990,380881913</text:p>
          </table:table-cell>
          <table:table-cell table:style-name="ce58" table:formula="of:=INDIRECT(ADDRESS([.$I9]+1;3))" office:value-type="float" office:value="13259123.00125" calcext:value-type="float">
            <text:p>13259123,00125</text:p>
          </table:table-cell>
          <table:table-cell table:style-name="ce58" table:formula="of:=INDIRECT(ADDRESS([.$I9]+1;4))" office:value-type="float" office:value="376153.256209371" calcext:value-type="float">
            <text:p>376153,256209371</text:p>
          </table:table-cell>
          <table:table-cell table:style-name="ce54" table:formula="of:=INDIRECT(ADDRESS([.$I9]+2;3))" office:value-type="float" office:value="0" calcext:value-type="float">
            <text:p>0</text:p>
          </table:table-cell>
          <table:table-cell table:style-name="ce54" table:formula="of:=INDIRECT(ADDRESS([.$I9]+2;4))" office:value-type="float" office:value="0" calcext:value-type="float">
            <text:p>0</text:p>
          </table:table-cell>
          <table:table-cell/>
          <table:table-cell table:formula="of:=INDIRECT(ADDRESS([.$J9];3))" office:value-type="float" office:value="4874342.125" calcext:value-type="float">
            <text:p>4874342,125</text:p>
          </table:table-cell>
          <table:table-cell table:formula="of:=INDIRECT(ADDRESS([.$J9];4))" office:value-type="float" office:value="208579.898742565" calcext:value-type="float">
            <text:p>208579,898742565</text:p>
          </table:table-cell>
          <table:table-cell table:formula="of:=INDIRECT(ADDRESS([.$J9]+1;3))" office:value-type="float" office:value="13214394.2125" calcext:value-type="float">
            <text:p>13214394,2125</text:p>
          </table:table-cell>
          <table:table-cell table:formula="of:=INDIRECT(ADDRESS([.$J9]+1;4))" office:value-type="float" office:value="376960.776326517" calcext:value-type="float">
            <text:p>376960,776326517</text:p>
          </table:table-cell>
          <table:table-cell table:formula="of:=INDIRECT(ADDRESS([.$J9]+2;3))" office:value-type="float" office:value="0" calcext:value-type="float">
            <text:p>0</text:p>
          </table:table-cell>
          <table:table-cell table:formula="of:=INDIRECT(ADDRESS([.$J9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57465.865" calcext:value-type="float">
            <text:p>1657465,865</text:p>
          </table:table-cell>
          <table:table-cell office:value-type="float" office:value="133297.320911391" calcext:value-type="float">
            <text:p>133297,32091139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0]); &quot;_&quot;; [.$F10])" office:value-type="string" office:string-value="mult_big_vector_hot_201_101" calcext:value-type="string">
            <text:p>mult_big_vector_hot_201_101</text:p>
          </table:table-cell>
          <table:table-cell/>
          <table:table-cell table:formula="of:=[.I9]+3" office:value-type="float" office:value="25" calcext:value-type="float">
            <text:p>25</text:p>
          </table:table-cell>
          <table:table-cell table:formula="of:=[.J9]+3" office:value-type="float" office:value="69" calcext:value-type="float">
            <text:p>69</text:p>
          </table:table-cell>
          <table:table-cell/>
          <table:table-cell table:style-name="ce48" table:formula="of:=[.M10] - com.microsoft.floor.precise([.M10] * 0.2)" office:value-type="string" office:string-value="" calcext:value-type="error">
            <text:p>#NAME?</text:p>
          </table:table-cell>
          <table:table-cell table:style-name="ce48" table:formula="of:=INDIRECT(ADDRESS([.$I10];2))" office:value-type="float" office:value="4194304" calcext:value-type="float">
            <text:p>4.194.304</text:p>
          </table:table-cell>
          <table:table-cell table:style-name="ce54" table:formula="of:=INDIRECT(ADDRESS([.$I10];3))" office:value-type="float" office:value="53673950.94" calcext:value-type="float">
            <text:p>53673950,94</text:p>
          </table:table-cell>
          <table:table-cell table:style-name="ce54" table:formula="of:=INDIRECT(ADDRESS([.$I10];4))" office:value-type="float" office:value="1554864.97827151" calcext:value-type="float">
            <text:p>1554864,97827151</text:p>
          </table:table-cell>
          <table:table-cell table:style-name="ce58" table:formula="of:=INDIRECT(ADDRESS([.$I10]+1;3))" office:value-type="float" office:value="27187012.865" calcext:value-type="float">
            <text:p>27187012,865</text:p>
          </table:table-cell>
          <table:table-cell table:style-name="ce58" table:formula="of:=INDIRECT(ADDRESS([.$I10]+1;4))" office:value-type="float" office:value="2323358.87399883" calcext:value-type="float">
            <text:p>2323358,87399883</text:p>
          </table:table-cell>
          <table:table-cell table:style-name="ce54" table:formula="of:=INDIRECT(ADDRESS([.$I10]+2;3))" office:value-type="float" office:value="0" calcext:value-type="float">
            <text:p>0</text:p>
          </table:table-cell>
          <table:table-cell table:style-name="ce54" table:formula="of:=INDIRECT(ADDRESS([.$I10]+2;4))" office:value-type="float" office:value="0" calcext:value-type="float">
            <text:p>0</text:p>
          </table:table-cell>
          <table:table-cell/>
          <table:table-cell table:formula="of:=INDIRECT(ADDRESS([.$J10];3))" office:value-type="float" office:value="9784493.78125" calcext:value-type="float">
            <text:p>9784493,78125</text:p>
          </table:table-cell>
          <table:table-cell table:formula="of:=INDIRECT(ADDRESS([.$J10];4))" office:value-type="float" office:value="471145.684066745" calcext:value-type="float">
            <text:p>471145,684066745</text:p>
          </table:table-cell>
          <table:table-cell table:formula="of:=INDIRECT(ADDRESS([.$J10]+1;3))" office:value-type="float" office:value="26662298.36625" calcext:value-type="float">
            <text:p>26662298,36625</text:p>
          </table:table-cell>
          <table:table-cell table:formula="of:=INDIRECT(ADDRESS([.$J10]+1;4))" office:value-type="float" office:value="924812.662065938" calcext:value-type="float">
            <text:p>924812,662065938</text:p>
          </table:table-cell>
          <table:table-cell table:formula="of:=INDIRECT(ADDRESS([.$J10]+2;3))" office:value-type="float" office:value="0" calcext:value-type="float">
            <text:p>0</text:p>
          </table:table-cell>
          <table:table-cell table:formula="of:=INDIRECT(ADDRESS([.$J10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01939.67625" calcext:value-type="float">
            <text:p>801939,67625</text:p>
          </table:table-cell>
          <table:table-cell office:value-type="float" office:value="45166.1012075628" calcext:value-type="float">
            <text:p>45166,101207562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1]); &quot;_&quot;; [.$F11])" office:value-type="string" office:string-value="mult_big_vector_no_out_hot_201_101" calcext:value-type="string">
            <text:p>mult_big_vector_no_out_hot_201_101</text:p>
          </table:table-cell>
          <table:table-cell/>
          <table:table-cell table:formula="of:=[.I10]+3" office:value-type="float" office:value="28" calcext:value-type="float">
            <text:p>28</text:p>
          </table:table-cell>
          <table:table-cell table:formula="of:=[.J10]+3" office:value-type="float" office:value="72" calcext:value-type="float">
            <text:p>72</text:p>
          </table:table-cell>
          <table:table-cell/>
          <table:table-cell table:style-name="ce48" table:formula="of:=[.M11] - com.microsoft.floor.precise([.M11] * 0.2)" office:value-type="string" office:string-value="" calcext:value-type="error">
            <text:p>#NAME?</text:p>
          </table:table-cell>
          <table:table-cell table:style-name="ce48" table:formula="of:=INDIRECT(ADDRESS([.$I11];2))" office:value-type="float" office:value="8388608" calcext:value-type="float">
            <text:p>8.388.608</text:p>
          </table:table-cell>
          <table:table-cell table:style-name="ce54" table:formula="of:=INDIRECT(ADDRESS([.$I11];3))" office:value-type="float" office:value="111836940.71125" calcext:value-type="float">
            <text:p>111836940,71125</text:p>
          </table:table-cell>
          <table:table-cell table:style-name="ce54" table:formula="of:=INDIRECT(ADDRESS([.$I11];4))" office:value-type="float" office:value="13574028.4915927" calcext:value-type="float">
            <text:p>13574028,4915927</text:p>
          </table:table-cell>
          <table:table-cell table:style-name="ce58" table:formula="of:=INDIRECT(ADDRESS([.$I11]+1;3))" office:value-type="float" office:value="70513901.2825" calcext:value-type="float">
            <text:p>70513901,2825</text:p>
          </table:table-cell>
          <table:table-cell table:style-name="ce58" table:formula="of:=INDIRECT(ADDRESS([.$I11]+1;4))" office:value-type="float" office:value="5469425.1055282" calcext:value-type="float">
            <text:p>5469425,1055282</text:p>
          </table:table-cell>
          <table:table-cell table:style-name="ce54" table:formula="of:=INDIRECT(ADDRESS([.$I11]+2;3))" office:value-type="float" office:value="0" calcext:value-type="float">
            <text:p>0</text:p>
          </table:table-cell>
          <table:table-cell table:style-name="ce54" table:formula="of:=INDIRECT(ADDRESS([.$I11]+2;4))" office:value-type="float" office:value="0" calcext:value-type="float">
            <text:p>0</text:p>
          </table:table-cell>
          <table:table-cell/>
          <table:table-cell table:formula="of:=INDIRECT(ADDRESS([.$J11];3))" office:value-type="float" office:value="19741957.76" calcext:value-type="float">
            <text:p>19741957,76</text:p>
          </table:table-cell>
          <table:table-cell table:formula="of:=INDIRECT(ADDRESS([.$J11];4))" office:value-type="float" office:value="860308.925865193" calcext:value-type="float">
            <text:p>860308,925865193</text:p>
          </table:table-cell>
          <table:table-cell table:formula="of:=INDIRECT(ADDRESS([.$J11]+1;3))" office:value-type="float" office:value="53283618.47" calcext:value-type="float">
            <text:p>53283618,47</text:p>
          </table:table-cell>
          <table:table-cell table:formula="of:=INDIRECT(ADDRESS([.$J11]+1;4))" office:value-type="float" office:value="1522117.70732292" calcext:value-type="float">
            <text:p>1522117,70732292</text:p>
          </table:table-cell>
          <table:table-cell table:formula="of:=INDIRECT(ADDRESS([.$J11]+2;3))" office:value-type="float" office:value="0" calcext:value-type="float">
            <text:p>0</text:p>
          </table:table-cell>
          <table:table-cell table:formula="of:=INDIRECT(ADDRESS([.$J11]+2;4)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3355500.0325" calcext:value-type="float">
            <text:p>3355500,0325</text:p>
          </table:table-cell>
          <table:table-cell office:value-type="float" office:value="203110.791958186" calcext:value-type="float">
            <text:p>203110,791958186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3]); &quot;_&quot;; [.$F13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9" table:number-columns-repeated="2"/>
          <table:table-cell table:style-name="ce55"/>
          <table:table-cell table:style-name="ce49" table:number-columns-repeated="3"/>
          <table:table-cell table:style-name="Default"/>
          <table:table-cell table:style-name="ce49"/>
          <table:table-cell/>
          <table:table-cell table:style-name="ce49" table:number-columns-repeated="6"/>
          <table:table-cell table:number-columns-repeated="99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77657.5325" calcext:value-type="float">
            <text:p>1677657,5325</text:p>
          </table:table-cell>
          <table:table-cell office:value-type="float" office:value="137507.243344948" calcext:value-type="float">
            <text:p>137507,243344948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4]); &quot;_&quot;; [.$F14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Default"/>
          <table:table-cell table:style-name="ce54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5]); &quot;_&quot;; [.$F15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6685251.5925" calcext:value-type="float">
            <text:p>6685251,5925</text:p>
          </table:table-cell>
          <table:table-cell office:value-type="float" office:value="366658.302064596" calcext:value-type="float">
            <text:p>366658,302064596</text:p>
          </table:table-cell>
          <table:table-cell table:number-columns-repeated="7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3597.47625" calcext:value-type="float">
            <text:p>3313597,47625</text:p>
          </table:table-cell>
          <table:table-cell office:value-type="float" office:value="162239.753242854" calcext:value-type="float">
            <text:p>162239,753242854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7]); &quot;_&quot;; [.$F17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18]); &quot;_&quot;; [.$F18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3364400.5425" calcext:value-type="float">
            <text:p>13364400,5425</text:p>
          </table:table-cell>
          <table:table-cell office:value-type="float" office:value="628342.926467919" calcext:value-type="float">
            <text:p>628342,926467919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19]); &quot;_&quot;; [.$F19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21911.3125" calcext:value-type="float">
            <text:p>6621911,3125</text:p>
          </table:table-cell>
          <table:table-cell office:value-type="float" office:value="265510.206058028" calcext:value-type="float">
            <text:p>265510,206058028</text:p>
          </table:table-cell>
          <table:table-cell table:number-columns-repeated="7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1]); &quot;_&quot;; [.$F21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6679223.31125" calcext:value-type="float">
            <text:p>26679223,31125</text:p>
          </table:table-cell>
          <table:table-cell office:value-type="float" office:value="812990.380881913" calcext:value-type="float">
            <text:p>812990,38088191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2]); &quot;_&quot;; [.$F22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59123.00125" calcext:value-type="float">
            <text:p>13259123,00125</text:p>
          </table:table-cell>
          <table:table-cell office:value-type="float" office:value="376153.256209371" calcext:value-type="float">
            <text:p>376153,25620937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3]); &quot;_&quot;; [.$F23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53673950.94" calcext:value-type="float">
            <text:p>53673950,94</text:p>
          </table:table-cell>
          <table:table-cell office:value-type="float" office:value="1554864.97827151" calcext:value-type="float">
            <text:p>1554864,97827151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5]); &quot;_&quot;; [.$F25])" office:value-type="string" office:string-value="mult_big_vector_hot_201_101" calcext:value-type="string">
            <text:p>mult_big_vector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7187012.865" calcext:value-type="float">
            <text:p>27187012,865</text:p>
          </table:table-cell>
          <table:table-cell office:value-type="float" office:value="2323358.87399883" calcext:value-type="float">
            <text:p>2323358,87399883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6]); &quot;_&quot;; [.$F26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27]); &quot;_&quot;; [.$F27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11836940.71125" calcext:value-type="float">
            <text:p>111836940,71125</text:p>
          </table:table-cell>
          <table:table-cell office:value-type="float" office:value="13574028.4915927" calcext:value-type="float">
            <text:p>13574028,4915927</text:p>
          </table:table-cell>
          <table:table-cell table:number-columns-repeated="7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70513901.2825" calcext:value-type="float">
            <text:p>70513901,2825</text:p>
          </table:table-cell>
          <table:table-cell office:value-type="float" office:value="5469425.1055282" calcext:value-type="float">
            <text:p>5469425,1055282</text:p>
          </table:table-cell>
          <table:table-cell/>
          <table:table-cell office:value-type="string" calcext:value-type="string">
            <text:p>201_101</text:p>
          </table:table-cell>
          <table:table-cell table:formula="of:=CONCATENATE(TRIM([.$A29]); &quot;_&quot;; [.$F29])" office:value-type="string" office:string-value="mult_big_vector_no_out_hot_201_101" calcext:value-type="string">
            <text:p>mult_big_vector_no_out_hot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201_101</text:p>
          </table:table-cell>
          <table:table-cell table:formula="of:=CONCATENATE(TRIM([.$A30]); &quot;_&quot;; [.$F30])" office:value-type="string" office:string-value="-------------------------_201_101" calcext:value-type="string">
            <text:p>-------------------------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1]); &quot;_&quot;; [.$F31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3]); &quot;_&quot;; [.$F33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4]); &quot;_&quot;; [.$F34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5]); &quot;_&quot;; [.$F35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7]); &quot;_&quot;; [.$F37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8]); &quot;_&quot;; [.$F38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201_101</text:p>
          </table:table-cell>
          <table:table-cell table:formula="of:=CONCATENATE(TRIM([.$A39]); &quot;_&quot;; [.$F39])" office:value-type="string" office:string-value="_201_101" calcext:value-type="string">
            <text:p>_201_101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 table:number-rows-repeated="3">
          <table:table-cell table:style-name="ce42" table:number-columns-repeated="6"/>
          <table:table-cell table:style-name="ce45"/>
          <table:table-cell table:style-name="ce42"/>
          <table:table-cell table:style-name="ce45" table:number-columns-repeated="2"/>
          <table:table-cell table:style-name="ce42"/>
          <table:table-cell table:style-name="ce50" table:number-columns-repeated="2"/>
          <table:table-cell table:style-name="ce54" table:number-columns-repeated="2"/>
          <table:table-cell table:style-name="ce58" table:number-columns-repeated="2"/>
          <table:table-cell table:style-name="ce60" table:number-columns-repeated="2"/>
          <table:table-cell table:number-columns-repeated="7"/>
          <table:table-cell table:style-name="ce42" table:number-columns-repeated="997"/>
        </table:table-row>
        <table:table-row table:style-name="ro1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6384" calcext:value-type="float">
            <text:p>16384</text:p>
          </table:table-cell>
          <table:table-cell office:value-type="float" office:value="39175.19625" calcext:value-type="float">
            <text:p>39175,19625</text:p>
          </table:table-cell>
          <table:table-cell office:value-type="float" office:value="7800.70662231927" calcext:value-type="float">
            <text:p>7800,7066223193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5]); &quot;_&quot;; [.$F45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37.69375" calcext:value-type="float">
            <text:p>98637,69375</text:p>
          </table:table-cell>
          <table:table-cell office:value-type="float" office:value="10424.7729998107" calcext:value-type="float">
            <text:p>10424,772999810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6]); &quot;_&quot;; [.$F46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47]); &quot;_&quot;; [.$F47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32768" calcext:value-type="float">
            <text:p>32768</text:p>
          </table:table-cell>
          <table:table-cell office:value-type="float" office:value="74861.21875" calcext:value-type="float">
            <text:p>74861,21875</text:p>
          </table:table-cell>
          <table:table-cell office:value-type="float" office:value="7075.67326875373" calcext:value-type="float">
            <text:p>7075,6732687537</text:p>
          </table:table-cell>
          <table:table-cell table:number-columns-repeated="7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205441.95375" calcext:value-type="float">
            <text:p>205441,95375</text:p>
          </table:table-cell>
          <table:table-cell office:value-type="float" office:value="22883.241873638" calcext:value-type="float">
            <text:p>22883,2418736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49]); &quot;_&quot;; [.$F49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0]); &quot;_&quot;; [.$F50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65536" calcext:value-type="float">
            <text:p>65536</text:p>
          </table:table-cell>
          <table:table-cell office:value-type="float" office:value="141172.61375" calcext:value-type="float">
            <text:p>141172,61375</text:p>
          </table:table-cell>
          <table:table-cell office:value-type="float" office:value="13288.6442445941" calcext:value-type="float">
            <text:p>13288,6442445941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1]); &quot;_&quot;; [.$F51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396784.7075" calcext:value-type="float">
            <text:p>396784,7075</text:p>
          </table:table-cell>
          <table:table-cell office:value-type="float" office:value="30473.4583199367" calcext:value-type="float">
            <text:p>30473,4583199367</text:p>
          </table:table-cell>
          <table:table-cell table:number-columns-repeated="7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3]); &quot;_&quot;; [.$F53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91537.105" calcext:value-type="float">
            <text:p>291537,105</text:p>
          </table:table-cell>
          <table:table-cell office:value-type="float" office:value="36862.1967749185" calcext:value-type="float">
            <text:p>36862,196774918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4]); &quot;_&quot;; [.$F54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812832.01375" calcext:value-type="float">
            <text:p>812832,01375</text:p>
          </table:table-cell>
          <table:table-cell office:value-type="float" office:value="70244.7786251667" calcext:value-type="float">
            <text:p>70244,778625166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5]); &quot;_&quot;; [.$F55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579289.48375" calcext:value-type="float">
            <text:p>579289,48375</text:p>
          </table:table-cell>
          <table:table-cell office:value-type="float" office:value="50378.8733768992" calcext:value-type="float">
            <text:p>50378,87337689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7]); &quot;_&quot;; [.$F57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663063.335" calcext:value-type="float">
            <text:p>1663063,335</text:p>
          </table:table-cell>
          <table:table-cell office:value-type="float" office:value="158648.95293448" calcext:value-type="float">
            <text:p>158648,9529344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58]); &quot;_&quot;; [.$F58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59]); &quot;_&quot;; [.$F59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84464.82625" calcext:value-type="float">
            <text:p>1184464,82625</text:p>
          </table:table-cell>
          <table:table-cell office:value-type="float" office:value="94778.2636272754" calcext:value-type="float">
            <text:p>94778,2636272754</text:p>
          </table:table-cell>
          <table:table-cell table:number-columns-repeated="7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4908.12125" calcext:value-type="float">
            <text:p>3304908,12125</text:p>
          </table:table-cell>
          <table:table-cell office:value-type="float" office:value="144827.838768214" calcext:value-type="float">
            <text:p>144827,838768214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1]); &quot;_&quot;; [.$F61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2]); &quot;_&quot;; [.$F62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406060.615" calcext:value-type="float">
            <text:p>2406060,615</text:p>
          </table:table-cell>
          <table:table-cell office:value-type="float" office:value="125873.573222028" calcext:value-type="float">
            <text:p>125873,57322202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3]); &quot;_&quot;; [.$F63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6603731.79625" calcext:value-type="float">
            <text:p>6603731,79625</text:p>
          </table:table-cell>
          <table:table-cell office:value-type="float" office:value="258672.158536984" calcext:value-type="float">
            <text:p>258672,158536984</text:p>
          </table:table-cell>
          <table:table-cell table:number-columns-repeated="7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65]); &quot;_&quot;; [.$F65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4874342.125" calcext:value-type="float">
            <text:p>4874342,125</text:p>
          </table:table-cell>
          <table:table-cell office:value-type="float" office:value="208579.898742565" calcext:value-type="float">
            <text:p>208579,89874256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6]); &quot;_&quot;; [.$F66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3214394.2125" calcext:value-type="float">
            <text:p>13214394,2125</text:p>
          </table:table-cell>
          <table:table-cell office:value-type="float" office:value="376960.776326517" calcext:value-type="float">
            <text:p>376960,776326517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7]); &quot;_&quot;; [.$F67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10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9784493.78125" calcext:value-type="float">
            <text:p>9784493,78125</text:p>
          </table:table-cell>
          <table:table-cell office:value-type="float" office:value="471145.684066745" calcext:value-type="float">
            <text:p>471145,684066745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69]); &quot;_&quot;; [.$F69])" office:value-type="string" office:string-value="mult_big_vector_hot_64_32" calcext:value-type="string">
            <text:p>mult_big_vector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6662298.36625" calcext:value-type="float">
            <text:p>26662298,36625</text:p>
          </table:table-cell>
          <table:table-cell office:value-type="float" office:value="924812.662065938" calcext:value-type="float">
            <text:p>924812,662065938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0]); &quot;_&quot;; [.$F70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-------------------------</text:p>
          </table:table-cell>
          <table:table-cell table:number-columns-repeated="4"/>
          <table:table-cell office:value-type="string" calcext:value-type="string">
            <text:p>64_32</text:p>
          </table:table-cell>
          <table:table-cell table:formula="of:=CONCATENATE(TRIM([.$A71]); &quot;_&quot;; [.$F71])" office:value-type="string" office:string-value="-------------------------_64_32" calcext:value-type="string">
            <text:p>-------------------------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hot <text:s text:c="19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9741957.76" calcext:value-type="float">
            <text:p>19741957,76</text:p>
          </table:table-cell>
          <table:table-cell office:value-type="float" office:value="860308.925865193" calcext:value-type="float">
            <text:p>860308,925865193</text:p>
          </table:table-cell>
          <table:table-cell table:number-columns-repeated="7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53283618.47" calcext:value-type="float">
            <text:p>53283618,47</text:p>
          </table:table-cell>
          <table:table-cell office:value-type="float" office:value="1522117.70732292" calcext:value-type="float">
            <text:p>1522117,70732292</text:p>
          </table:table-cell>
          <table:table-cell/>
          <table:table-cell office:value-type="string" calcext:value-type="string">
            <text:p>64_32</text:p>
          </table:table-cell>
          <table:table-cell table:formula="of:=CONCATENATE(TRIM([.$A73]); &quot;_&quot;; [.$F73])" office:value-type="string" office:string-value="mult_big_vector_no_out_hot_64_32" calcext:value-type="string">
            <text:p>mult_big_vector_no_out_hot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4]); &quot;_&quot;; [.$F74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5]); &quot;_&quot;; [.$F75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7]); &quot;_&quot;; [.$F77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8]); &quot;_&quot;; [.$F78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79]); &quot;_&quot;; [.$F79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1]); &quot;_&quot;; [.$F81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2]); &quot;_&quot;; [.$F82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>
          <table:table-cell table:number-columns-repeated="5"/>
          <table:table-cell office:value-type="string" calcext:value-type="string">
            <text:p>64_32</text:p>
          </table:table-cell>
          <table:table-cell table:formula="of:=CONCATENATE(TRIM([.$A83]); &quot;_&quot;; [.$F83])" office:value-type="string" office:string-value="_64_32" calcext:value-type="string">
            <text:p>_64_32</text:p>
          </table:table-cell>
          <table:table-cell table:number-columns-repeated="4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 table:number-rows-repeated="123">
          <table:table-cell table:number-columns-repeated="11"/>
          <table:table-cell table:style-name="ce48" table:number-columns-repeated="2"/>
          <table:table-cell table:style-name="ce54" table:number-columns-repeated="2"/>
          <table:table-cell table:style-name="ce58" table:number-columns-repeated="2"/>
          <table:table-cell table:style-name="ce54" table:number-columns-repeated="2"/>
          <table:table-cell table:number-columns-repeated="1004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PPCHART_Opt" table:style-name="ta1">
        <table:table-column table:style-name="co16" table:default-cell-style-name="ce10"/>
        <table:table-column table:style-name="co17" table:default-cell-style-name="ce10"/>
        <table:table-column table:style-name="co21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0" table:default-cell-style-name="ce15"/>
        <table:table-column table:style-name="co10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1007" table:default-cell-style-name="Default"/>
        <table:table-row table:style-name="ro1">
          <table:table-cell table:style-name="ce6" table:formula="of:=[CPPRAW_Opt.L1]" office:value-type="string" office:string-value="n concrete" calcext:value-type="string">
            <text:p>n concrete</text:p>
          </table:table-cell>
          <table:table-cell table:style-name="ce6" table:formula="of:=[CPPRAW_Opt.M1]" office:value-type="string" office:string-value="n" calcext:value-type="string">
            <text:p>n</text:p>
          </table:table-cell>
          <table:table-cell table:style-name="ce6" table:formula="of:=[CPPRAW_Opt.N1]" office:value-type="string" office:string-value="mult_big_vector_hot_201_101" calcext:value-type="string">
            <text:p>mult_big_vector_hot_201_101</text:p>
          </table:table-cell>
          <table:table-cell table:style-name="ce6" table:formula="of:=[CPPRAW_Opt.P1]" office:value-type="string" office:string-value="mult_big_vector_no_out_hot_201_101" calcext:value-type="string">
            <text:p>mult_big_vector_no_out_hot_201_101</text:p>
          </table:table-cell>
          <table:table-cell table:style-name="ce6" table:formula="of:=[CPPRAW_Opt.U1]" office:value-type="string" office:string-value="mult_big_vector_hot_64_32" calcext:value-type="string">
            <text:p>mult_big_vector_hot_64_32</text:p>
          </table:table-cell>
          <table:table-cell table:style-name="ce6" table:formula="of:=[CPPRAW_Opt.W1]" office:value-type="string" office:string-value="mult_big_vector_no_out_hot_64_32" calcext:value-type="string">
            <text:p>mult_big_vector_no_out_hot_64_32</text:p>
          </table:table-cell>
          <table:table-cell table:style-name="ce28" table:formula="of:=[CPPRAW_Opt.O1]" office:value-type="string" office:string-value="stddev" calcext:value-type="string">
            <text:p>stddev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/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6" table:formula="of:=#REF!" office:value-type="string" office:string-value="" calcext:value-type="error">
            <text:p>#REF!</text:p>
          </table:table-cell>
          <table:table-cell table:style-name="ce27" table:number-columns-repeated="1004"/>
          <table:table-cell/>
        </table:table-row>
        <table:table-row table:style-name="ro1">
          <table:table-cell table:style-name="ce21" table:formula="of:=[CPPRAW_Opt.L2]" office:value-type="string" office:string-value="" calcext:value-type="error">
            <text:p>#NAME?</text:p>
          </table:table-cell>
          <table:table-cell table:style-name="ce21" table:formula="of:=[CPPRAW_Opt.M2]" office:value-type="float" office:value="16384" calcext:value-type="float">
            <text:p>16.384</text:p>
          </table:table-cell>
          <table:table-cell table:style-name="ce25" table:formula="of:=[CPPRAW_Opt.N2]/[.$A2]" office:value-type="string" office:string-value="" calcext:value-type="error">
            <text:p>#NAME?</text:p>
          </table:table-cell>
          <table:table-cell table:style-name="ce25" table:formula="of:=[CPPRAW_Opt.P2]/[.$A2]" office:value-type="string" office:string-value="" calcext:value-type="error">
            <text:p>#NAME?</text:p>
          </table:table-cell>
          <table:table-cell table:style-name="ce25" table:formula="of:=[CPPRAW_Opt.U2]/[.$A2]" office:value-type="string" office:string-value="" calcext:value-type="error">
            <text:p>#NAME?</text:p>
          </table:table-cell>
          <table:table-cell table:style-name="ce25" table:formula="of:=[CPPRAW_Opt.W2]/[.$A2]" office:value-type="string" office:string-value="" calcext:value-type="error">
            <text:p>#NAME?</text:p>
          </table:table-cell>
          <table:table-cell table:style-name="ce29" table:formula="of:=[CPPRAW_Opt.O2]/[.$A2]" office:value-type="string" office:string-value="" calcext:value-type="error">
            <text:p>#NAME?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style-name="ce25" table:formula="of:=#REF!/[.$A2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3]" office:value-type="string" office:string-value="" calcext:value-type="error">
            <text:p>#NAME?</text:p>
          </table:table-cell>
          <table:table-cell table:style-name="ce21" table:formula="of:=[CPPRAW_Opt.M3]" office:value-type="float" office:value="32768" calcext:value-type="float">
            <text:p>32.768</text:p>
          </table:table-cell>
          <table:table-cell table:style-name="ce25" table:formula="of:=[CPPRAW_Opt.N3]/[.$A3]" office:value-type="string" office:string-value="" calcext:value-type="error">
            <text:p>#NAME?</text:p>
          </table:table-cell>
          <table:table-cell table:style-name="ce25" table:formula="of:=[CPPRAW_Opt.P3]/[.$A3]" office:value-type="string" office:string-value="" calcext:value-type="error">
            <text:p>#NAME?</text:p>
          </table:table-cell>
          <table:table-cell table:style-name="ce25" table:formula="of:=[CPPRAW_Opt.U3]/[.$A3]" office:value-type="string" office:string-value="" calcext:value-type="error">
            <text:p>#NAME?</text:p>
          </table:table-cell>
          <table:table-cell table:style-name="ce25" table:formula="of:=[CPPRAW_Opt.W3]/[.$A3]" office:value-type="string" office:string-value="" calcext:value-type="error">
            <text:p>#NAME?</text:p>
          </table:table-cell>
          <table:table-cell table:style-name="ce29" table:formula="of:=[CPPRAW_Opt.O3]/[.$A3]" office:value-type="string" office:string-value="" calcext:value-type="error">
            <text:p>#NAME?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style-name="ce25" table:formula="of:=#REF!/[.$A3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4]" office:value-type="string" office:string-value="" calcext:value-type="error">
            <text:p>#NAME?</text:p>
          </table:table-cell>
          <table:table-cell table:style-name="ce21" table:formula="of:=[CPPRAW_Opt.M4]" office:value-type="float" office:value="65536" calcext:value-type="float">
            <text:p>65.536</text:p>
          </table:table-cell>
          <table:table-cell table:style-name="ce25" table:formula="of:=[CPPRAW_Opt.N4]/[.$A4]" office:value-type="string" office:string-value="" calcext:value-type="error">
            <text:p>#NAME?</text:p>
          </table:table-cell>
          <table:table-cell table:style-name="ce25" table:formula="of:=[CPPRAW_Opt.P4]/[.$A4]" office:value-type="string" office:string-value="" calcext:value-type="error">
            <text:p>#NAME?</text:p>
          </table:table-cell>
          <table:table-cell table:style-name="ce25" table:formula="of:=[CPPRAW_Opt.U4]/[.$A4]" office:value-type="string" office:string-value="" calcext:value-type="error">
            <text:p>#NAME?</text:p>
          </table:table-cell>
          <table:table-cell table:style-name="ce25" table:formula="of:=[CPPRAW_Opt.W4]/[.$A4]" office:value-type="string" office:string-value="" calcext:value-type="error">
            <text:p>#NAME?</text:p>
          </table:table-cell>
          <table:table-cell table:style-name="ce29" table:formula="of:=[CPPRAW_Opt.O4]/[.$A4]" office:value-type="string" office:string-value="" calcext:value-type="error">
            <text:p>#NAME?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style-name="ce25" table:formula="of:=#REF!/[.$A4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5]" office:value-type="string" office:string-value="" calcext:value-type="error">
            <text:p>#NAME?</text:p>
          </table:table-cell>
          <table:table-cell table:style-name="ce21" table:formula="of:=[CPPRAW_Opt.M5]" office:value-type="float" office:value="131072" calcext:value-type="float">
            <text:p>131.072</text:p>
          </table:table-cell>
          <table:table-cell table:style-name="ce25" table:formula="of:=[CPPRAW_Opt.N5]/[.$A5]" office:value-type="string" office:string-value="" calcext:value-type="error">
            <text:p>#NAME?</text:p>
          </table:table-cell>
          <table:table-cell table:style-name="ce25" table:formula="of:=[CPPRAW_Opt.P5]/[.$A5]" office:value-type="string" office:string-value="" calcext:value-type="error">
            <text:p>#NAME?</text:p>
          </table:table-cell>
          <table:table-cell table:style-name="ce25" table:formula="of:=[CPPRAW_Opt.U5]/[.$A5]" office:value-type="string" office:string-value="" calcext:value-type="error">
            <text:p>#NAME?</text:p>
          </table:table-cell>
          <table:table-cell table:style-name="ce25" table:formula="of:=[CPPRAW_Opt.W5]/[.$A5]" office:value-type="string" office:string-value="" calcext:value-type="error">
            <text:p>#NAME?</text:p>
          </table:table-cell>
          <table:table-cell table:style-name="ce29" table:formula="of:=[CPPRAW_Opt.O5]/[.$A5]" office:value-type="string" office:string-value="" calcext:value-type="error">
            <text:p>#NAME?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style-name="ce25" table:formula="of:=#REF!/[.$A5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6]" office:value-type="string" office:string-value="" calcext:value-type="error">
            <text:p>#NAME?</text:p>
          </table:table-cell>
          <table:table-cell table:style-name="ce21" table:formula="of:=[CPPRAW_Opt.M6]" office:value-type="float" office:value="262144" calcext:value-type="float">
            <text:p>262.144</text:p>
          </table:table-cell>
          <table:table-cell table:style-name="ce25" table:formula="of:=[CPPRAW_Opt.N6]/[.$A6]" office:value-type="string" office:string-value="" calcext:value-type="error">
            <text:p>#NAME?</text:p>
          </table:table-cell>
          <table:table-cell table:style-name="ce25" table:formula="of:=[CPPRAW_Opt.P6]/[.$A6]" office:value-type="string" office:string-value="" calcext:value-type="error">
            <text:p>#NAME?</text:p>
          </table:table-cell>
          <table:table-cell table:style-name="ce25" table:formula="of:=[CPPRAW_Opt.U6]/[.$A6]" office:value-type="string" office:string-value="" calcext:value-type="error">
            <text:p>#NAME?</text:p>
          </table:table-cell>
          <table:table-cell table:style-name="ce25" table:formula="of:=[CPPRAW_Opt.W6]/[.$A6]" office:value-type="string" office:string-value="" calcext:value-type="error">
            <text:p>#NAME?</text:p>
          </table:table-cell>
          <table:table-cell table:style-name="ce29" table:formula="of:=[CPPRAW_Opt.O6]/[.$A6]" office:value-type="string" office:string-value="" calcext:value-type="error">
            <text:p>#NAME?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style-name="ce25" table:formula="of:=#REF!/[.$A6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7]" office:value-type="string" office:string-value="" calcext:value-type="error">
            <text:p>#NAME?</text:p>
          </table:table-cell>
          <table:table-cell table:style-name="ce21" table:formula="of:=[CPPRAW_Opt.M7]" office:value-type="float" office:value="524288" calcext:value-type="float">
            <text:p>524.288</text:p>
          </table:table-cell>
          <table:table-cell table:style-name="ce25" table:formula="of:=[CPPRAW_Opt.N7]/[.$A7]" office:value-type="string" office:string-value="" calcext:value-type="error">
            <text:p>#NAME?</text:p>
          </table:table-cell>
          <table:table-cell table:style-name="ce25" table:formula="of:=[CPPRAW_Opt.P7]/[.$A7]" office:value-type="string" office:string-value="" calcext:value-type="error">
            <text:p>#NAME?</text:p>
          </table:table-cell>
          <table:table-cell table:style-name="ce25" table:formula="of:=[CPPRAW_Opt.U7]/[.$A7]" office:value-type="string" office:string-value="" calcext:value-type="error">
            <text:p>#NAME?</text:p>
          </table:table-cell>
          <table:table-cell table:style-name="ce25" table:formula="of:=[CPPRAW_Opt.W7]/[.$A7]" office:value-type="string" office:string-value="" calcext:value-type="error">
            <text:p>#NAME?</text:p>
          </table:table-cell>
          <table:table-cell table:style-name="ce29" table:formula="of:=[CPPRAW_Opt.O7]/[.$A7]" office:value-type="string" office:string-value="" calcext:value-type="error">
            <text:p>#NAME?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style-name="ce25" table:formula="of:=#REF!/[.$A7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8]" office:value-type="string" office:string-value="" calcext:value-type="error">
            <text:p>#NAME?</text:p>
          </table:table-cell>
          <table:table-cell table:style-name="ce21" table:formula="of:=[CPPRAW_Opt.M8]" office:value-type="float" office:value="1048576" calcext:value-type="float">
            <text:p>1.048.576</text:p>
          </table:table-cell>
          <table:table-cell table:style-name="ce25" table:formula="of:=[CPPRAW_Opt.N8]/[.$A8]" office:value-type="string" office:string-value="" calcext:value-type="error">
            <text:p>#NAME?</text:p>
          </table:table-cell>
          <table:table-cell table:style-name="ce25" table:formula="of:=[CPPRAW_Opt.P8]/[.$A8]" office:value-type="string" office:string-value="" calcext:value-type="error">
            <text:p>#NAME?</text:p>
          </table:table-cell>
          <table:table-cell table:style-name="ce25" table:formula="of:=[CPPRAW_Opt.U8]/[.$A8]" office:value-type="string" office:string-value="" calcext:value-type="error">
            <text:p>#NAME?</text:p>
          </table:table-cell>
          <table:table-cell table:style-name="ce25" table:formula="of:=[CPPRAW_Opt.W8]/[.$A8]" office:value-type="string" office:string-value="" calcext:value-type="error">
            <text:p>#NAME?</text:p>
          </table:table-cell>
          <table:table-cell table:style-name="ce29" table:formula="of:=[CPPRAW_Opt.O8]/[.$A8]" office:value-type="string" office:string-value="" calcext:value-type="error">
            <text:p>#NAME?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/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style-name="ce25" table:formula="of:=#REF!/[.$A8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9]" office:value-type="string" office:string-value="" calcext:value-type="error">
            <text:p>#NAME?</text:p>
          </table:table-cell>
          <table:table-cell table:style-name="ce21" table:formula="of:=[CPPRAW_Opt.M9]" office:value-type="float" office:value="2097152" calcext:value-type="float">
            <text:p>2.097.152</text:p>
          </table:table-cell>
          <table:table-cell table:style-name="ce25" table:formula="of:=[CPPRAW_Opt.N9]/[.$A9]" office:value-type="string" office:string-value="" calcext:value-type="error">
            <text:p>#NAME?</text:p>
          </table:table-cell>
          <table:table-cell table:style-name="ce25" table:formula="of:=[CPPRAW_Opt.P9]/[.$A9]" office:value-type="string" office:string-value="" calcext:value-type="error">
            <text:p>#NAME?</text:p>
          </table:table-cell>
          <table:table-cell table:style-name="ce25" table:formula="of:=[CPPRAW_Opt.U9]/[.$A9]" office:value-type="string" office:string-value="" calcext:value-type="error">
            <text:p>#NAME?</text:p>
          </table:table-cell>
          <table:table-cell table:style-name="ce25" table:formula="of:=[CPPRAW_Opt.W9]/[.$A9]" office:value-type="string" office:string-value="" calcext:value-type="error">
            <text:p>#NAME?</text:p>
          </table:table-cell>
          <table:table-cell table:style-name="ce29" table:formula="of:=[CPPRAW_Opt.O9]/[.$A9]" office:value-type="string" office:string-value="" calcext:value-type="error">
            <text:p>#NAME?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/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style-name="ce25" table:formula="of:=#REF!/[.$A9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0]" office:value-type="string" office:string-value="" calcext:value-type="error">
            <text:p>#NAME?</text:p>
          </table:table-cell>
          <table:table-cell table:style-name="ce21" table:formula="of:=[CPPRAW_Opt.M10]" office:value-type="float" office:value="4194304" calcext:value-type="float">
            <text:p>4.194.304</text:p>
          </table:table-cell>
          <table:table-cell table:style-name="ce25" table:formula="of:=[CPPRAW_Opt.N10]/[.$A10]" office:value-type="string" office:string-value="" calcext:value-type="error">
            <text:p>#NAME?</text:p>
          </table:table-cell>
          <table:table-cell table:style-name="ce25" table:formula="of:=[CPPRAW_Opt.P10]/[.$A10]" office:value-type="string" office:string-value="" calcext:value-type="error">
            <text:p>#NAME?</text:p>
          </table:table-cell>
          <table:table-cell table:style-name="ce25" table:formula="of:=[CPPRAW_Opt.U10]/[.$A10]" office:value-type="string" office:string-value="" calcext:value-type="error">
            <text:p>#NAME?</text:p>
          </table:table-cell>
          <table:table-cell table:style-name="ce25" table:formula="of:=[CPPRAW_Opt.W10]/[.$A10]" office:value-type="string" office:string-value="" calcext:value-type="error">
            <text:p>#NAME?</text:p>
          </table:table-cell>
          <table:table-cell table:style-name="ce29" table:formula="of:=[CPPRAW_Opt.O10]/[.$A10]" office:value-type="string" office:string-value="" calcext:value-type="error">
            <text:p>#NAME?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/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style-name="ce25" table:formula="of:=#REF!/[.$A10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>
          <table:table-cell table:style-name="ce21" table:formula="of:=[CPPRAW_Opt.L11]" office:value-type="string" office:string-value="" calcext:value-type="error">
            <text:p>#NAME?</text:p>
          </table:table-cell>
          <table:table-cell table:style-name="ce21" table:formula="of:=[CPPRAW_Opt.M11]" office:value-type="float" office:value="8388608" calcext:value-type="float">
            <text:p>8.388.608</text:p>
          </table:table-cell>
          <table:table-cell table:style-name="ce25" table:formula="of:=[CPPRAW_Opt.N11]/[.$A11]" office:value-type="string" office:string-value="" calcext:value-type="error">
            <text:p>#NAME?</text:p>
          </table:table-cell>
          <table:table-cell table:style-name="ce25" table:formula="of:=[CPPRAW_Opt.P11]/[.$A11]" office:value-type="string" office:string-value="" calcext:value-type="error">
            <text:p>#NAME?</text:p>
          </table:table-cell>
          <table:table-cell table:style-name="ce25" table:formula="of:=[CPPRAW_Opt.U11]/[.$A11]" office:value-type="string" office:string-value="" calcext:value-type="error">
            <text:p>#NAME?</text:p>
          </table:table-cell>
          <table:table-cell table:style-name="ce25" table:formula="of:=[CPPRAW_Opt.W11]/[.$A11]" office:value-type="string" office:string-value="" calcext:value-type="error">
            <text:p>#NAME?</text:p>
          </table:table-cell>
          <table:table-cell table:style-name="ce29" table:formula="of:=[CPPRAW_Opt.O11]/[.$A11]" office:value-type="string" office:string-value="" calcext:value-type="error">
            <text:p>#NAME?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/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style-name="ce25" table:formula="of:=#REF!/[.$A11]" office:value-type="string" office:string-value="" calcext:value-type="error">
            <text:p>#REF!</text:p>
          </table:table-cell>
          <table:table-cell table:number-columns-repeated="1005"/>
        </table:table-row>
        <table:table-row table:style-name="ro1" table:number-rows-repeated="2">
          <table:table-cell/>
          <table:table-cell table:style-name="ce21"/>
          <table:table-cell table:number-columns-repeated="1018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style-name="ce6"/>
          <table:table-cell table:style-name="ce22" table:formula="of:=[.B1]" office:value-type="string" office:string-value="n" calcext:value-type="string">
            <text:p>n</text:p>
          </table:table-cell>
          <table:table-cell table:style-name="ce22" table:formula="of:=[.C1]" office:value-type="string" office:string-value="mult_big_vector_hot_201_101" calcext:value-type="string">
            <text:p>mult_big_vector_hot_201_101</text:p>
          </table:table-cell>
          <table:table-cell table:style-name="ce27" table:number-columns-repeated="2"/>
          <table:table-cell table:style-name="ce22" table:formula="of:=[.D1]" office:value-type="string" office:string-value="mult_big_vector_no_out_hot_201_101" calcext:value-type="string">
            <text:p>mult_big_vector_no_out_hot_201_101</text:p>
          </table:table-cell>
          <table:table-cell table:style-name="ce30"/>
          <table:table-cell table:style-name="ce27"/>
          <table:table-cell table:style-name="ce22" table:formula="of:=[.E1]" office:value-type="string" office:string-value="mult_big_vector_hot_64_32" calcext:value-type="string">
            <text:p>mult_big_vector_hot_64_32</text:p>
          </table:table-cell>
          <table:table-cell table:style-name="ce27" table:number-columns-repeated="2"/>
          <table:table-cell table:style-name="ce22" table:formula="of:=[.F1]" office:value-type="string" office:string-value="mult_big_vector_no_out_hot_64_32" calcext:value-type="string">
            <text:p>mult_big_vector_no_out_hot_64_32</text:p>
          </table:table-cell>
          <table:table-cell table:style-name="ce27" table:number-columns-repeated="1008"/>
        </table:table-row>
        <table:table-row table:style-name="ro1">
          <table:table-cell/>
          <table:table-cell table:style-name="ce23" table:formula="of:=CONCATENATE(&quot;'&quot;; [.B2]/1024; &quot;'&quot;)" office:value-type="string" office:string-value="'16'" calcext:value-type="string">
            <text:p>'16'</text:p>
          </table:table-cell>
          <table:table-cell table:style-name="ce26" table:formula="of:=[.C2]" office:value-type="string" office:string-value="" calcext:value-type="error">
            <text:p>#NAME?</text:p>
          </table:table-cell>
          <table:table-cell table:style-name="ce26" table:formula="of:=[.$C2]-[.$G2]" office:value-type="string" office:string-value="" calcext:value-type="error">
            <text:p>#NAME?</text:p>
          </table:table-cell>
          <table:table-cell table:style-name="ce26" table:formula="of:=[.$C2]+[.$G2]" office:value-type="string" office:string-value="" calcext:value-type="error">
            <text:p>#NAME?</text:p>
          </table:table-cell>
          <table:table-cell table:style-name="ce26" table:formula="of:=[.D2]" office:value-type="string" office:string-value="" calcext:value-type="error">
            <text:p>#NAME?</text:p>
          </table:table-cell>
          <table:table-cell table:style-name="ce26" table:formula="of:=[.$D2]-[.$H2]" office:value-type="string" office:string-value="" calcext:value-type="error">
            <text:p>#NAME?</text:p>
          </table:table-cell>
          <table:table-cell table:style-name="ce26" table:formula="of:=[.$D2]+[.$H2]" office:value-type="string" office:string-value="" calcext:value-type="error">
            <text:p>#NAME?</text:p>
          </table:table-cell>
          <table:table-cell table:style-name="ce22" table:formula="of:=[.E2]" office:value-type="string" office:string-value="" calcext:value-type="error">
            <text:p>#NAME?</text:p>
          </table:table-cell>
          <table:table-cell table:style-name="ce26" table:formula="of:=[.$E2]-[.$I2]" office:value-type="string" office:string-value="" calcext:value-type="error">
            <text:p>#NAME?</text:p>
          </table:table-cell>
          <table:table-cell table:style-name="ce26" table:formula="of:=[.$E2]+[.$I2]" office:value-type="string" office:string-value="" calcext:value-type="error">
            <text:p>#NAME?</text:p>
          </table:table-cell>
          <table:table-cell table:style-name="ce22" table:formula="of:=[.F2]" office:value-type="string" office:string-value="" calcext:value-type="error">
            <text:p>#NAME?</text:p>
          </table:table-cell>
          <table:table-cell table:style-name="ce26" table:formula="of:=[.$F2]-[.$J2]" office:value-type="string" office:string-value="" calcext:value-type="error">
            <text:p>#NAME?</text:p>
          </table:table-cell>
          <table:table-cell table:style-name="ce26" table:formula="of:=[.$F2]+[.$J2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3]/1024; &quot;'&quot;)" office:value-type="string" office:string-value="'32'" calcext:value-type="string">
            <text:p>'32'</text:p>
          </table:table-cell>
          <table:table-cell table:style-name="ce26" table:formula="of:=[.C3]" office:value-type="string" office:string-value="" calcext:value-type="error">
            <text:p>#NAME?</text:p>
          </table:table-cell>
          <table:table-cell table:style-name="ce26" table:formula="of:=[.$C3]-[.$G3]" office:value-type="string" office:string-value="" calcext:value-type="error">
            <text:p>#NAME?</text:p>
          </table:table-cell>
          <table:table-cell table:style-name="ce26" table:formula="of:=[.$C3]+[.$G3]" office:value-type="string" office:string-value="" calcext:value-type="error">
            <text:p>#NAME?</text:p>
          </table:table-cell>
          <table:table-cell table:style-name="ce26" table:formula="of:=[.D3]" office:value-type="string" office:string-value="" calcext:value-type="error">
            <text:p>#NAME?</text:p>
          </table:table-cell>
          <table:table-cell table:style-name="ce26" table:formula="of:=[.$D3]-[.$H3]" office:value-type="string" office:string-value="" calcext:value-type="error">
            <text:p>#NAME?</text:p>
          </table:table-cell>
          <table:table-cell table:style-name="ce26" table:formula="of:=[.$D3]+[.$H3]" office:value-type="string" office:string-value="" calcext:value-type="error">
            <text:p>#NAME?</text:p>
          </table:table-cell>
          <table:table-cell table:style-name="ce22" table:formula="of:=[.E3]" office:value-type="string" office:string-value="" calcext:value-type="error">
            <text:p>#NAME?</text:p>
          </table:table-cell>
          <table:table-cell table:style-name="ce26" table:formula="of:=[.$E3]-[.$I3]" office:value-type="string" office:string-value="" calcext:value-type="error">
            <text:p>#NAME?</text:p>
          </table:table-cell>
          <table:table-cell table:style-name="ce26" table:formula="of:=[.$E3]+[.$I3]" office:value-type="string" office:string-value="" calcext:value-type="error">
            <text:p>#NAME?</text:p>
          </table:table-cell>
          <table:table-cell table:style-name="ce22" table:formula="of:=[.F3]" office:value-type="string" office:string-value="" calcext:value-type="error">
            <text:p>#NAME?</text:p>
          </table:table-cell>
          <table:table-cell table:style-name="ce26" table:formula="of:=[.$F3]-[.$J3]" office:value-type="string" office:string-value="" calcext:value-type="error">
            <text:p>#NAME?</text:p>
          </table:table-cell>
          <table:table-cell table:style-name="ce26" table:formula="of:=[.$F3]+[.$J3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4]/1024; &quot;'&quot;)" office:value-type="string" office:string-value="'64'" calcext:value-type="string">
            <text:p>'64'</text:p>
          </table:table-cell>
          <table:table-cell table:style-name="ce26" table:formula="of:=[.C4]" office:value-type="string" office:string-value="" calcext:value-type="error">
            <text:p>#NAME?</text:p>
          </table:table-cell>
          <table:table-cell table:style-name="ce26" table:formula="of:=[.$C4]-[.$G4]" office:value-type="string" office:string-value="" calcext:value-type="error">
            <text:p>#NAME?</text:p>
          </table:table-cell>
          <table:table-cell table:style-name="ce26" table:formula="of:=[.$C4]+[.$G4]" office:value-type="string" office:string-value="" calcext:value-type="error">
            <text:p>#NAME?</text:p>
          </table:table-cell>
          <table:table-cell table:style-name="ce26" table:formula="of:=[.D4]" office:value-type="string" office:string-value="" calcext:value-type="error">
            <text:p>#NAME?</text:p>
          </table:table-cell>
          <table:table-cell table:style-name="ce26" table:formula="of:=[.$D4]-[.$H4]" office:value-type="string" office:string-value="" calcext:value-type="error">
            <text:p>#NAME?</text:p>
          </table:table-cell>
          <table:table-cell table:style-name="ce26" table:formula="of:=[.$D4]+[.$H4]" office:value-type="string" office:string-value="" calcext:value-type="error">
            <text:p>#NAME?</text:p>
          </table:table-cell>
          <table:table-cell table:style-name="ce22" table:formula="of:=[.E4]" office:value-type="string" office:string-value="" calcext:value-type="error">
            <text:p>#NAME?</text:p>
          </table:table-cell>
          <table:table-cell table:style-name="ce26" table:formula="of:=[.$E4]-[.$I4]" office:value-type="string" office:string-value="" calcext:value-type="error">
            <text:p>#NAME?</text:p>
          </table:table-cell>
          <table:table-cell table:style-name="ce26" table:formula="of:=[.$E4]+[.$I4]" office:value-type="string" office:string-value="" calcext:value-type="error">
            <text:p>#NAME?</text:p>
          </table:table-cell>
          <table:table-cell table:style-name="ce22" table:formula="of:=[.F4]" office:value-type="string" office:string-value="" calcext:value-type="error">
            <text:p>#NAME?</text:p>
          </table:table-cell>
          <table:table-cell table:style-name="ce26" table:formula="of:=[.$F4]-[.$J4]" office:value-type="string" office:string-value="" calcext:value-type="error">
            <text:p>#NAME?</text:p>
          </table:table-cell>
          <table:table-cell table:style-name="ce26" table:formula="of:=[.$F4]+[.$J4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5]/1024; &quot;'&quot;)" office:value-type="string" office:string-value="'128'" calcext:value-type="string">
            <text:p>'128'</text:p>
          </table:table-cell>
          <table:table-cell table:style-name="ce26" table:formula="of:=[.C5]" office:value-type="string" office:string-value="" calcext:value-type="error">
            <text:p>#NAME?</text:p>
          </table:table-cell>
          <table:table-cell table:style-name="ce26" table:formula="of:=[.$C5]-[.$G5]" office:value-type="string" office:string-value="" calcext:value-type="error">
            <text:p>#NAME?</text:p>
          </table:table-cell>
          <table:table-cell table:style-name="ce26" table:formula="of:=[.$C5]+[.$G5]" office:value-type="string" office:string-value="" calcext:value-type="error">
            <text:p>#NAME?</text:p>
          </table:table-cell>
          <table:table-cell table:style-name="ce26" table:formula="of:=[.D5]" office:value-type="string" office:string-value="" calcext:value-type="error">
            <text:p>#NAME?</text:p>
          </table:table-cell>
          <table:table-cell table:style-name="ce26" table:formula="of:=[.$D5]-[.$H5]" office:value-type="string" office:string-value="" calcext:value-type="error">
            <text:p>#NAME?</text:p>
          </table:table-cell>
          <table:table-cell table:style-name="ce26" table:formula="of:=[.$D5]+[.$H5]" office:value-type="string" office:string-value="" calcext:value-type="error">
            <text:p>#NAME?</text:p>
          </table:table-cell>
          <table:table-cell table:style-name="ce22" table:formula="of:=[.E5]" office:value-type="string" office:string-value="" calcext:value-type="error">
            <text:p>#NAME?</text:p>
          </table:table-cell>
          <table:table-cell table:style-name="ce26" table:formula="of:=[.$E5]-[.$I5]" office:value-type="string" office:string-value="" calcext:value-type="error">
            <text:p>#NAME?</text:p>
          </table:table-cell>
          <table:table-cell table:style-name="ce26" table:formula="of:=[.$E5]+[.$I5]" office:value-type="string" office:string-value="" calcext:value-type="error">
            <text:p>#NAME?</text:p>
          </table:table-cell>
          <table:table-cell table:style-name="ce22" table:formula="of:=[.F5]" office:value-type="string" office:string-value="" calcext:value-type="error">
            <text:p>#NAME?</text:p>
          </table:table-cell>
          <table:table-cell table:style-name="ce26" table:formula="of:=[.$F5]-[.$J5]" office:value-type="string" office:string-value="" calcext:value-type="error">
            <text:p>#NAME?</text:p>
          </table:table-cell>
          <table:table-cell table:style-name="ce26" table:formula="of:=[.$F5]+[.$J5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6]/1024; &quot;'&quot;)" office:value-type="string" office:string-value="'256'" calcext:value-type="string">
            <text:p>'256'</text:p>
          </table:table-cell>
          <table:table-cell table:style-name="ce26" table:formula="of:=[.C6]" office:value-type="string" office:string-value="" calcext:value-type="error">
            <text:p>#NAME?</text:p>
          </table:table-cell>
          <table:table-cell table:style-name="ce26" table:formula="of:=[.$C6]-[.$G6]" office:value-type="string" office:string-value="" calcext:value-type="error">
            <text:p>#NAME?</text:p>
          </table:table-cell>
          <table:table-cell table:style-name="ce26" table:formula="of:=[.$C6]+[.$G6]" office:value-type="string" office:string-value="" calcext:value-type="error">
            <text:p>#NAME?</text:p>
          </table:table-cell>
          <table:table-cell table:style-name="ce26" table:formula="of:=[.D6]" office:value-type="string" office:string-value="" calcext:value-type="error">
            <text:p>#NAME?</text:p>
          </table:table-cell>
          <table:table-cell table:style-name="ce26" table:formula="of:=[.$D6]-[.$H6]" office:value-type="string" office:string-value="" calcext:value-type="error">
            <text:p>#NAME?</text:p>
          </table:table-cell>
          <table:table-cell table:style-name="ce26" table:formula="of:=[.$D6]+[.$H6]" office:value-type="string" office:string-value="" calcext:value-type="error">
            <text:p>#NAME?</text:p>
          </table:table-cell>
          <table:table-cell table:style-name="ce22" table:formula="of:=[.E6]" office:value-type="string" office:string-value="" calcext:value-type="error">
            <text:p>#NAME?</text:p>
          </table:table-cell>
          <table:table-cell table:style-name="ce26" table:formula="of:=[.$E6]-[.$I6]" office:value-type="string" office:string-value="" calcext:value-type="error">
            <text:p>#NAME?</text:p>
          </table:table-cell>
          <table:table-cell table:style-name="ce26" table:formula="of:=[.$E6]+[.$I6]" office:value-type="string" office:string-value="" calcext:value-type="error">
            <text:p>#NAME?</text:p>
          </table:table-cell>
          <table:table-cell table:style-name="ce22" table:formula="of:=[.F6]" office:value-type="string" office:string-value="" calcext:value-type="error">
            <text:p>#NAME?</text:p>
          </table:table-cell>
          <table:table-cell table:style-name="ce26" table:formula="of:=[.$F6]-[.$J6]" office:value-type="string" office:string-value="" calcext:value-type="error">
            <text:p>#NAME?</text:p>
          </table:table-cell>
          <table:table-cell table:style-name="ce26" table:formula="of:=[.$F6]+[.$J6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7]/1024; &quot;'&quot;)" office:value-type="string" office:string-value="'512'" calcext:value-type="string">
            <text:p>'512'</text:p>
          </table:table-cell>
          <table:table-cell table:style-name="ce26" table:formula="of:=[.C7]" office:value-type="string" office:string-value="" calcext:value-type="error">
            <text:p>#NAME?</text:p>
          </table:table-cell>
          <table:table-cell table:style-name="ce26" table:formula="of:=[.$C7]-[.$G7]" office:value-type="string" office:string-value="" calcext:value-type="error">
            <text:p>#NAME?</text:p>
          </table:table-cell>
          <table:table-cell table:style-name="ce26" table:formula="of:=[.$C7]+[.$G7]" office:value-type="string" office:string-value="" calcext:value-type="error">
            <text:p>#NAME?</text:p>
          </table:table-cell>
          <table:table-cell table:style-name="ce26" table:formula="of:=[.D7]" office:value-type="string" office:string-value="" calcext:value-type="error">
            <text:p>#NAME?</text:p>
          </table:table-cell>
          <table:table-cell table:style-name="ce26" table:formula="of:=[.$D7]-[.$H7]" office:value-type="string" office:string-value="" calcext:value-type="error">
            <text:p>#NAME?</text:p>
          </table:table-cell>
          <table:table-cell table:style-name="ce26" table:formula="of:=[.$D7]+[.$H7]" office:value-type="string" office:string-value="" calcext:value-type="error">
            <text:p>#NAME?</text:p>
          </table:table-cell>
          <table:table-cell table:style-name="ce22" table:formula="of:=[.E7]" office:value-type="string" office:string-value="" calcext:value-type="error">
            <text:p>#NAME?</text:p>
          </table:table-cell>
          <table:table-cell table:style-name="ce26" table:formula="of:=[.$E7]-[.$I7]" office:value-type="string" office:string-value="" calcext:value-type="error">
            <text:p>#NAME?</text:p>
          </table:table-cell>
          <table:table-cell table:style-name="ce26" table:formula="of:=[.$E7]+[.$I7]" office:value-type="string" office:string-value="" calcext:value-type="error">
            <text:p>#NAME?</text:p>
          </table:table-cell>
          <table:table-cell table:style-name="ce22" table:formula="of:=[.F7]" office:value-type="string" office:string-value="" calcext:value-type="error">
            <text:p>#NAME?</text:p>
          </table:table-cell>
          <table:table-cell table:style-name="ce26" table:formula="of:=[.$F7]-[.$J7]" office:value-type="string" office:string-value="" calcext:value-type="error">
            <text:p>#NAME?</text:p>
          </table:table-cell>
          <table:table-cell table:style-name="ce26" table:formula="of:=[.$F7]+[.$J7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8]/1024; &quot;'&quot;)" office:value-type="string" office:string-value="'1024'" calcext:value-type="string">
            <text:p>'1024'</text:p>
          </table:table-cell>
          <table:table-cell table:style-name="ce26" table:formula="of:=[.C8]" office:value-type="string" office:string-value="" calcext:value-type="error">
            <text:p>#NAME?</text:p>
          </table:table-cell>
          <table:table-cell table:style-name="ce26" table:formula="of:=[.$C8]-[.$G8]" office:value-type="string" office:string-value="" calcext:value-type="error">
            <text:p>#NAME?</text:p>
          </table:table-cell>
          <table:table-cell table:style-name="ce26" table:formula="of:=[.$C8]+[.$G8]" office:value-type="string" office:string-value="" calcext:value-type="error">
            <text:p>#NAME?</text:p>
          </table:table-cell>
          <table:table-cell table:style-name="ce26" table:formula="of:=[.D8]" office:value-type="string" office:string-value="" calcext:value-type="error">
            <text:p>#NAME?</text:p>
          </table:table-cell>
          <table:table-cell table:style-name="ce26" table:formula="of:=[.$D8]-[.$H8]" office:value-type="string" office:string-value="" calcext:value-type="error">
            <text:p>#NAME?</text:p>
          </table:table-cell>
          <table:table-cell table:style-name="ce26" table:formula="of:=[.$D8]+[.$H8]" office:value-type="string" office:string-value="" calcext:value-type="error">
            <text:p>#NAME?</text:p>
          </table:table-cell>
          <table:table-cell table:style-name="ce22" table:formula="of:=[.E8]" office:value-type="string" office:string-value="" calcext:value-type="error">
            <text:p>#NAME?</text:p>
          </table:table-cell>
          <table:table-cell table:style-name="ce26" table:formula="of:=[.$E8]-[.$I8]" office:value-type="string" office:string-value="" calcext:value-type="error">
            <text:p>#NAME?</text:p>
          </table:table-cell>
          <table:table-cell table:style-name="ce26" table:formula="of:=[.$E8]+[.$I8]" office:value-type="string" office:string-value="" calcext:value-type="error">
            <text:p>#NAME?</text:p>
          </table:table-cell>
          <table:table-cell table:style-name="ce22" table:formula="of:=[.F8]" office:value-type="string" office:string-value="" calcext:value-type="error">
            <text:p>#NAME?</text:p>
          </table:table-cell>
          <table:table-cell table:style-name="ce26" table:formula="of:=[.$F8]-[.$J8]" office:value-type="string" office:string-value="" calcext:value-type="error">
            <text:p>#NAME?</text:p>
          </table:table-cell>
          <table:table-cell table:style-name="ce26" table:formula="of:=[.$F8]+[.$J8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9]/1024; &quot;'&quot;)" office:value-type="string" office:string-value="'2048'" calcext:value-type="string">
            <text:p>'2048'</text:p>
          </table:table-cell>
          <table:table-cell table:style-name="ce26" table:formula="of:=[.C9]" office:value-type="string" office:string-value="" calcext:value-type="error">
            <text:p>#NAME?</text:p>
          </table:table-cell>
          <table:table-cell table:style-name="ce26" table:formula="of:=[.$C9]-[.$G9]" office:value-type="string" office:string-value="" calcext:value-type="error">
            <text:p>#NAME?</text:p>
          </table:table-cell>
          <table:table-cell table:style-name="ce26" table:formula="of:=[.$C9]+[.$G9]" office:value-type="string" office:string-value="" calcext:value-type="error">
            <text:p>#NAME?</text:p>
          </table:table-cell>
          <table:table-cell table:style-name="ce26" table:formula="of:=[.D9]" office:value-type="string" office:string-value="" calcext:value-type="error">
            <text:p>#NAME?</text:p>
          </table:table-cell>
          <table:table-cell table:style-name="ce26" table:formula="of:=[.$D9]-[.$H9]" office:value-type="string" office:string-value="" calcext:value-type="error">
            <text:p>#NAME?</text:p>
          </table:table-cell>
          <table:table-cell table:style-name="ce26" table:formula="of:=[.$D9]+[.$H9]" office:value-type="string" office:string-value="" calcext:value-type="error">
            <text:p>#NAME?</text:p>
          </table:table-cell>
          <table:table-cell table:style-name="ce22" table:formula="of:=[.E9]" office:value-type="string" office:string-value="" calcext:value-type="error">
            <text:p>#NAME?</text:p>
          </table:table-cell>
          <table:table-cell table:style-name="ce26" table:formula="of:=[.$E9]-[.$I9]" office:value-type="string" office:string-value="" calcext:value-type="error">
            <text:p>#NAME?</text:p>
          </table:table-cell>
          <table:table-cell table:style-name="ce26" table:formula="of:=[.$E9]+[.$I9]" office:value-type="string" office:string-value="" calcext:value-type="error">
            <text:p>#NAME?</text:p>
          </table:table-cell>
          <table:table-cell table:style-name="ce22" table:formula="of:=[.F9]" office:value-type="string" office:string-value="" calcext:value-type="error">
            <text:p>#NAME?</text:p>
          </table:table-cell>
          <table:table-cell table:style-name="ce26" table:formula="of:=[.$F9]-[.$J9]" office:value-type="string" office:string-value="" calcext:value-type="error">
            <text:p>#NAME?</text:p>
          </table:table-cell>
          <table:table-cell table:style-name="ce26" table:formula="of:=[.$F9]+[.$J9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0]/1024; &quot;'&quot;)" office:value-type="string" office:string-value="'4096'" calcext:value-type="string">
            <text:p>'4096'</text:p>
          </table:table-cell>
          <table:table-cell table:style-name="ce26" table:formula="of:=[.C10]" office:value-type="string" office:string-value="" calcext:value-type="error">
            <text:p>#NAME?</text:p>
          </table:table-cell>
          <table:table-cell table:style-name="ce26" table:formula="of:=[.$C10]-[.$G10]" office:value-type="string" office:string-value="" calcext:value-type="error">
            <text:p>#NAME?</text:p>
          </table:table-cell>
          <table:table-cell table:style-name="ce26" table:formula="of:=[.$C10]+[.$G10]" office:value-type="string" office:string-value="" calcext:value-type="error">
            <text:p>#NAME?</text:p>
          </table:table-cell>
          <table:table-cell table:style-name="ce26" table:formula="of:=[.D10]" office:value-type="string" office:string-value="" calcext:value-type="error">
            <text:p>#NAME?</text:p>
          </table:table-cell>
          <table:table-cell table:style-name="ce26" table:formula="of:=[.$D10]-[.$H10]" office:value-type="string" office:string-value="" calcext:value-type="error">
            <text:p>#NAME?</text:p>
          </table:table-cell>
          <table:table-cell table:style-name="ce26" table:formula="of:=[.$D10]+[.$H10]" office:value-type="string" office:string-value="" calcext:value-type="error">
            <text:p>#NAME?</text:p>
          </table:table-cell>
          <table:table-cell table:style-name="ce22" table:formula="of:=[.E10]" office:value-type="string" office:string-value="" calcext:value-type="error">
            <text:p>#NAME?</text:p>
          </table:table-cell>
          <table:table-cell table:style-name="ce26" table:formula="of:=[.$E10]-[.$I10]" office:value-type="string" office:string-value="" calcext:value-type="error">
            <text:p>#NAME?</text:p>
          </table:table-cell>
          <table:table-cell table:style-name="ce26" table:formula="of:=[.$E10]+[.$I10]" office:value-type="string" office:string-value="" calcext:value-type="error">
            <text:p>#NAME?</text:p>
          </table:table-cell>
          <table:table-cell table:style-name="ce22" table:formula="of:=[.F10]" office:value-type="string" office:string-value="" calcext:value-type="error">
            <text:p>#NAME?</text:p>
          </table:table-cell>
          <table:table-cell table:style-name="ce26" table:formula="of:=[.$F10]-[.$J10]" office:value-type="string" office:string-value="" calcext:value-type="error">
            <text:p>#NAME?</text:p>
          </table:table-cell>
          <table:table-cell table:style-name="ce26" table:formula="of:=[.$F10]+[.$J10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>
          <table:table-cell/>
          <table:table-cell table:style-name="ce23" table:formula="of:=CONCATENATE(&quot;'&quot;; [.B11]/1024; &quot;'&quot;)" office:value-type="string" office:string-value="'8192'" calcext:value-type="string">
            <text:p>'8192'</text:p>
          </table:table-cell>
          <table:table-cell table:style-name="ce26" table:formula="of:=[.C11]" office:value-type="string" office:string-value="" calcext:value-type="error">
            <text:p>#NAME?</text:p>
          </table:table-cell>
          <table:table-cell table:style-name="ce26" table:formula="of:=[.$C11]-[.$G11]" office:value-type="string" office:string-value="" calcext:value-type="error">
            <text:p>#NAME?</text:p>
          </table:table-cell>
          <table:table-cell table:style-name="ce26" table:formula="of:=[.$C11]+[.$G11]" office:value-type="string" office:string-value="" calcext:value-type="error">
            <text:p>#NAME?</text:p>
          </table:table-cell>
          <table:table-cell table:style-name="ce26" table:formula="of:=[.D11]" office:value-type="string" office:string-value="" calcext:value-type="error">
            <text:p>#NAME?</text:p>
          </table:table-cell>
          <table:table-cell table:style-name="ce26" table:formula="of:=[.$D11]-[.$H11]" office:value-type="string" office:string-value="" calcext:value-type="error">
            <text:p>#NAME?</text:p>
          </table:table-cell>
          <table:table-cell table:style-name="ce26" table:formula="of:=[.$D11]+[.$H11]" office:value-type="string" office:string-value="" calcext:value-type="error">
            <text:p>#NAME?</text:p>
          </table:table-cell>
          <table:table-cell table:style-name="ce22" table:formula="of:=[.E11]" office:value-type="string" office:string-value="" calcext:value-type="error">
            <text:p>#NAME?</text:p>
          </table:table-cell>
          <table:table-cell table:style-name="ce26" table:formula="of:=[.$E11]-[.$I11]" office:value-type="string" office:string-value="" calcext:value-type="error">
            <text:p>#NAME?</text:p>
          </table:table-cell>
          <table:table-cell table:style-name="ce26" table:formula="of:=[.$E11]+[.$I11]" office:value-type="string" office:string-value="" calcext:value-type="error">
            <text:p>#NAME?</text:p>
          </table:table-cell>
          <table:table-cell table:style-name="ce22" table:formula="of:=[.F11]" office:value-type="string" office:string-value="" calcext:value-type="error">
            <text:p>#NAME?</text:p>
          </table:table-cell>
          <table:table-cell table:style-name="ce26" table:formula="of:=[.$F11]-[.$J11]" office:value-type="string" office:string-value="" calcext:value-type="error">
            <text:p>#NAME?</text:p>
          </table:table-cell>
          <table:table-cell table:style-name="ce26" table:formula="of:=[.$F11]+[.$J11]" office:value-type="string" office:string-value="" calcext:value-type="error">
            <text:p>#NAME?</text:p>
          </table:table-cell>
          <table:table-cell table:number-columns-repeated="1006"/>
        </table:table-row>
        <table:table-row table:style-name="ro1" table:number-rows-repeated="2">
          <table:table-cell/>
          <table:table-cell table:style-name="ce24"/>
          <table:table-cell table:number-columns-repeated="1018"/>
        </table:table-row>
        <table:table-row table:style-name="ro1" table:number-rows-repeated="104854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>
        <table:shapes>
          <draw:frame draw:z-index="0" draw:style-name="gr1" draw:text-style-name="P1" svg:width="15.997cm" svg:height="8.988cm" svg:x="23.952cm" svg:y="5.526cm">
            <draw:object draw:notify-on-update-of-ranges="CPPRAW.F15:CPPRAW.F24 Sheet1.G14:Sheet1.G14 CPPRAW.G15:CPPRAW.G24 Sheet1.H15:Sheet1.H24 Sheet1.H15:Sheet1.H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9" table:default-cell-style-name="ce73"/>
        <table:table-column table:style-name="co16" table:default-cell-style-name="ce51"/>
        <table:table-column table:style-name="co30" table:default-cell-style-name="ce67"/>
        <table:table-column table:style-name="co31" table:default-cell-style-name="ce67"/>
        <table:table-column table:style-name="co10" table:number-columns-repeated="2" table:default-cell-style-name="ce67"/>
        <table:table-column table:style-name="co32" table:default-cell-style-name="Default"/>
        <table:table-column table:style-name="co33" table:default-cell-style-name="Default"/>
        <table:table-column table:style-name="co10" table:number-columns-repeated="1015" table:default-cell-style-name="Default"/>
        <table:table-row table:style-name="ro1">
          <table:table-cell table:style-name="ce72"/>
          <table:table-cell table:style-name="ce47"/>
          <table:table-cell table:style-name="ce74" table:number-columns-repeated="4"/>
          <table:table-cell table:style-name="ce74" office:value-type="string" calcext:value-type="string" table:number-columns-spanned="2" table:number-rows-spanned="1">
            <text:p>mult_big_vector_hot</text:p>
          </table:table-cell>
          <table:covered-table-cell table:style-name="ce74"/>
          <table:table-cell table:style-name="ce68" table:number-columns-repeated="1015"/>
        </table:table-row>
        <table:table-row table:style-name="ro1">
          <table:table-cell table:style-name="ce72" office:value-type="string" calcext:value-type="string">
            <text:p>n</text:p>
          </table:table-cell>
          <table:table-cell table:style-name="ce47" office:value-type="string" calcext:value-type="string">
            <text:p>n concrete</text:p>
          </table:table-cell>
          <table:table-cell table:style-name="ce74" office:value-type="string" calcext:value-type="string">
            <text:p>mean</text:p>
          </table:table-cell>
          <table:table-cell table:style-name="ce74" office:value-type="string" calcext:value-type="string">
            <text:p>sample standard deviation</text:p>
          </table:table-cell>
          <table:table-cell table:style-name="ce74"/>
          <table:table-cell table:style-name="ce74" table:formula="of:=[.A$2]" office:value-type="string" office:string-value="n" calcext:value-type="string">
            <text:p>n</text:p>
          </table:table-cell>
          <table:table-cell table:style-name="ce74" office:value-type="string" calcext:value-type="string">
            <text:p>mult_big_vector_hot</text:p>
          </table:table-cell>
          <table:table-cell table:style-name="ce74" office:value-type="string" calcext:value-type="string">
            <text:p>s stddev</text:p>
          </table:table-cell>
          <table:table-cell table:style-name="ce68" table:number-columns-repeated="1015"/>
        </table:table-row>
        <table:table-row table:style-name="ro1">
          <table:table-cell office:value-type="float" office:value="8" calcext:value-type="float">
            <text:p>8 </text:p>
          </table:table-cell>
          <table:table-cell table:formula="of:=[.A3] - com.microsoft.floor.precise([.A3] * 0.2)" office:value-type="string" office:string-value="" calcext:value-type="error">
            <text:p>#NAME?</text:p>
          </table:table-cell>
          <table:table-cell office:value-type="float" office:value="683.18" calcext:value-type="float">
            <text:p>683,18</text:p>
          </table:table-cell>
          <table:table-cell office:value-type="float" office:value="210.942263185919" calcext:value-type="float">
            <text:p>210,94</text:p>
          </table:table-cell>
          <table:table-cell/>
          <table:table-cell table:style-name="ce73" table:formula="of:=[.A3]" office:value-type="float" office:value="8" calcext:value-type="float">
            <text:p>8 </text:p>
          </table:table-cell>
          <table:table-cell table:formula="of:=[.C3]/[.B3]" office:value-type="string" office:string-value="" calcext:value-type="error">
            <text:p>#NAME?</text:p>
          </table:table-cell>
          <table:table-cell table:formula="of:=[.D3]/[.B3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 </text:p>
          </table:table-cell>
          <table:table-cell table:formula="of:=[.A4] - com.microsoft.floor.precise([.A4] * 0.2)" office:value-type="string" office:string-value="" calcext:value-type="error">
            <text:p>#NAME?</text:p>
          </table:table-cell>
          <table:table-cell office:value-type="float" office:value="1247.675" calcext:value-type="float">
            <text:p>1247,68</text:p>
          </table:table-cell>
          <table:table-cell office:value-type="float" office:value="602.981673019582" calcext:value-type="float">
            <text:p>602,98</text:p>
          </table:table-cell>
          <table:table-cell/>
          <table:table-cell table:style-name="ce73" table:formula="of:=[.A4]" office:value-type="float" office:value="16" calcext:value-type="float">
            <text:p>16 </text:p>
          </table:table-cell>
          <table:table-cell table:formula="of:=[.C4]/[.B4]" office:value-type="string" office:string-value="" calcext:value-type="error">
            <text:p>#NAME?</text:p>
          </table:table-cell>
          <table:table-cell table:formula="of:=[.D4]/[.B4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 </text:p>
          </table:table-cell>
          <table:table-cell table:formula="of:=[.A5] - com.microsoft.floor.precise([.A5] * 0.2)" office:value-type="string" office:string-value="" calcext:value-type="error">
            <text:p>#NAME?</text:p>
          </table:table-cell>
          <table:table-cell office:value-type="float" office:value="2421.58125" calcext:value-type="float">
            <text:p>2421,58</text:p>
          </table:table-cell>
          <table:table-cell office:value-type="float" office:value="1205.86267746147" calcext:value-type="float">
            <text:p>1205,86</text:p>
          </table:table-cell>
          <table:table-cell/>
          <table:table-cell table:style-name="ce73" table:formula="of:=[.A5]" office:value-type="float" office:value="32" calcext:value-type="float">
            <text:p>32 </text:p>
          </table:table-cell>
          <table:table-cell table:formula="of:=[.C5]/[.B5]" office:value-type="string" office:string-value="" calcext:value-type="error">
            <text:p>#NAME?</text:p>
          </table:table-cell>
          <table:table-cell table:formula="of:=[.D5]/[.B5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 </text:p>
          </table:table-cell>
          <table:table-cell table:formula="of:=[.A6] - com.microsoft.floor.precise([.A6] * 0.2)" office:value-type="string" office:string-value="" calcext:value-type="error">
            <text:p>#NAME?</text:p>
          </table:table-cell>
          <table:table-cell office:value-type="float" office:value="4682.25625" calcext:value-type="float">
            <text:p>4682,26</text:p>
          </table:table-cell>
          <table:table-cell office:value-type="float" office:value="615.087185603233" calcext:value-type="float">
            <text:p>615,09</text:p>
          </table:table-cell>
          <table:table-cell/>
          <table:table-cell table:style-name="ce73" table:formula="of:=[.A6]" office:value-type="float" office:value="64" calcext:value-type="float">
            <text:p>64 </text:p>
          </table:table-cell>
          <table:table-cell table:formula="of:=[.C6]/[.B6]" office:value-type="string" office:string-value="" calcext:value-type="error">
            <text:p>#NAME?</text:p>
          </table:table-cell>
          <table:table-cell table:formula="of:=[.D6]/[.B6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28" calcext:value-type="float">
            <text:p>128 </text:p>
          </table:table-cell>
          <table:table-cell table:formula="of:=[.A7] - com.microsoft.floor.precise([.A7] * 0.2)" office:value-type="string" office:string-value="" calcext:value-type="error">
            <text:p>#NAME?</text:p>
          </table:table-cell>
          <table:table-cell office:value-type="float" office:value="9623.25" calcext:value-type="float">
            <text:p>9623,25</text:p>
          </table:table-cell>
          <table:table-cell office:value-type="float" office:value="2099.8326919466" calcext:value-type="float">
            <text:p>2099,83</text:p>
          </table:table-cell>
          <table:table-cell/>
          <table:table-cell table:style-name="ce73" table:formula="of:=[.A7]" office:value-type="float" office:value="128" calcext:value-type="float">
            <text:p>128 </text:p>
          </table:table-cell>
          <table:table-cell table:formula="of:=[.C7]/[.B7]" office:value-type="string" office:string-value="" calcext:value-type="error">
            <text:p>#NAME?</text:p>
          </table:table-cell>
          <table:table-cell table:formula="of:=[.D7]/[.B7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56" calcext:value-type="float">
            <text:p>256 </text:p>
          </table:table-cell>
          <table:table-cell table:formula="of:=[.A8] - com.microsoft.floor.precise([.A8] * 0.2)" office:value-type="string" office:string-value="" calcext:value-type="error">
            <text:p>#NAME?</text:p>
          </table:table-cell>
          <table:table-cell office:value-type="float" office:value="18644.61375" calcext:value-type="float">
            <text:p>18644,61</text:p>
          </table:table-cell>
          <table:table-cell office:value-type="float" office:value="3015.3291934284" calcext:value-type="float">
            <text:p>3015,33</text:p>
          </table:table-cell>
          <table:table-cell/>
          <table:table-cell table:style-name="ce73" table:formula="of:=[.A8]" office:value-type="float" office:value="256" calcext:value-type="float">
            <text:p>256 </text:p>
          </table:table-cell>
          <table:table-cell table:formula="of:=[.C8]/[.B8]" office:value-type="string" office:string-value="" calcext:value-type="error">
            <text:p>#NAME?</text:p>
          </table:table-cell>
          <table:table-cell table:formula="of:=[.D8]/[.B8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512" calcext:value-type="float">
            <text:p>512 </text:p>
          </table:table-cell>
          <table:table-cell table:formula="of:=[.A9] - com.microsoft.floor.precise([.A9] * 0.2)" office:value-type="string" office:string-value="" calcext:value-type="error">
            <text:p>#NAME?</text:p>
          </table:table-cell>
          <table:table-cell office:value-type="float" office:value="37750.0525" calcext:value-type="float">
            <text:p>37750,05</text:p>
          </table:table-cell>
          <table:table-cell office:value-type="float" office:value="5601.21958155048" calcext:value-type="float">
            <text:p>5601,22</text:p>
          </table:table-cell>
          <table:table-cell/>
          <table:table-cell table:style-name="ce73" table:formula="of:=[.A9]" office:value-type="float" office:value="512" calcext:value-type="float">
            <text:p>512 </text:p>
          </table:table-cell>
          <table:table-cell table:formula="of:=[.C9]/[.B9]" office:value-type="string" office:string-value="" calcext:value-type="error">
            <text:p>#NAME?</text:p>
          </table:table-cell>
          <table:table-cell table:formula="of:=[.D9]/[.B9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024" calcext:value-type="float">
            <text:p>1.024 </text:p>
          </table:table-cell>
          <table:table-cell table:formula="of:=[.A10] - com.microsoft.floor.precise([.A10] * 0.2)" office:value-type="string" office:string-value="" calcext:value-type="error">
            <text:p>#NAME?</text:p>
          </table:table-cell>
          <table:table-cell office:value-type="float" office:value="75192.12875" calcext:value-type="float">
            <text:p>75192,13</text:p>
          </table:table-cell>
          <table:table-cell office:value-type="float" office:value="9704.42985126359" calcext:value-type="float">
            <text:p>9704,43</text:p>
          </table:table-cell>
          <table:table-cell/>
          <table:table-cell table:style-name="ce73" table:formula="of:=[.A10]" office:value-type="float" office:value="1024" calcext:value-type="float">
            <text:p>1.024 </text:p>
          </table:table-cell>
          <table:table-cell table:formula="of:=[.C10]/[.B10]" office:value-type="string" office:string-value="" calcext:value-type="error">
            <text:p>#NAME?</text:p>
          </table:table-cell>
          <table:table-cell table:formula="of:=[.D10]/[.B10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048" calcext:value-type="float">
            <text:p>2.048 </text:p>
          </table:table-cell>
          <table:table-cell table:formula="of:=[.A11] - com.microsoft.floor.precise([.A11] * 0.2)" office:value-type="string" office:string-value="" calcext:value-type="error">
            <text:p>#NAME?</text:p>
          </table:table-cell>
          <table:table-cell office:value-type="float" office:value="150137.8275" calcext:value-type="float">
            <text:p>150137,83</text:p>
          </table:table-cell>
          <table:table-cell office:value-type="float" office:value="19771.3701164866" calcext:value-type="float">
            <text:p>19771,37</text:p>
          </table:table-cell>
          <table:table-cell/>
          <table:table-cell table:style-name="ce73" table:formula="of:=[.A11]" office:value-type="float" office:value="2048" calcext:value-type="float">
            <text:p>2.048 </text:p>
          </table:table-cell>
          <table:table-cell table:formula="of:=[.C11]/[.B11]" office:value-type="string" office:string-value="" calcext:value-type="error">
            <text:p>#NAME?</text:p>
          </table:table-cell>
          <table:table-cell table:formula="of:=[.D11]/[.B11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4096" calcext:value-type="float">
            <text:p>4.096 </text:p>
          </table:table-cell>
          <table:table-cell table:formula="of:=[.A12] - com.microsoft.floor.precise([.A12] * 0.2)" office:value-type="string" office:string-value="" calcext:value-type="error">
            <text:p>#NAME?</text:p>
          </table:table-cell>
          <table:table-cell office:value-type="float" office:value="300027.60875" calcext:value-type="float">
            <text:p>300027,61</text:p>
          </table:table-cell>
          <table:table-cell office:value-type="float" office:value="40710.4773812766" calcext:value-type="float">
            <text:p>40710,48</text:p>
          </table:table-cell>
          <table:table-cell/>
          <table:table-cell table:style-name="ce73" table:formula="of:=[.A12]" office:value-type="float" office:value="4096" calcext:value-type="float">
            <text:p>4.096 </text:p>
          </table:table-cell>
          <table:table-cell table:formula="of:=[.C12]/[.B12]" office:value-type="string" office:string-value="" calcext:value-type="error">
            <text:p>#NAME?</text:p>
          </table:table-cell>
          <table:table-cell table:formula="of:=[.D12]/[.B12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8192" calcext:value-type="float">
            <text:p>8.192 </text:p>
          </table:table-cell>
          <table:table-cell table:formula="of:=[.A13] - com.microsoft.floor.precise([.A13] * 0.2)" office:value-type="string" office:string-value="" calcext:value-type="error">
            <text:p>#NAME?</text:p>
          </table:table-cell>
          <table:table-cell office:value-type="float" office:value="604105.6525" calcext:value-type="float">
            <text:p>604105,65</text:p>
          </table:table-cell>
          <table:table-cell office:value-type="float" office:value="42610.9842492532" calcext:value-type="float">
            <text:p>42610,98</text:p>
          </table:table-cell>
          <table:table-cell/>
          <table:table-cell table:style-name="ce73" table:formula="of:=[.A13]" office:value-type="float" office:value="8192" calcext:value-type="float">
            <text:p>8.192 </text:p>
          </table:table-cell>
          <table:table-cell table:formula="of:=[.C13]/[.B13]" office:value-type="string" office:string-value="" calcext:value-type="error">
            <text:p>#NAME?</text:p>
          </table:table-cell>
          <table:table-cell table:formula="of:=[.D13]/[.B13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4" office:value-type="string" calcext:value-type="string">
            <text:p>n / 1024</text:p>
          </table:table-cell>
          <table:table-cell table:style-name="ce74" office:value-type="string" calcext:value-type="string">
            <text:p>mult_big_vector_hot</text:p>
          </table:table-cell>
          <table:table-cell table:style-name="ce74" office:value-type="string" calcext:value-type="string">
            <text:p>s stddev</text:p>
          </table:table-cell>
          <table:table-cell table:number-columns-repeated="1015"/>
        </table:table-row>
        <table:table-row table:style-name="ro1">
          <table:table-cell office:value-type="float" office:value="16384" calcext:value-type="float">
            <text:p>16.384 </text:p>
          </table:table-cell>
          <table:table-cell table:formula="of:=[.A15] - com.microsoft.floor.precise([.A15] * 0.2)" office:value-type="string" office:string-value="" calcext:value-type="error">
            <text:p>#NAME?</text:p>
          </table:table-cell>
          <table:table-cell office:value-type="float" office:value="1213020.27875" calcext:value-type="float">
            <text:p>1213020,28</text:p>
          </table:table-cell>
          <table:table-cell office:value-type="float" office:value="70482.9371012167" calcext:value-type="float">
            <text:p>70482,94</text:p>
          </table:table-cell>
          <table:table-cell/>
          <table:table-cell table:style-name="ce73" table:formula="of:=[.A15] / 1024" office:value-type="float" office:value="16" calcext:value-type="float">
            <text:p>16 </text:p>
          </table:table-cell>
          <table:table-cell table:formula="of:=[.C15]/[.B15]" office:value-type="string" office:string-value="" calcext:value-type="error">
            <text:p>#NAME?</text:p>
          </table:table-cell>
          <table:table-cell table:formula="of:=[.D15]/[.B15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32768" calcext:value-type="float">
            <text:p>32.768 </text:p>
          </table:table-cell>
          <table:table-cell table:formula="of:=[.A16] - com.microsoft.floor.precise([.A16] * 0.2)" office:value-type="string" office:string-value="" calcext:value-type="error">
            <text:p>#NAME?</text:p>
          </table:table-cell>
          <table:table-cell office:value-type="float" office:value="2430295.185" calcext:value-type="float">
            <text:p>2430295,19</text:p>
          </table:table-cell>
          <table:table-cell office:value-type="float" office:value="146521.778674181" calcext:value-type="float">
            <text:p>146521,78</text:p>
          </table:table-cell>
          <table:table-cell/>
          <table:table-cell table:style-name="ce73" table:formula="of:=[.A16] / 1024" office:value-type="float" office:value="32" calcext:value-type="float">
            <text:p>32 </text:p>
          </table:table-cell>
          <table:table-cell table:formula="of:=[.C16]/[.B16]" office:value-type="string" office:string-value="" calcext:value-type="error">
            <text:p>#NAME?</text:p>
          </table:table-cell>
          <table:table-cell table:formula="of:=[.D16]/[.B16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65536" calcext:value-type="float">
            <text:p>65.536 </text:p>
          </table:table-cell>
          <table:table-cell table:formula="of:=[.A17] - com.microsoft.floor.precise([.A17] * 0.2)" office:value-type="string" office:string-value="" calcext:value-type="error">
            <text:p>#NAME?</text:p>
          </table:table-cell>
          <table:table-cell office:value-type="float" office:value="4773614.29" calcext:value-type="float">
            <text:p>4773614,29</text:p>
          </table:table-cell>
          <table:table-cell office:value-type="float" office:value="191527.014927966" calcext:value-type="float">
            <text:p>191527,01</text:p>
          </table:table-cell>
          <table:table-cell/>
          <table:table-cell table:style-name="ce73" table:formula="of:=[.A17] / 1024" office:value-type="float" office:value="64" calcext:value-type="float">
            <text:p>64 </text:p>
          </table:table-cell>
          <table:table-cell table:formula="of:=[.C17]/[.B17]" office:value-type="string" office:string-value="" calcext:value-type="error">
            <text:p>#NAME?</text:p>
          </table:table-cell>
          <table:table-cell table:formula="of:=[.D17]/[.B17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31072" calcext:value-type="float">
            <text:p>131.072 </text:p>
          </table:table-cell>
          <table:table-cell table:formula="of:=[.A18] - com.microsoft.floor.precise([.A18] * 0.2)" office:value-type="string" office:string-value="" calcext:value-type="error">
            <text:p>#NAME?</text:p>
          </table:table-cell>
          <table:table-cell office:value-type="float" office:value="9707503.8925" calcext:value-type="float">
            <text:p>9707503,89</text:p>
          </table:table-cell>
          <table:table-cell office:value-type="float" office:value="224779.376170024" calcext:value-type="float">
            <text:p>224779,38</text:p>
          </table:table-cell>
          <table:table-cell/>
          <table:table-cell table:style-name="ce73" table:formula="of:=[.A18] / 1024" office:value-type="float" office:value="128" calcext:value-type="float">
            <text:p>128 </text:p>
          </table:table-cell>
          <table:table-cell table:formula="of:=[.C18]/[.B18]" office:value-type="string" office:string-value="" calcext:value-type="error">
            <text:p>#NAME?</text:p>
          </table:table-cell>
          <table:table-cell table:formula="of:=[.D18]/[.B18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62144" calcext:value-type="float">
            <text:p>262.144 </text:p>
          </table:table-cell>
          <table:table-cell table:formula="of:=[.A19] - com.microsoft.floor.precise([.A19] * 0.2)" office:value-type="string" office:string-value="" calcext:value-type="error">
            <text:p>#NAME?</text:p>
          </table:table-cell>
          <table:table-cell office:value-type="float" office:value="19512568.85625" calcext:value-type="float">
            <text:p>19512568,86</text:p>
          </table:table-cell>
          <table:table-cell office:value-type="float" office:value="421948.493171252" calcext:value-type="float">
            <text:p>421948,49</text:p>
          </table:table-cell>
          <table:table-cell/>
          <table:table-cell table:style-name="ce73" table:formula="of:=[.A19] / 1024" office:value-type="float" office:value="256" calcext:value-type="float">
            <text:p>256 </text:p>
          </table:table-cell>
          <table:table-cell table:formula="of:=[.C19]/[.B19]" office:value-type="string" office:string-value="" calcext:value-type="error">
            <text:p>#NAME?</text:p>
          </table:table-cell>
          <table:table-cell table:formula="of:=[.D19]/[.B19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524288" calcext:value-type="float">
            <text:p>524.288 </text:p>
          </table:table-cell>
          <table:table-cell table:formula="of:=[.A20] - com.microsoft.floor.precise([.A20] * 0.2)" office:value-type="string" office:string-value="" calcext:value-type="error">
            <text:p>#NAME?</text:p>
          </table:table-cell>
          <table:table-cell office:value-type="float" office:value="38548497.27625" calcext:value-type="float">
            <text:p>38548497,28</text:p>
          </table:table-cell>
          <table:table-cell office:value-type="float" office:value="863275.863786223" calcext:value-type="float">
            <text:p>863275,86</text:p>
          </table:table-cell>
          <table:table-cell/>
          <table:table-cell table:style-name="ce73" table:formula="of:=[.A20] / 1024" office:value-type="float" office:value="512" calcext:value-type="float">
            <text:p>512 </text:p>
          </table:table-cell>
          <table:table-cell table:formula="of:=[.C20]/[.B20]" office:value-type="string" office:string-value="" calcext:value-type="error">
            <text:p>#NAME?</text:p>
          </table:table-cell>
          <table:table-cell table:formula="of:=[.D20]/[.B20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1048576" calcext:value-type="float">
            <text:p>1.048.576 </text:p>
          </table:table-cell>
          <table:table-cell table:formula="of:=[.A21] - com.microsoft.floor.precise([.A21] * 0.2)" office:value-type="string" office:string-value="" calcext:value-type="error">
            <text:p>#NAME?</text:p>
          </table:table-cell>
          <table:table-cell office:value-type="float" office:value="77911379.46625" calcext:value-type="float">
            <text:p>77911379,47</text:p>
          </table:table-cell>
          <table:table-cell office:value-type="float" office:value="2084747.65494972" calcext:value-type="float">
            <text:p>2084747,65</text:p>
          </table:table-cell>
          <table:table-cell/>
          <table:table-cell table:style-name="ce73" table:formula="of:=[.A21] / 1024" office:value-type="float" office:value="1024" calcext:value-type="float">
            <text:p>1.024 </text:p>
          </table:table-cell>
          <table:table-cell table:formula="of:=[.C21]/[.B21]" office:value-type="string" office:string-value="" calcext:value-type="error">
            <text:p>#NAME?</text:p>
          </table:table-cell>
          <table:table-cell table:formula="of:=[.D21]/[.B21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2097152" calcext:value-type="float">
            <text:p>2.097.152 </text:p>
          </table:table-cell>
          <table:table-cell table:formula="of:=[.A22] - com.microsoft.floor.precise([.A22] * 0.2)" office:value-type="string" office:string-value="" calcext:value-type="error">
            <text:p>#NAME?</text:p>
          </table:table-cell>
          <table:table-cell office:value-type="float" office:value="156641482.3625" calcext:value-type="float">
            <text:p>156641482,36</text:p>
          </table:table-cell>
          <table:table-cell office:value-type="float" office:value="6286407.07678895" calcext:value-type="float">
            <text:p>6286407,08</text:p>
          </table:table-cell>
          <table:table-cell/>
          <table:table-cell table:style-name="ce73" table:formula="of:=[.A22] / 1024" office:value-type="float" office:value="2048" calcext:value-type="float">
            <text:p>2.048 </text:p>
          </table:table-cell>
          <table:table-cell table:formula="of:=[.C22]/[.B22]" office:value-type="string" office:string-value="" calcext:value-type="error">
            <text:p>#NAME?</text:p>
          </table:table-cell>
          <table:table-cell table:formula="of:=[.D22]/[.B22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4194304" calcext:value-type="float">
            <text:p>4.194.304 </text:p>
          </table:table-cell>
          <table:table-cell table:formula="of:=[.A23] - com.microsoft.floor.precise([.A23] * 0.2)" office:value-type="string" office:string-value="" calcext:value-type="error">
            <text:p>#NAME?</text:p>
          </table:table-cell>
          <table:table-cell office:value-type="float" office:value="312228510.19125" calcext:value-type="float">
            <text:p>312228510,19</text:p>
          </table:table-cell>
          <table:table-cell office:value-type="float" office:value="7381433.21240827" calcext:value-type="float">
            <text:p>7381433,21</text:p>
          </table:table-cell>
          <table:table-cell/>
          <table:table-cell table:style-name="ce73" table:formula="of:=[.A23] / 1024" office:value-type="float" office:value="4096" calcext:value-type="float">
            <text:p>4.096 </text:p>
          </table:table-cell>
          <table:table-cell table:formula="of:=[.C23]/[.B23]" office:value-type="string" office:string-value="" calcext:value-type="error">
            <text:p>#NAME?</text:p>
          </table:table-cell>
          <table:table-cell table:formula="of:=[.D23]/[.B23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>
          <table:table-cell office:value-type="float" office:value="8388608" calcext:value-type="float">
            <text:p>8.388.608 </text:p>
          </table:table-cell>
          <table:table-cell table:formula="of:=[.A24] - com.microsoft.floor.precise([.A24] * 0.2)" office:value-type="string" office:string-value="" calcext:value-type="error">
            <text:p>#NAME?</text:p>
          </table:table-cell>
          <table:table-cell table:style-name="Default" office:value-type="float" office:value="624472400.47875" calcext:value-type="float">
            <text:p>624472400,47875</text:p>
          </table:table-cell>
          <table:table-cell table:style-name="Default" office:value-type="float" office:value="7599233.38936067" calcext:value-type="float">
            <text:p>7599233,38936067</text:p>
          </table:table-cell>
          <table:table-cell/>
          <table:table-cell table:style-name="ce73" table:formula="of:=[.A24] / 1024" office:value-type="float" office:value="8192" calcext:value-type="float">
            <text:p>8.192 </text:p>
          </table:table-cell>
          <table:table-cell table:formula="of:=[.C24]/[.B24]" office:value-type="string" office:string-value="" calcext:value-type="error">
            <text:p>#NAME?</text:p>
          </table:table-cell>
          <table:table-cell table:formula="of:=[.D24]/[.B24]" office:value-type="string" office:string-value="" calcext:value-type="error">
            <text:p>#NAME?</text:p>
          </table:table-cell>
          <table:table-cell table:number-columns-repeated="1015"/>
        </table:table-row>
        <table:table-row table:style-name="ro1" table:number-rows-repeated="16"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6" table:style-name="ta1">
        <table:table-column table:style-name="co10" table:number-columns-repeated="4" table:default-cell-style-name="Default"/>
        <table:table-row table:style-name="ro1">
          <table:table-cell/>
          <table:table-cell table:style-name="ce44" office:value-type="string" calcext:value-type="string">
            <text:p>Python</text:p>
          </table:table-cell>
          <table:table-cell table:style-name="ce44" office:value-type="string" calcext:value-type="string">
            <text:p>C++</text:p>
          </table:table-cell>
          <table:table-cell table:style-name="ce44" office:value-type="string" calcext:value-type="string">
            <text:p>Diff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6985136.69" calcext:value-type="float">
            <text:p>56985136,69</text:p>
          </table:table-cell>
          <table:table-cell office:value-type="float" office:value="7279390.7925" calcext:value-type="float">
            <text:p>7279390,7925</text:p>
          </table:table-cell>
          <table:table-cell table:formula="of:=[.B2]/[.C2]" office:value-type="float" office:value="7.82828375538131" calcext:value-type="float">
            <text:p>7,828283755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841666.055" calcext:value-type="float">
            <text:p>131841666,055</text:p>
          </table:table-cell>
          <table:table-cell office:value-type="float" office:value="14869092.12625" calcext:value-type="float">
            <text:p>14869092,12625</text:p>
          </table:table-cell>
          <table:table-cell table:formula="of:=[.B3]/[.C3]" office:value-type="float" office:value="8.8668269007659" calcext:value-type="float">
            <text:p>8,8668269008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34950587.88375" calcext:value-type="float">
            <text:p>334950587,88375</text:p>
          </table:table-cell>
          <table:table-cell office:value-type="float" office:value="29666928.66625" calcext:value-type="float">
            <text:p>29666928,66625</text:p>
          </table:table-cell>
          <table:table-cell table:formula="of:=[.B4]/[.C4]" office:value-type="float" office:value="11.2903695442124" calcext:value-type="float">
            <text:p>11,2903695442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[.B4]*2" office:value-type="float" office:value="669901175.7675" calcext:value-type="float">
            <text:p>669901175,7675</text:p>
          </table:table-cell>
          <table:table-cell office:value-type="float" office:value="58338393.36625" calcext:value-type="float">
            <text:p>58338393,36625</text:p>
          </table:table-cell>
          <table:table-cell table:formula="of:=[.B5]/[.C5]" office:value-type="float" office:value="11.4830240792173" calcext:value-type="float">
            <text:p>11,4830240792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B5]*2" office:value-type="float" office:value="1339802351.535" calcext:value-type="float">
            <text:p>1339802351,535</text:p>
          </table:table-cell>
          <table:table-cell office:value-type="float" office:value="116865336.915" calcext:value-type="float">
            <text:p>116865336,915</text:p>
          </table:table-cell>
          <table:table-cell table:formula="of:=[.B6]/[.C6]" office:value-type="float" office:value="11.4644974027627" calcext:value-type="float">
            <text:p>11,464497402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[.B6]*2" office:value-type="float" office:value="2679604703.07" calcext:value-type="float">
            <text:p>2679604703,07</text:p>
          </table:table-cell>
          <table:table-cell office:value-type="float" office:value="236849422.29125" calcext:value-type="float">
            <text:p>236849422,29125</text:p>
          </table:table-cell>
          <table:table-cell table:formula="of:=[.B7]/[.C7]" office:value-type="float" office:value="11.3135370023193" calcext:value-type="float">
            <text:p>11,313537002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B7]*2" office:value-type="float" office:value="5359209406.14" calcext:value-type="float">
            <text:p>5359209406,14</text:p>
          </table:table-cell>
          <table:table-cell office:value-type="float" office:value="463794283.515" calcext:value-type="float">
            <text:p>463794283,515</text:p>
          </table:table-cell>
          <table:table-cell table:formula="of:=[.B8]/[.C8]" office:value-type="float" office:value="11.5551432965574" calcext:value-type="float">
            <text:p>11,5551432966</text:p>
          </table:table-cell>
        </table:table-row>
      </table:table>
      <table:table table:name="Python - mult_big_vector_no_out_hot " table:style-name="ta1">
        <table:table-column table:style-name="co1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ce43"/>
        <table:table-column table:style-name="co36" table:default-cell-style-name="ce44"/>
        <table:table-column table:style-name="co37" table:default-cell-style-name="ce44"/>
        <table:table-column table:style-name="co7" table:default-cell-style-name="ce43"/>
        <table:table-column table:style-name="co7" table:default-cell-style-name="ce44"/>
        <table:table-column table:style-name="co7" table:default-cell-style-name="ce43"/>
        <table:table-column table:style-name="co8" table:default-cell-style-name="ce48"/>
        <table:table-column table:style-name="co38" table:default-cell-style-name="ce48"/>
        <table:table-column table:style-name="co39" table:default-cell-style-name="ce141"/>
        <table:table-column table:style-name="co40" table:default-cell-style-name="ce146"/>
        <table:table-column table:style-name="co41" table:default-cell-style-name="ce146"/>
        <table:table-column table:style-name="co42" table:default-cell-style-name="ce146"/>
        <table:table-column table:style-name="co43" table:default-cell-style-name="ce146"/>
        <table:table-column table:style-name="co44" table:default-cell-style-name="ce146"/>
        <table:table-column table:style-name="co45" table:default-cell-style-name="ce146"/>
        <table:table-column table:style-name="co46" table:visibility="collapse" table:default-cell-style-name="ce151"/>
        <table:table-column table:style-name="co10" table:visibility="collapse" table:default-cell-style-name="ce151"/>
        <table:table-column table:style-name="co47" table:visibility="collapse" table:default-cell-style-name="ce146"/>
        <table:table-column table:style-name="co48" table:visibility="collapse" table:default-cell-style-name="ce146"/>
        <table:table-column table:style-name="co2" table:default-cell-style-name="ce146"/>
        <table:table-column table:style-name="co54" table:default-cell-style-name="ce146"/>
        <table:table-column table:style-name="co55" table:default-cell-style-name="ce146"/>
        <table:table-column table:style-name="co56" table:number-columns-repeated="2" table:default-cell-style-name="ce146"/>
        <table:table-column table:style-name="co10" table:default-cell-style-name="ce43"/>
        <table:table-column table:style-name="co10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58" table:number-columns-repeated="3" table:default-cell-style-name="Default"/>
        <table:table-column table:style-name="co59" table:default-cell-style-name="Default"/>
        <table:table-column table:style-name="co10" table:number-columns-repeated="983" table:default-cell-style-name="Default"/>
        <table:table-row table:style-name="ro1">
          <table:table-cell table:style-name="ce75" office:value-type="string" calcext:value-type="string" table:number-columns-spanned="4" table:number-rows-spanned="2">
            <text:p>RAW DATA</text:p>
          </table:table-cell>
          <table:covered-table-cell table:number-columns-repeated="3"/>
          <table:table-cell table:number-columns-repeated="4"/>
          <table:table-cell table:style-name="Default"/>
          <table:table-cell/>
          <table:table-cell table:style-name="ce68"/>
          <table:table-cell/>
          <table:table-cell table:style-name="ce80" office:value-type="string" calcext:value-type="string" table:number-columns-spanned="1" table:number-rows-spanned="2">
            <text:p># elem (real)</text:p>
          </table:table-cell>
          <table:table-cell table:style-name="ce80" office:value-type="string" calcext:value-type="string" table:number-columns-spanned="1" table:number-rows-spanned="2">
            <text:p># elem</text:p>
          </table:table-cell>
          <table:table-cell table:style-name="ce80" office:value-type="string" calcext:value-type="string" table:number-columns-spanned="1" table:number-rows-spanned="2">
            <text:p>Samples</text:p>
            <text:p>(N)</text:p>
          </table:table-cell>
          <table:table-cell table:style-name="ce142" office:value-type="string" calcext:value-type="string" table:number-columns-spanned="13" table:number-rows-spanned="1">
            <text:p>mult_big_vector_no_out_hot_64_32</text:p>
          </table:table-cell>
          <table:covered-table-cell table:style-name="ce142"/>
          <table:covered-table-cell table:number-columns-repeated="11" table:style-name="ce143"/>
          <table:table-cell table:style-name="ce143" table:number-columns-repeated="2"/>
          <table:table-cell table:number-columns-repeated="6"/>
          <table:table-cell table:style-name="ce142" office:value-type="string" calcext:value-type="string" table:number-columns-spanned="2" table:number-rows-spanned="1">
            <text:p>mult_big_vector_no_out_hot_64_32</text:p>
          </table:table-cell>
          <table:covered-table-cell/>
          <table:table-cell table:number-columns-repeated="983"/>
        </table:table-row>
        <table:table-row table:style-name="ro1">
          <table:covered-table-cell table:style-name="ce75"/>
          <table:covered-table-cell table:number-columns-repeated="3"/>
          <table:table-cell table:number-columns-repeated="4"/>
          <table:table-cell table:style-name="Default" office:value-type="string" calcext:value-type="string">
            <text:p>=</text:p>
          </table:table-cell>
          <table:table-cell/>
          <table:table-cell table:style-name="ce68" office:value-type="string" calcext:value-type="string">
            <text:p>idx</text:p>
          </table:table-cell>
          <table:table-cell/>
          <table:covered-table-cell table:number-columns-repeated="3" table:style-name="ce81"/>
          <table:table-cell table:style-name="ce143" office:value-type="string" calcext:value-type="string">
            <text:p>u</text:p>
          </table:table-cell>
          <table:table-cell table:style-name="ce143" office:value-type="string" calcext:value-type="string">
            <text:p>u ant / u</text:p>
          </table:table-cell>
          <table:table-cell table:style-name="ce143" office:value-type="string" calcext:value-type="string">
            <text:p>σ</text:p>
          </table:table-cell>
          <table:table-cell table:style-name="ce143" office:value-type="string" calcext:value-type="string">
            <text:p>Median</text:p>
          </table:table-cell>
          <table:table-cell table:style-name="ce143" office:value-type="string" calcext:value-type="string">
            <text:p>MM Test</text:p>
          </table:table-cell>
          <table:table-cell table:style-name="ce143" office:value-type="string" calcext:value-type="string">
            <text:p>u / σ</text:p>
          </table:table-cell>
          <table:table-cell table:style-name="ce143" office:value-type="string" calcext:value-type="string">
            <text:p>Is valid?</text:p>
          </table:table-cell>
          <table:table-cell table:style-name="ce143" office:value-type="string" calcext:value-type="string">
            <text:p>Valid*N</text:p>
          </table:table-cell>
          <table:table-cell table:style-name="ce143" office:value-type="string" calcext:value-type="string">
            <text:p>Valid*Mean</text:p>
          </table:table-cell>
          <table:table-cell table:style-name="ce143" office:value-type="string" calcext:value-type="string">
            <text:p>Valid*StdDev</text:p>
          </table:table-cell>
          <table:table-cell table:style-name="ce143" office:value-type="string" calcext:value-type="string">
            <text:p>Comb N</text:p>
          </table:table-cell>
          <table:table-cell table:style-name="ce143" office:value-type="string" calcext:value-type="string">
            <text:p>Comb u</text:p>
          </table:table-cell>
          <table:table-cell table:style-name="ce143" office:value-type="string" calcext:value-type="string">
            <text:p>Comb σ</text:p>
          </table:table-cell>
          <table:table-cell table:style-name="ce143"/>
          <table:table-cell table:style-name="ce143" office:value-type="string" calcext:value-type="string">
            <text:p>Comb u / Comb σ</text:p>
          </table:table-cell>
          <table:table-cell table:number-columns-repeated="6"/>
          <table:table-cell table:style-name="ce143" office:value-type="string" calcext:value-type="string">
            <text:p>Mean</text:p>
          </table:table-cell>
          <table:table-cell table:style-name="ce143" office:value-type="string" calcext:value-type="string">
            <text:p>Std. Dev.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table:style-name="ce77" office:value-type="float" office:value="5769235.5" calcext:value-type="float">
            <text:p>5769235,5</text:p>
          </table:table-cell>
          <table:table-cell office:value-type="float" office:value="518453.888624618" calcext:value-type="float">
            <text:p>518453,88862461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1]); &quot;_&quot;; [.$H3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79" table:formula="of:=ROW()" office:value-type="float" office:value="3" calcext:value-type="float">
            <text:p>3</text:p>
          </table:table-cell>
          <table:table-cell/>
          <table:table-cell table:style-name="ce82" table:formula="of:=[.N3] - [.N3] * 0.2" office:value-type="float" office:value="13107.2" calcext:value-type="float">
            <text:p>13.107</text:p>
          </table:table-cell>
          <table:table-cell table:style-name="ce126" table:formula="of:=INDIRECT(ADDRESS([.$K3];2))" office:value-type="float" office:value="16384" calcext:value-type="float">
            <text:p>16.384</text:p>
          </table:table-cell>
          <table:table-cell table:style-name="ce137" table:formula="of:=1000*0.8" office:value-type="float" office:value="800" calcext:value-type="float">
            <text:p>800</text:p>
          </table:table-cell>
          <table:table-cell table:style-name="ce144" table:formula="of:=INDIRECT(ADDRESS([.$K3];3))" office:value-type="float" office:value="5769235.5" calcext:value-type="float">
            <text:p>5.769.235,50</text:p>
          </table:table-cell>
          <table:table-cell table:style-name="ce144"/>
          <table:table-cell table:style-name="ce144" table:formula="of:=INDIRECT(ADDRESS([.$K3];4))" office:value-type="float" office:value="518453.888624618" calcext:value-type="float">
            <text:p>518.453,89</text:p>
          </table:table-cell>
          <table:table-cell table:style-name="ce147" table:formula="of:=INDIRECT(ADDRESS([.$K3];5))" office:value-type="float" office:value="0" calcext:value-type="float">
            <text:p>0,00</text:p>
          </table:table-cell>
          <table:table-cell table:style-name="ce148" table:formula="of:=IF([.S3]=0;&quot;&quot;;ABS([.P3] - [.S3]) / MAX([.P3]; [.S3]))">
            <text:p/>
          </table:table-cell>
          <table:table-cell table:style-name="ce147" table:formula="of:=[.P3]/[.R3]" office:value-type="float" office:value="11.127769752687" calcext:value-type="float">
            <text:p>11,13</text:p>
          </table:table-cell>
          <table:table-cell table:style-name="ce149" table:formula="of:=[.U3] &gt;= [CONFIG.$B$3]" office:value-type="boolean" office:boolean-value="true" calcext:value-type="boolean">
            <text:p>VERDADERO</text:p>
          </table:table-cell>
          <table:table-cell table:style-name="ce138" table:formula="of:=[.V3]*[.O3]" office:value-type="float" office:value="800" calcext:value-type="float">
            <text:p>800</text:p>
          </table:table-cell>
          <table:table-cell table:style-name="ce144" table:formula="of:=[.V3]*[.P3]" office:value-type="float" office:value="5769235.5" calcext:value-type="float">
            <text:p>5.769.235,50</text:p>
          </table:table-cell>
          <table:table-cell table:style-name="ce144" table:formula="of:=[.V3]*[.R3]" office:value-type="float" office:value="518453.888624618" calcext:value-type="float">
            <text:p>518.453,89</text:p>
          </table:table-cell>
          <table:table-cell table:style-name="ce138" table:formula="of:=[.W3]" office:value-type="float" office:value="800" calcext:value-type="float">
            <text:p>800</text:p>
          </table:table-cell>
          <table:table-cell table:style-name="ce153" table:formula="of:=[.X3]" office:value-type="float" office:value="5769235.5" calcext:value-type="float">
            <text:p>5.769.235,50</text:p>
          </table:table-cell>
          <table:table-cell table:style-name="ce144" table:formula="of:=[.Y3]" office:value-type="float" office:value="518453.888624618" calcext:value-type="float">
            <text:p>518.453,89</text:p>
          </table:table-cell>
          <table:table-cell table:style-name="ce144"/>
          <table:table-cell table:style-name="ce147" table:formula="of:=[.AA3]/[.AB3]" office:value-type="float" office:value="11.127769752687" calcext:value-type="float">
            <text:p>11,13</text:p>
          </table:table-cell>
          <table:table-cell table:number-columns-repeated="2"/>
          <table:table-cell table:number-matrix-columns-spanned="1" table:number-matrix-rows-spanned="1" table:formula="of:=MAX(NOT(ISBLANK(#REF!1:#REF!9979))*ROW(#REF!1:#REF!9979))-ROW(#REF!1)+1" office:value-type="string" office:string-value="" calcext:value-type="error">
            <text:p>Err:509</text:p>
          </table:table-cell>
          <table:table-cell office:value-type="float" office:value="10" calcext:value-type="float">
            <text:p>10</text:p>
          </table:table-cell>
          <table:table-cell table:style-name="ce67" table:formula="of:=OFFSET($#REF!$1;[.$AF$3]-[.$AG3];0)))" office:value-type="string" office:string-value="" calcext:value-type="error">
            <text:p>#NAME?</text:p>
          </table:table-cell>
          <table:table-cell table:style-name="ce67" table:formula="of:=OFFSET($#REF!$1;[.$AF$3]-[.$AG3];0)))" office:value-type="string" office:string-value="" calcext:value-type="error">
            <text:p>#NAME?</text:p>
          </table:table-cell>
          <table:table-cell table:style-name="ce67" table:formula="of:=[.AJ3]/[.AI3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584370.425" calcext:value-type="float">
            <text:p>11584370,425</text:p>
          </table:table-cell>
          <table:table-cell office:value-type="float" office:value="996574.121079578" calcext:value-type="float">
            <text:p>996574,12107957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2]); &quot;_&quot;; [.$H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]+1" office:value-type="float" office:value="4" calcext:value-type="float">
            <text:p>4</text:p>
          </table:table-cell>
          <table:table-cell/>
          <table:table-cell table:style-name="ce83" table:formula="of:=[.N4] - [.N4] * 0.2" office:value-type="float" office:value="26214.4" calcext:value-type="float">
            <text:p>26.214</text:p>
          </table:table-cell>
          <table:table-cell table:style-name="ce127" table:formula="of:=INDIRECT(ADDRESS([.$K4];2))" office:value-type="float" office:value="32768" calcext:value-type="float">
            <text:p>32.76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];3))" office:value-type="float" office:value="11584370.425" calcext:value-type="float">
            <text:p>11.584.370,43</text:p>
          </table:table-cell>
          <table:table-cell table:style-name="ce144"/>
          <table:table-cell table:style-name="ce144" table:formula="of:=INDIRECT(ADDRESS([.$K4];4))" office:value-type="float" office:value="996574.121079578" calcext:value-type="float">
            <text:p>996.574,12</text:p>
          </table:table-cell>
          <table:table-cell table:style-name="ce147" table:formula="of:=INDIRECT(ADDRESS([.$K4];5))" office:value-type="float" office:value="0" calcext:value-type="float">
            <text:p>0,00</text:p>
          </table:table-cell>
          <table:table-cell table:style-name="ce148" table:formula="of:=IF([.S4]=0;&quot;&quot;;ABS([.P4] - [.S4]) / MAX([.P4]; [.S4]))">
            <text:p/>
          </table:table-cell>
          <table:table-cell table:style-name="ce147" table:formula="of:=[.P4]/[.R4]" office:value-type="float" office:value="11.624193504494" calcext:value-type="float">
            <text:p>11,62</text:p>
          </table:table-cell>
          <table:table-cell table:style-name="ce149" table:formula="of:=[.U4] &gt;= [CONFIG.$B$3]" office:value-type="boolean" office:boolean-value="true" calcext:value-type="boolean">
            <text:p>VERDADERO</text:p>
          </table:table-cell>
          <table:table-cell table:style-name="ce138" table:formula="of:=[.V4]*[.O4]" office:value-type="float" office:value="800" calcext:value-type="float">
            <text:p>800</text:p>
          </table:table-cell>
          <table:table-cell table:style-name="ce144" table:formula="of:=[.V4]*[.P4]" office:value-type="float" office:value="11584370.425" calcext:value-type="float">
            <text:p>11.584.370,43</text:p>
          </table:table-cell>
          <table:table-cell table:style-name="ce144" table:formula="of:=[.V4]*[.R4]" office:value-type="float" office:value="996574.121079578" calcext:value-type="float">
            <text:p>996.574,12</text:p>
          </table:table-cell>
          <table:table-cell table:style-name="ce138" table:formula="of:=[.W4]" office:value-type="float" office:value="800" calcext:value-type="float">
            <text:p>800</text:p>
          </table:table-cell>
          <table:table-cell table:style-name="ce153" table:formula="of:=[.X4]" office:value-type="float" office:value="11584370.425" calcext:value-type="float">
            <text:p>11.584.370,43</text:p>
          </table:table-cell>
          <table:table-cell table:style-name="ce144" table:formula="of:=[.Y4]" office:value-type="float" office:value="996574.121079578" calcext:value-type="float">
            <text:p>996.574,12</text:p>
          </table:table-cell>
          <table:table-cell table:style-name="ce144"/>
          <table:table-cell table:style-name="ce147" table:formula="of:=[.AA4]/[.AB4]" office:value-type="float" office:value="11.624193504494" calcext:value-type="float">
            <text:p>11,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67" table:formula="of:=OFFSET($#REF!$1;[.$AF$3]-[.$AG4];0)))" office:value-type="string" office:string-value="" calcext:value-type="error">
            <text:p>#NAME?</text:p>
          </table:table-cell>
          <table:table-cell table:style-name="ce67" table:formula="of:=OFFSET($#REF!$1;[.$AF$3]-[.$AG4];0)))" office:value-type="string" office:string-value="" calcext:value-type="error">
            <text:p>#NAME?</text:p>
          </table:table-cell>
          <table:table-cell table:style-name="ce67" table:formula="of:=[.AJ4]/[.AI4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064079.49875" calcext:value-type="float">
            <text:p>25064079,49875</text:p>
          </table:table-cell>
          <table:table-cell office:value-type="float" office:value="2221167.05026877" calcext:value-type="float">
            <text:p>2221167,0502687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3]); &quot;_&quot;; [.$H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]+1" office:value-type="float" office:value="5" calcext:value-type="float">
            <text:p>5</text:p>
          </table:table-cell>
          <table:table-cell/>
          <table:table-cell table:style-name="ce84" table:formula="of:=[.N5] - com.microsoft.floor.precise([.N5] * 0.2)" office:value-type="string" office:string-value="" calcext:value-type="error">
            <text:p>#NAME?</text:p>
          </table:table-cell>
          <table:table-cell table:style-name="ce128" table:formula="of:=INDIRECT(ADDRESS([.$K5];2))" office:value-type="float" office:value="65536" calcext:value-type="float">
            <text:p>65.536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5];3))" office:value-type="float" office:value="25064079.49875" calcext:value-type="float">
            <text:p>25.064.079,50</text:p>
          </table:table-cell>
          <table:table-cell table:style-name="ce144"/>
          <table:table-cell table:style-name="ce144" table:formula="of:=INDIRECT(ADDRESS([.$K5];4))" office:value-type="float" office:value="2221167.05026877" calcext:value-type="float">
            <text:p>2.221.167,05</text:p>
          </table:table-cell>
          <table:table-cell table:style-name="ce147" table:formula="of:=INDIRECT(ADDRESS([.$K5];5))" office:value-type="float" office:value="0" calcext:value-type="float">
            <text:p>0,00</text:p>
          </table:table-cell>
          <table:table-cell table:style-name="ce148" table:formula="of:=IF([.S5]=0;&quot;&quot;;ABS([.P5] - [.S5]) / MAX([.P5]; [.S5]))">
            <text:p/>
          </table:table-cell>
          <table:table-cell table:style-name="ce147" table:formula="of:=[.P5]/[.R5]" office:value-type="float" office:value="11.2841938186131" calcext:value-type="float">
            <text:p>11,28</text:p>
          </table:table-cell>
          <table:table-cell table:style-name="ce149" table:formula="of:=[.U5] &gt;= [CONFIG.$B$3]" office:value-type="boolean" office:boolean-value="true" calcext:value-type="boolean">
            <text:p>VERDADERO</text:p>
          </table:table-cell>
          <table:table-cell table:style-name="ce138" table:formula="of:=[.V5]*[.O5]" office:value-type="float" office:value="800" calcext:value-type="float">
            <text:p>800</text:p>
          </table:table-cell>
          <table:table-cell table:style-name="ce144" table:formula="of:=[.V5]*[.P5]" office:value-type="float" office:value="25064079.49875" calcext:value-type="float">
            <text:p>25.064.079,50</text:p>
          </table:table-cell>
          <table:table-cell table:style-name="ce144" table:formula="of:=[.V5]*[.R5]" office:value-type="float" office:value="2221167.05026877" calcext:value-type="float">
            <text:p>2.221.167,05</text:p>
          </table:table-cell>
          <table:table-cell table:style-name="ce138" table:formula="of:=[.W5]" office:value-type="float" office:value="800" calcext:value-type="float">
            <text:p>800</text:p>
          </table:table-cell>
          <table:table-cell table:style-name="ce153" table:formula="of:=[.X5]" office:value-type="float" office:value="25064079.49875" calcext:value-type="float">
            <text:p>25.064.079,50</text:p>
          </table:table-cell>
          <table:table-cell table:style-name="ce144" table:formula="of:=[.Y5]" office:value-type="float" office:value="2221167.05026877" calcext:value-type="float">
            <text:p>2.221.167,05</text:p>
          </table:table-cell>
          <table:table-cell table:style-name="ce144"/>
          <table:table-cell table:style-name="ce147" table:formula="of:=[.AA5]/[.AB5]" office:value-type="float" office:value="11.2841938186131" calcext:value-type="float">
            <text:p>11,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67" table:formula="of:=OFFSET($#REF!$1;[.$AF$3]-[.$AG5];0)))" office:value-type="string" office:string-value="" calcext:value-type="error">
            <text:p>#NAME?</text:p>
          </table:table-cell>
          <table:table-cell table:style-name="ce67" table:formula="of:=OFFSET($#REF!$1;[.$AF$3]-[.$AG5];0)))" office:value-type="string" office:string-value="" calcext:value-type="error">
            <text:p>#NAME?</text:p>
          </table:table-cell>
          <table:table-cell table:style-name="ce67" table:formula="of:=[.AJ5]/[.AI5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583602.1375" calcext:value-type="float">
            <text:p>55583602,1375</text:p>
          </table:table-cell>
          <table:table-cell office:value-type="float" office:value="2992889.5847333" calcext:value-type="float">
            <text:p>2992889,584733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4]); &quot;_&quot;; [.$H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]+1" office:value-type="float" office:value="6" calcext:value-type="float">
            <text:p>6</text:p>
          </table:table-cell>
          <table:table-cell/>
          <table:table-cell table:style-name="ce85" table:formula="of:=[.N6] - com.microsoft.floor.precise([.N6] * 0.2)" office:value-type="string" office:string-value="" calcext:value-type="error">
            <text:p>#NAME?</text:p>
          </table:table-cell>
          <table:table-cell table:style-name="ce129" table:formula="of:=INDIRECT(ADDRESS([.$K6];2))" office:value-type="float" office:value="131072" calcext:value-type="float">
            <text:p>131.072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6];3))" office:value-type="float" office:value="55583602.1375" calcext:value-type="float">
            <text:p>55.583.602,14</text:p>
          </table:table-cell>
          <table:table-cell table:style-name="ce144"/>
          <table:table-cell table:style-name="ce144" table:formula="of:=INDIRECT(ADDRESS([.$K6];4))" office:value-type="float" office:value="2992889.5847333" calcext:value-type="float">
            <text:p>2.992.889,58</text:p>
          </table:table-cell>
          <table:table-cell table:style-name="ce147" table:formula="of:=INDIRECT(ADDRESS([.$K6];5))" office:value-type="float" office:value="0" calcext:value-type="float">
            <text:p>0,00</text:p>
          </table:table-cell>
          <table:table-cell table:style-name="ce148" table:formula="of:=IF([.S6]=0;&quot;&quot;;ABS([.P6] - [.S6]) / MAX([.P6]; [.S6]))">
            <text:p/>
          </table:table-cell>
          <table:table-cell table:style-name="ce147" table:formula="of:=[.P6]/[.R6]" office:value-type="float" office:value="18.5718853181325" calcext:value-type="float">
            <text:p>18,57</text:p>
          </table:table-cell>
          <table:table-cell table:style-name="ce149" table:formula="of:=[.U6] &gt;= [CONFIG.$B$3]" office:value-type="boolean" office:boolean-value="true" calcext:value-type="boolean">
            <text:p>VERDADERO</text:p>
          </table:table-cell>
          <table:table-cell table:style-name="ce138" table:formula="of:=[.V6]*[.O6]" office:value-type="float" office:value="800" calcext:value-type="float">
            <text:p>800</text:p>
          </table:table-cell>
          <table:table-cell table:style-name="ce144" table:formula="of:=[.V6]*[.P6]" office:value-type="float" office:value="55583602.1375" calcext:value-type="float">
            <text:p>55.583.602,14</text:p>
          </table:table-cell>
          <table:table-cell table:style-name="ce144" table:formula="of:=[.V6]*[.R6]" office:value-type="float" office:value="2992889.5847333" calcext:value-type="float">
            <text:p>2.992.889,58</text:p>
          </table:table-cell>
          <table:table-cell table:style-name="ce138" table:formula="of:=[.W6]" office:value-type="float" office:value="800" calcext:value-type="float">
            <text:p>800</text:p>
          </table:table-cell>
          <table:table-cell table:style-name="ce153" table:formula="of:=[.X6]" office:value-type="float" office:value="55583602.1375" calcext:value-type="float">
            <text:p>55.583.602,14</text:p>
          </table:table-cell>
          <table:table-cell table:style-name="ce144" table:formula="of:=[.Y6]" office:value-type="float" office:value="2992889.5847333" calcext:value-type="float">
            <text:p>2.992.889,58</text:p>
          </table:table-cell>
          <table:table-cell table:style-name="ce144"/>
          <table:table-cell table:style-name="ce147" table:formula="of:=[.AA6]/[.AB6]" office:value-type="float" office:value="18.5718853181325" calcext:value-type="float">
            <text:p>18,5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67" table:formula="of:=OFFSET($#REF!$1;[.$AF$3]-[.$AG6];0)))" office:value-type="string" office:string-value="" calcext:value-type="error">
            <text:p>#NAME?</text:p>
          </table:table-cell>
          <table:table-cell table:style-name="ce67" table:formula="of:=OFFSET($#REF!$1;[.$AF$3]-[.$AG6];0)))" office:value-type="string" office:string-value="" calcext:value-type="error">
            <text:p>#NAME?</text:p>
          </table:table-cell>
          <table:table-cell table:style-name="ce67" table:formula="of:=[.AJ6]/[.AI6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6655082.80375" calcext:value-type="float">
            <text:p>126655082,80375</text:p>
          </table:table-cell>
          <table:table-cell office:value-type="float" office:value="7197611.86370807" calcext:value-type="float">
            <text:p>7197611,863708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5]); &quot;_&quot;; [.$H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6]+1" office:value-type="float" office:value="7" calcext:value-type="float">
            <text:p>7</text:p>
          </table:table-cell>
          <table:table-cell/>
          <table:table-cell table:style-name="ce86" table:formula="of:=[.N7] - com.microsoft.floor.precise([.N7] * 0.2)" office:value-type="string" office:string-value="" calcext:value-type="error">
            <text:p>#NAME?</text:p>
          </table:table-cell>
          <table:table-cell table:style-name="ce130" table:formula="of:=INDIRECT(ADDRESS([.$K7];2))" office:value-type="float" office:value="262144" calcext:value-type="float">
            <text:p>262.144</text:p>
          </table:table-cell>
          <table:table-cell table:style-name="ce139" table:formula="of:=1000*0.8" office:value-type="float" office:value="800" calcext:value-type="float">
            <text:p>800</text:p>
          </table:table-cell>
          <table:table-cell table:style-name="ce144" table:formula="of:=INDIRECT(ADDRESS([.$K7];3))" office:value-type="float" office:value="126655082.80375" calcext:value-type="float">
            <text:p>126.655.082,80</text:p>
          </table:table-cell>
          <table:table-cell table:style-name="ce144"/>
          <table:table-cell table:style-name="ce144" table:formula="of:=INDIRECT(ADDRESS([.$K7];4))" office:value-type="float" office:value="7197611.86370807" calcext:value-type="float">
            <text:p>7.197.611,86</text:p>
          </table:table-cell>
          <table:table-cell table:style-name="ce147" table:formula="of:=INDIRECT(ADDRESS([.$K7];5))" office:value-type="float" office:value="0" calcext:value-type="float">
            <text:p>0,00</text:p>
          </table:table-cell>
          <table:table-cell table:style-name="ce148" table:formula="of:=IF([.S7]=0;&quot;&quot;;ABS([.P7] - [.S7]) / MAX([.P7]; [.S7]))">
            <text:p/>
          </table:table-cell>
          <table:table-cell table:style-name="ce147" table:formula="of:=[.P7]/[.R7]" office:value-type="float" office:value="17.5968203345852" calcext:value-type="float">
            <text:p>17,60</text:p>
          </table:table-cell>
          <table:table-cell table:style-name="ce149" table:formula="of:=[.U7] &gt;= [CONFIG.$B$3]" office:value-type="boolean" office:boolean-value="true" calcext:value-type="boolean">
            <text:p>VERDADERO</text:p>
          </table:table-cell>
          <table:table-cell table:style-name="ce138" table:formula="of:=[.V7]*[.O7]" office:value-type="float" office:value="800" calcext:value-type="float">
            <text:p>800</text:p>
          </table:table-cell>
          <table:table-cell table:style-name="ce144" table:formula="of:=[.V7]*[.P7]" office:value-type="float" office:value="126655082.80375" calcext:value-type="float">
            <text:p>126.655.082,80</text:p>
          </table:table-cell>
          <table:table-cell table:style-name="ce144" table:formula="of:=[.V7]*[.R7]" office:value-type="float" office:value="7197611.86370807" calcext:value-type="float">
            <text:p>7.197.611,86</text:p>
          </table:table-cell>
          <table:table-cell table:style-name="ce138" table:formula="of:=[.W7]" office:value-type="float" office:value="800" calcext:value-type="float">
            <text:p>800</text:p>
          </table:table-cell>
          <table:table-cell table:style-name="ce153" table:formula="of:=[.X7]" office:value-type="float" office:value="126655082.80375" calcext:value-type="float">
            <text:p>126.655.082,80</text:p>
          </table:table-cell>
          <table:table-cell table:style-name="ce144" table:formula="of:=[.Y7]" office:value-type="float" office:value="7197611.86370807" calcext:value-type="float">
            <text:p>7.197.611,86</text:p>
          </table:table-cell>
          <table:table-cell table:style-name="ce144"/>
          <table:table-cell table:style-name="ce147" table:formula="of:=[.AA7]/[.AB7]" office:value-type="float" office:value="17.5968203345852" calcext:value-type="float">
            <text:p>17,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7" table:formula="of:=OFFSET($#REF!$1;[.$AF$3]-[.$AG7];0)))" office:value-type="string" office:string-value="" calcext:value-type="error">
            <text:p>#NAME?</text:p>
          </table:table-cell>
          <table:table-cell table:style-name="ce67" table:formula="of:=OFFSET($#REF!$1;[.$AF$3]-[.$AG7];0)))" office:value-type="string" office:string-value="" calcext:value-type="error">
            <text:p>#NAME?</text:p>
          </table:table-cell>
          <table:table-cell table:style-name="ce67" table:formula="of:=[.AJ7]/[.AI7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0256169.3125" calcext:value-type="float">
            <text:p>310256169,3125</text:p>
          </table:table-cell>
          <table:table-cell office:value-type="float" office:value="12875658.7441415" calcext:value-type="float">
            <text:p>12875658,744141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6]); &quot;_&quot;; [.$H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7]+1" office:value-type="float" office:value="8" calcext:value-type="float">
            <text:p>8</text:p>
          </table:table-cell>
          <table:table-cell/>
          <table:table-cell table:style-name="ce87" table:formula="of:=[.N8] - com.microsoft.floor.precise([.N8] * 0.2)" office:value-type="string" office:string-value="" calcext:value-type="error">
            <text:p>#NAME?</text:p>
          </table:table-cell>
          <table:table-cell table:style-name="ce131" table:formula="of:=INDIRECT(ADDRESS([.$K8];2))" office:value-type="float" office:value="524288" calcext:value-type="float">
            <text:p>524.28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8];3))" office:value-type="float" office:value="310256169.3125" calcext:value-type="float">
            <text:p>310.256.169,31</text:p>
          </table:table-cell>
          <table:table-cell table:style-name="ce144"/>
          <table:table-cell table:style-name="ce144" table:formula="of:=INDIRECT(ADDRESS([.$K8];4))" office:value-type="float" office:value="12875658.7441415" calcext:value-type="float">
            <text:p>12.875.658,74</text:p>
          </table:table-cell>
          <table:table-cell table:style-name="ce147" table:formula="of:=INDIRECT(ADDRESS([.$K8];5))" office:value-type="float" office:value="0" calcext:value-type="float">
            <text:p>0,00</text:p>
          </table:table-cell>
          <table:table-cell table:style-name="ce148" table:formula="of:=IF([.S8]=0;&quot;&quot;;ABS([.P8] - [.S8]) / MAX([.P8]; [.S8]))">
            <text:p/>
          </table:table-cell>
          <table:table-cell table:style-name="ce147" table:formula="of:=[.P8]/[.R8]" office:value-type="float" office:value="24.0963336694263" calcext:value-type="float">
            <text:p>24,10</text:p>
          </table:table-cell>
          <table:table-cell table:style-name="ce149" table:formula="of:=[.U8] &gt;= [CONFIG.$B$3]" office:value-type="boolean" office:boolean-value="true" calcext:value-type="boolean">
            <text:p>VERDADERO</text:p>
          </table:table-cell>
          <table:table-cell table:style-name="ce138" table:formula="of:=[.V8]*[.O8]" office:value-type="float" office:value="800" calcext:value-type="float">
            <text:p>800</text:p>
          </table:table-cell>
          <table:table-cell table:style-name="ce144" table:formula="of:=[.V8]*[.P8]" office:value-type="float" office:value="310256169.3125" calcext:value-type="float">
            <text:p>310.256.169,31</text:p>
          </table:table-cell>
          <table:table-cell table:style-name="ce144" table:formula="of:=[.V8]*[.R8]" office:value-type="float" office:value="12875658.7441415" calcext:value-type="float">
            <text:p>12.875.658,74</text:p>
          </table:table-cell>
          <table:table-cell table:style-name="ce138" table:formula="of:=[.W8]" office:value-type="float" office:value="800" calcext:value-type="float">
            <text:p>800</text:p>
          </table:table-cell>
          <table:table-cell table:style-name="ce153" table:formula="of:=[.X8]" office:value-type="float" office:value="310256169.3125" calcext:value-type="float">
            <text:p>310.256.169,31</text:p>
          </table:table-cell>
          <table:table-cell table:style-name="ce144" table:formula="of:=[.Y8]" office:value-type="float" office:value="12875658.7441415" calcext:value-type="float">
            <text:p>12.875.658,74</text:p>
          </table:table-cell>
          <table:table-cell table:style-name="ce144"/>
          <table:table-cell table:style-name="ce147" table:formula="of:=[.AA8]/[.AB8]" office:value-type="float" office:value="24.0963336694263" calcext:value-type="float">
            <text:p>24,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67" table:formula="of:=OFFSET($#REF!$1;[.$AF$3]-[.$AG8];0)))" office:value-type="string" office:string-value="" calcext:value-type="error">
            <text:p>#NAME?</text:p>
          </table:table-cell>
          <table:table-cell table:style-name="ce67" table:formula="of:=OFFSET($#REF!$1;[.$AF$3]-[.$AG8];0)))" office:value-type="string" office:string-value="" calcext:value-type="error">
            <text:p>#NAME?</text:p>
          </table:table-cell>
          <table:table-cell table:style-name="ce67" table:formula="of:=[.AJ8]/[.AI8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18507735.2775" calcext:value-type="float">
            <text:p>718507735,2775</text:p>
          </table:table-cell>
          <table:table-cell office:value-type="float" office:value="30323393.9767428" calcext:value-type="float">
            <text:p>30323393,976742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7]); &quot;_&quot;; [.$H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8]+1" office:value-type="float" office:value="9" calcext:value-type="float">
            <text:p>9</text:p>
          </table:table-cell>
          <table:table-cell/>
          <table:table-cell table:style-name="ce88" table:formula="of:=[.N9] - com.microsoft.floor.precise([.N9] * 0.2)" office:value-type="string" office:string-value="" calcext:value-type="error">
            <text:p>#NAME?</text:p>
          </table:table-cell>
          <table:table-cell table:style-name="ce132" table:formula="of:=INDIRECT(ADDRESS([.$K9];2))" office:value-type="float" office:value="1048576" calcext:value-type="float">
            <text:p>1.048.576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9];3))" office:value-type="float" office:value="718507735.2775" calcext:value-type="float">
            <text:p>718.507.735,28</text:p>
          </table:table-cell>
          <table:table-cell table:style-name="ce144"/>
          <table:table-cell table:style-name="ce144" table:formula="of:=INDIRECT(ADDRESS([.$K9];4))" office:value-type="float" office:value="30323393.9767428" calcext:value-type="float">
            <text:p>30.323.393,98</text:p>
          </table:table-cell>
          <table:table-cell table:style-name="ce147" table:formula="of:=INDIRECT(ADDRESS([.$K9];5))" office:value-type="float" office:value="0" calcext:value-type="float">
            <text:p>0,00</text:p>
          </table:table-cell>
          <table:table-cell table:style-name="ce148" table:formula="of:=IF([.S9]=0;&quot;&quot;;ABS([.P9] - [.S9]) / MAX([.P9]; [.S9]))">
            <text:p/>
          </table:table-cell>
          <table:table-cell table:style-name="ce147" table:formula="of:=[.P9]/[.R9]" office:value-type="float" office:value="23.6948323076426" calcext:value-type="float">
            <text:p>23,69</text:p>
          </table:table-cell>
          <table:table-cell table:style-name="ce149" table:formula="of:=[.U9] &gt;= [CONFIG.$B$3]" office:value-type="boolean" office:boolean-value="true" calcext:value-type="boolean">
            <text:p>VERDADERO</text:p>
          </table:table-cell>
          <table:table-cell table:style-name="ce138" table:formula="of:=[.V9]*[.O9]" office:value-type="float" office:value="800" calcext:value-type="float">
            <text:p>800</text:p>
          </table:table-cell>
          <table:table-cell table:style-name="ce144" table:formula="of:=[.V9]*[.P9]" office:value-type="float" office:value="718507735.2775" calcext:value-type="float">
            <text:p>718.507.735,28</text:p>
          </table:table-cell>
          <table:table-cell table:style-name="ce144" table:formula="of:=[.V9]*[.R9]" office:value-type="float" office:value="30323393.9767428" calcext:value-type="float">
            <text:p>30.323.393,98</text:p>
          </table:table-cell>
          <table:table-cell table:style-name="ce138" table:formula="of:=[.W9]" office:value-type="float" office:value="800" calcext:value-type="float">
            <text:p>800</text:p>
          </table:table-cell>
          <table:table-cell table:style-name="ce153" table:formula="of:=[.X9]" office:value-type="float" office:value="718507735.2775" calcext:value-type="float">
            <text:p>718.507.735,28</text:p>
          </table:table-cell>
          <table:table-cell table:style-name="ce144" table:formula="of:=[.Y9]" office:value-type="float" office:value="30323393.9767428" calcext:value-type="float">
            <text:p>30.323.393,98</text:p>
          </table:table-cell>
          <table:table-cell table:style-name="ce144"/>
          <table:table-cell table:style-name="ce147" table:formula="of:=[.AA9]/[.AB9]" office:value-type="float" office:value="23.6948323076426" calcext:value-type="float">
            <text:p>23,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67" table:formula="of:=OFFSET($#REF!$1;[.$AF$3]-[.$AG9];0)))" office:value-type="string" office:string-value="" calcext:value-type="error">
            <text:p>#NAME?</text:p>
          </table:table-cell>
          <table:table-cell table:style-name="ce67" table:formula="of:=OFFSET($#REF!$1;[.$AF$3]-[.$AG9];0)))" office:value-type="string" office:string-value="" calcext:value-type="error">
            <text:p>#NAME?</text:p>
          </table:table-cell>
          <table:table-cell table:style-name="ce67" table:formula="of:=[.AJ9]/[.AI9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67189509.70875" calcext:value-type="float">
            <text:p>1467189509,70875</text:p>
          </table:table-cell>
          <table:table-cell office:value-type="float" office:value="38669733.0891207" calcext:value-type="float">
            <text:p>38669733,089120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8]); &quot;_&quot;; [.$H1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9]+1" office:value-type="float" office:value="10" calcext:value-type="float">
            <text:p>10</text:p>
          </table:table-cell>
          <table:table-cell/>
          <table:table-cell table:style-name="ce89" table:formula="of:=[.N10] - com.microsoft.floor.precise([.N10] * 0.2)" office:value-type="string" office:string-value="" calcext:value-type="error">
            <text:p>#NAME?</text:p>
          </table:table-cell>
          <table:table-cell table:style-name="ce133" table:formula="of:=INDIRECT(ADDRESS([.$K10];2))" office:value-type="float" office:value="2097152" calcext:value-type="float">
            <text:p>2.097.152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0];3))" office:value-type="float" office:value="1467189509.70875" calcext:value-type="float">
            <text:p>1.467.189.509,71</text:p>
          </table:table-cell>
          <table:table-cell table:style-name="ce144"/>
          <table:table-cell table:style-name="ce144" table:formula="of:=INDIRECT(ADDRESS([.$K10];4))" office:value-type="float" office:value="38669733.0891207" calcext:value-type="float">
            <text:p>38.669.733,09</text:p>
          </table:table-cell>
          <table:table-cell table:style-name="ce147" table:formula="of:=INDIRECT(ADDRESS([.$K10];5))" office:value-type="float" office:value="0" calcext:value-type="float">
            <text:p>0,00</text:p>
          </table:table-cell>
          <table:table-cell table:style-name="ce148" table:formula="of:=IF([.S10]=0;&quot;&quot;;ABS([.P10] - [.S10]) / MAX([.P10]; [.S10]))">
            <text:p/>
          </table:table-cell>
          <table:table-cell table:style-name="ce147" table:formula="of:=[.P10]/[.R10]" office:value-type="float" office:value="37.941547367999" calcext:value-type="float">
            <text:p>37,94</text:p>
          </table:table-cell>
          <table:table-cell table:style-name="ce149" table:formula="of:=[.U10] &gt;= [CONFIG.$B$3]" office:value-type="boolean" office:boolean-value="true" calcext:value-type="boolean">
            <text:p>VERDADERO</text:p>
          </table:table-cell>
          <table:table-cell table:style-name="ce138" table:formula="of:=[.V10]*[.O10]" office:value-type="float" office:value="800" calcext:value-type="float">
            <text:p>800</text:p>
          </table:table-cell>
          <table:table-cell table:style-name="ce144" table:formula="of:=[.V10]*[.P10]" office:value-type="float" office:value="1467189509.70875" calcext:value-type="float">
            <text:p>1.467.189.509,71</text:p>
          </table:table-cell>
          <table:table-cell table:style-name="ce144" table:formula="of:=[.V10]*[.R10]" office:value-type="float" office:value="38669733.0891207" calcext:value-type="float">
            <text:p>38.669.733,09</text:p>
          </table:table-cell>
          <table:table-cell table:style-name="ce138" table:formula="of:=[.W10]" office:value-type="float" office:value="800" calcext:value-type="float">
            <text:p>800</text:p>
          </table:table-cell>
          <table:table-cell table:style-name="ce153" table:formula="of:=[.X10]" office:value-type="float" office:value="1467189509.70875" calcext:value-type="float">
            <text:p>1.467.189.509,71</text:p>
          </table:table-cell>
          <table:table-cell table:style-name="ce144" table:formula="of:=[.Y10]" office:value-type="float" office:value="38669733.0891207" calcext:value-type="float">
            <text:p>38.669.733,09</text:p>
          </table:table-cell>
          <table:table-cell table:style-name="ce144"/>
          <table:table-cell table:style-name="ce147" table:formula="of:=[.AA10]/[.AB10]" office:value-type="float" office:value="37.941547367999" calcext:value-type="float">
            <text:p>37,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7" table:formula="of:=OFFSET($#REF!$1;[.$AF$3]-[.$AG10];0)))" office:value-type="string" office:string-value="" calcext:value-type="error">
            <text:p>#NAME?</text:p>
          </table:table-cell>
          <table:table-cell table:style-name="ce67" table:formula="of:=OFFSET($#REF!$1;[.$AF$3]-[.$AG10];0)))" office:value-type="string" office:string-value="" calcext:value-type="error">
            <text:p>#NAME?</text:p>
          </table:table-cell>
          <table:table-cell table:style-name="ce67" table:formula="of:=[.AJ10]/[.AI10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67005924.28875" calcext:value-type="float">
            <text:p>2967005924,28875</text:p>
          </table:table-cell>
          <table:table-cell office:value-type="float" office:value="89504622.1973785" calcext:value-type="float">
            <text:p>89504622,197378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9]); &quot;_&quot;; [.$H1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0]+1" office:value-type="float" office:value="11" calcext:value-type="float">
            <text:p>11</text:p>
          </table:table-cell>
          <table:table-cell/>
          <table:table-cell table:style-name="ce90" table:formula="of:=[.N11] - com.microsoft.floor.precise([.N11] * 0.2)" office:value-type="string" office:string-value="" calcext:value-type="error">
            <text:p>#NAME?</text:p>
          </table:table-cell>
          <table:table-cell table:style-name="ce134" table:formula="of:=INDIRECT(ADDRESS([.$K11];2))" office:value-type="float" office:value="4194304" calcext:value-type="float">
            <text:p>4.194.30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1];3))" office:value-type="float" office:value="2967005924.28875" calcext:value-type="float">
            <text:p>2.967.005.924,29</text:p>
          </table:table-cell>
          <table:table-cell table:style-name="ce144"/>
          <table:table-cell table:style-name="ce144" table:formula="of:=INDIRECT(ADDRESS([.$K11];4))" office:value-type="float" office:value="89504622.1973785" calcext:value-type="float">
            <text:p>89.504.622,20</text:p>
          </table:table-cell>
          <table:table-cell table:style-name="ce147" table:formula="of:=INDIRECT(ADDRESS([.$K11];5))" office:value-type="float" office:value="0" calcext:value-type="float">
            <text:p>0,00</text:p>
          </table:table-cell>
          <table:table-cell table:style-name="ce148" table:formula="of:=IF([.S11]=0;&quot;&quot;;ABS([.P11] - [.S11]) / MAX([.P11]; [.S11]))">
            <text:p/>
          </table:table-cell>
          <table:table-cell table:style-name="ce147" table:formula="of:=[.P11]/[.R11]" office:value-type="float" office:value="33.1491922031223" calcext:value-type="float">
            <text:p>33,15</text:p>
          </table:table-cell>
          <table:table-cell table:style-name="ce149" table:formula="of:=[.U11] &gt;= [CONFIG.$B$3]" office:value-type="boolean" office:boolean-value="true" calcext:value-type="boolean">
            <text:p>VERDADERO</text:p>
          </table:table-cell>
          <table:table-cell table:style-name="ce138" table:formula="of:=[.V11]*[.O11]" office:value-type="float" office:value="800" calcext:value-type="float">
            <text:p>800</text:p>
          </table:table-cell>
          <table:table-cell table:style-name="ce144" table:formula="of:=[.V11]*[.P11]" office:value-type="float" office:value="2967005924.28875" calcext:value-type="float">
            <text:p>2.967.005.924,29</text:p>
          </table:table-cell>
          <table:table-cell table:style-name="ce144" table:formula="of:=[.V11]*[.R11]" office:value-type="float" office:value="89504622.1973785" calcext:value-type="float">
            <text:p>89.504.622,20</text:p>
          </table:table-cell>
          <table:table-cell table:style-name="ce138" table:formula="of:=[.W11]" office:value-type="float" office:value="800" calcext:value-type="float">
            <text:p>800</text:p>
          </table:table-cell>
          <table:table-cell table:style-name="ce153" table:formula="of:=[.X11]" office:value-type="float" office:value="2967005924.28875" calcext:value-type="float">
            <text:p>2.967.005.924,29</text:p>
          </table:table-cell>
          <table:table-cell table:style-name="ce144" table:formula="of:=[.Y11]" office:value-type="float" office:value="89504622.1973785" calcext:value-type="float">
            <text:p>89.504.622,20</text:p>
          </table:table-cell>
          <table:table-cell table:style-name="ce144"/>
          <table:table-cell table:style-name="ce147" table:formula="of:=[.AA11]/[.AB11]" office:value-type="float" office:value="33.1491922031223" calcext:value-type="float">
            <text:p>33,1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7" table:formula="of:=OFFSET($#REF!$1;[.$AF$3]-[.$AG11];0)))" office:value-type="string" office:string-value="" calcext:value-type="error">
            <text:p>#NAME?</text:p>
          </table:table-cell>
          <table:table-cell table:style-name="ce67" table:formula="of:=OFFSET($#REF!$1;[.$AF$3]-[.$AG11];0)))" office:value-type="string" office:string-value="" calcext:value-type="error">
            <text:p>#NAME?</text:p>
          </table:table-cell>
          <table:table-cell table:style-name="ce67" table:formula="of:=[.AJ11]/[.AI11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43288015.33625" calcext:value-type="float">
            <text:p>6043288015,33625</text:p>
          </table:table-cell>
          <table:table-cell office:value-type="float" office:value="226569759.587474" calcext:value-type="float">
            <text:p>226569759,58747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0]); &quot;_&quot;; [.$H1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1]+1" office:value-type="float" office:value="12" calcext:value-type="float">
            <text:p>12</text:p>
          </table:table-cell>
          <table:table-cell/>
          <table:table-cell table:style-name="ce91" table:formula="of:=[.N12] - com.microsoft.floor.precise([.N12] * 0.2)" office:value-type="string" office:string-value="" calcext:value-type="error">
            <text:p>#NAME?</text:p>
          </table:table-cell>
          <table:table-cell table:style-name="ce135" table:formula="of:=INDIRECT(ADDRESS([.$K12];2))" office:value-type="float" office:value="8388608" calcext:value-type="float">
            <text:p>8.388.60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2];3))" office:value-type="float" office:value="6043288015.33625" calcext:value-type="float">
            <text:p>6.043.288.015,34</text:p>
          </table:table-cell>
          <table:table-cell table:style-name="ce144"/>
          <table:table-cell table:style-name="ce144" table:formula="of:=INDIRECT(ADDRESS([.$K12];4))" office:value-type="float" office:value="226569759.587474" calcext:value-type="float">
            <text:p>226.569.759,59</text:p>
          </table:table-cell>
          <table:table-cell table:style-name="ce147" table:formula="of:=INDIRECT(ADDRESS([.$K12];5))" office:value-type="float" office:value="0" calcext:value-type="float">
            <text:p>0,00</text:p>
          </table:table-cell>
          <table:table-cell table:style-name="ce148" table:formula="of:=IF([.S12]=0;&quot;&quot;;ABS([.P12] - [.S12]) / MAX([.P12]; [.S12]))">
            <text:p/>
          </table:table-cell>
          <table:table-cell table:style-name="ce147" table:formula="of:=[.P12]/[.R12]" office:value-type="float" office:value="26.6729683005338" calcext:value-type="float">
            <text:p>26,67</text:p>
          </table:table-cell>
          <table:table-cell table:style-name="ce149" table:formula="of:=[.U12] &gt;= [CONFIG.$B$3]" office:value-type="boolean" office:boolean-value="true" calcext:value-type="boolean">
            <text:p>VERDADERO</text:p>
          </table:table-cell>
          <table:table-cell table:style-name="ce138" table:formula="of:=[.V12]*[.O12]" office:value-type="float" office:value="800" calcext:value-type="float">
            <text:p>800</text:p>
          </table:table-cell>
          <table:table-cell table:style-name="ce144" table:formula="of:=[.V12]*[.P12]" office:value-type="float" office:value="6043288015.33625" calcext:value-type="float">
            <text:p>6.043.288.015,34</text:p>
          </table:table-cell>
          <table:table-cell table:style-name="ce144" table:formula="of:=[.V12]*[.R12]" office:value-type="float" office:value="226569759.587474" calcext:value-type="float">
            <text:p>226.569.759,59</text:p>
          </table:table-cell>
          <table:table-cell table:style-name="ce138" table:formula="of:=[.W12]" office:value-type="float" office:value="800" calcext:value-type="float">
            <text:p>800</text:p>
          </table:table-cell>
          <table:table-cell table:style-name="ce153" table:formula="of:=[.X12]" office:value-type="float" office:value="6043288015.33625" calcext:value-type="float">
            <text:p>6.043.288.015,34</text:p>
          </table:table-cell>
          <table:table-cell table:style-name="ce144" table:formula="of:=[.Y12]" office:value-type="float" office:value="226569759.587474" calcext:value-type="float">
            <text:p>226.569.759,59</text:p>
          </table:table-cell>
          <table:table-cell table:style-name="ce144"/>
          <table:table-cell table:style-name="ce147" table:formula="of:=[.AA12]/[.AB12]" office:value-type="float" office:value="26.6729683005338" calcext:value-type="float">
            <text:p>26,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 table:formula="of:=OFFSET($#REF!$1;[.$AF$3]-[.$AG12];0)))" office:value-type="string" office:string-value="" calcext:value-type="error">
            <text:p>#NAME?</text:p>
          </table:table-cell>
          <table:table-cell table:style-name="ce67" table:formula="of:=OFFSET($#REF!$1;[.$AF$3]-[.$AG12];0)))" office:value-type="string" office:string-value="" calcext:value-type="error">
            <text:p>#NAME?</text:p>
          </table:table-cell>
          <table:table-cell table:style-name="ce67" table:formula="of:=[.AJ12]/[.AI12]" office:value-type="string" office:string-value="" calcext:value-type="error">
            <text:p>#NAME?</text:p>
          </table:table-cell>
          <table:table-cell table:number-columns-repeated="984"/>
        </table:table-row>
        <table:table-row table:style-name="ro1">
          <table:table-cell table:style-name="ce43" table:number-columns-repeated="6"/>
          <table:table-cell/>
          <table:table-cell table:style-name="ce78" table:number-columns-repeated="2"/>
          <table:table-cell/>
          <table:table-cell table:style-name="ce78"/>
          <table:table-cell/>
          <table:table-cell table:style-name="ce92" table:number-columns-repeated="2"/>
          <table:table-cell table:style-name="ce140"/>
          <table:table-cell table:style-name="ce145" table:number-columns-repeated="6"/>
          <table:table-cell table:style-name="ce150" table:number-columns-repeated="2"/>
          <table:table-cell table:style-name="ce145" table:number-columns-repeated="7"/>
          <table:table-cell table:number-columns-repeated="4"/>
          <table:table-cell table:style-name="ce67" table:number-columns-repeated="2"/>
          <table:table-cell table:number-columns-repeated="985"/>
        </table:table-row>
        <table:table-row table:style-name="ro1">
          <table:table-cell table:style-name="ce76" table:number-columns-repeated="6"/>
          <table:table-cell/>
          <table:table-cell table:style-name="ce79" table:number-columns-repeated="2"/>
          <table:table-cell/>
          <table:table-cell table:style-name="ce79"/>
          <table:table-cell/>
          <table:table-cell table:style-name="ce80" office:value-type="string" calcext:value-type="string" table:number-columns-spanned="1" table:number-rows-spanned="2">
            <text:p># elem (real)</text:p>
          </table:table-cell>
          <table:table-cell table:style-name="ce80" office:value-type="string" calcext:value-type="string" table:number-columns-spanned="1" table:number-rows-spanned="2">
            <text:p># elem</text:p>
          </table:table-cell>
          <table:table-cell table:style-name="ce80" office:value-type="string" calcext:value-type="string" table:number-columns-spanned="1" table:number-rows-spanned="2">
            <text:p>Samples (N)</text:p>
          </table:table-cell>
          <table:table-cell table:style-name="ce142" office:value-type="string" calcext:value-type="string" table:number-columns-spanned="13" table:number-rows-spanned="1">
            <text:p>mult_big_vector_no_out_hot_64_32</text:p>
          </table:table-cell>
          <table:covered-table-cell table:style-name="ce142"/>
          <table:covered-table-cell table:number-columns-repeated="11" table:style-name="ce143"/>
          <table:table-cell table:style-name="ce143" table:number-columns-repeated="2"/>
          <table:table-cell/>
          <table:table-cell table:style-name="ce76" table:number-columns-repeated="2"/>
          <table:table-cell/>
          <table:table-cell table:style-name="ce76" table:number-columns-repeated="987"/>
        </table:table-row>
        <table:table-row table:style-name="ro1">
          <table:table-cell table:number-columns-repeated="10"/>
          <table:table-cell table:style-name="ce68" office:value-type="string" calcext:value-type="string">
            <text:p>idx</text:p>
          </table:table-cell>
          <table:table-cell/>
          <table:covered-table-cell table:number-columns-repeated="3" table:style-name="ce81"/>
          <table:table-cell table:style-name="ce143" office:value-type="string" calcext:value-type="string">
            <text:p>u</text:p>
          </table:table-cell>
          <table:table-cell table:style-name="ce143" office:value-type="string" calcext:value-type="string">
            <text:p>u ant / u</text:p>
          </table:table-cell>
          <table:table-cell table:style-name="ce143" office:value-type="string" calcext:value-type="string">
            <text:p>σ</text:p>
          </table:table-cell>
          <table:table-cell table:style-name="ce143" office:value-type="string" calcext:value-type="string">
            <text:p>Median</text:p>
          </table:table-cell>
          <table:table-cell table:style-name="ce143" office:value-type="string" calcext:value-type="string">
            <text:p>MM Test</text:p>
          </table:table-cell>
          <table:table-cell table:style-name="ce143" office:value-type="string" calcext:value-type="string">
            <text:p>u / σ</text:p>
          </table:table-cell>
          <table:table-cell table:style-name="ce143" office:value-type="string" calcext:value-type="string">
            <text:p>Is valid?</text:p>
          </table:table-cell>
          <table:table-cell table:style-name="ce143" office:value-type="string" calcext:value-type="string">
            <text:p>Valid*N</text:p>
          </table:table-cell>
          <table:table-cell table:style-name="ce143" office:value-type="string" calcext:value-type="string">
            <text:p>Valid*Mean</text:p>
          </table:table-cell>
          <table:table-cell table:style-name="ce143" office:value-type="string" calcext:value-type="string">
            <text:p>Valid*StdDev</text:p>
          </table:table-cell>
          <table:table-cell table:style-name="ce143" office:value-type="string" calcext:value-type="string">
            <text:p>Comb N</text:p>
          </table:table-cell>
          <table:table-cell table:style-name="ce143" office:value-type="string" calcext:value-type="string">
            <text:p>Comb u</text:p>
          </table:table-cell>
          <table:table-cell table:style-name="ce143" office:value-type="string" calcext:value-type="string">
            <text:p>Comb σ</text:p>
          </table:table-cell>
          <table:table-cell table:style-name="ce143"/>
          <table:table-cell table:style-name="ce143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816704.955" calcext:value-type="float">
            <text:p>5816704,955</text:p>
          </table:table-cell>
          <table:table-cell office:value-type="float" office:value="609366.807368603" calcext:value-type="float">
            <text:p>609366,807368603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3]); &quot;_&quot;; [.$H16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79" table:formula="of:=ROW()" office:value-type="float" office:value="16" calcext:value-type="float">
            <text:p>16</text:p>
          </table:table-cell>
          <table:table-cell/>
          <table:table-cell table:style-name="ce93" table:formula="of:=[.N16] - com.microsoft.floor.precise([.N16] * 0.2)" office:value-type="string" office:string-value="" calcext:value-type="error">
            <text:p>#NAME?</text:p>
          </table:table-cell>
          <table:table-cell table:style-name="ce136" table:formula="of:=INDIRECT(ADDRESS([.$K16];2))" office:value-type="float" office:value="16384" calcext:value-type="float">
            <text:p>16.38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6];3))" office:value-type="float" office:value="5816704.955" calcext:value-type="float">
            <text:p>5.816.704,96</text:p>
          </table:table-cell>
          <table:table-cell table:style-name="ce144" table:formula="of:=[.P3]/[.P16]" office:value-type="float" office:value="0.991839115896845" calcext:value-type="float">
            <text:p>0,99</text:p>
          </table:table-cell>
          <table:table-cell table:style-name="ce144" table:formula="of:=INDIRECT(ADDRESS([.$K16];4))" office:value-type="float" office:value="609366.807368603" calcext:value-type="float">
            <text:p>609.366,81</text:p>
          </table:table-cell>
          <table:table-cell table:style-name="ce147" table:formula="of:=INDIRECT(ADDRESS([.$K16];5))" office:value-type="float" office:value="0" calcext:value-type="float">
            <text:p>0,00</text:p>
          </table:table-cell>
          <table:table-cell table:style-name="ce148" table:formula="of:=IF([.S16]=0;&quot;&quot;;ABS([.P16] - [.S16]) / MAX([.P16]; [.S16]))">
            <text:p/>
          </table:table-cell>
          <table:table-cell table:style-name="ce147" table:formula="of:=[.P16]/[.R16]" office:value-type="float" office:value="9.54549031004491" calcext:value-type="float">
            <text:p>9,55</text:p>
          </table:table-cell>
          <table:table-cell table:style-name="ce149" table:formula="of:=[.U16] &gt;= [CONFIG.$B$3]" office:value-type="boolean" office:boolean-value="false" calcext:value-type="boolean">
            <text:p>FALSO</text:p>
          </table:table-cell>
          <table:table-cell table:style-name="ce152" table:formula="of:=[.V16]*[.O16]" office:value-type="float" office:value="0" calcext:value-type="float">
            <text:p>0</text:p>
          </table:table-cell>
          <table:table-cell table:style-name="ce144" table:formula="of:=[.V16]*[.P16]" office:value-type="float" office:value="0" calcext:value-type="float">
            <text:p>0,00</text:p>
          </table:table-cell>
          <table:table-cell table:style-name="ce144" table:formula="of:=[.V16]*[.R16]" office:value-type="float" office:value="0" calcext:value-type="float">
            <text:p>0,00</text:p>
          </table:table-cell>
          <table:table-cell table:style-name="ce152" table:formula="of:=[.Z3]+[.W16]" office:value-type="float" office:value="800" calcext:value-type="float">
            <text:p>800</text:p>
          </table:table-cell>
          <table:table-cell table:style-name="ce153" table:formula="of:=([.Z3]*[.AA3]+[.W16]*[.X16])/([.Z16])" office:value-type="float" office:value="5769235.5" calcext:value-type="float">
            <text:p>5.769.235,50</text:p>
          </table:table-cell>
          <table:table-cell table:style-name="ce144" table:formula="of:= SQRT(([.Z3]*[.AB3]^2 + [.W16] * [.Y16]^2) / ([.Z3] + [.W16]) + ([.Z3] * [.W16]) / (([.Z3] + [.W16])^2) * (([.AA3] - [.X16])^2))" office:value-type="float" office:value="518453.888624618" calcext:value-type="float">
            <text:p>518.453,89</text:p>
          </table:table-cell>
          <table:table-cell table:style-name="ce144" table:formula="of:=combinedstddev([.Z3];[.AA3];[.AB3];[.W16];[.X16];[.Y16])" office:value-type="string" office:string-value="" calcext:value-type="error">
            <text:p>#NAME?</text:p>
          </table:table-cell>
          <table:table-cell table:style-name="ce147" table:formula="of:=[.AA16]/[.AB16]" office:value-type="float" office:value="11.127769752687" calcext:value-type="float">
            <text:p>11,13</text:p>
          </table:table-cell>
          <table:table-cell table:number-columns-repeated="2"/>
          <table:table-cell office:value-type="string" calcext:value-type="string">
            <text:p>Nx</text:p>
          </table:table-cell>
          <table:table-cell office:value-type="string" calcext:value-type="string">
            <text:p>M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1855848.6275" calcext:value-type="float">
            <text:p>11855848,6275</text:p>
          </table:table-cell>
          <table:table-cell office:value-type="float" office:value="1009264.81960344" calcext:value-type="float">
            <text:p>1009264,81960344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4]); &quot;_&quot;; [.$H1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6]+1" office:value-type="float" office:value="17" calcext:value-type="float">
            <text:p>17</text:p>
          </table:table-cell>
          <table:table-cell/>
          <table:table-cell table:style-name="ce94" table:formula="of:=[.N17] - com.microsoft.floor.precise([.N17] * 0.2)" office:value-type="string" office:string-value="" calcext:value-type="error">
            <text:p>#NAME?</text:p>
          </table:table-cell>
          <table:table-cell table:style-name="ce136" table:formula="of:=INDIRECT(ADDRESS([.$K17];2))" office:value-type="float" office:value="32768" calcext:value-type="float">
            <text:p>32.76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7];3))" office:value-type="float" office:value="11855848.6275" calcext:value-type="float">
            <text:p>11.855.848,63</text:p>
          </table:table-cell>
          <table:table-cell table:style-name="ce144" table:formula="of:=[.P4]/[.P17]" office:value-type="float" office:value="0.977101748594335" calcext:value-type="float">
            <text:p>0,98</text:p>
          </table:table-cell>
          <table:table-cell table:style-name="ce144" table:formula="of:=INDIRECT(ADDRESS([.$K17];4))" office:value-type="float" office:value="1009264.81960344" calcext:value-type="float">
            <text:p>1.009.264,82</text:p>
          </table:table-cell>
          <table:table-cell table:style-name="ce147" table:formula="of:=INDIRECT(ADDRESS([.$K17];5))" office:value-type="float" office:value="0" calcext:value-type="float">
            <text:p>0,00</text:p>
          </table:table-cell>
          <table:table-cell table:style-name="ce148" table:formula="of:=IF([.S17]=0;&quot;&quot;;ABS([.P17] - [.S17]) / MAX([.P17]; [.S17]))">
            <text:p/>
          </table:table-cell>
          <table:table-cell table:style-name="ce147" table:formula="of:=[.P17]/[.R17]" office:value-type="float" office:value="11.7470146558347" calcext:value-type="float">
            <text:p>11,75</text:p>
          </table:table-cell>
          <table:table-cell table:style-name="ce149" table:formula="of:=[.U17] &gt;= [CONFIG.$B$3]" office:value-type="boolean" office:boolean-value="true" calcext:value-type="boolean">
            <text:p>VERDADERO</text:p>
          </table:table-cell>
          <table:table-cell table:style-name="ce152" table:formula="of:=[.V17]*[.O17]" office:value-type="float" office:value="800" calcext:value-type="float">
            <text:p>800</text:p>
          </table:table-cell>
          <table:table-cell table:style-name="ce144" table:formula="of:=[.V17]*[.P17]" office:value-type="float" office:value="11855848.6275" calcext:value-type="float">
            <text:p>11.855.848,63</text:p>
          </table:table-cell>
          <table:table-cell table:style-name="ce144" table:formula="of:=[.V17]*[.R17]" office:value-type="float" office:value="1009264.81960344" calcext:value-type="float">
            <text:p>1.009.264,82</text:p>
          </table:table-cell>
          <table:table-cell table:style-name="ce152" table:formula="of:=[.Z4]+[.W17]" office:value-type="float" office:value="1600" calcext:value-type="float">
            <text:p>1600</text:p>
          </table:table-cell>
          <table:table-cell table:style-name="ce153" table:formula="of:=([.Z4]*[.AA4]+[.W17]*[.X17])/([.Z17])" office:value-type="float" office:value="11720109.52625" calcext:value-type="float">
            <text:p>11.720.109,53</text:p>
          </table:table-cell>
          <table:table-cell table:style-name="ce144" table:formula="of:= SQRT(([.Z4]*[.AB4]^2 + [.W17] * [.Y17]^2) / ([.Z4] + [.W17]) + ([.Z4] * [.W17]) / (([.Z4] + [.W17])^2) * (([.AA4] - [.X17])^2))" office:value-type="float" office:value="1012083.41111566" calcext:value-type="float">
            <text:p>1.012.083,41</text:p>
          </table:table-cell>
          <table:table-cell table:style-name="ce144" table:formula="of:=combinedstddev([.Z4];[.AA4];[.AB4];[.W17];[.X17];[.Y17])" office:value-type="string" office:string-value="" calcext:value-type="error">
            <text:p>#NAME?</text:p>
          </table:table-cell>
          <table:table-cell table:style-name="ce147" table:formula="of:=[.AA17]/[.AB17]" office:value-type="float" office:value="11.5801814331987" calcext:value-type="float">
            <text:p>11,58</text:p>
          </table:table-cell>
          <table:table-cell table:number-columns-repeated="2"/>
          <table:table-cell office:value-type="string" calcext:value-type="string">
            <text:p>ox</text:p>
          </table:table-cell>
          <table:table-cell office:value-type="string" calcext:value-type="string">
            <text:p>O1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4948387.67375" calcext:value-type="float">
            <text:p>24948387,67375</text:p>
          </table:table-cell>
          <table:table-cell office:value-type="float" office:value="2206338.97316227" calcext:value-type="float">
            <text:p>2206338,97316227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5]); &quot;_&quot;; [.$H1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7]+1" office:value-type="float" office:value="18" calcext:value-type="float">
            <text:p>18</text:p>
          </table:table-cell>
          <table:table-cell/>
          <table:table-cell table:style-name="ce95" table:formula="of:=[.N18] - com.microsoft.floor.precise([.N18] * 0.2)" office:value-type="string" office:string-value="" calcext:value-type="error">
            <text:p>#NAME?</text:p>
          </table:table-cell>
          <table:table-cell table:style-name="ce136" table:formula="of:=INDIRECT(ADDRESS([.$K18];2))" office:value-type="float" office:value="65536" calcext:value-type="float">
            <text:p>65.536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8];3))" office:value-type="float" office:value="24948387.67375" calcext:value-type="float">
            <text:p>24.948.387,67</text:p>
          </table:table-cell>
          <table:table-cell table:style-name="ce144" table:formula="of:=[.P5]/[.P18]" office:value-type="float" office:value="1.0046372465633" calcext:value-type="float">
            <text:p>1,00</text:p>
          </table:table-cell>
          <table:table-cell table:style-name="ce144" table:formula="of:=INDIRECT(ADDRESS([.$K18];4))" office:value-type="float" office:value="2206338.97316227" calcext:value-type="float">
            <text:p>2.206.338,97</text:p>
          </table:table-cell>
          <table:table-cell table:style-name="ce147" table:formula="of:=INDIRECT(ADDRESS([.$K18];5))" office:value-type="float" office:value="0" calcext:value-type="float">
            <text:p>0,00</text:p>
          </table:table-cell>
          <table:table-cell table:style-name="ce148" table:formula="of:=IF([.S18]=0;&quot;&quot;;ABS([.P18] - [.S18]) / MAX([.P18]; [.S18]))">
            <text:p/>
          </table:table-cell>
          <table:table-cell table:style-name="ce147" table:formula="of:=[.P18]/[.R18]" office:value-type="float" office:value="11.3075950600611" calcext:value-type="float">
            <text:p>11,31</text:p>
          </table:table-cell>
          <table:table-cell table:style-name="ce149" table:formula="of:=[.U18] &gt;= [CONFIG.$B$3]" office:value-type="boolean" office:boolean-value="true" calcext:value-type="boolean">
            <text:p>VERDADERO</text:p>
          </table:table-cell>
          <table:table-cell table:style-name="ce152" table:formula="of:=[.V18]*[.O18]" office:value-type="float" office:value="800" calcext:value-type="float">
            <text:p>800</text:p>
          </table:table-cell>
          <table:table-cell table:style-name="ce144" table:formula="of:=[.V18]*[.P18]" office:value-type="float" office:value="24948387.67375" calcext:value-type="float">
            <text:p>24.948.387,67</text:p>
          </table:table-cell>
          <table:table-cell table:style-name="ce144" table:formula="of:=[.V18]*[.R18]" office:value-type="float" office:value="2206338.97316227" calcext:value-type="float">
            <text:p>2.206.338,97</text:p>
          </table:table-cell>
          <table:table-cell table:style-name="ce152" table:formula="of:=[.Z5]+[.W18]" office:value-type="float" office:value="1600" calcext:value-type="float">
            <text:p>1600</text:p>
          </table:table-cell>
          <table:table-cell table:style-name="ce153" table:formula="of:=([.Z5]*[.AA5]+[.W18]*[.X18])/([.Z18])" office:value-type="float" office:value="25006233.58625" calcext:value-type="float">
            <text:p>25.006.233,59</text:p>
          </table:table-cell>
          <table:table-cell table:style-name="ce154" table:formula="of:= SQRT(([.Z5]*[.AB5]^2 + [.W18] * [.Y18]^2) / ([.Z5] + [.W18]) + ([.Z5] * [.W18]) / (([.Z5] + [.W18])^2) * (([.AA5] - [.X18])^2))" office:value-type="float" office:value="2214521.05757434" calcext:value-type="float">
            <text:p>2.214.521,06</text:p>
          </table:table-cell>
          <table:table-cell table:style-name="ce155" table:formula="of:=combinedstddev([.Z5];[.AA5];[.AB5];[.Z6];[.AA6];[.AB6])" office:value-type="string" office:string-value="" calcext:value-type="error">
            <text:p>#NAME?</text:p>
          </table:table-cell>
          <table:table-cell table:style-name="ce147" table:formula="of:=[.AA18]/[.AB18]" office:value-type="float" office:value="11.2919375955903" calcext:value-type="float">
            <text:p>11,29</text:p>
          </table:table-cell>
          <table:table-cell table:number-columns-repeated="2"/>
          <table:table-cell office:value-type="string" calcext:value-type="string">
            <text:p>Ny</text:p>
          </table:table-cell>
          <table:table-cell office:value-type="string" calcext:value-type="string">
            <text:p>M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5495895.38375" calcext:value-type="float">
            <text:p>55495895,38375</text:p>
          </table:table-cell>
          <table:table-cell office:value-type="float" office:value="2904407.80667695" calcext:value-type="float">
            <text:p>2904407,8066769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6]); &quot;_&quot;; [.$H1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8]+1" office:value-type="float" office:value="19" calcext:value-type="float">
            <text:p>19</text:p>
          </table:table-cell>
          <table:table-cell/>
          <table:table-cell table:style-name="ce96" table:formula="of:=[.N19] - com.microsoft.floor.precise([.N19] * 0.2)" office:value-type="string" office:string-value="" calcext:value-type="error">
            <text:p>#NAME?</text:p>
          </table:table-cell>
          <table:table-cell table:style-name="ce136" table:formula="of:=INDIRECT(ADDRESS([.$K19];2))" office:value-type="float" office:value="131072" calcext:value-type="float">
            <text:p>131.072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19];3))" office:value-type="float" office:value="55495895.38375" calcext:value-type="float">
            <text:p>55.495.895,38</text:p>
          </table:table-cell>
          <table:table-cell table:style-name="ce144" table:formula="of:=[.P6]/[.P19]" office:value-type="float" office:value="1.00158041875248" calcext:value-type="float">
            <text:p>1,00</text:p>
          </table:table-cell>
          <table:table-cell table:style-name="ce144" table:formula="of:=INDIRECT(ADDRESS([.$K19];4))" office:value-type="float" office:value="2904407.80667695" calcext:value-type="float">
            <text:p>2.904.407,81</text:p>
          </table:table-cell>
          <table:table-cell table:style-name="ce147" table:formula="of:=INDIRECT(ADDRESS([.$K19];5))" office:value-type="float" office:value="0" calcext:value-type="float">
            <text:p>0,00</text:p>
          </table:table-cell>
          <table:table-cell table:style-name="ce148" table:formula="of:=IF([.S19]=0;&quot;&quot;;ABS([.P19] - [.S19]) / MAX([.P19]; [.S19]))">
            <text:p/>
          </table:table-cell>
          <table:table-cell table:style-name="ce147" table:formula="of:=[.P19]/[.R19]" office:value-type="float" office:value="19.1074735635162" calcext:value-type="float">
            <text:p>19,11</text:p>
          </table:table-cell>
          <table:table-cell table:style-name="ce149" table:formula="of:=[.U19] &gt;= [CONFIG.$B$3]" office:value-type="boolean" office:boolean-value="true" calcext:value-type="boolean">
            <text:p>VERDADERO</text:p>
          </table:table-cell>
          <table:table-cell table:style-name="ce152" table:formula="of:=[.V19]*[.O19]" office:value-type="float" office:value="800" calcext:value-type="float">
            <text:p>800</text:p>
          </table:table-cell>
          <table:table-cell table:style-name="ce144" table:formula="of:=[.V19]*[.P19]" office:value-type="float" office:value="55495895.38375" calcext:value-type="float">
            <text:p>55.495.895,38</text:p>
          </table:table-cell>
          <table:table-cell table:style-name="ce144" table:formula="of:=[.V19]*[.R19]" office:value-type="float" office:value="2904407.80667695" calcext:value-type="float">
            <text:p>2.904.407,81</text:p>
          </table:table-cell>
          <table:table-cell table:style-name="ce152" table:formula="of:=[.Z6]+[.W19]" office:value-type="float" office:value="1600" calcext:value-type="float">
            <text:p>1600</text:p>
          </table:table-cell>
          <table:table-cell table:style-name="ce153" table:formula="of:=([.Z6]*[.AA6]+[.W19]*[.X19])/([.Z19])" office:value-type="float" office:value="55539748.760625" calcext:value-type="float">
            <text:p>55.539.748,76</text:p>
          </table:table-cell>
          <table:table-cell table:style-name="ce144" table:formula="of:= SQRT(([.Z6]*[.AB6]^2 + [.W19] * [.Y19]^2) / ([.Z6] + [.W19]) + ([.Z6] * [.W19]) / (([.Z6] + [.W19])^2) * (([.AA6] - [.X19])^2))" office:value-type="float" office:value="2949306.61437716" calcext:value-type="float">
            <text:p>2.949.306,61</text:p>
          </table:table-cell>
          <table:table-cell table:style-name="ce144"/>
          <table:table-cell table:style-name="ce147" table:formula="of:=[.AA19]/[.AB19]" office:value-type="float" office:value="18.8314597369707" calcext:value-type="float">
            <text:p>18,83</text:p>
          </table:table-cell>
          <table:table-cell table:number-columns-repeated="2"/>
          <table:table-cell office:value-type="string" calcext:value-type="string">
            <text:p>oy</text:p>
          </table:table-cell>
          <table:table-cell office:value-type="string" calcext:value-type="string">
            <text:p>O2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8986480.715" calcext:value-type="float">
            <text:p>128986480,715</text:p>
          </table:table-cell>
          <table:table-cell office:value-type="float" office:value="8252531.15526398" calcext:value-type="float">
            <text:p>8252531,15526398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7]); &quot;_&quot;; [.$H2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19]+1" office:value-type="float" office:value="20" calcext:value-type="float">
            <text:p>20</text:p>
          </table:table-cell>
          <table:table-cell/>
          <table:table-cell table:style-name="ce97" table:formula="of:=[.N20] - com.microsoft.floor.precise([.N20] * 0.2)" office:value-type="string" office:string-value="" calcext:value-type="error">
            <text:p>#NAME?</text:p>
          </table:table-cell>
          <table:table-cell table:style-name="ce136" table:formula="of:=INDIRECT(ADDRESS([.$K20];2))" office:value-type="float" office:value="262144" calcext:value-type="float">
            <text:p>262.14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0];3))" office:value-type="float" office:value="128986480.715" calcext:value-type="float">
            <text:p>128.986.480,72</text:p>
          </table:table-cell>
          <table:table-cell table:style-name="ce144" table:formula="of:=[.P7]/[.P20]" office:value-type="float" office:value="0.981925253729487" calcext:value-type="float">
            <text:p>0,98</text:p>
          </table:table-cell>
          <table:table-cell table:style-name="ce144" table:formula="of:=INDIRECT(ADDRESS([.$K20];4))" office:value-type="float" office:value="8252531.15526398" calcext:value-type="float">
            <text:p>8.252.531,16</text:p>
          </table:table-cell>
          <table:table-cell table:style-name="ce147" table:formula="of:=INDIRECT(ADDRESS([.$K20];5))" office:value-type="float" office:value="0" calcext:value-type="float">
            <text:p>0,00</text:p>
          </table:table-cell>
          <table:table-cell table:style-name="ce148" table:formula="of:=IF([.S20]=0;&quot;&quot;;ABS([.P20] - [.S20]) / MAX([.P20]; [.S20]))">
            <text:p/>
          </table:table-cell>
          <table:table-cell table:style-name="ce147" table:formula="of:=[.P20]/[.R20]" office:value-type="float" office:value="15.6299295680604" calcext:value-type="float">
            <text:p>15,63</text:p>
          </table:table-cell>
          <table:table-cell table:style-name="ce149" table:formula="of:=[.U20] &gt;= [CONFIG.$B$3]" office:value-type="boolean" office:boolean-value="true" calcext:value-type="boolean">
            <text:p>VERDADERO</text:p>
          </table:table-cell>
          <table:table-cell table:style-name="ce152" table:formula="of:=[.V20]*[.O20]" office:value-type="float" office:value="800" calcext:value-type="float">
            <text:p>800</text:p>
          </table:table-cell>
          <table:table-cell table:style-name="ce144" table:formula="of:=[.V20]*[.P20]" office:value-type="float" office:value="128986480.715" calcext:value-type="float">
            <text:p>128.986.480,72</text:p>
          </table:table-cell>
          <table:table-cell table:style-name="ce144" table:formula="of:=[.V20]*[.R20]" office:value-type="float" office:value="8252531.15526398" calcext:value-type="float">
            <text:p>8.252.531,16</text:p>
          </table:table-cell>
          <table:table-cell table:style-name="ce152" table:formula="of:=[.Z7]+[.W20]" office:value-type="float" office:value="1600" calcext:value-type="float">
            <text:p>1600</text:p>
          </table:table-cell>
          <table:table-cell table:style-name="ce153" table:formula="of:=([.Z7]*[.AA7]+[.W20]*[.X20])/([.Z20])" office:value-type="float" office:value="127820781.759375" calcext:value-type="float">
            <text:p>127.820.781,76</text:p>
          </table:table-cell>
          <table:table-cell table:style-name="ce144" table:formula="of:= SQRT(([.Z7]*[.AB7]^2 + [.W20] * [.Y20]^2) / ([.Z7] + [.W20]) + ([.Z7] * [.W20]) / (([.Z7] + [.W20])^2) * (([.AA7] - [.X20])^2))" office:value-type="float" office:value="7830312.73703306" calcext:value-type="float">
            <text:p>7.830.312,74</text:p>
          </table:table-cell>
          <table:table-cell table:style-name="ce144"/>
          <table:table-cell table:style-name="ce147" table:formula="of:=[.AA20]/[.AB20]" office:value-type="float" office:value="16.3238412119676" calcext:value-type="float">
            <text:p>16,3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2358998.62875" calcext:value-type="float">
            <text:p>312358998,62875</text:p>
          </table:table-cell>
          <table:table-cell office:value-type="float" office:value="12966923.4281451" calcext:value-type="float">
            <text:p>12966923,428145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8]); &quot;_&quot;; [.$H2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0]+1" office:value-type="float" office:value="21" calcext:value-type="float">
            <text:p>21</text:p>
          </table:table-cell>
          <table:table-cell/>
          <table:table-cell table:style-name="ce98" table:formula="of:=[.N21] - com.microsoft.floor.precise([.N21] * 0.2)" office:value-type="string" office:string-value="" calcext:value-type="error">
            <text:p>#NAME?</text:p>
          </table:table-cell>
          <table:table-cell table:style-name="ce136" table:formula="of:=INDIRECT(ADDRESS([.$K21];2))" office:value-type="float" office:value="524288" calcext:value-type="float">
            <text:p>524.28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1];3))" office:value-type="float" office:value="312358998.62875" calcext:value-type="float">
            <text:p>312.358.998,63</text:p>
          </table:table-cell>
          <table:table-cell table:style-name="ce144" table:formula="of:=[.P8]/[.P21]" office:value-type="float" office:value="0.993267908638837" calcext:value-type="float">
            <text:p>0,99</text:p>
          </table:table-cell>
          <table:table-cell table:style-name="ce144" table:formula="of:=INDIRECT(ADDRESS([.$K21];4))" office:value-type="float" office:value="12966923.4281451" calcext:value-type="float">
            <text:p>12.966.923,43</text:p>
          </table:table-cell>
          <table:table-cell table:style-name="ce147" table:formula="of:=INDIRECT(ADDRESS([.$K21];5))" office:value-type="float" office:value="0" calcext:value-type="float">
            <text:p>0,00</text:p>
          </table:table-cell>
          <table:table-cell table:style-name="ce148" table:formula="of:=IF([.S21]=0;&quot;&quot;;ABS([.P21] - [.S21]) / MAX([.P21]; [.S21]))">
            <text:p/>
          </table:table-cell>
          <table:table-cell table:style-name="ce147" table:formula="of:=[.P21]/[.R21]" office:value-type="float" office:value="24.088905927428" calcext:value-type="float">
            <text:p>24,09</text:p>
          </table:table-cell>
          <table:table-cell table:style-name="ce149" table:formula="of:=[.U21] &gt;= [CONFIG.$B$3]" office:value-type="boolean" office:boolean-value="true" calcext:value-type="boolean">
            <text:p>VERDADERO</text:p>
          </table:table-cell>
          <table:table-cell table:style-name="ce152" table:formula="of:=[.V21]*[.O21]" office:value-type="float" office:value="800" calcext:value-type="float">
            <text:p>800</text:p>
          </table:table-cell>
          <table:table-cell table:style-name="ce144" table:formula="of:=[.V21]*[.P21]" office:value-type="float" office:value="312358998.62875" calcext:value-type="float">
            <text:p>312.358.998,63</text:p>
          </table:table-cell>
          <table:table-cell table:style-name="ce144" table:formula="of:=[.V21]*[.R21]" office:value-type="float" office:value="12966923.4281451" calcext:value-type="float">
            <text:p>12.966.923,43</text:p>
          </table:table-cell>
          <table:table-cell table:style-name="ce152" table:formula="of:=[.Z8]+[.W21]" office:value-type="float" office:value="1600" calcext:value-type="float">
            <text:p>1600</text:p>
          </table:table-cell>
          <table:table-cell table:style-name="ce153" table:formula="of:=([.Z8]*[.AA8]+[.W21]*[.X21])/([.Z21])" office:value-type="float" office:value="311307583.970625" calcext:value-type="float">
            <text:p>311.307.583,97</text:p>
          </table:table-cell>
          <table:table-cell table:style-name="ce144" table:formula="of:= SQRT(([.Z8]*[.AB8]^2 + [.W21] * [.Y21]^2) / ([.Z8] + [.W21]) + ([.Z8] * [.W21]) / (([.Z8] + [.W21])^2) * (([.AA8] - [.X21])^2))" office:value-type="float" office:value="12964078.0014162" calcext:value-type="float">
            <text:p>12.964.078,00</text:p>
          </table:table-cell>
          <table:table-cell table:style-name="ce144"/>
          <table:table-cell table:style-name="ce147" table:formula="of:=[.AA21]/[.AB21]" office:value-type="float" office:value="24.0130909376369" calcext:value-type="float">
            <text:p>24,0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26929440.7475" calcext:value-type="float">
            <text:p>726929440,7475</text:p>
          </table:table-cell>
          <table:table-cell office:value-type="float" office:value="30929820.5639721" calcext:value-type="float">
            <text:p>30929820,56397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9]); &quot;_&quot;; [.$H2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1]+1" office:value-type="float" office:value="22" calcext:value-type="float">
            <text:p>22</text:p>
          </table:table-cell>
          <table:table-cell/>
          <table:table-cell table:style-name="ce99" table:formula="of:=[.N22] - com.microsoft.floor.precise([.N22] * 0.2)" office:value-type="string" office:string-value="" calcext:value-type="error">
            <text:p>#NAME?</text:p>
          </table:table-cell>
          <table:table-cell table:style-name="ce136" table:formula="of:=INDIRECT(ADDRESS([.$K22];2))" office:value-type="float" office:value="1048576" calcext:value-type="float">
            <text:p>1.048.576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2];3))" office:value-type="float" office:value="726929440.7475" calcext:value-type="float">
            <text:p>726.929.440,75</text:p>
          </table:table-cell>
          <table:table-cell table:style-name="ce144" table:formula="of:=[.P9]/[.P22]" office:value-type="float" office:value="0.988414686490975" calcext:value-type="float">
            <text:p>0,99</text:p>
          </table:table-cell>
          <table:table-cell table:style-name="ce144" table:formula="of:=INDIRECT(ADDRESS([.$K22];4))" office:value-type="float" office:value="30929820.5639721" calcext:value-type="float">
            <text:p>30.929.820,56</text:p>
          </table:table-cell>
          <table:table-cell table:style-name="ce147" table:formula="of:=INDIRECT(ADDRESS([.$K22];5))" office:value-type="float" office:value="0" calcext:value-type="float">
            <text:p>0,00</text:p>
          </table:table-cell>
          <table:table-cell table:style-name="ce148" table:formula="of:=IF([.S22]=0;&quot;&quot;;ABS([.P22] - [.S22]) / MAX([.P22]; [.S22]))">
            <text:p/>
          </table:table-cell>
          <table:table-cell table:style-name="ce147" table:formula="of:=[.P22]/[.R22]" office:value-type="float" office:value="23.5025430957154" calcext:value-type="float">
            <text:p>23,50</text:p>
          </table:table-cell>
          <table:table-cell table:style-name="ce149" table:formula="of:=[.U22] &gt;= [CONFIG.$B$3]" office:value-type="boolean" office:boolean-value="true" calcext:value-type="boolean">
            <text:p>VERDADERO</text:p>
          </table:table-cell>
          <table:table-cell table:style-name="ce152" table:formula="of:=[.V22]*[.O22]" office:value-type="float" office:value="800" calcext:value-type="float">
            <text:p>800</text:p>
          </table:table-cell>
          <table:table-cell table:style-name="ce144" table:formula="of:=[.V22]*[.P22]" office:value-type="float" office:value="726929440.7475" calcext:value-type="float">
            <text:p>726.929.440,75</text:p>
          </table:table-cell>
          <table:table-cell table:style-name="ce144" table:formula="of:=[.V22]*[.R22]" office:value-type="float" office:value="30929820.5639721" calcext:value-type="float">
            <text:p>30.929.820,56</text:p>
          </table:table-cell>
          <table:table-cell table:style-name="ce152" table:formula="of:=[.Z9]+[.W22]" office:value-type="float" office:value="1600" calcext:value-type="float">
            <text:p>1600</text:p>
          </table:table-cell>
          <table:table-cell table:style-name="ce153" table:formula="of:=([.Z9]*[.AA9]+[.W22]*[.X22])/([.Z22])" office:value-type="float" office:value="722718588.0125" calcext:value-type="float">
            <text:p>722.718.588,01</text:p>
          </table:table-cell>
          <table:table-cell table:style-name="ce144" table:formula="of:= SQRT(([.Z9]*[.AB9]^2 + [.W22] * [.Y22]^2) / ([.Z9] + [.W22]) + ([.Z9] * [.W22]) / (([.Z9] + [.W22])^2) * (([.AA9] - [.X22])^2))" office:value-type="float" office:value="30916214.0623653" calcext:value-type="float">
            <text:p>30.916.214,06</text:p>
          </table:table-cell>
          <table:table-cell table:style-name="ce144"/>
          <table:table-cell table:style-name="ce147" table:formula="of:=[.AA22]/[.AB22]" office:value-type="float" office:value="23.3766846922009" calcext:value-type="float">
            <text:p>23,3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475823712.02375" calcext:value-type="float">
            <text:p>1475823712,02375</text:p>
          </table:table-cell>
          <table:table-cell office:value-type="float" office:value="32849577.2063822" calcext:value-type="float">
            <text:p>32849577,2063822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0]); &quot;_&quot;; [.$H2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2]+1" office:value-type="float" office:value="23" calcext:value-type="float">
            <text:p>23</text:p>
          </table:table-cell>
          <table:table-cell/>
          <table:table-cell table:style-name="ce100" table:formula="of:=[.N23] - com.microsoft.floor.precise([.N23] * 0.2)" office:value-type="string" office:string-value="" calcext:value-type="error">
            <text:p>#NAME?</text:p>
          </table:table-cell>
          <table:table-cell table:style-name="ce136" table:formula="of:=INDIRECT(ADDRESS([.$K23];2))" office:value-type="float" office:value="2097152" calcext:value-type="float">
            <text:p>2.097.152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3];3))" office:value-type="float" office:value="1475823712.02375" calcext:value-type="float">
            <text:p>1.475.823.712,02</text:p>
          </table:table-cell>
          <table:table-cell table:style-name="ce144" table:formula="of:=[.P10]/[.P23]" office:value-type="float" office:value="0.994149570680661" calcext:value-type="float">
            <text:p>0,99</text:p>
          </table:table-cell>
          <table:table-cell table:style-name="ce144" table:formula="of:=INDIRECT(ADDRESS([.$K23];4))" office:value-type="float" office:value="32849577.2063822" calcext:value-type="float">
            <text:p>32.849.577,21</text:p>
          </table:table-cell>
          <table:table-cell table:style-name="ce147" table:formula="of:=INDIRECT(ADDRESS([.$K23];5))" office:value-type="float" office:value="0" calcext:value-type="float">
            <text:p>0,00</text:p>
          </table:table-cell>
          <table:table-cell table:style-name="ce148" table:formula="of:=IF([.S23]=0;&quot;&quot;;ABS([.P23] - [.S23]) / MAX([.P23]; [.S23]))">
            <text:p/>
          </table:table-cell>
          <table:table-cell table:style-name="ce147" table:formula="of:=[.P23]/[.R23]" office:value-type="float" office:value="44.9267186226378" calcext:value-type="float">
            <text:p>44,93</text:p>
          </table:table-cell>
          <table:table-cell table:style-name="ce149" table:formula="of:=[.U23] &gt;= [CONFIG.$B$3]" office:value-type="boolean" office:boolean-value="true" calcext:value-type="boolean">
            <text:p>VERDADERO</text:p>
          </table:table-cell>
          <table:table-cell table:style-name="ce152" table:formula="of:=[.V23]*[.O23]" office:value-type="float" office:value="800" calcext:value-type="float">
            <text:p>800</text:p>
          </table:table-cell>
          <table:table-cell table:style-name="ce144" table:formula="of:=[.V23]*[.P23]" office:value-type="float" office:value="1475823712.02375" calcext:value-type="float">
            <text:p>1.475.823.712,02</text:p>
          </table:table-cell>
          <table:table-cell table:style-name="ce144" table:formula="of:=[.V23]*[.R23]" office:value-type="float" office:value="32849577.2063822" calcext:value-type="float">
            <text:p>32.849.577,21</text:p>
          </table:table-cell>
          <table:table-cell table:style-name="ce152" table:formula="of:=[.Z10]+[.W23]" office:value-type="float" office:value="1600" calcext:value-type="float">
            <text:p>1600</text:p>
          </table:table-cell>
          <table:table-cell table:style-name="ce153" table:formula="of:=([.Z10]*[.AA10]+[.W23]*[.X23])/([.Z23])" office:value-type="float" office:value="1471506610.86625" calcext:value-type="float">
            <text:p>1.471.506.610,87</text:p>
          </table:table-cell>
          <table:table-cell table:style-name="ce144" table:formula="of:= SQRT(([.Z10]*[.AB10]^2 + [.W23] * [.Y23]^2) / ([.Z10] + [.W23]) + ([.Z10] * [.W23]) / (([.Z10] + [.W23])^2) * (([.AA10] - [.X23])^2))" office:value-type="float" office:value="36136669.0816273" calcext:value-type="float">
            <text:p>36.136.669,08</text:p>
          </table:table-cell>
          <table:table-cell table:style-name="ce144"/>
          <table:table-cell table:style-name="ce147" table:formula="of:=[.AA23]/[.AB23]" office:value-type="float" office:value="40.7205934653894" calcext:value-type="float">
            <text:p>40,72</text:p>
          </table:table-cell>
          <table:table-cell table:number-columns-repeated="2"/>
          <table:table-cell table:formula="of:= SQRT(([.O16]*[.R16]^2 + [.O29] * [.R29]^2) / ([.O16] + [.O29]) + ([.O16] * [.O29]) / (([.O16] + [.O29])^2) * (([.P16] - [.P29])^2))" office:value-type="float" office:value="610089.210536307" calcext:value-type="float">
            <text:p>610089,210536307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979095923.98" calcext:value-type="float">
            <text:p>2979095923,98</text:p>
          </table:table-cell>
          <table:table-cell office:value-type="float" office:value="86583828.6149255" calcext:value-type="float">
            <text:p>86583828,6149255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1]); &quot;_&quot;; [.$H2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3]+1" office:value-type="float" office:value="24" calcext:value-type="float">
            <text:p>24</text:p>
          </table:table-cell>
          <table:table-cell/>
          <table:table-cell table:style-name="ce101" table:formula="of:=[.N24] - com.microsoft.floor.precise([.N24] * 0.2)" office:value-type="string" office:string-value="" calcext:value-type="error">
            <text:p>#NAME?</text:p>
          </table:table-cell>
          <table:table-cell table:style-name="ce136" table:formula="of:=INDIRECT(ADDRESS([.$K24];2))" office:value-type="float" office:value="4194304" calcext:value-type="float">
            <text:p>4.194.30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4];3))" office:value-type="float" office:value="2979095923.98" calcext:value-type="float">
            <text:p>2.979.095.923,98</text:p>
          </table:table-cell>
          <table:table-cell table:style-name="ce144" table:formula="of:=[.P11]/[.P24]" office:value-type="float" office:value="0.995941721918407" calcext:value-type="float">
            <text:p>1,00</text:p>
          </table:table-cell>
          <table:table-cell table:style-name="ce144" table:formula="of:=INDIRECT(ADDRESS([.$K24];4))" office:value-type="float" office:value="86583828.6149255" calcext:value-type="float">
            <text:p>86.583.828,61</text:p>
          </table:table-cell>
          <table:table-cell table:style-name="ce147" table:formula="of:=INDIRECT(ADDRESS([.$K24];5))" office:value-type="float" office:value="0" calcext:value-type="float">
            <text:p>0,00</text:p>
          </table:table-cell>
          <table:table-cell table:style-name="ce148" table:formula="of:=IF([.S24]=0;&quot;&quot;;ABS([.P24] - [.S24]) / MAX([.P24]; [.S24]))">
            <text:p/>
          </table:table-cell>
          <table:table-cell table:style-name="ce147" table:formula="of:=[.P24]/[.R24]" office:value-type="float" office:value="34.4070708310819" calcext:value-type="float">
            <text:p>34,41</text:p>
          </table:table-cell>
          <table:table-cell table:style-name="ce149" table:formula="of:=[.U24] &gt;= [CONFIG.$B$3]" office:value-type="boolean" office:boolean-value="true" calcext:value-type="boolean">
            <text:p>VERDADERO</text:p>
          </table:table-cell>
          <table:table-cell table:style-name="ce152" table:formula="of:=[.V24]*[.O24]" office:value-type="float" office:value="800" calcext:value-type="float">
            <text:p>800</text:p>
          </table:table-cell>
          <table:table-cell table:style-name="ce144" table:formula="of:=[.V24]*[.P24]" office:value-type="float" office:value="2979095923.98" calcext:value-type="float">
            <text:p>2.979.095.923,98</text:p>
          </table:table-cell>
          <table:table-cell table:style-name="ce144" table:formula="of:=[.V24]*[.R24]" office:value-type="float" office:value="86583828.6149255" calcext:value-type="float">
            <text:p>86.583.828,61</text:p>
          </table:table-cell>
          <table:table-cell table:style-name="ce152" table:formula="of:=[.Z11]+[.W24]" office:value-type="float" office:value="1600" calcext:value-type="float">
            <text:p>1600</text:p>
          </table:table-cell>
          <table:table-cell table:style-name="ce153" table:formula="of:=([.Z11]*[.AA11]+[.W24]*[.X24])/([.Z24])" office:value-type="float" office:value="2973050924.13437" calcext:value-type="float">
            <text:p>2.973.050.924,13</text:p>
          </table:table-cell>
          <table:table-cell table:style-name="ce144" table:formula="of:= SQRT(([.Z11]*[.AB11]^2 + [.W24] * [.Y24]^2) / ([.Z11] + [.W24]) + ([.Z11] * [.W24]) / (([.Z11] + [.W24])^2) * (([.AA11] - [.X24])^2))" office:value-type="float" office:value="88263584.8427353" calcext:value-type="float">
            <text:p>88.263.584,84</text:p>
          </table:table-cell>
          <table:table-cell table:style-name="ce144"/>
          <table:table-cell table:style-name="ce147" table:formula="of:=[.AA24]/[.AB24]" office:value-type="float" office:value="33.683777170751" calcext:value-type="float">
            <text:p>33,68</text:p>
          </table:table-cell>
          <table:table-cell table:number-columns-repeated="2"/>
          <table:table-cell table:formula="of:=SQRT(([.O16]^2 * [.R16]^2 + [.O29]^2 * [.R29]^2 - [.O29]   * [.R16]^2 - [.O29]   * [.R29]^2 - [.O16]   * [.R16]^2 - [.O16]   * [.R29]^2 + [.O29]*[.O16]*[.R16]^2  +  [.O29]*[.O16]*[.R29]^2  + [.O16] * [.O29] * ([.P16] - [.P29])^2 ) / (([.O16]+[.O29]-1) * ([.O16]+[.O29])) )" office:value-type="float" office:value="609901.839885408" calcext:value-type="float">
            <text:p>609901,83988540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35437660.86375" calcext:value-type="float">
            <text:p>6135437660,86375</text:p>
          </table:table-cell>
          <table:table-cell office:value-type="float" office:value="549066419.885621" calcext:value-type="float">
            <text:p>549066419,885621</text:p>
          </table:table-cell>
          <table:table-cell table:number-columns-repeated="3"/>
          <table:table-cell office:value-type="string" calcext:value-type="string">
            <text:p>64_32</text:p>
          </table:table-cell>
          <table:table-cell table:formula="of:=CONCATENATE(TRIM([.$A12]); &quot;_&quot;; [.$H2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4]+1" office:value-type="float" office:value="25" calcext:value-type="float">
            <text:p>25</text:p>
          </table:table-cell>
          <table:table-cell/>
          <table:table-cell table:style-name="ce102" table:formula="of:=[.N25] - com.microsoft.floor.precise([.N25] * 0.2)" office:value-type="string" office:string-value="" calcext:value-type="error">
            <text:p>#NAME?</text:p>
          </table:table-cell>
          <table:table-cell table:style-name="ce136" table:formula="of:=INDIRECT(ADDRESS([.$K25];2))" office:value-type="float" office:value="8388608" calcext:value-type="float">
            <text:p>8.388.60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5];3))" office:value-type="float" office:value="6135437660.86375" calcext:value-type="float">
            <text:p>6.135.437.660,86</text:p>
          </table:table-cell>
          <table:table-cell table:style-name="ce144" table:formula="of:=[.P12]/[.P25]" office:value-type="float" office:value="0.984980754329019" calcext:value-type="float">
            <text:p>0,98</text:p>
          </table:table-cell>
          <table:table-cell table:style-name="ce144" table:formula="of:=INDIRECT(ADDRESS([.$K25];4))" office:value-type="float" office:value="549066419.885621" calcext:value-type="float">
            <text:p>549.066.419,89</text:p>
          </table:table-cell>
          <table:table-cell table:style-name="ce147" table:formula="of:=INDIRECT(ADDRESS([.$K25];5))" office:value-type="float" office:value="0" calcext:value-type="float">
            <text:p>0,00</text:p>
          </table:table-cell>
          <table:table-cell table:style-name="ce148" table:formula="of:=IF([.S25]=0;&quot;&quot;;ABS([.P25] - [.S25]) / MAX([.P25]; [.S25]))">
            <text:p/>
          </table:table-cell>
          <table:table-cell table:style-name="ce147" table:formula="of:=[.P25]/[.R25]" office:value-type="float" office:value="11.1743086786146" calcext:value-type="float">
            <text:p>11,17</text:p>
          </table:table-cell>
          <table:table-cell table:style-name="ce149" table:formula="of:=[.U25] &gt;= [CONFIG.$B$3]" office:value-type="boolean" office:boolean-value="true" calcext:value-type="boolean">
            <text:p>VERDADERO</text:p>
          </table:table-cell>
          <table:table-cell table:style-name="ce152" table:formula="of:=[.V25]*[.O25]" office:value-type="float" office:value="800" calcext:value-type="float">
            <text:p>800</text:p>
          </table:table-cell>
          <table:table-cell table:style-name="ce144" table:formula="of:=[.V25]*[.P25]" office:value-type="float" office:value="6135437660.86375" calcext:value-type="float">
            <text:p>6.135.437.660,86</text:p>
          </table:table-cell>
          <table:table-cell table:style-name="ce144" table:formula="of:=[.V25]*[.R25]" office:value-type="float" office:value="549066419.885621" calcext:value-type="float">
            <text:p>549.066.419,89</text:p>
          </table:table-cell>
          <table:table-cell table:style-name="ce152" table:formula="of:=[.Z12]+[.W25]" office:value-type="float" office:value="1600" calcext:value-type="float">
            <text:p>1600</text:p>
          </table:table-cell>
          <table:table-cell table:style-name="ce153" table:formula="of:=([.Z12]*[.AA12]+[.W25]*[.X25])/([.Z25])" office:value-type="float" office:value="6089362838.1" calcext:value-type="float">
            <text:p>6.089.362.838,10</text:p>
          </table:table-cell>
          <table:table-cell table:style-name="ce144" table:formula="of:= SQRT(([.Z12]*[.AB12]^2 + [.W25] * [.Y25]^2) / ([.Z12] + [.W25]) + ([.Z12] * [.W25]) / (([.Z12] + [.W25])^2) * (([.AA12] - [.X25])^2))" office:value-type="float" office:value="422524299.887569" calcext:value-type="float">
            <text:p>422.524.299,89</text:p>
          </table:table-cell>
          <table:table-cell table:style-name="ce144"/>
          <table:table-cell table:style-name="ce147" table:formula="of:=[.AA25]/[.AB25]" office:value-type="float" office:value="14.4118642163784" calcext:value-type="float">
            <text:p>14,41</text:p>
          </table:table-cell>
          <table:table-cell table:number-columns-repeated="991"/>
        </table:table-row>
        <table:table-row table:style-name="ro1">
          <table:table-cell table:style-name="ce43" table:number-columns-repeated="6"/>
          <table:table-cell/>
          <table:table-cell table:style-name="ce78" table:number-columns-repeated="2"/>
          <table:table-cell/>
          <table:table-cell table:style-name="ce78"/>
          <table:table-cell/>
          <table:table-cell table:style-name="ce92" table:number-columns-repeated="2"/>
          <table:table-cell table:style-name="ce140"/>
          <table:table-cell table:style-name="ce145" table:number-columns-repeated="6"/>
          <table:table-cell table:style-name="ce150" table:number-columns-repeated="2"/>
          <table:table-cell table:style-name="ce145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80" office:value-type="string" calcext:value-type="string" table:number-columns-spanned="1" table:number-rows-spanned="2">
            <text:p># elem (real)</text:p>
          </table:table-cell>
          <table:table-cell table:style-name="ce80" office:value-type="string" calcext:value-type="string" table:number-columns-spanned="1" table:number-rows-spanned="2">
            <text:p># elem</text:p>
          </table:table-cell>
          <table:table-cell table:style-name="ce80" office:value-type="string" calcext:value-type="string" table:number-columns-spanned="1" table:number-rows-spanned="2">
            <text:p>Samples (N)</text:p>
          </table:table-cell>
          <table:table-cell table:style-name="ce142" office:value-type="string" calcext:value-type="string" table:number-columns-spanned="13" table:number-rows-spanned="1">
            <text:p>mult_big_vector_no_out_hot_64_32</text:p>
          </table:table-cell>
          <table:covered-table-cell table:style-name="ce142"/>
          <table:covered-table-cell table:number-columns-repeated="11" table:style-name="ce143"/>
          <table:table-cell table:style-name="ce143" table:number-columns-repeated="2"/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number-columns-repeated="5"/>
          <table:table-cell table:style-name="ce68" office:value-type="string" calcext:value-type="string">
            <text:p>idx</text:p>
          </table:table-cell>
          <table:table-cell/>
          <table:covered-table-cell table:number-columns-repeated="3" table:style-name="ce81"/>
          <table:table-cell table:style-name="ce143" office:value-type="string" calcext:value-type="string">
            <text:p>u</text:p>
          </table:table-cell>
          <table:table-cell table:style-name="ce143"/>
          <table:table-cell table:style-name="ce143" office:value-type="string" calcext:value-type="string">
            <text:p>σ</text:p>
          </table:table-cell>
          <table:table-cell table:style-name="ce143" office:value-type="string" calcext:value-type="string">
            <text:p>Median</text:p>
          </table:table-cell>
          <table:table-cell table:style-name="ce143" office:value-type="string" calcext:value-type="string">
            <text:p>MM Test</text:p>
          </table:table-cell>
          <table:table-cell table:style-name="ce143" office:value-type="string" calcext:value-type="string">
            <text:p>u / σ</text:p>
          </table:table-cell>
          <table:table-cell table:style-name="ce143" office:value-type="string" calcext:value-type="string">
            <text:p>Is valid?</text:p>
          </table:table-cell>
          <table:table-cell table:style-name="ce143" office:value-type="string" calcext:value-type="string">
            <text:p>Valid*N</text:p>
          </table:table-cell>
          <table:table-cell table:style-name="ce143" office:value-type="string" calcext:value-type="string">
            <text:p>Valid*Mean</text:p>
          </table:table-cell>
          <table:table-cell table:style-name="ce143" office:value-type="string" calcext:value-type="string">
            <text:p>Valid*StdDev</text:p>
          </table:table-cell>
          <table:table-cell table:style-name="ce143" office:value-type="string" calcext:value-type="string">
            <text:p>Comb N</text:p>
          </table:table-cell>
          <table:table-cell table:style-name="ce143" office:value-type="string" calcext:value-type="string">
            <text:p>Comb u</text:p>
          </table:table-cell>
          <table:table-cell table:style-name="ce143" office:value-type="string" calcext:value-type="string">
            <text:p>Comb σ</text:p>
          </table:table-cell>
          <table:table-cell table:style-name="ce143"/>
          <table:table-cell table:style-name="ce143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5932399.4475" calcext:value-type="float">
            <text:p>5932399,4475</text:p>
          </table:table-cell>
          <table:table-cell office:value-type="float" office:value="605307.505244737" calcext:value-type="float">
            <text:p>605307,505244737</text:p>
          </table:table-cell>
          <table:table-cell office:value-type="float" office:value="5713867" calcext:value-type="float">
            <text:p>5713867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6]); &quot;_&quot;; [.$H29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79" table:formula="of:=ROW()" office:value-type="float" office:value="29" calcext:value-type="float">
            <text:p>29</text:p>
          </table:table-cell>
          <table:table-cell/>
          <table:table-cell table:style-name="ce103" table:formula="of:=[.N29] - com.microsoft.floor.precise([.N29] * 0.2)" office:value-type="string" office:string-value="" calcext:value-type="error">
            <text:p>#NAME?</text:p>
          </table:table-cell>
          <table:table-cell table:style-name="ce136" table:formula="of:=INDIRECT(ADDRESS([.$K29];2))" office:value-type="float" office:value="16384" calcext:value-type="float">
            <text:p>16.38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29];3))" office:value-type="float" office:value="5932399.4475" calcext:value-type="float">
            <text:p>5.932.399,45</text:p>
          </table:table-cell>
          <table:table-cell table:style-name="ce144" table:formula="of:=[.P16]/[.P29]" office:value-type="float" office:value="0.980497858661767" calcext:value-type="float">
            <text:p>0,98</text:p>
          </table:table-cell>
          <table:table-cell table:style-name="ce144" table:formula="of:=INDIRECT(ADDRESS([.$K29];4))" office:value-type="float" office:value="605307.505244737" calcext:value-type="float">
            <text:p>605.307,51</text:p>
          </table:table-cell>
          <table:table-cell table:style-name="ce147" table:formula="of:=INDIRECT(ADDRESS([.$K29];5))" office:value-type="float" office:value="5713867" calcext:value-type="float">
            <text:p>5713867,00</text:p>
          </table:table-cell>
          <table:table-cell table:style-name="ce148" table:formula="of:=IF([.S29]=0;&quot;&quot;;ABS([.P29] - [.S29]) / MAX([.P29]; [.S29]))" office:value-type="float" office:value="0.0368371094080815" calcext:value-type="float">
            <text:p>0,0368</text:p>
          </table:table-cell>
          <table:table-cell table:style-name="ce147" table:formula="of:=[.P29]/[.R29]" office:value-type="float" office:value="9.80063752076132" calcext:value-type="float">
            <text:p>9,80</text:p>
          </table:table-cell>
          <table:table-cell table:style-name="ce149" table:formula="of:=[.U29] &gt;= [CONFIG.$B$3]" office:value-type="boolean" office:boolean-value="false" calcext:value-type="boolean">
            <text:p>FALSO</text:p>
          </table:table-cell>
          <table:table-cell table:style-name="ce152" table:formula="of:=[.V29]*[.O29]" office:value-type="float" office:value="0" calcext:value-type="float">
            <text:p>0</text:p>
          </table:table-cell>
          <table:table-cell table:style-name="ce144" table:formula="of:=[.V29]*[.P29]" office:value-type="float" office:value="0" calcext:value-type="float">
            <text:p>0,00</text:p>
          </table:table-cell>
          <table:table-cell table:style-name="ce144" table:formula="of:=[.V29]*[.R29]" office:value-type="float" office:value="0" calcext:value-type="float">
            <text:p>0,00</text:p>
          </table:table-cell>
          <table:table-cell table:style-name="ce152" table:formula="of:=[.Z16]+[.W29]" office:value-type="float" office:value="800" calcext:value-type="float">
            <text:p>800</text:p>
          </table:table-cell>
          <table:table-cell table:style-name="ce153" table:formula="of:=([.Z16]*[.AA16]+[.W29]*[.X29])/([.Z29])" office:value-type="float" office:value="5769235.5" calcext:value-type="float">
            <text:p>5.769.235,50</text:p>
          </table:table-cell>
          <table:table-cell table:style-name="ce144" table:formula="of:= SQRT(([.Z16]*[.AB16]^2 + [.W29] * [.Y29]^2) / ([.Z16] + [.W29]) + ([.Z16] * [.W29]) / (([.Z16] + [.W29])^2) * (([.AA16] - [.X29])^2))" office:value-type="float" office:value="518453.888624618" calcext:value-type="float">
            <text:p>518.453,89</text:p>
          </table:table-cell>
          <table:table-cell table:style-name="ce144"/>
          <table:table-cell table:style-name="ce147" table:formula="of:=[.AA29]/[.AB29]" office:value-type="float" office:value="11.127769752687" calcext:value-type="float">
            <text:p>11,13</text:p>
          </table:table-cell>
          <table:table-cell table:number-columns-repeated="2"/>
          <table:table-cell table:formula="of:=combinedstddev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12246401.43" calcext:value-type="float">
            <text:p>12246401,43</text:p>
          </table:table-cell>
          <table:table-cell office:value-type="float" office:value="1269398.22517341" calcext:value-type="float">
            <text:p>1269398,22517341</text:p>
          </table:table-cell>
          <table:table-cell office:value-type="float" office:value="11700150" calcext:value-type="float">
            <text:p>1170015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7]); &quot;_&quot;; [.$H3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29]+1" office:value-type="float" office:value="30" calcext:value-type="float">
            <text:p>30</text:p>
          </table:table-cell>
          <table:table-cell/>
          <table:table-cell table:style-name="ce104" table:formula="of:=[.N30] - com.microsoft.floor.precise([.N30] * 0.2)" office:value-type="string" office:string-value="" calcext:value-type="error">
            <text:p>#NAME?</text:p>
          </table:table-cell>
          <table:table-cell table:style-name="ce136" table:formula="of:=INDIRECT(ADDRESS([.$K30];2))" office:value-type="float" office:value="32768" calcext:value-type="float">
            <text:p>32.76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0];3))" office:value-type="float" office:value="12246401.43" calcext:value-type="float">
            <text:p>12.246.401,43</text:p>
          </table:table-cell>
          <table:table-cell table:style-name="ce144" table:formula="of:=[.P17]/[.P30]" office:value-type="float" office:value="0.968108770177722" calcext:value-type="float">
            <text:p>0,97</text:p>
          </table:table-cell>
          <table:table-cell table:style-name="ce144" table:formula="of:=INDIRECT(ADDRESS([.$K30];4))" office:value-type="float" office:value="1269398.22517341" calcext:value-type="float">
            <text:p>1.269.398,23</text:p>
          </table:table-cell>
          <table:table-cell table:style-name="ce147" table:formula="of:=INDIRECT(ADDRESS([.$K30];5))" office:value-type="float" office:value="11700150" calcext:value-type="float">
            <text:p>11700150,00</text:p>
          </table:table-cell>
          <table:table-cell table:style-name="ce148" table:formula="of:=IF([.S30]=0;&quot;&quot;;ABS([.P30] - [.S30]) / MAX([.P30]; [.S30]))" office:value-type="float" office:value="0.0446050566872525" calcext:value-type="float">
            <text:p>0,0446</text:p>
          </table:table-cell>
          <table:table-cell table:style-name="ce147" table:formula="of:=[.P30]/[.R30]" office:value-type="float" office:value="9.64740708403546" calcext:value-type="float">
            <text:p>9,65</text:p>
          </table:table-cell>
          <table:table-cell table:style-name="ce149" table:formula="of:=[.U30] &gt;= [CONFIG.$B$3]" office:value-type="boolean" office:boolean-value="false" calcext:value-type="boolean">
            <text:p>FALSO</text:p>
          </table:table-cell>
          <table:table-cell table:style-name="ce152" table:formula="of:=[.V30]*[.O30]" office:value-type="float" office:value="0" calcext:value-type="float">
            <text:p>0</text:p>
          </table:table-cell>
          <table:table-cell table:style-name="ce144" table:formula="of:=[.V30]*[.P30]" office:value-type="float" office:value="0" calcext:value-type="float">
            <text:p>0,00</text:p>
          </table:table-cell>
          <table:table-cell table:style-name="ce144" table:formula="of:=[.V30]*[.R30]" office:value-type="float" office:value="0" calcext:value-type="float">
            <text:p>0,00</text:p>
          </table:table-cell>
          <table:table-cell table:style-name="ce152" table:formula="of:=[.Z17]+[.W30]" office:value-type="float" office:value="1600" calcext:value-type="float">
            <text:p>1600</text:p>
          </table:table-cell>
          <table:table-cell table:style-name="ce153" table:formula="of:=([.Z17]*[.AA17]+[.W30]*[.X30])/([.Z30])" office:value-type="float" office:value="11720109.52625" calcext:value-type="float">
            <text:p>11.720.109,53</text:p>
          </table:table-cell>
          <table:table-cell table:style-name="ce144" table:formula="of:= SQRT(([.Z17]*[.AB17]^2 + [.W30] * [.Y30]^2) / ([.Z17] + [.W30]) + ([.Z17] * [.W30]) / (([.Z17] + [.W30])^2) * (([.AA17] - [.X30])^2))" office:value-type="float" office:value="1012083.41111566" calcext:value-type="float">
            <text:p>1.012.083,41</text:p>
          </table:table-cell>
          <table:table-cell table:style-name="ce144"/>
          <table:table-cell table:style-name="ce147" table:formula="of:=[.AA30]/[.AB30]" office:value-type="float" office:value="11.5801814331987" calcext:value-type="float">
            <text:p>11,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25973579.7175" calcext:value-type="float">
            <text:p>25973579,7175</text:p>
          </table:table-cell>
          <table:table-cell office:value-type="float" office:value="2394603.97465922" calcext:value-type="float">
            <text:p>2394603,97465922</text:p>
          </table:table-cell>
          <table:table-cell office:value-type="float" office:value="26803561" calcext:value-type="float">
            <text:p>2680356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8]); &quot;_&quot;; [.$H3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0]+1" office:value-type="float" office:value="31" calcext:value-type="float">
            <text:p>31</text:p>
          </table:table-cell>
          <table:table-cell/>
          <table:table-cell table:style-name="ce105" table:formula="of:=[.N31] - com.microsoft.floor.precise([.N31] * 0.2)" office:value-type="string" office:string-value="" calcext:value-type="error">
            <text:p>#NAME?</text:p>
          </table:table-cell>
          <table:table-cell table:style-name="ce136" table:formula="of:=INDIRECT(ADDRESS([.$K31];2))" office:value-type="float" office:value="65536" calcext:value-type="float">
            <text:p>65.536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1];3))" office:value-type="float" office:value="25973579.7175" calcext:value-type="float">
            <text:p>25.973.579,72</text:p>
          </table:table-cell>
          <table:table-cell table:style-name="ce144" table:formula="of:=[.P18]/[.P31]" office:value-type="float" office:value="0.960529428176615" calcext:value-type="float">
            <text:p>0,96</text:p>
          </table:table-cell>
          <table:table-cell table:style-name="ce144" table:formula="of:=INDIRECT(ADDRESS([.$K31];4))" office:value-type="float" office:value="2394603.97465922" calcext:value-type="float">
            <text:p>2.394.603,97</text:p>
          </table:table-cell>
          <table:table-cell table:style-name="ce147" table:formula="of:=INDIRECT(ADDRESS([.$K31];5))" office:value-type="float" office:value="26803561" calcext:value-type="float">
            <text:p>26803561,00</text:p>
          </table:table-cell>
          <table:table-cell table:style-name="ce148" table:formula="of:=IF([.S31]=0;&quot;&quot;;ABS([.P31] - [.S31]) / MAX([.P31]; [.S31]))" office:value-type="float" office:value="0.0309653363782521" calcext:value-type="float">
            <text:p>0,0310</text:p>
          </table:table-cell>
          <table:table-cell table:style-name="ce147" table:formula="of:=[.P31]/[.R31]" office:value-type="float" office:value="10.8467120210123" calcext:value-type="float">
            <text:p>10,85</text:p>
          </table:table-cell>
          <table:table-cell table:style-name="ce149" table:formula="of:=[.U31] &gt;= [CONFIG.$B$3]" office:value-type="boolean" office:boolean-value="true" calcext:value-type="boolean">
            <text:p>VERDADERO</text:p>
          </table:table-cell>
          <table:table-cell table:style-name="ce152" table:formula="of:=[.V31]*[.O31]" office:value-type="float" office:value="800" calcext:value-type="float">
            <text:p>800</text:p>
          </table:table-cell>
          <table:table-cell table:style-name="ce144" table:formula="of:=[.V31]*[.P31]" office:value-type="float" office:value="25973579.7175" calcext:value-type="float">
            <text:p>25.973.579,72</text:p>
          </table:table-cell>
          <table:table-cell table:style-name="ce144" table:formula="of:=[.V31]*[.R31]" office:value-type="float" office:value="2394603.97465922" calcext:value-type="float">
            <text:p>2.394.603,97</text:p>
          </table:table-cell>
          <table:table-cell table:style-name="ce152" table:formula="of:=[.Z18]+[.W31]" office:value-type="float" office:value="2400" calcext:value-type="float">
            <text:p>2400</text:p>
          </table:table-cell>
          <table:table-cell table:style-name="ce153" table:formula="of:=([.Z18]*[.AA18]+[.W31]*[.X31])/([.Z31])" office:value-type="float" office:value="25328682.2966667" calcext:value-type="float">
            <text:p>25.328.682,30</text:p>
          </table:table-cell>
          <table:table-cell table:style-name="ce144" table:formula="of:= SQRT(([.Z18]*[.AB18]^2 + [.W31] * [.Y31]^2) / ([.Z18] + [.W31]) + ([.Z18] * [.W31]) / (([.Z18] + [.W31])^2) * (([.AA18] - [.X31])^2))" office:value-type="float" office:value="2321362.69243091" calcext:value-type="float">
            <text:p>2.321.362,69</text:p>
          </table:table-cell>
          <table:table-cell table:style-name="ce144"/>
          <table:table-cell table:style-name="ce147" table:formula="of:=[.AA31]/[.AB31]" office:value-type="float" office:value="10.9111266323242" calcext:value-type="float">
            <text:p>10,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56660539.12" calcext:value-type="float">
            <text:p>56660539,12</text:p>
          </table:table-cell>
          <table:table-cell office:value-type="float" office:value="3541064.18634992" calcext:value-type="float">
            <text:p>3541064,18634992</text:p>
          </table:table-cell>
          <table:table-cell office:value-type="float" office:value="55780453" calcext:value-type="float">
            <text:p>55780453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19]); &quot;_&quot;; [.$H32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1]+1" office:value-type="float" office:value="32" calcext:value-type="float">
            <text:p>32</text:p>
          </table:table-cell>
          <table:table-cell/>
          <table:table-cell table:style-name="ce106" table:formula="of:=[.N32] - com.microsoft.floor.precise([.N32] * 0.2)" office:value-type="string" office:string-value="" calcext:value-type="error">
            <text:p>#NAME?</text:p>
          </table:table-cell>
          <table:table-cell table:style-name="ce136" table:formula="of:=INDIRECT(ADDRESS([.$K32];2))" office:value-type="float" office:value="131072" calcext:value-type="float">
            <text:p>131.072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2];3))" office:value-type="float" office:value="56660539.12" calcext:value-type="float">
            <text:p>56.660.539,12</text:p>
          </table:table-cell>
          <table:table-cell table:style-name="ce144" table:formula="of:=[.P19]/[.P32]" office:value-type="float" office:value="0.97944524082654" calcext:value-type="float">
            <text:p>0,98</text:p>
          </table:table-cell>
          <table:table-cell table:style-name="ce144" table:formula="of:=INDIRECT(ADDRESS([.$K32];4))" office:value-type="float" office:value="3541064.18634992" calcext:value-type="float">
            <text:p>3.541.064,19</text:p>
          </table:table-cell>
          <table:table-cell table:style-name="ce147" table:formula="of:=INDIRECT(ADDRESS([.$K32];5))" office:value-type="float" office:value="55780453" calcext:value-type="float">
            <text:p>55780453,00</text:p>
          </table:table-cell>
          <table:table-cell table:style-name="ce148" table:formula="of:=IF([.S32]=0;&quot;&quot;;ABS([.P32] - [.S32]) / MAX([.P32]; [.S32]))" office:value-type="float" office:value="0.015532611119991" calcext:value-type="float">
            <text:p>0,0155</text:p>
          </table:table-cell>
          <table:table-cell table:style-name="ce147" table:formula="of:=[.P32]/[.R32]" office:value-type="float" office:value="16.0009918313299" calcext:value-type="float">
            <text:p>16,00</text:p>
          </table:table-cell>
          <table:table-cell table:style-name="ce149" table:formula="of:=[.U32] &gt;= [CONFIG.$B$3]" office:value-type="boolean" office:boolean-value="true" calcext:value-type="boolean">
            <text:p>VERDADERO</text:p>
          </table:table-cell>
          <table:table-cell table:style-name="ce152" table:formula="of:=[.V32]*[.O32]" office:value-type="float" office:value="800" calcext:value-type="float">
            <text:p>800</text:p>
          </table:table-cell>
          <table:table-cell table:style-name="ce144" table:formula="of:=[.V32]*[.P32]" office:value-type="float" office:value="56660539.12" calcext:value-type="float">
            <text:p>56.660.539,12</text:p>
          </table:table-cell>
          <table:table-cell table:style-name="ce144" table:formula="of:=[.V32]*[.R32]" office:value-type="float" office:value="3541064.18634992" calcext:value-type="float">
            <text:p>3.541.064,19</text:p>
          </table:table-cell>
          <table:table-cell table:style-name="ce152" table:formula="of:=[.Z19]+[.W32]" office:value-type="float" office:value="2400" calcext:value-type="float">
            <text:p>2400</text:p>
          </table:table-cell>
          <table:table-cell table:style-name="ce153" table:formula="of:=([.Z19]*[.AA19]+[.W32]*[.X32])/([.Z32])" office:value-type="float" office:value="55913345.5470833" calcext:value-type="float">
            <text:p>55.913.345,55</text:p>
          </table:table-cell>
          <table:table-cell table:style-name="ce144" table:formula="of:= SQRT(([.Z19]*[.AB19]^2 + [.W32] * [.Y32]^2) / ([.Z19] + [.W32]) + ([.Z19] * [.W32]) / (([.Z19] + [.W32])^2) * (([.AA19] - [.X32])^2))" office:value-type="float" office:value="3202780.14315582" calcext:value-type="float">
            <text:p>3.202.780,14</text:p>
          </table:table-cell>
          <table:table-cell table:style-name="ce144"/>
          <table:table-cell table:style-name="ce147" table:formula="of:=[.AA32]/[.AB32]" office:value-type="float" office:value="17.4577532793087" calcext:value-type="float">
            <text:p>17,46</text:p>
          </table:table-cell>
          <table:table-cell table:number-columns-repeated="2"/>
          <table:table-cell table:formula="of:=testfer(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29870917.3325" calcext:value-type="float">
            <text:p>129870917,3325</text:p>
          </table:table-cell>
          <table:table-cell office:value-type="float" office:value="7543002.15397265" calcext:value-type="float">
            <text:p>7543002,15397265</text:p>
          </table:table-cell>
          <table:table-cell office:value-type="float" office:value="126882420" calcext:value-type="float">
            <text:p>12688242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0]); &quot;_&quot;; [.$H3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2]+1" office:value-type="float" office:value="33" calcext:value-type="float">
            <text:p>33</text:p>
          </table:table-cell>
          <table:table-cell/>
          <table:table-cell table:style-name="ce107" table:formula="of:=[.N33] - com.microsoft.floor.precise([.N33] * 0.2)" office:value-type="string" office:string-value="" calcext:value-type="error">
            <text:p>#NAME?</text:p>
          </table:table-cell>
          <table:table-cell table:style-name="ce136" table:formula="of:=INDIRECT(ADDRESS([.$K33];2))" office:value-type="float" office:value="262144" calcext:value-type="float">
            <text:p>262.14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3];3))" office:value-type="float" office:value="129870917.3325" calcext:value-type="float">
            <text:p>129.870.917,33</text:p>
          </table:table-cell>
          <table:table-cell table:style-name="ce144" table:formula="of:=[.P20]/[.P33]" office:value-type="float" office:value="0.993189879338146" calcext:value-type="float">
            <text:p>0,99</text:p>
          </table:table-cell>
          <table:table-cell table:style-name="ce144" table:formula="of:=INDIRECT(ADDRESS([.$K33];4))" office:value-type="float" office:value="7543002.15397265" calcext:value-type="float">
            <text:p>7.543.002,15</text:p>
          </table:table-cell>
          <table:table-cell table:style-name="ce147" table:formula="of:=INDIRECT(ADDRESS([.$K33];5))" office:value-type="float" office:value="126882420" calcext:value-type="float">
            <text:p>126882420,00</text:p>
          </table:table-cell>
          <table:table-cell table:style-name="ce148" table:formula="of:=IF([.S33]=0;&quot;&quot;;ABS([.P33] - [.S33]) / MAX([.P33]; [.S33]))" office:value-type="float" office:value="0.0230112899322082" calcext:value-type="float">
            <text:p>0,0230</text:p>
          </table:table-cell>
          <table:table-cell table:style-name="ce147" table:formula="of:=[.P33]/[.R33]" office:value-type="float" office:value="17.2174042485327" calcext:value-type="float">
            <text:p>17,22</text:p>
          </table:table-cell>
          <table:table-cell table:style-name="ce149" table:formula="of:=[.U33] &gt;= [CONFIG.$B$3]" office:value-type="boolean" office:boolean-value="true" calcext:value-type="boolean">
            <text:p>VERDADERO</text:p>
          </table:table-cell>
          <table:table-cell table:style-name="ce152" table:formula="of:=[.V33]*[.O33]" office:value-type="float" office:value="800" calcext:value-type="float">
            <text:p>800</text:p>
          </table:table-cell>
          <table:table-cell table:style-name="ce144" table:formula="of:=[.V33]*[.P33]" office:value-type="float" office:value="129870917.3325" calcext:value-type="float">
            <text:p>129.870.917,33</text:p>
          </table:table-cell>
          <table:table-cell table:style-name="ce144" table:formula="of:=[.V33]*[.R33]" office:value-type="float" office:value="7543002.15397265" calcext:value-type="float">
            <text:p>7.543.002,15</text:p>
          </table:table-cell>
          <table:table-cell table:style-name="ce152" table:formula="of:=[.Z20]+[.W33]" office:value-type="float" office:value="2400" calcext:value-type="float">
            <text:p>2400</text:p>
          </table:table-cell>
          <table:table-cell table:style-name="ce153" table:formula="of:=([.Z20]*[.AA20]+[.W33]*[.X33])/([.Z33])" office:value-type="float" office:value="128504160.28375" calcext:value-type="float">
            <text:p>128.504.160,28</text:p>
          </table:table-cell>
          <table:table-cell table:style-name="ce144" table:formula="of:= SQRT(([.Z20]*[.AB20]^2 + [.W33] * [.Y33]^2) / ([.Z20] + [.W33]) + ([.Z20] * [.W33]) / (([.Z20] + [.W33])^2) * (([.AA20] - [.X33])^2))" office:value-type="float" office:value="7795864.58450423" calcext:value-type="float">
            <text:p>7.795.864,58</text:p>
          </table:table-cell>
          <table:table-cell table:style-name="ce144"/>
          <table:table-cell table:style-name="ce147" table:formula="of:=[.AA33]/[.AB33]" office:value-type="float" office:value="16.483631660198" calcext:value-type="float">
            <text:p>16,48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716488.28" calcext:value-type="float">
            <text:p>315716488,28</text:p>
          </table:table-cell>
          <table:table-cell office:value-type="float" office:value="13968933.1292185" calcext:value-type="float">
            <text:p>13968933,1292185</text:p>
          </table:table-cell>
          <table:table-cell office:value-type="float" office:value="310327471" calcext:value-type="float">
            <text:p>31032747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1]); &quot;_&quot;; [.$H3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3]+1" office:value-type="float" office:value="34" calcext:value-type="float">
            <text:p>34</text:p>
          </table:table-cell>
          <table:table-cell/>
          <table:table-cell table:style-name="ce108" table:formula="of:=[.N34] - com.microsoft.floor.precise([.N34] * 0.2)" office:value-type="string" office:string-value="" calcext:value-type="error">
            <text:p>#NAME?</text:p>
          </table:table-cell>
          <table:table-cell table:style-name="ce136" table:formula="of:=INDIRECT(ADDRESS([.$K34];2))" office:value-type="float" office:value="524288" calcext:value-type="float">
            <text:p>524.28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4];3))" office:value-type="float" office:value="315716488.28" calcext:value-type="float">
            <text:p>315.716.488,28</text:p>
          </table:table-cell>
          <table:table-cell table:style-name="ce144" table:formula="of:=[.P21]/[.P34]" office:value-type="float" office:value="0.989365491585374" calcext:value-type="float">
            <text:p>0,99</text:p>
          </table:table-cell>
          <table:table-cell table:style-name="ce144" table:formula="of:=INDIRECT(ADDRESS([.$K34];4))" office:value-type="float" office:value="13968933.1292185" calcext:value-type="float">
            <text:p>13.968.933,13</text:p>
          </table:table-cell>
          <table:table-cell table:style-name="ce147" table:formula="of:=INDIRECT(ADDRESS([.$K34];5))" office:value-type="float" office:value="310327471" calcext:value-type="float">
            <text:p>310327471,00</text:p>
          </table:table-cell>
          <table:table-cell table:style-name="ce148" table:formula="of:=IF([.S34]=0;&quot;&quot;;ABS([.P34] - [.S34]) / MAX([.P34]; [.S34]))" office:value-type="float" office:value="0.0170691664200338" calcext:value-type="float">
            <text:p>0,0171</text:p>
          </table:table-cell>
          <table:table-cell table:style-name="ce147" table:formula="of:=[.P34]/[.R34]" office:value-type="float" office:value="22.6013314946453" calcext:value-type="float">
            <text:p>22,60</text:p>
          </table:table-cell>
          <table:table-cell table:style-name="ce149" table:formula="of:=[.U34] &gt;= [CONFIG.$B$3]" office:value-type="boolean" office:boolean-value="true" calcext:value-type="boolean">
            <text:p>VERDADERO</text:p>
          </table:table-cell>
          <table:table-cell table:style-name="ce152" table:formula="of:=[.V34]*[.O34]" office:value-type="float" office:value="800" calcext:value-type="float">
            <text:p>800</text:p>
          </table:table-cell>
          <table:table-cell table:style-name="ce144" table:formula="of:=[.V34]*[.P34]" office:value-type="float" office:value="315716488.28" calcext:value-type="float">
            <text:p>315.716.488,28</text:p>
          </table:table-cell>
          <table:table-cell table:style-name="ce144" table:formula="of:=[.V34]*[.R34]" office:value-type="float" office:value="13968933.1292185" calcext:value-type="float">
            <text:p>13.968.933,13</text:p>
          </table:table-cell>
          <table:table-cell table:style-name="ce152" table:formula="of:=[.Z21]+[.W34]" office:value-type="float" office:value="2400" calcext:value-type="float">
            <text:p>2400</text:p>
          </table:table-cell>
          <table:table-cell table:style-name="ce153" table:formula="of:=([.Z21]*[.AA21]+[.W34]*[.X34])/([.Z34])" office:value-type="float" office:value="312777218.740417" calcext:value-type="float">
            <text:p>312.777.218,74</text:p>
          </table:table-cell>
          <table:table-cell table:style-name="ce144" table:formula="of:= SQRT(([.Z21]*[.AB21]^2 + [.W34] * [.Y34]^2) / ([.Z21] + [.W34]) + ([.Z21] * [.W34]) / (([.Z21] + [.W34])^2) * (([.AA21] - [.X34])^2))" office:value-type="float" office:value="13468787.2228308" calcext:value-type="float">
            <text:p>13.468.787,22</text:p>
          </table:table-cell>
          <table:table-cell table:style-name="ce144"/>
          <table:table-cell table:style-name="ce147" table:formula="of:=[.AA34]/[.AB34]" office:value-type="float" office:value="23.2223743359931" calcext:value-type="float">
            <text:p>23,22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37610181.5175" calcext:value-type="float">
            <text:p>737610181,5175</text:p>
          </table:table-cell>
          <table:table-cell office:value-type="float" office:value="31695841.7194545" calcext:value-type="float">
            <text:p>31695841,7194545</text:p>
          </table:table-cell>
          <table:table-cell office:value-type="float" office:value="751056088" calcext:value-type="float">
            <text:p>751056088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2]); &quot;_&quot;; [.$H3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4]+1" office:value-type="float" office:value="35" calcext:value-type="float">
            <text:p>35</text:p>
          </table:table-cell>
          <table:table-cell/>
          <table:table-cell table:style-name="ce109" table:formula="of:=[.N35] - com.microsoft.floor.precise([.N35] * 0.2)" office:value-type="string" office:string-value="" calcext:value-type="error">
            <text:p>#NAME?</text:p>
          </table:table-cell>
          <table:table-cell table:style-name="ce136" table:formula="of:=INDIRECT(ADDRESS([.$K35];2))" office:value-type="float" office:value="1048576" calcext:value-type="float">
            <text:p>1.048.576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5];3))" office:value-type="float" office:value="737610181.5175" calcext:value-type="float">
            <text:p>737.610.181,52</text:p>
          </table:table-cell>
          <table:table-cell table:style-name="ce144" table:formula="of:=[.P22]/[.P35]" office:value-type="float" office:value="0.985519802956046" calcext:value-type="float">
            <text:p>0,99</text:p>
          </table:table-cell>
          <table:table-cell table:style-name="ce144" table:formula="of:=INDIRECT(ADDRESS([.$K35];4))" office:value-type="float" office:value="31695841.7194545" calcext:value-type="float">
            <text:p>31.695.841,72</text:p>
          </table:table-cell>
          <table:table-cell table:style-name="ce147" table:formula="of:=INDIRECT(ADDRESS([.$K35];5))" office:value-type="float" office:value="751056088" calcext:value-type="float">
            <text:p>751056088,00</text:p>
          </table:table-cell>
          <table:table-cell table:style-name="ce148" table:formula="of:=IF([.S35]=0;&quot;&quot;;ABS([.P35] - [.S35]) / MAX([.P35]; [.S35]))" office:value-type="float" office:value="0.0179026662553329" calcext:value-type="float">
            <text:p>0,0179</text:p>
          </table:table-cell>
          <table:table-cell table:style-name="ce147" table:formula="of:=[.P35]/[.R35]" office:value-type="float" office:value="23.2715126497103" calcext:value-type="float">
            <text:p>23,27</text:p>
          </table:table-cell>
          <table:table-cell table:style-name="ce149" table:formula="of:=[.U35] &gt;= [CONFIG.$B$3]" office:value-type="boolean" office:boolean-value="true" calcext:value-type="boolean">
            <text:p>VERDADERO</text:p>
          </table:table-cell>
          <table:table-cell table:style-name="ce152" table:formula="of:=[.V35]*[.O35]" office:value-type="float" office:value="800" calcext:value-type="float">
            <text:p>800</text:p>
          </table:table-cell>
          <table:table-cell table:style-name="ce144" table:formula="of:=[.V35]*[.P35]" office:value-type="float" office:value="737610181.5175" calcext:value-type="float">
            <text:p>737.610.181,52</text:p>
          </table:table-cell>
          <table:table-cell table:style-name="ce144" table:formula="of:=[.V35]*[.R35]" office:value-type="float" office:value="31695841.7194545" calcext:value-type="float">
            <text:p>31.695.841,72</text:p>
          </table:table-cell>
          <table:table-cell table:style-name="ce152" table:formula="of:=[.Z22]+[.W35]" office:value-type="float" office:value="2400" calcext:value-type="float">
            <text:p>2400</text:p>
          </table:table-cell>
          <table:table-cell table:style-name="ce153" table:formula="of:=([.Z22]*[.AA22]+[.W35]*[.X35])/([.Z35])" office:value-type="float" office:value="727682452.514167" calcext:value-type="float">
            <text:p>727.682.452,51</text:p>
          </table:table-cell>
          <table:table-cell table:style-name="ce144" table:formula="of:= SQRT(([.Z22]*[.AB22]^2 + [.W35] * [.Y35]^2) / ([.Z22] + [.W35]) + ([.Z22] * [.W35]) / (([.Z22] + [.W35])^2) * (([.AA22] - [.X35])^2))" office:value-type="float" office:value="31958779.0283574" calcext:value-type="float">
            <text:p>31.958.779,03</text:p>
          </table:table-cell>
          <table:table-cell table:style-name="ce144"/>
          <table:table-cell table:style-name="ce147" table:formula="of:=[.AA35]/[.AB35]" office:value-type="float" office:value="22.7694071750515" calcext:value-type="float">
            <text:p>22,7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7247264.73375" calcext:value-type="float">
            <text:p>1507247264,73375</text:p>
          </table:table-cell>
          <table:table-cell office:value-type="float" office:value="37552691.5244698" calcext:value-type="float">
            <text:p>37552691,5244698</text:p>
          </table:table-cell>
          <table:table-cell office:value-type="float" office:value="1506520421" calcext:value-type="float">
            <text:p>1506520421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3]); &quot;_&quot;; [.$H3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5]+1" office:value-type="float" office:value="36" calcext:value-type="float">
            <text:p>36</text:p>
          </table:table-cell>
          <table:table-cell/>
          <table:table-cell table:style-name="ce110" table:formula="of:=[.N36] - com.microsoft.floor.precise([.N36] * 0.2)" office:value-type="string" office:string-value="" calcext:value-type="error">
            <text:p>#NAME?</text:p>
          </table:table-cell>
          <table:table-cell table:style-name="ce136" table:formula="of:=INDIRECT(ADDRESS([.$K36];2))" office:value-type="float" office:value="2097152" calcext:value-type="float">
            <text:p>2.097.152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6];3))" office:value-type="float" office:value="1507247264.73375" calcext:value-type="float">
            <text:p>1.507.247.264,73</text:p>
          </table:table-cell>
          <table:table-cell table:style-name="ce144" table:formula="of:=[.P23]/[.P36]" office:value-type="float" office:value="0.979151693656879" calcext:value-type="float">
            <text:p>0,98</text:p>
          </table:table-cell>
          <table:table-cell table:style-name="ce144" table:formula="of:=INDIRECT(ADDRESS([.$K36];4))" office:value-type="float" office:value="37552691.5244698" calcext:value-type="float">
            <text:p>37.552.691,52</text:p>
          </table:table-cell>
          <table:table-cell table:style-name="ce147" table:formula="of:=INDIRECT(ADDRESS([.$K36];5))" office:value-type="float" office:value="1506520421" calcext:value-type="float">
            <text:p>1506520421,00</text:p>
          </table:table-cell>
          <table:table-cell table:style-name="ce148" table:formula="of:=IF([.S36]=0;&quot;&quot;;ABS([.P36] - [.S36]) / MAX([.P36]; [.S36]))" office:value-type="float" office:value="0.000482232577730701" calcext:value-type="float">
            <text:p>0,0005</text:p>
          </table:table-cell>
          <table:table-cell table:style-name="ce147" table:formula="of:=[.P36]/[.R36]" office:value-type="float" office:value="40.1368637918166" calcext:value-type="float">
            <text:p>40,14</text:p>
          </table:table-cell>
          <table:table-cell table:style-name="ce149" table:formula="of:=[.U36] &gt;= [CONFIG.$B$3]" office:value-type="boolean" office:boolean-value="true" calcext:value-type="boolean">
            <text:p>VERDADERO</text:p>
          </table:table-cell>
          <table:table-cell table:style-name="ce152" table:formula="of:=[.V36]*[.O36]" office:value-type="float" office:value="800" calcext:value-type="float">
            <text:p>800</text:p>
          </table:table-cell>
          <table:table-cell table:style-name="ce144" table:formula="of:=[.V36]*[.P36]" office:value-type="float" office:value="1507247264.73375" calcext:value-type="float">
            <text:p>1.507.247.264,73</text:p>
          </table:table-cell>
          <table:table-cell table:style-name="ce144" table:formula="of:=[.V36]*[.R36]" office:value-type="float" office:value="37552691.5244698" calcext:value-type="float">
            <text:p>37.552.691,52</text:p>
          </table:table-cell>
          <table:table-cell table:style-name="ce152" table:formula="of:=[.Z23]+[.W36]" office:value-type="float" office:value="2400" calcext:value-type="float">
            <text:p>2400</text:p>
          </table:table-cell>
          <table:table-cell table:style-name="ce153" table:formula="of:=([.Z23]*[.AA23]+[.W36]*[.X36])/([.Z36])" office:value-type="float" office:value="1483420162.15542" calcext:value-type="float">
            <text:p>1.483.420.162,16</text:p>
          </table:table-cell>
          <table:table-cell table:style-name="ce144" table:formula="of:= SQRT(([.Z23]*[.AB23]^2 + [.W36] * [.Y36]^2) / ([.Z23] + [.W36]) + ([.Z23] * [.W36]) / (([.Z23] + [.W36])^2) * (([.AA23] - [.X36])^2))" office:value-type="float" office:value="40305163.3221671" calcext:value-type="float">
            <text:p>40.305.163,32</text:p>
          </table:table-cell>
          <table:table-cell table:style-name="ce144"/>
          <table:table-cell table:style-name="ce147" table:formula="of:=[.AA36]/[.AB36]" office:value-type="float" office:value="36.8047178049658" calcext:value-type="float">
            <text:p>36,80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50472533.2475" calcext:value-type="float">
            <text:p>3050472533,2475</text:p>
          </table:table-cell>
          <table:table-cell office:value-type="float" office:value="106802035.23273" calcext:value-type="float">
            <text:p>106802035,23273</text:p>
          </table:table-cell>
          <table:table-cell office:value-type="float" office:value="3029984870" calcext:value-type="float">
            <text:p>3029984870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4]); &quot;_&quot;; [.$H3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6]+1" office:value-type="float" office:value="37" calcext:value-type="float">
            <text:p>37</text:p>
          </table:table-cell>
          <table:table-cell/>
          <table:table-cell table:style-name="ce111" table:formula="of:=[.N37] - com.microsoft.floor.precise([.N37] * 0.2)" office:value-type="string" office:string-value="" calcext:value-type="error">
            <text:p>#NAME?</text:p>
          </table:table-cell>
          <table:table-cell table:style-name="ce136" table:formula="of:=INDIRECT(ADDRESS([.$K37];2))" office:value-type="float" office:value="4194304" calcext:value-type="float">
            <text:p>4.194.304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7];3))" office:value-type="float" office:value="3050472533.2475" calcext:value-type="float">
            <text:p>3.050.472.533,25</text:p>
          </table:table-cell>
          <table:table-cell table:style-name="ce144" table:formula="of:=[.P24]/[.P37]" office:value-type="float" office:value="0.976601458138188" calcext:value-type="float">
            <text:p>0,98</text:p>
          </table:table-cell>
          <table:table-cell table:style-name="ce144" table:formula="of:=INDIRECT(ADDRESS([.$K37];4))" office:value-type="float" office:value="106802035.23273" calcext:value-type="float">
            <text:p>106.802.035,23</text:p>
          </table:table-cell>
          <table:table-cell table:style-name="ce147" table:formula="of:=INDIRECT(ADDRESS([.$K37];5))" office:value-type="float" office:value="3029984870" calcext:value-type="float">
            <text:p>3029984870,00</text:p>
          </table:table-cell>
          <table:table-cell table:style-name="ce148" table:formula="of:=IF([.S37]=0;&quot;&quot;;ABS([.P37] - [.S37]) / MAX([.P37]; [.S37]))" office:value-type="float" office:value="0.00671622610077692" calcext:value-type="float">
            <text:p>0,0067</text:p>
          </table:table-cell>
          <table:table-cell table:style-name="ce147" table:formula="of:=[.P37]/[.R37]" office:value-type="float" office:value="28.5619326129908" calcext:value-type="float">
            <text:p>28,56</text:p>
          </table:table-cell>
          <table:table-cell table:style-name="ce149" table:formula="of:=[.U37] &gt;= [CONFIG.$B$3]" office:value-type="boolean" office:boolean-value="true" calcext:value-type="boolean">
            <text:p>VERDADERO</text:p>
          </table:table-cell>
          <table:table-cell table:style-name="ce152" table:formula="of:=[.V37]*[.O37]" office:value-type="float" office:value="800" calcext:value-type="float">
            <text:p>800</text:p>
          </table:table-cell>
          <table:table-cell table:style-name="ce144" table:formula="of:=[.V37]*[.P37]" office:value-type="float" office:value="3050472533.2475" calcext:value-type="float">
            <text:p>3.050.472.533,25</text:p>
          </table:table-cell>
          <table:table-cell table:style-name="ce144" table:formula="of:=[.V37]*[.R37]" office:value-type="float" office:value="106802035.23273" calcext:value-type="float">
            <text:p>106.802.035,23</text:p>
          </table:table-cell>
          <table:table-cell table:style-name="ce152" table:formula="of:=[.Z24]+[.W37]" office:value-type="float" office:value="2400" calcext:value-type="float">
            <text:p>2400</text:p>
          </table:table-cell>
          <table:table-cell table:style-name="ce153" table:formula="of:=([.Z24]*[.AA24]+[.W37]*[.X37])/([.Z37])" office:value-type="float" office:value="2998858127.17208" calcext:value-type="float">
            <text:p>2.998.858.127,17</text:p>
          </table:table-cell>
          <table:table-cell table:style-name="ce144" table:formula="of:= SQRT(([.Z24]*[.AB24]^2 + [.W37] * [.Y37]^2) / ([.Z24] + [.W37]) + ([.Z24] * [.W37]) / (([.Z24] + [.W37])^2) * (([.AA24] - [.X37])^2))" office:value-type="float" office:value="101626220.239024" calcext:value-type="float">
            <text:p>101.626.220,24</text:p>
          </table:table-cell>
          <table:table-cell table:style-name="ce144"/>
          <table:table-cell table:style-name="ce147" table:formula="of:=[.AA37]/[.AB37]" office:value-type="float" office:value="29.5087047429177" calcext:value-type="float">
            <text:p>29,5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100578870.19875" calcext:value-type="float">
            <text:p>6100578870,19875</text:p>
          </table:table-cell>
          <table:table-cell office:value-type="float" office:value="237654069.952946" calcext:value-type="float">
            <text:p>237654069,952946</text:p>
          </table:table-cell>
          <table:table-cell office:value-type="float" office:value="6015780385" calcext:value-type="float">
            <text:p>6015780385</text:p>
          </table:table-cell>
          <table:table-cell table:number-columns-repeated="2"/>
          <table:table-cell office:value-type="string" calcext:value-type="string">
            <text:p>64_32</text:p>
          </table:table-cell>
          <table:table-cell table:formula="of:=CONCATENATE(TRIM([.$A25]); &quot;_&quot;; [.$H3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37]+1" office:value-type="float" office:value="38" calcext:value-type="float">
            <text:p>38</text:p>
          </table:table-cell>
          <table:table-cell/>
          <table:table-cell table:style-name="ce115" table:formula="of:=[.N38] - com.microsoft.floor.precise([.N38] * 0.2)" office:value-type="string" office:string-value="" calcext:value-type="error">
            <text:p>#NAME?</text:p>
          </table:table-cell>
          <table:table-cell table:style-name="ce136" table:formula="of:=INDIRECT(ADDRESS([.$K38];2))" office:value-type="float" office:value="8388608" calcext:value-type="float">
            <text:p>8.388.608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38];3))" office:value-type="float" office:value="6100578870.19875" calcext:value-type="float">
            <text:p>6.100.578.870,20</text:p>
          </table:table-cell>
          <table:table-cell table:style-name="ce144" table:formula="of:=[.P25]/[.P38]" office:value-type="float" office:value="1.00571401360538" calcext:value-type="float">
            <text:p>1,01</text:p>
          </table:table-cell>
          <table:table-cell table:style-name="ce144" table:formula="of:=INDIRECT(ADDRESS([.$K38];4))" office:value-type="float" office:value="237654069.952946" calcext:value-type="float">
            <text:p>237.654.069,95</text:p>
          </table:table-cell>
          <table:table-cell table:style-name="ce147" table:formula="of:=INDIRECT(ADDRESS([.$K38];5))" office:value-type="float" office:value="6015780385" calcext:value-type="float">
            <text:p>6015780385,00</text:p>
          </table:table-cell>
          <table:table-cell table:style-name="ce148" table:formula="of:=IF([.S38]=0;&quot;&quot;;ABS([.P38] - [.S38]) / MAX([.P38]; [.S38]))" office:value-type="float" office:value="0.013900071944482" calcext:value-type="float">
            <text:p>0,0139</text:p>
          </table:table-cell>
          <table:table-cell table:style-name="ce147" table:formula="of:=[.P38]/[.R38]" office:value-type="float" office:value="25.6699953483087" calcext:value-type="float">
            <text:p>25,67</text:p>
          </table:table-cell>
          <table:table-cell table:style-name="ce149" table:formula="of:=[.U38] &gt;= [CONFIG.$B$3]" office:value-type="boolean" office:boolean-value="true" calcext:value-type="boolean">
            <text:p>VERDADERO</text:p>
          </table:table-cell>
          <table:table-cell table:style-name="ce152" table:formula="of:=[.V38]*[.O38]" office:value-type="float" office:value="800" calcext:value-type="float">
            <text:p>800</text:p>
          </table:table-cell>
          <table:table-cell table:style-name="ce144" table:formula="of:=[.V38]*[.P38]" office:value-type="float" office:value="6100578870.19875" calcext:value-type="float">
            <text:p>6.100.578.870,20</text:p>
          </table:table-cell>
          <table:table-cell table:style-name="ce144" table:formula="of:=[.V38]*[.R38]" office:value-type="float" office:value="237654069.952946" calcext:value-type="float">
            <text:p>237.654.069,95</text:p>
          </table:table-cell>
          <table:table-cell table:style-name="ce152" table:formula="of:=[.Z25]+[.W38]" office:value-type="float" office:value="2400" calcext:value-type="float">
            <text:p>2400</text:p>
          </table:table-cell>
          <table:table-cell table:style-name="ce153" table:formula="of:=([.Z25]*[.AA25]+[.W38]*[.X38])/([.Z38])" office:value-type="float" office:value="6093101515.46625" calcext:value-type="float">
            <text:p>6.093.101.515,47</text:p>
          </table:table-cell>
          <table:table-cell table:style-name="ce144" table:formula="of:= SQRT(([.Z25]*[.AB25]^2 + [.W38] * [.Y38]^2) / ([.Z25] + [.W38]) + ([.Z25] * [.W38]) / (([.Z25] + [.W38])^2) * (([.AA25] - [.X38])^2))" office:value-type="float" office:value="371311590.270155" calcext:value-type="float">
            <text:p>371.311.590,27</text:p>
          </table:table-cell>
          <table:table-cell table:style-name="ce144"/>
          <table:table-cell table:style-name="ce147" table:formula="of:=[.AA38]/[.AB38]" office:value-type="float" office:value="16.4096722944552" calcext:value-type="float">
            <text:p>16,41</text:p>
          </table:table-cell>
          <table:table-cell table:number-columns-repeated="2"/>
          <table:table-cell table:formula="of:=combinedstddev(1;1;1;1;1;1)" office:value-type="string" office:string-value="" calcext:value-type="error">
            <text:p>#NAME?</text:p>
          </table:table-cell>
          <table:table-cell table:number-columns-repeated="988"/>
        </table:table-row>
        <table:table-row table:style-name="ro1">
          <table:table-cell table:style-name="ce43" table:number-columns-repeated="6"/>
          <table:table-cell/>
          <table:table-cell table:style-name="ce78" table:number-columns-repeated="2"/>
          <table:table-cell/>
          <table:table-cell table:style-name="ce78"/>
          <table:table-cell/>
          <table:table-cell table:style-name="ce92" table:number-columns-repeated="2"/>
          <table:table-cell table:style-name="ce140"/>
          <table:table-cell table:style-name="ce145" table:number-columns-repeated="6"/>
          <table:table-cell table:style-name="ce150" table:number-columns-repeated="2"/>
          <table:table-cell table:style-name="ce145" table:number-columns-repeated="7"/>
          <table:table-cell table:number-columns-repeated="991"/>
        </table:table-row>
        <table:table-row table:style-name="ro1">
          <table:table-cell table:number-columns-repeated="12"/>
          <table:table-cell table:style-name="ce80" office:value-type="string" calcext:value-type="string" table:number-columns-spanned="1" table:number-rows-spanned="2">
            <text:p># elem (real)</text:p>
          </table:table-cell>
          <table:table-cell table:style-name="ce80" office:value-type="string" calcext:value-type="string" table:number-columns-spanned="1" table:number-rows-spanned="2">
            <text:p># elem</text:p>
          </table:table-cell>
          <table:table-cell table:style-name="ce80" office:value-type="string" calcext:value-type="string" table:number-columns-spanned="1" table:number-rows-spanned="2">
            <text:p>Samples (N)</text:p>
          </table:table-cell>
          <table:table-cell table:style-name="ce142" office:value-type="string" calcext:value-type="string" table:number-columns-spanned="13" table:number-rows-spanned="1">
            <text:p>mult_big_vector_no_out_hot_64_32</text:p>
          </table:table-cell>
          <table:covered-table-cell table:style-name="ce142"/>
          <table:covered-table-cell table:number-columns-repeated="11" table:style-name="ce143"/>
          <table:table-cell table:style-name="ce143" table:number-columns-repeated="2"/>
          <table:table-cell table:number-columns-repeated="991"/>
        </table:table-row>
        <table:table-row table:style-name="ro1">
          <table:table-cell table:number-columns-repeated="10"/>
          <table:table-cell table:style-name="ce68" office:value-type="string" calcext:value-type="string">
            <text:p>idx</text:p>
          </table:table-cell>
          <table:table-cell/>
          <table:covered-table-cell table:number-columns-repeated="3" table:style-name="ce81"/>
          <table:table-cell table:style-name="ce143" office:value-type="string" calcext:value-type="string">
            <text:p>u</text:p>
          </table:table-cell>
          <table:table-cell table:style-name="ce143"/>
          <table:table-cell table:style-name="ce143" office:value-type="string" calcext:value-type="string">
            <text:p>σ</text:p>
          </table:table-cell>
          <table:table-cell table:style-name="ce143" office:value-type="string" calcext:value-type="string">
            <text:p>Median</text:p>
          </table:table-cell>
          <table:table-cell table:style-name="ce143" office:value-type="string" calcext:value-type="string">
            <text:p>MM Test</text:p>
          </table:table-cell>
          <table:table-cell table:style-name="ce143" office:value-type="string" calcext:value-type="string">
            <text:p>u / σ</text:p>
          </table:table-cell>
          <table:table-cell table:style-name="ce143" office:value-type="string" calcext:value-type="string">
            <text:p>Is valid?</text:p>
          </table:table-cell>
          <table:table-cell table:style-name="ce143" office:value-type="string" calcext:value-type="string">
            <text:p>Valid*N</text:p>
          </table:table-cell>
          <table:table-cell table:style-name="ce143" office:value-type="string" calcext:value-type="string">
            <text:p>Valid*Mean</text:p>
          </table:table-cell>
          <table:table-cell table:style-name="ce143"/>
          <table:table-cell table:style-name="ce143" office:value-type="string" calcext:value-type="string">
            <text:p>Comb N</text:p>
          </table:table-cell>
          <table:table-cell table:style-name="ce143" office:value-type="string" calcext:value-type="string">
            <text:p>Comb u</text:p>
          </table:table-cell>
          <table:table-cell table:style-name="ce143" office:value-type="string" calcext:value-type="string">
            <text:p>Comb σ</text:p>
          </table:table-cell>
          <table:table-cell table:style-name="ce143"/>
          <table:table-cell table:style-name="ce143" office:value-type="string" calcext:value-type="string">
            <text:p>Comb u / Comb σ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29]); &quot;_&quot;; [.$H42])" office:value-type="string" office:string-value="mult_big_vector_no_out_hot_64_32" calcext:value-type="string">
            <text:p>mult_big_vector_no_out_hot_64_32</text:p>
          </table:table-cell>
          <table:table-cell/>
          <table:table-cell table:style-name="ce79" table:formula="of:=ROW()" office:value-type="float" office:value="42" calcext:value-type="float">
            <text:p>42</text:p>
          </table:table-cell>
          <table:table-cell/>
          <table:table-cell table:style-name="ce116" table:formula="of:=[.N42] - com.microsoft.floor.precise([.N42] * 0.2)" office:value-type="string" office:string-value="" calcext:value-type="error">
            <text:p>#NAME?</text:p>
          </table:table-cell>
          <table:table-cell table:style-name="ce136" table:formula="of:=INDIRECT(ADDRESS([.$K42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2];3))" office:value-type="float" office:value="0" calcext:value-type="float">
            <text:p>0,00</text:p>
          </table:table-cell>
          <table:table-cell table:style-name="ce144" table:formula="of:=[.P29]/[.P42]" office:value-type="string" office:string-value="" calcext:value-type="error">
            <text:p>#DIV/0!</text:p>
          </table:table-cell>
          <table:table-cell table:style-name="ce144" table:formula="of:=INDIRECT(ADDRESS([.$K42];4))" office:value-type="float" office:value="0" calcext:value-type="float">
            <text:p>0,00</text:p>
          </table:table-cell>
          <table:table-cell table:style-name="ce144" table:formula="of:=INDIRECT(ADDRESS([.$K42];5))" office:value-type="float" office:value="0" calcext:value-type="float">
            <text:p>0,00</text:p>
          </table:table-cell>
          <table:table-cell table:style-name="ce148" table:formula="of:=IF([.S42]=0;&quot;&quot;;ABS([.P42] - [.S42]) / MAX([.P42]; [.S42]))">
            <text:p/>
          </table:table-cell>
          <table:table-cell table:style-name="ce147" table:formula="of:=[.P42]/[.R42]" office:value-type="string" office:string-value="" calcext:value-type="error">
            <text:p>#DIV/0!</text:p>
          </table:table-cell>
          <table:table-cell table:style-name="ce149" table:formula="of:=[.U42] &gt;= [CONFIG.$B$3]" office:value-type="string" office:string-value="" calcext:value-type="error">
            <text:p>#DIV/0!</text:p>
          </table:table-cell>
          <table:table-cell table:style-name="ce152" table:formula="of:=[.V42]*[.O42]" office:value-type="string" office:string-value="" calcext:value-type="error">
            <text:p>#DIV/0!</text:p>
          </table:table-cell>
          <table:table-cell table:style-name="ce144" table:formula="of:=[.V42]*[.P42]" office:value-type="string" office:string-value="" calcext:value-type="error">
            <text:p>#DIV/0!</text:p>
          </table:table-cell>
          <table:table-cell table:style-name="ce144" table:formula="of:=[.V42]*[.R42]" office:value-type="string" office:string-value="" calcext:value-type="error">
            <text:p>#DIV/0!</text:p>
          </table:table-cell>
          <table:table-cell table:style-name="ce152" table:formula="of:=[.Z29]+[.W42]" office:value-type="string" office:string-value="" calcext:value-type="error">
            <text:p>#DIV/0!</text:p>
          </table:table-cell>
          <table:table-cell table:style-name="ce153" table:formula="of:=([.Z29]*[.AA29]+[.W42]*[.X42])/([.Z42])" office:value-type="string" office:string-value="" calcext:value-type="error">
            <text:p>#DIV/0!</text:p>
          </table:table-cell>
          <table:table-cell table:style-name="ce144" table:formula="of:= SQRT(([.Z29]*[.AB29]^2 + [.W42] * [.Y42]^2) / ([.Z29] + [.W42]) + ([.Z29] * [.W42]) / (([.Z29] + [.W42])^2) * (([.AA29] - [.X42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2]/[.AB42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0]); &quot;_&quot;; [.$H43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2]+1" office:value-type="float" office:value="43" calcext:value-type="float">
            <text:p>43</text:p>
          </table:table-cell>
          <table:table-cell/>
          <table:table-cell table:style-name="ce117" table:formula="of:=[.N43] - com.microsoft.floor.precise([.N43] * 0.2)" office:value-type="string" office:string-value="" calcext:value-type="error">
            <text:p>#NAME?</text:p>
          </table:table-cell>
          <table:table-cell table:style-name="ce136" table:formula="of:=INDIRECT(ADDRESS([.$K43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3];3))" office:value-type="float" office:value="0" calcext:value-type="float">
            <text:p>0,00</text:p>
          </table:table-cell>
          <table:table-cell table:style-name="ce144" table:formula="of:=[.P30]/[.P43]" office:value-type="string" office:string-value="" calcext:value-type="error">
            <text:p>#DIV/0!</text:p>
          </table:table-cell>
          <table:table-cell table:style-name="ce144" table:formula="of:=INDIRECT(ADDRESS([.$K43];4))" office:value-type="float" office:value="0" calcext:value-type="float">
            <text:p>0,00</text:p>
          </table:table-cell>
          <table:table-cell table:style-name="ce144" table:formula="of:=INDIRECT(ADDRESS([.$K43];5))" office:value-type="float" office:value="0" calcext:value-type="float">
            <text:p>0,00</text:p>
          </table:table-cell>
          <table:table-cell table:style-name="ce148" table:formula="of:=IF([.S43]=0;&quot;&quot;;ABS([.P43] - [.S43]) / MAX([.P43]; [.S43]))">
            <text:p/>
          </table:table-cell>
          <table:table-cell table:style-name="ce147" table:formula="of:=[.P43]/[.R43]" office:value-type="string" office:string-value="" calcext:value-type="error">
            <text:p>#DIV/0!</text:p>
          </table:table-cell>
          <table:table-cell table:style-name="ce149" table:formula="of:=[.U43] &gt;= [CONFIG.$B$3]" office:value-type="string" office:string-value="" calcext:value-type="error">
            <text:p>#DIV/0!</text:p>
          </table:table-cell>
          <table:table-cell table:style-name="ce152" table:formula="of:=[.V43]*[.O43]" office:value-type="string" office:string-value="" calcext:value-type="error">
            <text:p>#DIV/0!</text:p>
          </table:table-cell>
          <table:table-cell table:style-name="ce144" table:formula="of:=[.V43]*[.P43]" office:value-type="string" office:string-value="" calcext:value-type="error">
            <text:p>#DIV/0!</text:p>
          </table:table-cell>
          <table:table-cell table:style-name="ce144" table:formula="of:=[.V43]*[.R43]" office:value-type="string" office:string-value="" calcext:value-type="error">
            <text:p>#DIV/0!</text:p>
          </table:table-cell>
          <table:table-cell table:style-name="ce152" table:formula="of:=[.Z30]+[.W43]" office:value-type="string" office:string-value="" calcext:value-type="error">
            <text:p>#DIV/0!</text:p>
          </table:table-cell>
          <table:table-cell table:style-name="ce153" table:formula="of:=([.Z30]*[.AA30]+[.W43]*[.X43])/([.Z43])" office:value-type="string" office:string-value="" calcext:value-type="error">
            <text:p>#DIV/0!</text:p>
          </table:table-cell>
          <table:table-cell table:style-name="ce144" table:formula="of:= SQRT(([.Z30]*[.AB30]^2 + [.W43] * [.Y43]^2) / ([.Z30] + [.W43]) + ([.Z30] * [.W43]) / (([.Z30] + [.W43])^2) * (([.AA30] - [.X43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3]/[.AB43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1]); &quot;_&quot;; [.$H44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3]+1" office:value-type="float" office:value="44" calcext:value-type="float">
            <text:p>44</text:p>
          </table:table-cell>
          <table:table-cell/>
          <table:table-cell table:style-name="ce118" table:formula="of:=[.N44] - com.microsoft.floor.precise([.N44] * 0.2)" office:value-type="string" office:string-value="" calcext:value-type="error">
            <text:p>#NAME?</text:p>
          </table:table-cell>
          <table:table-cell table:style-name="ce136" table:formula="of:=INDIRECT(ADDRESS([.$K44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4];3))" office:value-type="float" office:value="0" calcext:value-type="float">
            <text:p>0,00</text:p>
          </table:table-cell>
          <table:table-cell table:style-name="ce144" table:formula="of:=[.P31]/[.P44]" office:value-type="string" office:string-value="" calcext:value-type="error">
            <text:p>#DIV/0!</text:p>
          </table:table-cell>
          <table:table-cell table:style-name="ce144" table:formula="of:=INDIRECT(ADDRESS([.$K44];4))" office:value-type="float" office:value="0" calcext:value-type="float">
            <text:p>0,00</text:p>
          </table:table-cell>
          <table:table-cell table:style-name="ce144" table:formula="of:=INDIRECT(ADDRESS([.$K44];5))" office:value-type="float" office:value="0" calcext:value-type="float">
            <text:p>0,00</text:p>
          </table:table-cell>
          <table:table-cell table:style-name="ce148" table:formula="of:=IF([.S44]=0;&quot;&quot;;ABS([.P44] - [.S44]) / MAX([.P44]; [.S44]))">
            <text:p/>
          </table:table-cell>
          <table:table-cell table:style-name="ce147" table:formula="of:=[.P44]/[.R44]" office:value-type="string" office:string-value="" calcext:value-type="error">
            <text:p>#DIV/0!</text:p>
          </table:table-cell>
          <table:table-cell table:style-name="ce149" table:formula="of:=[.U44] &gt;= [CONFIG.$B$3]" office:value-type="string" office:string-value="" calcext:value-type="error">
            <text:p>#DIV/0!</text:p>
          </table:table-cell>
          <table:table-cell table:style-name="ce152" table:formula="of:=[.V44]*[.O44]" office:value-type="string" office:string-value="" calcext:value-type="error">
            <text:p>#DIV/0!</text:p>
          </table:table-cell>
          <table:table-cell table:style-name="ce144" table:formula="of:=[.V44]*[.P44]" office:value-type="string" office:string-value="" calcext:value-type="error">
            <text:p>#DIV/0!</text:p>
          </table:table-cell>
          <table:table-cell table:style-name="ce144" table:formula="of:=[.V44]*[.R44]" office:value-type="string" office:string-value="" calcext:value-type="error">
            <text:p>#DIV/0!</text:p>
          </table:table-cell>
          <table:table-cell table:style-name="ce152" table:formula="of:=[.Z31]+[.W44]" office:value-type="string" office:string-value="" calcext:value-type="error">
            <text:p>#DIV/0!</text:p>
          </table:table-cell>
          <table:table-cell table:style-name="ce153" table:formula="of:=([.Z31]*[.AA31]+[.W44]*[.X44])/([.Z44])" office:value-type="string" office:string-value="" calcext:value-type="error">
            <text:p>#DIV/0!</text:p>
          </table:table-cell>
          <table:table-cell table:style-name="ce144" table:formula="of:= SQRT(([.Z31]*[.AB31]^2 + [.W44] * [.Y44]^2) / ([.Z31] + [.W44]) + ([.Z31] * [.W44]) / (([.Z31] + [.W44])^2) * (([.AA31] - [.X44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4]/[.AB44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2]); &quot;_&quot;; [.$H45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4]+1" office:value-type="float" office:value="45" calcext:value-type="float">
            <text:p>45</text:p>
          </table:table-cell>
          <table:table-cell/>
          <table:table-cell table:style-name="ce119" table:formula="of:=[.N45] - com.microsoft.floor.precise([.N45] * 0.2)" office:value-type="string" office:string-value="" calcext:value-type="error">
            <text:p>#NAME?</text:p>
          </table:table-cell>
          <table:table-cell table:style-name="ce136" table:formula="of:=INDIRECT(ADDRESS([.$K45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5];3))" office:value-type="float" office:value="0" calcext:value-type="float">
            <text:p>0,00</text:p>
          </table:table-cell>
          <table:table-cell table:style-name="ce144" table:formula="of:=[.P32]/[.P45]" office:value-type="string" office:string-value="" calcext:value-type="error">
            <text:p>#DIV/0!</text:p>
          </table:table-cell>
          <table:table-cell table:style-name="ce144" table:formula="of:=INDIRECT(ADDRESS([.$K45];4))" office:value-type="float" office:value="0" calcext:value-type="float">
            <text:p>0,00</text:p>
          </table:table-cell>
          <table:table-cell table:style-name="ce144" table:formula="of:=INDIRECT(ADDRESS([.$K45];5))" office:value-type="float" office:value="0" calcext:value-type="float">
            <text:p>0,00</text:p>
          </table:table-cell>
          <table:table-cell table:style-name="ce148" table:formula="of:=IF([.S45]=0;&quot;&quot;;ABS([.P45] - [.S45]) / MAX([.P45]; [.S45]))">
            <text:p/>
          </table:table-cell>
          <table:table-cell table:style-name="ce147" table:formula="of:=[.P45]/[.R45]" office:value-type="string" office:string-value="" calcext:value-type="error">
            <text:p>#DIV/0!</text:p>
          </table:table-cell>
          <table:table-cell table:style-name="ce149" table:formula="of:=[.U45] &gt;= [CONFIG.$B$3]" office:value-type="string" office:string-value="" calcext:value-type="error">
            <text:p>#DIV/0!</text:p>
          </table:table-cell>
          <table:table-cell table:style-name="ce152" table:formula="of:=[.V45]*[.O45]" office:value-type="string" office:string-value="" calcext:value-type="error">
            <text:p>#DIV/0!</text:p>
          </table:table-cell>
          <table:table-cell table:style-name="ce144" table:formula="of:=[.V45]*[.P45]" office:value-type="string" office:string-value="" calcext:value-type="error">
            <text:p>#DIV/0!</text:p>
          </table:table-cell>
          <table:table-cell table:style-name="ce144" table:formula="of:=[.V45]*[.R45]" office:value-type="string" office:string-value="" calcext:value-type="error">
            <text:p>#DIV/0!</text:p>
          </table:table-cell>
          <table:table-cell table:style-name="ce152" table:formula="of:=[.Z32]+[.W45]" office:value-type="string" office:string-value="" calcext:value-type="error">
            <text:p>#DIV/0!</text:p>
          </table:table-cell>
          <table:table-cell table:style-name="ce153" table:formula="of:=([.Z32]*[.AA32]+[.W45]*[.X45])/([.Z45])" office:value-type="string" office:string-value="" calcext:value-type="error">
            <text:p>#DIV/0!</text:p>
          </table:table-cell>
          <table:table-cell table:style-name="ce144" table:formula="of:= SQRT(([.Z32]*[.AB32]^2 + [.W45] * [.Y45]^2) / ([.Z32] + [.W45]) + ([.Z32] * [.W45]) / (([.Z32] + [.W45])^2) * (([.AA32] - [.X45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5]/[.AB45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3]); &quot;_&quot;; [.$H46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5]+1" office:value-type="float" office:value="46" calcext:value-type="float">
            <text:p>46</text:p>
          </table:table-cell>
          <table:table-cell/>
          <table:table-cell table:style-name="ce120" table:formula="of:=[.N46] - com.microsoft.floor.precise([.N46] * 0.2)" office:value-type="string" office:string-value="" calcext:value-type="error">
            <text:p>#NAME?</text:p>
          </table:table-cell>
          <table:table-cell table:style-name="ce136" table:formula="of:=INDIRECT(ADDRESS([.$K46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6];3))" office:value-type="float" office:value="0" calcext:value-type="float">
            <text:p>0,00</text:p>
          </table:table-cell>
          <table:table-cell table:style-name="ce144" table:formula="of:=[.P33]/[.P46]" office:value-type="string" office:string-value="" calcext:value-type="error">
            <text:p>#DIV/0!</text:p>
          </table:table-cell>
          <table:table-cell table:style-name="ce144" table:formula="of:=INDIRECT(ADDRESS([.$K46];4))" office:value-type="float" office:value="0" calcext:value-type="float">
            <text:p>0,00</text:p>
          </table:table-cell>
          <table:table-cell table:style-name="ce144" table:formula="of:=INDIRECT(ADDRESS([.$K46];5))" office:value-type="float" office:value="0" calcext:value-type="float">
            <text:p>0,00</text:p>
          </table:table-cell>
          <table:table-cell table:style-name="ce148" table:formula="of:=IF([.S46]=0;&quot;&quot;;ABS([.P46] - [.S46]) / MAX([.P46]; [.S46]))">
            <text:p/>
          </table:table-cell>
          <table:table-cell table:style-name="ce147" table:formula="of:=[.P46]/[.R46]" office:value-type="string" office:string-value="" calcext:value-type="error">
            <text:p>#DIV/0!</text:p>
          </table:table-cell>
          <table:table-cell table:style-name="ce149" table:formula="of:=[.U46] &gt;= [CONFIG.$B$3]" office:value-type="string" office:string-value="" calcext:value-type="error">
            <text:p>#DIV/0!</text:p>
          </table:table-cell>
          <table:table-cell table:style-name="ce152" table:formula="of:=[.V46]*[.O46]" office:value-type="string" office:string-value="" calcext:value-type="error">
            <text:p>#DIV/0!</text:p>
          </table:table-cell>
          <table:table-cell table:style-name="ce144" table:formula="of:=[.V46]*[.P46]" office:value-type="string" office:string-value="" calcext:value-type="error">
            <text:p>#DIV/0!</text:p>
          </table:table-cell>
          <table:table-cell table:style-name="ce144" table:formula="of:=[.V46]*[.R46]" office:value-type="string" office:string-value="" calcext:value-type="error">
            <text:p>#DIV/0!</text:p>
          </table:table-cell>
          <table:table-cell table:style-name="ce152" table:formula="of:=[.Z33]+[.W46]" office:value-type="string" office:string-value="" calcext:value-type="error">
            <text:p>#DIV/0!</text:p>
          </table:table-cell>
          <table:table-cell table:style-name="ce153" table:formula="of:=([.Z33]*[.AA33]+[.W46]*[.X46])/([.Z46])" office:value-type="string" office:string-value="" calcext:value-type="error">
            <text:p>#DIV/0!</text:p>
          </table:table-cell>
          <table:table-cell table:style-name="ce144" table:formula="of:= SQRT(([.Z33]*[.AB33]^2 + [.W46] * [.Y46]^2) / ([.Z33] + [.W46]) + ([.Z33] * [.W46]) / (([.Z33] + [.W46])^2) * (([.AA33] - [.X46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6]/[.AB46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4]); &quot;_&quot;; [.$H47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6]+1" office:value-type="float" office:value="47" calcext:value-type="float">
            <text:p>47</text:p>
          </table:table-cell>
          <table:table-cell/>
          <table:table-cell table:style-name="ce121" table:formula="of:=[.N47] - com.microsoft.floor.precise([.N47] * 0.2)" office:value-type="string" office:string-value="" calcext:value-type="error">
            <text:p>#NAME?</text:p>
          </table:table-cell>
          <table:table-cell table:style-name="ce136" table:formula="of:=INDIRECT(ADDRESS([.$K47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7];3))" office:value-type="float" office:value="0" calcext:value-type="float">
            <text:p>0,00</text:p>
          </table:table-cell>
          <table:table-cell table:style-name="ce144" table:formula="of:=[.P34]/[.P47]" office:value-type="string" office:string-value="" calcext:value-type="error">
            <text:p>#DIV/0!</text:p>
          </table:table-cell>
          <table:table-cell table:style-name="ce144" table:formula="of:=INDIRECT(ADDRESS([.$K47];4))" office:value-type="float" office:value="0" calcext:value-type="float">
            <text:p>0,00</text:p>
          </table:table-cell>
          <table:table-cell table:style-name="ce144" table:formula="of:=INDIRECT(ADDRESS([.$K47];5))" office:value-type="float" office:value="0" calcext:value-type="float">
            <text:p>0,00</text:p>
          </table:table-cell>
          <table:table-cell table:style-name="ce148" table:formula="of:=IF([.S47]=0;&quot;&quot;;ABS([.P47] - [.S47]) / MAX([.P47]; [.S47]))">
            <text:p/>
          </table:table-cell>
          <table:table-cell table:style-name="ce147" table:formula="of:=[.P47]/[.R47]" office:value-type="string" office:string-value="" calcext:value-type="error">
            <text:p>#DIV/0!</text:p>
          </table:table-cell>
          <table:table-cell table:style-name="ce149" table:formula="of:=[.U47] &gt;= [CONFIG.$B$3]" office:value-type="string" office:string-value="" calcext:value-type="error">
            <text:p>#DIV/0!</text:p>
          </table:table-cell>
          <table:table-cell table:style-name="ce152" table:formula="of:=[.V47]*[.O47]" office:value-type="string" office:string-value="" calcext:value-type="error">
            <text:p>#DIV/0!</text:p>
          </table:table-cell>
          <table:table-cell table:style-name="ce144" table:formula="of:=[.V47]*[.P47]" office:value-type="string" office:string-value="" calcext:value-type="error">
            <text:p>#DIV/0!</text:p>
          </table:table-cell>
          <table:table-cell table:style-name="ce144" table:formula="of:=[.V47]*[.R47]" office:value-type="string" office:string-value="" calcext:value-type="error">
            <text:p>#DIV/0!</text:p>
          </table:table-cell>
          <table:table-cell table:style-name="ce152" table:formula="of:=[.Z34]+[.W47]" office:value-type="string" office:string-value="" calcext:value-type="error">
            <text:p>#DIV/0!</text:p>
          </table:table-cell>
          <table:table-cell table:style-name="ce153" table:formula="of:=([.Z34]*[.AA34]+[.W47]*[.X47])/([.Z47])" office:value-type="string" office:string-value="" calcext:value-type="error">
            <text:p>#DIV/0!</text:p>
          </table:table-cell>
          <table:table-cell table:style-name="ce144" table:formula="of:= SQRT(([.Z34]*[.AB34]^2 + [.W47] * [.Y47]^2) / ([.Z34] + [.W47]) + ([.Z34] * [.W47]) / (([.Z34] + [.W47])^2) * (([.AA34] - [.X47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7]/[.AB47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5]); &quot;_&quot;; [.$H48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7]+1" office:value-type="float" office:value="48" calcext:value-type="float">
            <text:p>48</text:p>
          </table:table-cell>
          <table:table-cell/>
          <table:table-cell table:style-name="ce122" table:formula="of:=[.N48] - com.microsoft.floor.precise([.N48] * 0.2)" office:value-type="string" office:string-value="" calcext:value-type="error">
            <text:p>#NAME?</text:p>
          </table:table-cell>
          <table:table-cell table:style-name="ce136" table:formula="of:=INDIRECT(ADDRESS([.$K48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8];3))" office:value-type="float" office:value="0" calcext:value-type="float">
            <text:p>0,00</text:p>
          </table:table-cell>
          <table:table-cell table:style-name="ce144" table:formula="of:=[.P35]/[.P48]" office:value-type="string" office:string-value="" calcext:value-type="error">
            <text:p>#DIV/0!</text:p>
          </table:table-cell>
          <table:table-cell table:style-name="ce144" table:formula="of:=INDIRECT(ADDRESS([.$K48];4))" office:value-type="float" office:value="0" calcext:value-type="float">
            <text:p>0,00</text:p>
          </table:table-cell>
          <table:table-cell table:style-name="ce144" table:formula="of:=INDIRECT(ADDRESS([.$K48];5))" office:value-type="float" office:value="0" calcext:value-type="float">
            <text:p>0,00</text:p>
          </table:table-cell>
          <table:table-cell table:style-name="ce148" table:formula="of:=IF([.S48]=0;&quot;&quot;;ABS([.P48] - [.S48]) / MAX([.P48]; [.S48]))">
            <text:p/>
          </table:table-cell>
          <table:table-cell table:style-name="ce147" table:formula="of:=[.P48]/[.R48]" office:value-type="string" office:string-value="" calcext:value-type="error">
            <text:p>#DIV/0!</text:p>
          </table:table-cell>
          <table:table-cell table:style-name="ce149" table:formula="of:=[.U48] &gt;= [CONFIG.$B$3]" office:value-type="string" office:string-value="" calcext:value-type="error">
            <text:p>#DIV/0!</text:p>
          </table:table-cell>
          <table:table-cell table:style-name="ce152" table:formula="of:=[.V48]*[.O48]" office:value-type="string" office:string-value="" calcext:value-type="error">
            <text:p>#DIV/0!</text:p>
          </table:table-cell>
          <table:table-cell table:style-name="ce144" table:formula="of:=[.V48]*[.P48]" office:value-type="string" office:string-value="" calcext:value-type="error">
            <text:p>#DIV/0!</text:p>
          </table:table-cell>
          <table:table-cell table:style-name="ce144" table:formula="of:=[.V48]*[.R48]" office:value-type="string" office:string-value="" calcext:value-type="error">
            <text:p>#DIV/0!</text:p>
          </table:table-cell>
          <table:table-cell table:style-name="ce152" table:formula="of:=[.Z35]+[.W48]" office:value-type="string" office:string-value="" calcext:value-type="error">
            <text:p>#DIV/0!</text:p>
          </table:table-cell>
          <table:table-cell table:style-name="ce153" table:formula="of:=([.Z35]*[.AA35]+[.W48]*[.X48])/([.Z48])" office:value-type="string" office:string-value="" calcext:value-type="error">
            <text:p>#DIV/0!</text:p>
          </table:table-cell>
          <table:table-cell table:style-name="ce144" table:formula="of:= SQRT(([.Z35]*[.AB35]^2 + [.W48] * [.Y48]^2) / ([.Z35] + [.W48]) + ([.Z35] * [.W48]) / (([.Z35] + [.W48])^2) * (([.AA35] - [.X48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8]/[.AB48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6]); &quot;_&quot;; [.$H49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8]+1" office:value-type="float" office:value="49" calcext:value-type="float">
            <text:p>49</text:p>
          </table:table-cell>
          <table:table-cell/>
          <table:table-cell table:style-name="ce123" table:formula="of:=[.N49] - com.microsoft.floor.precise([.N49] * 0.2)" office:value-type="string" office:string-value="" calcext:value-type="error">
            <text:p>#NAME?</text:p>
          </table:table-cell>
          <table:table-cell table:style-name="ce136" table:formula="of:=INDIRECT(ADDRESS([.$K49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49];3))" office:value-type="float" office:value="0" calcext:value-type="float">
            <text:p>0,00</text:p>
          </table:table-cell>
          <table:table-cell table:style-name="ce144" table:formula="of:=[.P36]/[.P49]" office:value-type="string" office:string-value="" calcext:value-type="error">
            <text:p>#DIV/0!</text:p>
          </table:table-cell>
          <table:table-cell table:style-name="ce144" table:formula="of:=INDIRECT(ADDRESS([.$K49];4))" office:value-type="float" office:value="0" calcext:value-type="float">
            <text:p>0,00</text:p>
          </table:table-cell>
          <table:table-cell table:style-name="ce144" table:formula="of:=INDIRECT(ADDRESS([.$K49];5))" office:value-type="float" office:value="0" calcext:value-type="float">
            <text:p>0,00</text:p>
          </table:table-cell>
          <table:table-cell table:style-name="ce148" table:formula="of:=IF([.S49]=0;&quot;&quot;;ABS([.P49] - [.S49]) / MAX([.P49]; [.S49]))">
            <text:p/>
          </table:table-cell>
          <table:table-cell table:style-name="ce147" table:formula="of:=[.P49]/[.R49]" office:value-type="string" office:string-value="" calcext:value-type="error">
            <text:p>#DIV/0!</text:p>
          </table:table-cell>
          <table:table-cell table:style-name="ce149" table:formula="of:=[.U49] &gt;= [CONFIG.$B$3]" office:value-type="string" office:string-value="" calcext:value-type="error">
            <text:p>#DIV/0!</text:p>
          </table:table-cell>
          <table:table-cell table:style-name="ce152" table:formula="of:=[.V49]*[.O49]" office:value-type="string" office:string-value="" calcext:value-type="error">
            <text:p>#DIV/0!</text:p>
          </table:table-cell>
          <table:table-cell table:style-name="ce144" table:formula="of:=[.V49]*[.P49]" office:value-type="string" office:string-value="" calcext:value-type="error">
            <text:p>#DIV/0!</text:p>
          </table:table-cell>
          <table:table-cell table:style-name="ce144" table:formula="of:=[.V49]*[.R49]" office:value-type="string" office:string-value="" calcext:value-type="error">
            <text:p>#DIV/0!</text:p>
          </table:table-cell>
          <table:table-cell table:style-name="ce152" table:formula="of:=[.Z36]+[.W49]" office:value-type="string" office:string-value="" calcext:value-type="error">
            <text:p>#DIV/0!</text:p>
          </table:table-cell>
          <table:table-cell table:style-name="ce153" table:formula="of:=([.Z36]*[.AA36]+[.W49]*[.X49])/([.Z49])" office:value-type="string" office:string-value="" calcext:value-type="error">
            <text:p>#DIV/0!</text:p>
          </table:table-cell>
          <table:table-cell table:style-name="ce144" table:formula="of:= SQRT(([.Z36]*[.AB36]^2 + [.W49] * [.Y49]^2) / ([.Z36] + [.W49]) + ([.Z36] * [.W49]) / (([.Z36] + [.W49])^2) * (([.AA36] - [.X49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49]/[.AB49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7]); &quot;_&quot;; [.$H50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49]+1" office:value-type="float" office:value="50" calcext:value-type="float">
            <text:p>50</text:p>
          </table:table-cell>
          <table:table-cell/>
          <table:table-cell table:style-name="ce124" table:formula="of:=[.N50] - com.microsoft.floor.precise([.N50] * 0.2)" office:value-type="string" office:string-value="" calcext:value-type="error">
            <text:p>#NAME?</text:p>
          </table:table-cell>
          <table:table-cell table:style-name="ce136" table:formula="of:=INDIRECT(ADDRESS([.$K50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50];3))" office:value-type="float" office:value="0" calcext:value-type="float">
            <text:p>0,00</text:p>
          </table:table-cell>
          <table:table-cell table:style-name="ce144" table:formula="of:=[.P37]/[.P50]" office:value-type="string" office:string-value="" calcext:value-type="error">
            <text:p>#DIV/0!</text:p>
          </table:table-cell>
          <table:table-cell table:style-name="ce144" table:formula="of:=INDIRECT(ADDRESS([.$K50];4))" office:value-type="float" office:value="0" calcext:value-type="float">
            <text:p>0,00</text:p>
          </table:table-cell>
          <table:table-cell table:style-name="ce144" table:formula="of:=INDIRECT(ADDRESS([.$K50];5))" office:value-type="float" office:value="0" calcext:value-type="float">
            <text:p>0,00</text:p>
          </table:table-cell>
          <table:table-cell table:style-name="ce148" table:formula="of:=IF([.S50]=0;&quot;&quot;;ABS([.P50] - [.S50]) / MAX([.P50]; [.S50]))">
            <text:p/>
          </table:table-cell>
          <table:table-cell table:style-name="ce147" table:formula="of:=[.P50]/[.R50]" office:value-type="string" office:string-value="" calcext:value-type="error">
            <text:p>#DIV/0!</text:p>
          </table:table-cell>
          <table:table-cell table:style-name="ce149" table:formula="of:=[.U50] &gt;= [CONFIG.$B$3]" office:value-type="string" office:string-value="" calcext:value-type="error">
            <text:p>#DIV/0!</text:p>
          </table:table-cell>
          <table:table-cell table:style-name="ce152" table:formula="of:=[.V50]*[.O50]" office:value-type="string" office:string-value="" calcext:value-type="error">
            <text:p>#DIV/0!</text:p>
          </table:table-cell>
          <table:table-cell table:style-name="ce144" table:formula="of:=[.V50]*[.P50]" office:value-type="string" office:string-value="" calcext:value-type="error">
            <text:p>#DIV/0!</text:p>
          </table:table-cell>
          <table:table-cell table:style-name="ce144" table:formula="of:=[.V50]*[.R50]" office:value-type="string" office:string-value="" calcext:value-type="error">
            <text:p>#DIV/0!</text:p>
          </table:table-cell>
          <table:table-cell table:style-name="ce152" table:formula="of:=[.Z37]+[.W50]" office:value-type="string" office:string-value="" calcext:value-type="error">
            <text:p>#DIV/0!</text:p>
          </table:table-cell>
          <table:table-cell table:style-name="ce153" table:formula="of:=([.Z37]*[.AA37]+[.W50]*[.X50])/([.Z50])" office:value-type="string" office:string-value="" calcext:value-type="error">
            <text:p>#DIV/0!</text:p>
          </table:table-cell>
          <table:table-cell table:style-name="ce144" table:formula="of:= SQRT(([.Z37]*[.AB37]^2 + [.W50] * [.Y50]^2) / ([.Z37] + [.W50]) + ([.Z37] * [.W50]) / (([.Z37] + [.W50])^2) * (([.AA37] - [.X50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50]/[.AB50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>
          <table:table-cell table:number-columns-repeated="7"/>
          <table:table-cell office:value-type="string" calcext:value-type="string">
            <text:p>64_32</text:p>
          </table:table-cell>
          <table:table-cell table:formula="of:=CONCATENATE(TRIM([.$A38]); &quot;_&quot;; [.$H51])" office:value-type="string" office:string-value="mult_big_vector_no_out_hot_64_32" calcext:value-type="string">
            <text:p>mult_big_vector_no_out_hot_64_32</text:p>
          </table:table-cell>
          <table:table-cell/>
          <table:table-cell table:formula="of:=[.K50]+1" office:value-type="float" office:value="51" calcext:value-type="float">
            <text:p>51</text:p>
          </table:table-cell>
          <table:table-cell/>
          <table:table-cell table:style-name="ce125" table:formula="of:=[.N51] - com.microsoft.floor.precise([.N51] * 0.2)" office:value-type="string" office:string-value="" calcext:value-type="error">
            <text:p>#NAME?</text:p>
          </table:table-cell>
          <table:table-cell table:style-name="ce136" table:formula="of:=INDIRECT(ADDRESS([.$K51];2))" office:value-type="float" office:value="0" calcext:value-type="float">
            <text:p>0</text:p>
          </table:table-cell>
          <table:table-cell table:style-name="ce138" table:formula="of:=1000*0.8" office:value-type="float" office:value="800" calcext:value-type="float">
            <text:p>800</text:p>
          </table:table-cell>
          <table:table-cell table:style-name="ce144" table:formula="of:=INDIRECT(ADDRESS([.$K51];3))" office:value-type="float" office:value="0" calcext:value-type="float">
            <text:p>0,00</text:p>
          </table:table-cell>
          <table:table-cell table:style-name="ce144" table:formula="of:=[.P38]/[.P51]" office:value-type="string" office:string-value="" calcext:value-type="error">
            <text:p>#DIV/0!</text:p>
          </table:table-cell>
          <table:table-cell table:style-name="ce144" table:formula="of:=INDIRECT(ADDRESS([.$K51];4))" office:value-type="float" office:value="0" calcext:value-type="float">
            <text:p>0,00</text:p>
          </table:table-cell>
          <table:table-cell table:style-name="ce144" table:formula="of:=INDIRECT(ADDRESS([.$K51];5))" office:value-type="float" office:value="0" calcext:value-type="float">
            <text:p>0,00</text:p>
          </table:table-cell>
          <table:table-cell table:style-name="ce148" table:formula="of:=IF([.S51]=0;&quot;&quot;;ABS([.P51] - [.S51]) / MAX([.P51]; [.S51]))">
            <text:p/>
          </table:table-cell>
          <table:table-cell table:style-name="ce147" table:formula="of:=[.P51]/[.R51]" office:value-type="string" office:string-value="" calcext:value-type="error">
            <text:p>#DIV/0!</text:p>
          </table:table-cell>
          <table:table-cell table:style-name="ce149" table:formula="of:=[.U51] &gt;= [CONFIG.$B$3]" office:value-type="string" office:string-value="" calcext:value-type="error">
            <text:p>#DIV/0!</text:p>
          </table:table-cell>
          <table:table-cell table:style-name="ce152" table:formula="of:=[.V51]*[.O51]" office:value-type="string" office:string-value="" calcext:value-type="error">
            <text:p>#DIV/0!</text:p>
          </table:table-cell>
          <table:table-cell table:style-name="ce144" table:formula="of:=[.V51]*[.P51]" office:value-type="string" office:string-value="" calcext:value-type="error">
            <text:p>#DIV/0!</text:p>
          </table:table-cell>
          <table:table-cell table:style-name="ce144" table:formula="of:=[.V51]*[.R51]" office:value-type="string" office:string-value="" calcext:value-type="error">
            <text:p>#DIV/0!</text:p>
          </table:table-cell>
          <table:table-cell table:style-name="ce152" table:formula="of:=[.Z38]+[.W51]" office:value-type="string" office:string-value="" calcext:value-type="error">
            <text:p>#DIV/0!</text:p>
          </table:table-cell>
          <table:table-cell table:style-name="ce153" table:formula="of:=([.Z38]*[.AA38]+[.W51]*[.X51])/([.Z51])" office:value-type="string" office:string-value="" calcext:value-type="error">
            <text:p>#DIV/0!</text:p>
          </table:table-cell>
          <table:table-cell table:style-name="ce144" table:formula="of:= SQRT(([.Z38]*[.AB38]^2 + [.W51] * [.Y51]^2) / ([.Z38] + [.W51]) + ([.Z38] * [.W51]) / (([.Z38] + [.W51])^2) * (([.AA38] - [.X51])^2))" office:value-type="string" office:string-value="" calcext:value-type="error">
            <text:p>#DIV/0!</text:p>
          </table:table-cell>
          <table:table-cell table:style-name="ce144"/>
          <table:table-cell table:style-name="ce147" table:formula="of:=[.AA51]/[.AB51]" office:value-type="string" office:string-value="" calcext:value-type="error">
            <text:p>#DIV/0!</text:p>
          </table:table-cell>
          <table:table-cell table:number-columns-repeated="991"/>
        </table:table-row>
        <table:table-row table:style-name="ro1" table:number-rows-repeated="2">
          <table:table-cell table:number-columns-repeated="1021"/>
        </table:table-row>
        <table:table-row table:style-name="ro1" table:number-rows-repeated="2">
          <table:table-cell table:number-columns-repeated="26"/>
          <table:table-cell table:style-name="ce153"/>
          <table:table-cell table:number-columns-repeated="994"/>
        </table:table-row>
        <table:table-row table:style-name="ro1" table:number-rows-repeated="24">
          <table:table-cell table:number-columns-repeated="1021"/>
        </table:table-row>
        <table:table-row table:style-name="ro1">
          <table:table-cell office:value-type="string" calcext:value-type="string">
            <text:p>DATOS DESCARTAD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6384" calcext:value-type="float">
            <text:p>16384</text:p>
          </table:table-cell>
          <table:table-cell office:value-type="float" office:value="9865481.85625" calcext:value-type="float">
            <text:p>9865481,85625</text:p>
          </table:table-cell>
          <table:table-cell office:value-type="float" office:value="1958282.04054816" calcext:value-type="float">
            <text:p>1958282,040548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32768" calcext:value-type="float">
            <text:p>32768</text:p>
          </table:table-cell>
          <table:table-cell office:value-type="float" office:value="47661345.345" calcext:value-type="float">
            <text:p>47661345,345</text:p>
          </table:table-cell>
          <table:table-cell office:value-type="float" office:value="5345372.74094382" calcext:value-type="float">
            <text:p>5345372,740943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65536" calcext:value-type="float">
            <text:p>65536</text:p>
          </table:table-cell>
          <table:table-cell office:value-type="float" office:value="99707892.8875" calcext:value-type="float">
            <text:p>99707892,8875</text:p>
          </table:table-cell>
          <table:table-cell office:value-type="float" office:value="9762028.80639287" calcext:value-type="float">
            <text:p>9762028,806392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6120868.12375" calcext:value-type="float">
            <text:p>216120868,12375</text:p>
          </table:table-cell>
          <table:table-cell office:value-type="float" office:value="12282835.1054995" calcext:value-type="float">
            <text:p>12282835,1054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62144" calcext:value-type="float">
            <text:p>262144</text:p>
          </table:table-cell>
          <table:table-cell office:value-type="float" office:value="180248279.1375" calcext:value-type="float">
            <text:p>180248279,1375</text:p>
          </table:table-cell>
          <table:table-cell office:value-type="float" office:value="126205430.205227" calcext:value-type="float">
            <text:p>126205430,2052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3807239.7075" calcext:value-type="float">
            <text:p>323807239,7075</text:p>
          </table:table-cell>
          <table:table-cell office:value-type="float" office:value="15112553.2947267" calcext:value-type="float">
            <text:p>15112553,2947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743421155.89875" calcext:value-type="float">
            <text:p>743421155,89875</text:p>
          </table:table-cell>
          <table:table-cell office:value-type="float" office:value="32717359.1855398" calcext:value-type="float">
            <text:p>32717359,18553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1502537346.915" calcext:value-type="float">
            <text:p>1502537346,915</text:p>
          </table:table-cell>
          <table:table-cell office:value-type="float" office:value="43514762.7655182" calcext:value-type="float">
            <text:p>43514762,76551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000807845.5725" calcext:value-type="float">
            <text:p>3000807845,5725</text:p>
          </table:table-cell>
          <table:table-cell office:value-type="float" office:value="105831563.239311" calcext:value-type="float">
            <text:p>105831563,239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_big_vector_no_out_hot <text:s text:c="12"/>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6057202378.8625" calcext:value-type="float">
            <text:p>6057202378,8625</text:p>
          </table:table-cell>
          <table:table-cell office:value-type="float" office:value="231921180.915151" calcext:value-type="float">
            <text:p>231921180,915151</text:p>
          </table:table-cell>
          <table:table-cell table:number-columns-repeated="1017"/>
        </table:table-row>
        <table:table-row table:style-name="ro1" table:number-rows-repeated="1048485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'Python - mult_big_vector_no_out_hot '.M16:'Python - mult_big_vector_no_out_hot '.M16">
            <calcext:condition calcext:apply-style-name="RedFont" calcext:value="formula-is(NOT([.$U16]))" calcext:base-cell-address="'Python - mult_big_vector_no_out_hot '.M16"/>
          </calcext:conditional-format>
          <calcext:conditional-format calcext:target-range-address="'Python - mult_big_vector_no_out_hot '.M17:'Python - mult_big_vector_no_out_hot '.M17">
            <calcext:condition calcext:apply-style-name="RedFont" calcext:value="formula-is(NOT([.$U17]))" calcext:base-cell-address="'Python - mult_big_vector_no_out_hot '.M17"/>
          </calcext:conditional-format>
          <calcext:conditional-format calcext:target-range-address="'Python - mult_big_vector_no_out_hot '.M18:'Python - mult_big_vector_no_out_hot '.M18">
            <calcext:condition calcext:apply-style-name="RedFont" calcext:value="formula-is(NOT([.$U18]))" calcext:base-cell-address="'Python - mult_big_vector_no_out_hot '.M18"/>
          </calcext:conditional-format>
          <calcext:conditional-format calcext:target-range-address="'Python - mult_big_vector_no_out_hot '.M19:'Python - mult_big_vector_no_out_hot '.M19">
            <calcext:condition calcext:apply-style-name="RedFont" calcext:value="formula-is(NOT([.$U19]))" calcext:base-cell-address="'Python - mult_big_vector_no_out_hot '.M19"/>
          </calcext:conditional-format>
          <calcext:conditional-format calcext:target-range-address="'Python - mult_big_vector_no_out_hot '.M20:'Python - mult_big_vector_no_out_hot '.M20">
            <calcext:condition calcext:apply-style-name="RedFont" calcext:value="formula-is(NOT([.$U20]))" calcext:base-cell-address="'Python - mult_big_vector_no_out_hot '.M20"/>
          </calcext:conditional-format>
          <calcext:conditional-format calcext:target-range-address="'Python - mult_big_vector_no_out_hot '.M21:'Python - mult_big_vector_no_out_hot '.M21">
            <calcext:condition calcext:apply-style-name="RedFont" calcext:value="formula-is(NOT([.$U21]))" calcext:base-cell-address="'Python - mult_big_vector_no_out_hot '.M21"/>
          </calcext:conditional-format>
          <calcext:conditional-format calcext:target-range-address="'Python - mult_big_vector_no_out_hot '.M22:'Python - mult_big_vector_no_out_hot '.M22">
            <calcext:condition calcext:apply-style-name="RedFont" calcext:value="formula-is(NOT([.$U22]))" calcext:base-cell-address="'Python - mult_big_vector_no_out_hot '.M22"/>
          </calcext:conditional-format>
          <calcext:conditional-format calcext:target-range-address="'Python - mult_big_vector_no_out_hot '.M23:'Python - mult_big_vector_no_out_hot '.M23">
            <calcext:condition calcext:apply-style-name="RedFont" calcext:value="formula-is(NOT([.$U23]))" calcext:base-cell-address="'Python - mult_big_vector_no_out_hot '.M23"/>
          </calcext:conditional-format>
          <calcext:conditional-format calcext:target-range-address="'Python - mult_big_vector_no_out_hot '.M24:'Python - mult_big_vector_no_out_hot '.M24">
            <calcext:condition calcext:apply-style-name="RedFont" calcext:value="formula-is(NOT([.$U24]))" calcext:base-cell-address="'Python - mult_big_vector_no_out_hot '.M24"/>
          </calcext:conditional-format>
          <calcext:conditional-format calcext:target-range-address="'Python - mult_big_vector_no_out_hot '.M25:'Python - mult_big_vector_no_out_hot '.M25">
            <calcext:condition calcext:apply-style-name="RedFont" calcext:value="formula-is(NOT([.$U25]))" calcext:base-cell-address="'Python - mult_big_vector_no_out_hot '.M25"/>
          </calcext:conditional-format>
          <calcext:conditional-format calcext:target-range-address="'Python - mult_big_vector_no_out_hot '.M29:'Python - mult_big_vector_no_out_hot '.M29">
            <calcext:condition calcext:apply-style-name="RedFont" calcext:value="formula-is(NOT([.$U29]))" calcext:base-cell-address="'Python - mult_big_vector_no_out_hot '.M29"/>
          </calcext:conditional-format>
          <calcext:conditional-format calcext:target-range-address="'Python - mult_big_vector_no_out_hot '.M30:'Python - mult_big_vector_no_out_hot '.M30">
            <calcext:condition calcext:apply-style-name="RedFont" calcext:value="formula-is(NOT([.$U30]))" calcext:base-cell-address="'Python - mult_big_vector_no_out_hot '.M30"/>
          </calcext:conditional-format>
          <calcext:conditional-format calcext:target-range-address="'Python - mult_big_vector_no_out_hot '.M31:'Python - mult_big_vector_no_out_hot '.M31">
            <calcext:condition calcext:apply-style-name="RedFont" calcext:value="formula-is(NOT([.$U31]))" calcext:base-cell-address="'Python - mult_big_vector_no_out_hot '.M31"/>
          </calcext:conditional-format>
          <calcext:conditional-format calcext:target-range-address="'Python - mult_big_vector_no_out_hot '.M32:'Python - mult_big_vector_no_out_hot '.M32">
            <calcext:condition calcext:apply-style-name="RedFont" calcext:value="formula-is(NOT([.$U32]))" calcext:base-cell-address="'Python - mult_big_vector_no_out_hot '.M32"/>
          </calcext:conditional-format>
          <calcext:conditional-format calcext:target-range-address="'Python - mult_big_vector_no_out_hot '.M33:'Python - mult_big_vector_no_out_hot '.M33">
            <calcext:condition calcext:apply-style-name="RedFont" calcext:value="formula-is(NOT([.$U33]))" calcext:base-cell-address="'Python - mult_big_vector_no_out_hot '.M33"/>
          </calcext:conditional-format>
          <calcext:conditional-format calcext:target-range-address="'Python - mult_big_vector_no_out_hot '.M34:'Python - mult_big_vector_no_out_hot '.M34">
            <calcext:condition calcext:apply-style-name="RedFont" calcext:value="formula-is(NOT([.$U34]))" calcext:base-cell-address="'Python - mult_big_vector_no_out_hot '.M34"/>
          </calcext:conditional-format>
          <calcext:conditional-format calcext:target-range-address="'Python - mult_big_vector_no_out_hot '.M35:'Python - mult_big_vector_no_out_hot '.M35">
            <calcext:condition calcext:apply-style-name="RedFont" calcext:value="formula-is(NOT([.$U35]))" calcext:base-cell-address="'Python - mult_big_vector_no_out_hot '.M35"/>
          </calcext:conditional-format>
          <calcext:conditional-format calcext:target-range-address="'Python - mult_big_vector_no_out_hot '.M36:'Python - mult_big_vector_no_out_hot '.M36">
            <calcext:condition calcext:apply-style-name="RedFont" calcext:value="formula-is(NOT([.$U36]))" calcext:base-cell-address="'Python - mult_big_vector_no_out_hot '.M36"/>
          </calcext:conditional-format>
          <calcext:conditional-format calcext:target-range-address="'Python - mult_big_vector_no_out_hot '.M37:'Python - mult_big_vector_no_out_hot '.M37">
            <calcext:condition calcext:apply-style-name="RedFont" calcext:value="formula-is(NOT([.$U37]))" calcext:base-cell-address="'Python - mult_big_vector_no_out_hot '.M37"/>
          </calcext:conditional-format>
          <calcext:conditional-format calcext:target-range-address="'Python - mult_big_vector_no_out_hot '.M38:'Python - mult_big_vector_no_out_hot '.M38">
            <calcext:condition calcext:apply-style-name="RedFont" calcext:value="formula-is(NOT([.$U38]))" calcext:base-cell-address="'Python - mult_big_vector_no_out_hot '.M38"/>
          </calcext:conditional-format>
          <calcext:conditional-format calcext:target-range-address="'Python - mult_big_vector_no_out_hot '.M42:'Python - mult_big_vector_no_out_hot '.M42">
            <calcext:condition calcext:apply-style-name="RedFont" calcext:value="formula-is(NOT([.$U42]))" calcext:base-cell-address="'Python - mult_big_vector_no_out_hot '.M42"/>
          </calcext:conditional-format>
          <calcext:conditional-format calcext:target-range-address="'Python - mult_big_vector_no_out_hot '.M43:'Python - mult_big_vector_no_out_hot '.M43">
            <calcext:condition calcext:apply-style-name="RedFont" calcext:value="formula-is(NOT([.$U43]))" calcext:base-cell-address="'Python - mult_big_vector_no_out_hot '.M43"/>
          </calcext:conditional-format>
          <calcext:conditional-format calcext:target-range-address="'Python - mult_big_vector_no_out_hot '.M44:'Python - mult_big_vector_no_out_hot '.M44">
            <calcext:condition calcext:apply-style-name="RedFont" calcext:value="formula-is(NOT([.$U44]))" calcext:base-cell-address="'Python - mult_big_vector_no_out_hot '.M44"/>
          </calcext:conditional-format>
          <calcext:conditional-format calcext:target-range-address="'Python - mult_big_vector_no_out_hot '.M45:'Python - mult_big_vector_no_out_hot '.M45">
            <calcext:condition calcext:apply-style-name="RedFont" calcext:value="formula-is(NOT([.$U45]))" calcext:base-cell-address="'Python - mult_big_vector_no_out_hot '.M45"/>
          </calcext:conditional-format>
          <calcext:conditional-format calcext:target-range-address="'Python - mult_big_vector_no_out_hot '.M46:'Python - mult_big_vector_no_out_hot '.M46">
            <calcext:condition calcext:apply-style-name="RedFont" calcext:value="formula-is(NOT([.$U46]))" calcext:base-cell-address="'Python - mult_big_vector_no_out_hot '.M46"/>
          </calcext:conditional-format>
          <calcext:conditional-format calcext:target-range-address="'Python - mult_big_vector_no_out_hot '.M47:'Python - mult_big_vector_no_out_hot '.M47">
            <calcext:condition calcext:apply-style-name="RedFont" calcext:value="formula-is(NOT([.$U47]))" calcext:base-cell-address="'Python - mult_big_vector_no_out_hot '.M47"/>
          </calcext:conditional-format>
          <calcext:conditional-format calcext:target-range-address="'Python - mult_big_vector_no_out_hot '.M48:'Python - mult_big_vector_no_out_hot '.M48">
            <calcext:condition calcext:apply-style-name="RedFont" calcext:value="formula-is(NOT([.$U48]))" calcext:base-cell-address="'Python - mult_big_vector_no_out_hot '.M48"/>
          </calcext:conditional-format>
          <calcext:conditional-format calcext:target-range-address="'Python - mult_big_vector_no_out_hot '.M49:'Python - mult_big_vector_no_out_hot '.M49">
            <calcext:condition calcext:apply-style-name="RedFont" calcext:value="formula-is(NOT([.$U49]))" calcext:base-cell-address="'Python - mult_big_vector_no_out_hot '.M49"/>
          </calcext:conditional-format>
          <calcext:conditional-format calcext:target-range-address="'Python - mult_big_vector_no_out_hot '.M50:'Python - mult_big_vector_no_out_hot '.M50">
            <calcext:condition calcext:apply-style-name="RedFont" calcext:value="formula-is(NOT([.$U50]))" calcext:base-cell-address="'Python - mult_big_vector_no_out_hot '.M50"/>
          </calcext:conditional-format>
          <calcext:conditional-format calcext:target-range-address="'Python - mult_big_vector_no_out_hot '.M51:'Python - mult_big_vector_no_out_hot '.M51">
            <calcext:condition calcext:apply-style-name="RedFont" calcext:value="formula-is(NOT([.$U51]))" calcext:base-cell-address="'Python - mult_big_vector_no_out_hot '.M51"/>
          </calcext:conditional-format>
          <calcext:conditional-format calcext:target-range-address="'Python - mult_big_vector_no_out_hot '.N3:'Python - mult_big_vector_no_out_hot '.N3">
            <calcext:condition calcext:apply-style-name="RedFont" calcext:value="formula-is(NOT([.$U3]))" calcext:base-cell-address="'Python - mult_big_vector_no_out_hot '.N3"/>
          </calcext:conditional-format>
          <calcext:conditional-format calcext:target-range-address="'Python - mult_big_vector_no_out_hot '.N4:'Python - mult_big_vector_no_out_hot '.N4">
            <calcext:condition calcext:apply-style-name="RedFont" calcext:value="formula-is(NOT([.$U4]))" calcext:base-cell-address="'Python - mult_big_vector_no_out_hot '.N4"/>
          </calcext:conditional-format>
          <calcext:conditional-format calcext:target-range-address="'Python - mult_big_vector_no_out_hot '.N5:'Python - mult_big_vector_no_out_hot '.N5">
            <calcext:condition calcext:apply-style-name="RedFont" calcext:value="formula-is(NOT([.$U5]))" calcext:base-cell-address="'Python - mult_big_vector_no_out_hot '.N5"/>
          </calcext:conditional-format>
          <calcext:conditional-format calcext:target-range-address="'Python - mult_big_vector_no_out_hot '.N6:'Python - mult_big_vector_no_out_hot '.N6">
            <calcext:condition calcext:apply-style-name="RedFont" calcext:value="formula-is(NOT([.$U6]))" calcext:base-cell-address="'Python - mult_big_vector_no_out_hot '.N6"/>
          </calcext:conditional-format>
          <calcext:conditional-format calcext:target-range-address="'Python - mult_big_vector_no_out_hot '.N7:'Python - mult_big_vector_no_out_hot '.N7">
            <calcext:condition calcext:apply-style-name="RedFont" calcext:value="formula-is(NOT([.$U7]))" calcext:base-cell-address="'Python - mult_big_vector_no_out_hot '.N7"/>
          </calcext:conditional-format>
          <calcext:conditional-format calcext:target-range-address="'Python - mult_big_vector_no_out_hot '.N8:'Python - mult_big_vector_no_out_hot '.N8">
            <calcext:condition calcext:apply-style-name="RedFont" calcext:value="formula-is(NOT([.$U8]))" calcext:base-cell-address="'Python - mult_big_vector_no_out_hot '.N8"/>
          </calcext:conditional-format>
          <calcext:conditional-format calcext:target-range-address="'Python - mult_big_vector_no_out_hot '.N9:'Python - mult_big_vector_no_out_hot '.N9">
            <calcext:condition calcext:apply-style-name="RedFont" calcext:value="formula-is(NOT([.$U9]))" calcext:base-cell-address="'Python - mult_big_vector_no_out_hot '.N9"/>
          </calcext:conditional-format>
          <calcext:conditional-format calcext:target-range-address="'Python - mult_big_vector_no_out_hot '.N10:'Python - mult_big_vector_no_out_hot '.N10">
            <calcext:condition calcext:apply-style-name="RedFont" calcext:value="formula-is(NOT([.$U10]))" calcext:base-cell-address="'Python - mult_big_vector_no_out_hot '.N10"/>
          </calcext:conditional-format>
          <calcext:conditional-format calcext:target-range-address="'Python - mult_big_vector_no_out_hot '.N11:'Python - mult_big_vector_no_out_hot '.N11">
            <calcext:condition calcext:apply-style-name="RedFont" calcext:value="formula-is(NOT([.$U11]))" calcext:base-cell-address="'Python - mult_big_vector_no_out_hot '.N11"/>
          </calcext:conditional-format>
          <calcext:conditional-format calcext:target-range-address="'Python - mult_big_vector_no_out_hot '.N12:'Python - mult_big_vector_no_out_hot '.N12">
            <calcext:condition calcext:apply-style-name="RedFont" calcext:value="formula-is(NOT([.$U12]))" calcext:base-cell-address="'Python - mult_big_vector_no_out_hot '.N12"/>
          </calcext:conditional-format>
          <calcext:conditional-format calcext:target-range-address="'Python - mult_big_vector_no_out_hot '.M3:'Python - mult_big_vector_no_out_hot '.M3">
            <calcext:condition calcext:apply-style-name="RedFont" calcext:value="formula-is(NOT([.$U3]))" calcext:base-cell-address="'Python - mult_big_vector_no_out_hot '.M3"/>
          </calcext:conditional-format>
          <calcext:conditional-format calcext:target-range-address="'Python - mult_big_vector_no_out_hot '.M5:'Python - mult_big_vector_no_out_hot '.M5">
            <calcext:condition calcext:apply-style-name="RedFont" calcext:value="formula-is(NOT([.$U5]))" calcext:base-cell-address="'Python - mult_big_vector_no_out_hot '.M5"/>
          </calcext:conditional-format>
          <calcext:conditional-format calcext:target-range-address="'Python - mult_big_vector_no_out_hot '.M6:'Python - mult_big_vector_no_out_hot '.M6">
            <calcext:condition calcext:apply-style-name="RedFont" calcext:value="formula-is(NOT([.$U6]))" calcext:base-cell-address="'Python - mult_big_vector_no_out_hot '.M6"/>
          </calcext:conditional-format>
          <calcext:conditional-format calcext:target-range-address="'Python - mult_big_vector_no_out_hot '.M7:'Python - mult_big_vector_no_out_hot '.M7">
            <calcext:condition calcext:apply-style-name="RedFont" calcext:value="formula-is(NOT([.$U7]))" calcext:base-cell-address="'Python - mult_big_vector_no_out_hot '.M7"/>
          </calcext:conditional-format>
          <calcext:conditional-format calcext:target-range-address="'Python - mult_big_vector_no_out_hot '.M8:'Python - mult_big_vector_no_out_hot '.M8">
            <calcext:condition calcext:apply-style-name="RedFont" calcext:value="formula-is(NOT([.$U8]))" calcext:base-cell-address="'Python - mult_big_vector_no_out_hot '.M8"/>
          </calcext:conditional-format>
          <calcext:conditional-format calcext:target-range-address="'Python - mult_big_vector_no_out_hot '.M9:'Python - mult_big_vector_no_out_hot '.M9">
            <calcext:condition calcext:apply-style-name="RedFont" calcext:value="formula-is(NOT([.$U9]))" calcext:base-cell-address="'Python - mult_big_vector_no_out_hot '.M9"/>
          </calcext:conditional-format>
          <calcext:conditional-format calcext:target-range-address="'Python - mult_big_vector_no_out_hot '.M10:'Python - mult_big_vector_no_out_hot '.M10">
            <calcext:condition calcext:apply-style-name="RedFont" calcext:value="formula-is(NOT([.$U10]))" calcext:base-cell-address="'Python - mult_big_vector_no_out_hot '.M10"/>
          </calcext:conditional-format>
          <calcext:conditional-format calcext:target-range-address="'Python - mult_big_vector_no_out_hot '.M11:'Python - mult_big_vector_no_out_hot '.M11">
            <calcext:condition calcext:apply-style-name="RedFont" calcext:value="formula-is(NOT([.$U11]))" calcext:base-cell-address="'Python - mult_big_vector_no_out_hot '.M11"/>
          </calcext:conditional-format>
          <calcext:conditional-format calcext:target-range-address="'Python - mult_big_vector_no_out_hot '.M12:'Python - mult_big_vector_no_out_hot '.M12">
            <calcext:condition calcext:apply-style-name="RedFont" calcext:value="formula-is(NOT([.$U12]))" calcext:base-cell-address="'Python - mult_big_vector_no_out_hot '.M12"/>
          </calcext:conditional-format>
          <calcext:conditional-format calcext:target-range-address="'Python - mult_big_vector_no_out_hot '.O3:'Python - mult_big_vector_no_out_hot '.O3">
            <calcext:condition calcext:apply-style-name="RedFont" calcext:value="formula-is(NOT([.$U3]))" calcext:base-cell-address="'Python - mult_big_vector_no_out_hot '.O3"/>
          </calcext:conditional-format>
          <calcext:conditional-format calcext:target-range-address="'Python - mult_big_vector_no_out_hot '.O7:'Python - mult_big_vector_no_out_hot '.O7">
            <calcext:condition calcext:apply-style-name="RedFont" calcext:value="formula-is(NOT([.$U7]))" calcext:base-cell-address="'Python - mult_big_vector_no_out_hot '.O7"/>
          </calcext:conditional-format>
          <calcext:conditional-format calcext:target-range-address="'Python - mult_big_vector_no_out_hot '.M4:'Python - mult_big_vector_no_out_hot '.M4">
            <calcext:condition calcext:apply-style-name="RedFont" calcext:value="formula-is(NOT([.$U4]))" calcext:base-cell-address="'Python - mult_big_vector_no_out_hot '.M4"/>
          </calcext:conditional-format>
        </calcext:conditional-formats>
      </table:table>
      <table:table table:name="Python vs. C++" table:style-name="ta1">
        <table:table-column table:style-name="co49" table:default-cell-style-name="ce7"/>
        <table:table-column table:style-name="co16" table:default-cell-style-name="ce7"/>
        <table:table-column table:style-name="co50" table:default-cell-style-name="ce26"/>
        <table:table-column table:style-name="co27" table:default-cell-style-name="ce26"/>
        <table:table-column table:style-name="co51" table:default-cell-style-name="ce26"/>
        <table:table-column table:style-name="co50" table:default-cell-style-name="ce26"/>
        <table:table-column table:style-name="co50" table:default-cell-style-name="Default"/>
        <table:table-column table:style-name="co27" table:default-cell-style-name="Default"/>
        <table:table-column table:style-name="co10" table:default-cell-style-name="ce26"/>
        <table:table-column table:style-name="co52" table:default-cell-style-name="ce26"/>
        <table:table-column table:style-name="co52" table:default-cell-style-name="Default"/>
        <table:table-column table:style-name="co10" table:default-cell-style-name="Default"/>
        <table:table-column table:style-name="co10" table:default-cell-style-name="ce26"/>
        <table:table-row table:style-name="ro1">
          <table:table-cell table:style-name="ce6" table:number-columns-repeated="2"/>
          <table:table-cell table:style-name="ce112" office:value-type="string" calcext:value-type="string" table:number-columns-spanned="3" table:number-rows-spanned="1">
            <text:p>Python</text:p>
          </table:table-cell>
          <table:covered-table-cell table:number-columns-repeated="2" table:style-name="ce6"/>
          <table:table-cell table:style-name="ce6"/>
          <table:table-cell table:style-name="ce112" office:value-type="string" calcext:value-type="string" table:number-columns-spanned="2" table:number-rows-spanned="1">
            <text:p>C++</text:p>
          </table:table-cell>
          <table:covered-table-cell table:style-name="ce6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n concrete</text:p>
          </table:table-cell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ce6" table:number-columns-repeated="2"/>
          <table:table-cell table:style-name="ce6" office:value-type="string" calcext:value-type="string">
            <text:p>mult_big_vector_no_out_hot_64_32</text:p>
          </table:table-cell>
          <table:table-cell table:style-name="ce6" office:value-type="string" calcext:value-type="string">
            <text:p>stddev</text:p>
          </table:table-cell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office:value-type="float" office:value="16384" calcext:value-type="float">
            <text:p>16.384</text:p>
          </table:table-cell>
          <table:table-cell table:formula="of:=[.A3] - com.microsoft.floor.precise([.A3] * 0.2)" office:value-type="string" office:string-value="" calcext:value-type="error">
            <text:p>#NAME?</text:p>
          </table:table-cell>
          <table:table-cell office:value-type="float" office:value="9865481.85625" calcext:value-type="float">
            <text:p>9865481,86</text:p>
          </table:table-cell>
          <table:table-cell office:value-type="float" office:value="1958282.04054816" calcext:value-type="float">
            <text:p>1958282,04</text:p>
          </table:table-cell>
          <table:table-cell table:formula="of:=[.C3]/[.D3]" office:value-type="float" office:value="5.03782481377834" calcext:value-type="float">
            <text:p>5,04</text:p>
          </table:table-cell>
          <table:table-cell/>
          <table:table-cell office:value-type="float" office:value="98637.69375" calcext:value-type="float">
            <text:p>98637,69375</text:p>
          </table:table-cell>
          <table:table-cell office:value-type="float" office:value="10424.7729998107" calcext:value-type="float">
            <text:p>10424,7729998107</text:p>
          </table:table-cell>
          <table:table-cell table:formula="of:=[.G3]/[.H3]" office:value-type="float" office:value="9.46185530867589" calcext:value-type="float">
            <text:p>9,46</text:p>
          </table:table-cell>
          <table:table-cell/>
          <table:table-cell table:formula="of:=[.C3]/[.G3]" office:value-type="float" office:value="100.017361326942" calcext:value-type="float">
            <text:p>100,0173613269</text:p>
          </table:table-cell>
          <table:table-cell table:formula="of:=[.D3]/[.H3]" office:value-type="float" office:value="187.848890386747" calcext:value-type="float">
            <text:p>187,8488903867</text:p>
          </table:table-cell>
          <table:table-cell/>
        </table:table-row>
        <table:table-row table:style-name="ro1">
          <table:table-cell office:value-type="float" office:value="32768" calcext:value-type="float">
            <text:p>32.768</text:p>
          </table:table-cell>
          <table:table-cell table:formula="of:=[.A4] - com.microsoft.floor.precise([.A4] * 0.2)" office:value-type="string" office:string-value="" calcext:value-type="error">
            <text:p>#NAME?</text:p>
          </table:table-cell>
          <table:table-cell office:value-type="float" office:value="47661345.345" calcext:value-type="float">
            <text:p>47661345,35</text:p>
          </table:table-cell>
          <table:table-cell office:value-type="float" office:value="5345372.74094382" calcext:value-type="float">
            <text:p>5345372,74</text:p>
          </table:table-cell>
          <table:table-cell table:formula="of:=[.C4]/[.D4]" office:value-type="float" office:value="8.91637452706143" calcext:value-type="float">
            <text:p>8,92</text:p>
          </table:table-cell>
          <table:table-cell table:formula="of:=[.C4]/[.C3]" office:value-type="float" office:value="4.83112188937893" calcext:value-type="float">
            <text:p>4,83</text:p>
          </table:table-cell>
          <table:table-cell office:value-type="float" office:value="205441.95375" calcext:value-type="float">
            <text:p>205441,95375</text:p>
          </table:table-cell>
          <table:table-cell office:value-type="float" office:value="22883.241873638" calcext:value-type="float">
            <text:p>22883,241873638</text:p>
          </table:table-cell>
          <table:table-cell table:formula="of:=[.G4]/[.H4]" office:value-type="float" office:value="8.97783429832439" calcext:value-type="float">
            <text:p>8,98</text:p>
          </table:table-cell>
          <table:table-cell table:formula="of:=[.G4]/[.G3]" office:value-type="float" office:value="2.08279356440245" calcext:value-type="float">
            <text:p>2,08</text:p>
          </table:table-cell>
          <table:table-cell table:formula="of:=[.C4]/[.G4]" office:value-type="float" office:value="231.99421770978" calcext:value-type="float">
            <text:p>231,9942177098</text:p>
          </table:table-cell>
          <table:table-cell table:formula="of:=[.D4]/[.H4]" office:value-type="float" office:value="233.593333080214" calcext:value-type="float">
            <text:p>233,5933330802</text:p>
          </table:table-cell>
          <table:table-cell/>
        </table:table-row>
        <table:table-row table:style-name="ro1">
          <table:table-cell office:value-type="float" office:value="65536" calcext:value-type="float">
            <text:p>65.536</text:p>
          </table:table-cell>
          <table:table-cell table:formula="of:=[.A5] - com.microsoft.floor.precise([.A5] * 0.2)" office:value-type="string" office:string-value="" calcext:value-type="error">
            <text:p>#NAME?</text:p>
          </table:table-cell>
          <table:table-cell office:value-type="float" office:value="99707892.8875" calcext:value-type="float">
            <text:p>99707892,89</text:p>
          </table:table-cell>
          <table:table-cell office:value-type="float" office:value="9762028.80639287" calcext:value-type="float">
            <text:p>9762028,81</text:p>
          </table:table-cell>
          <table:table-cell table:formula="of:=[.C5]/[.D5]" office:value-type="float" office:value="10.2138494840544" calcext:value-type="float">
            <text:p>10,21</text:p>
          </table:table-cell>
          <table:table-cell table:formula="of:=[.C5]/[.C4]" office:value-type="float" office:value="2.09200752026107" calcext:value-type="float">
            <text:p>2,09</text:p>
          </table:table-cell>
          <table:table-cell office:value-type="float" office:value="396784.7075" calcext:value-type="float">
            <text:p>396784,7075</text:p>
          </table:table-cell>
          <table:table-cell office:value-type="float" office:value="30473.4583199367" calcext:value-type="float">
            <text:p>30473,4583199367</text:p>
          </table:table-cell>
          <table:table-cell table:formula="of:=[.G5]/[.H5]" office:value-type="float" office:value="13.0206655028849" calcext:value-type="float">
            <text:p>13,02</text:p>
          </table:table-cell>
          <table:table-cell table:formula="of:=[.G5]/[.G4]" office:value-type="float" office:value="1.93137136917439" calcext:value-type="float">
            <text:p>1,93</text:p>
          </table:table-cell>
          <table:table-cell table:formula="of:=[.C5]/[.G5]" office:value-type="float" office:value="251.289656589147" calcext:value-type="float">
            <text:p>251,2896565891</text:p>
          </table:table-cell>
          <table:table-cell table:formula="of:=[.D5]/[.H5]" office:value-type="float" office:value="320.345288805184" calcext:value-type="float">
            <text:p>320,3452888052</text:p>
          </table:table-cell>
          <table:table-cell/>
        </table:table-row>
        <table:table-row table:style-name="ro1">
          <table:table-cell office:value-type="float" office:value="131072" calcext:value-type="float">
            <text:p>131.072</text:p>
          </table:table-cell>
          <table:table-cell table:formula="of:=[.A6] - com.microsoft.floor.precise([.A6] * 0.2)" office:value-type="string" office:string-value="" calcext:value-type="error">
            <text:p>#NAME?</text:p>
          </table:table-cell>
          <table:table-cell office:value-type="float" office:value="216120868.12375" calcext:value-type="float">
            <text:p>216120868,12</text:p>
          </table:table-cell>
          <table:table-cell office:value-type="float" office:value="12282835.1054995" calcext:value-type="float">
            <text:p>12282835,11</text:p>
          </table:table-cell>
          <table:table-cell table:formula="of:=[.C6]/[.D6]" office:value-type="float" office:value="17.5953569568791" calcext:value-type="float">
            <text:p>17,60</text:p>
          </table:table-cell>
          <table:table-cell table:formula="of:=[.C6]/[.C5]" office:value-type="float" office:value="2.16754022038755" calcext:value-type="float">
            <text:p>2,17</text:p>
          </table:table-cell>
          <table:table-cell office:value-type="float" office:value="812832.01375" calcext:value-type="float">
            <text:p>812832,01375</text:p>
          </table:table-cell>
          <table:table-cell office:value-type="float" office:value="70244.7786251667" calcext:value-type="float">
            <text:p>70244,7786251667</text:p>
          </table:table-cell>
          <table:table-cell table:formula="of:=[.G6]/[.H6]" office:value-type="float" office:value="11.5714225264678" calcext:value-type="float">
            <text:p>11,57</text:p>
          </table:table-cell>
          <table:table-cell table:formula="of:=[.G6]/[.G5]" office:value-type="float" office:value="2.04854672669057" calcext:value-type="float">
            <text:p>2,05</text:p>
          </table:table-cell>
          <table:table-cell table:style-name="ce114" table:formula="of:=[.C6]/[.G6]" office:value-type="float" office:value="265.886264895838" calcext:value-type="float">
            <text:p>265,8862648958</text:p>
          </table:table-cell>
          <table:table-cell table:formula="of:=[.D6]/[.H6]" office:value-type="float" office:value="174.857624237695" calcext:value-type="float">
            <text:p>174,8576242377</text:p>
          </table:table-cell>
          <table:table-cell/>
        </table:table-row>
        <table:table-row table:style-name="ro1">
          <table:table-cell office:value-type="float" office:value="262144" calcext:value-type="float">
            <text:p>262.144</text:p>
          </table:table-cell>
          <table:table-cell table:formula="of:=[.A7] - com.microsoft.floor.precise([.A7] * 0.2)" office:value-type="string" office:string-value="" calcext:value-type="error">
            <text:p>#NAME?</text:p>
          </table:table-cell>
          <table:table-cell table:style-name="ce113" office:value-type="float" office:value="180248279.1375" calcext:value-type="float">
            <text:p>180248279,14</text:p>
          </table:table-cell>
          <table:table-cell table:style-name="ce113" office:value-type="float" office:value="126205430.205227" calcext:value-type="float">
            <text:p>126205430,21</text:p>
          </table:table-cell>
          <table:table-cell table:style-name="ce113" table:formula="of:=[.C7]/[.D7]" office:value-type="float" office:value="1.42821334109311" calcext:value-type="float">
            <text:p>1,43</text:p>
          </table:table-cell>
          <table:table-cell table:formula="of:=[.C7]/[.C6]" office:value-type="float" office:value="0.834016079531434" calcext:value-type="float">
            <text:p>0,83</text:p>
          </table:table-cell>
          <table:table-cell office:value-type="float" office:value="1663063.335" calcext:value-type="float">
            <text:p>1663063,335</text:p>
          </table:table-cell>
          <table:table-cell office:value-type="float" office:value="158648.95293448" calcext:value-type="float">
            <text:p>158648,95293448</text:p>
          </table:table-cell>
          <table:table-cell table:formula="of:=[.G7]/[.H7]" office:value-type="float" office:value="10.4826619037746" calcext:value-type="float">
            <text:p>10,48</text:p>
          </table:table-cell>
          <table:table-cell table:formula="of:=[.G7]/[.G6]" office:value-type="float" office:value="2.04601111529485" calcext:value-type="float">
            <text:p>2,05</text:p>
          </table:table-cell>
          <table:table-cell table:formula="of:=[.C7]/[.G7]" office:value-type="float" office:value="108.383292051532" calcext:value-type="float">
            <text:p>108,3832920515</text:p>
          </table:table-cell>
          <table:table-cell table:formula="of:=[.D7]/[.H7]" office:value-type="float" office:value="795.501185925559" calcext:value-type="float">
            <text:p>795,5011859256</text:p>
          </table:table-cell>
          <table:table-cell/>
        </table:table-row>
        <table:table-row table:style-name="ro1">
          <table:table-cell office:value-type="float" office:value="524288" calcext:value-type="float">
            <text:p>524.288</text:p>
          </table:table-cell>
          <table:table-cell table:formula="of:=[.A8] - com.microsoft.floor.precise([.A8] * 0.2)" office:value-type="string" office:string-value="" calcext:value-type="error">
            <text:p>#NAME?</text:p>
          </table:table-cell>
          <table:table-cell office:value-type="float" office:value="323807239.7075" calcext:value-type="float">
            <text:p>323807239,71</text:p>
          </table:table-cell>
          <table:table-cell office:value-type="float" office:value="15112553.2947267" calcext:value-type="float">
            <text:p>15112553,29</text:p>
          </table:table-cell>
          <table:table-cell table:formula="of:=[.C8]/[.D8]" office:value-type="float" office:value="21.4263753710293" calcext:value-type="float">
            <text:p>21,43</text:p>
          </table:table-cell>
          <table:table-cell table:formula="of:=[.C8]/[.C7]" office:value-type="float" office:value="1.79645121305423" calcext:value-type="float">
            <text:p>1,80</text:p>
          </table:table-cell>
          <table:table-cell office:value-type="float" office:value="3304908.12125" calcext:value-type="float">
            <text:p>3304908,12125</text:p>
          </table:table-cell>
          <table:table-cell office:value-type="float" office:value="144827.838768214" calcext:value-type="float">
            <text:p>144827,838768214</text:p>
          </table:table-cell>
          <table:table-cell table:formula="of:=[.G8]/[.H8]" office:value-type="float" office:value="22.8195638998608" calcext:value-type="float">
            <text:p>22,82</text:p>
          </table:table-cell>
          <table:table-cell table:formula="of:=[.G8]/[.G7]" office:value-type="float" office:value="1.98724128642401" calcext:value-type="float">
            <text:p>1,99</text:p>
          </table:table-cell>
          <table:table-cell table:formula="of:=[.C8]/[.G8]" office:value-type="float" office:value="97.9776828364681" calcext:value-type="float">
            <text:p>97,9776828365</text:p>
          </table:table-cell>
          <table:table-cell table:formula="of:=[.D8]/[.H8]" office:value-type="float" office:value="104.348400302467" calcext:value-type="float">
            <text:p>104,3484003025</text:p>
          </table:table-cell>
          <table:table-cell/>
        </table:table-row>
        <table:table-row table:style-name="ro1">
          <table:table-cell office:value-type="float" office:value="1048576" calcext:value-type="float">
            <text:p>1.048.576</text:p>
          </table:table-cell>
          <table:table-cell table:formula="of:=[.A9] - com.microsoft.floor.precise([.A9] * 0.2)" office:value-type="string" office:string-value="" calcext:value-type="error">
            <text:p>#NAME?</text:p>
          </table:table-cell>
          <table:table-cell office:value-type="float" office:value="743421155.89875" calcext:value-type="float">
            <text:p>743421155,90</text:p>
          </table:table-cell>
          <table:table-cell office:value-type="float" office:value="32717359.1855398" calcext:value-type="float">
            <text:p>32717359,19</text:p>
          </table:table-cell>
          <table:table-cell table:formula="of:=[.C9]/[.D9]" office:value-type="float" office:value="22.7225293974008" calcext:value-type="float">
            <text:p>22,72</text:p>
          </table:table-cell>
          <table:table-cell table:formula="of:=[.C9]/[.C8]" office:value-type="float" office:value="2.29587564679003" calcext:value-type="float">
            <text:p>2,30</text:p>
          </table:table-cell>
          <table:table-cell office:value-type="float" office:value="6603731.79625" calcext:value-type="float">
            <text:p>6603731,79625</text:p>
          </table:table-cell>
          <table:table-cell office:value-type="float" office:value="258672.158536984" calcext:value-type="float">
            <text:p>258672,158536984</text:p>
          </table:table-cell>
          <table:table-cell table:formula="of:=[.G9]/[.H9]" office:value-type="float" office:value="25.5293489395992" calcext:value-type="float">
            <text:p>25,53</text:p>
          </table:table-cell>
          <table:table-cell table:formula="of:=[.G9]/[.G8]" office:value-type="float" office:value="1.99815896659551" calcext:value-type="float">
            <text:p>2,00</text:p>
          </table:table-cell>
          <table:table-cell table:formula="of:=[.C9]/[.G9]" office:value-type="float" office:value="112.575915987519" calcext:value-type="float">
            <text:p>112,5759159875</text:p>
          </table:table-cell>
          <table:table-cell table:formula="of:=[.D9]/[.H9]" office:value-type="float" office:value="126.481950630423" calcext:value-type="float">
            <text:p>126,4819506304</text:p>
          </table:table-cell>
          <table:table-cell/>
        </table:table-row>
        <table:table-row table:style-name="ro1">
          <table:table-cell office:value-type="float" office:value="2097152" calcext:value-type="float">
            <text:p>2.097.152</text:p>
          </table:table-cell>
          <table:table-cell table:formula="of:=[.A10] - com.microsoft.floor.precise([.A10] * 0.2)" office:value-type="string" office:string-value="" calcext:value-type="error">
            <text:p>#NAME?</text:p>
          </table:table-cell>
          <table:table-cell office:value-type="float" office:value="1502537346.915" calcext:value-type="float">
            <text:p>1502537346,92</text:p>
          </table:table-cell>
          <table:table-cell office:value-type="float" office:value="43514762.7655182" calcext:value-type="float">
            <text:p>43514762,77</text:p>
          </table:table-cell>
          <table:table-cell table:formula="of:=[.C10]/[.D10]" office:value-type="float" office:value="34.5293700671542" calcext:value-type="float">
            <text:p>34,53</text:p>
          </table:table-cell>
          <table:table-cell table:formula="of:=[.C10]/[.C9]" office:value-type="float" office:value="2.02111190271217" calcext:value-type="float">
            <text:p>2,02</text:p>
          </table:table-cell>
          <table:table-cell office:value-type="float" office:value="13214394.2125" calcext:value-type="float">
            <text:p>13214394,2125</text:p>
          </table:table-cell>
          <table:table-cell office:value-type="float" office:value="376960.776326517" calcext:value-type="float">
            <text:p>376960,776326517</text:p>
          </table:table-cell>
          <table:table-cell table:formula="of:=[.G10]/[.H10]" office:value-type="float" office:value="35.055090721306" calcext:value-type="float">
            <text:p>35,06</text:p>
          </table:table-cell>
          <table:table-cell table:formula="of:=[.G10]/[.G9]" office:value-type="float" office:value="2.00104950052695" calcext:value-type="float">
            <text:p>2,00</text:p>
          </table:table-cell>
          <table:table-cell table:formula="of:=[.C10]/[.G10]" office:value-type="float" office:value="113.704595364174" calcext:value-type="float">
            <text:p>113,7045953642</text:p>
          </table:table-cell>
          <table:table-cell table:formula="of:=[.D10]/[.H10]" office:value-type="float" office:value="115.435784034534" calcext:value-type="float">
            <text:p>115,4357840345</text:p>
          </table:table-cell>
          <table:table-cell/>
        </table:table-row>
        <table:table-row table:style-name="ro1">
          <table:table-cell office:value-type="float" office:value="4194304" calcext:value-type="float">
            <text:p>4.194.304</text:p>
          </table:table-cell>
          <table:table-cell table:formula="of:=[.A11] - com.microsoft.floor.precise([.A11] * 0.2)" office:value-type="string" office:string-value="" calcext:value-type="error">
            <text:p>#NAME?</text:p>
          </table:table-cell>
          <table:table-cell office:value-type="float" office:value="3000807845.5725" calcext:value-type="float">
            <text:p>3000807845,57</text:p>
          </table:table-cell>
          <table:table-cell office:value-type="float" office:value="105831563.239311" calcext:value-type="float">
            <text:p>105831563,24</text:p>
          </table:table-cell>
          <table:table-cell table:formula="of:=[.C11]/[.D11]" office:value-type="float" office:value="28.3545641179554" calcext:value-type="float">
            <text:p>28,35</text:p>
          </table:table-cell>
          <table:table-cell table:formula="of:=[.C11]/[.C10]" office:value-type="float" office:value="1.99716023813567" calcext:value-type="float">
            <text:p>2,00</text:p>
          </table:table-cell>
          <table:table-cell office:value-type="float" office:value="26662298.36625" calcext:value-type="float">
            <text:p>26662298,36625</text:p>
          </table:table-cell>
          <table:table-cell office:value-type="float" office:value="924812.662065938" calcext:value-type="float">
            <text:p>924812,662065938</text:p>
          </table:table-cell>
          <table:table-cell table:formula="of:=[.G11]/[.H11]" office:value-type="float" office:value="28.8299451985109" calcext:value-type="float">
            <text:p>28,83</text:p>
          </table:table-cell>
          <table:table-cell table:formula="of:=[.G11]/[.G10]" office:value-type="float" office:value="2.01767087749124" calcext:value-type="float">
            <text:p>2,02</text:p>
          </table:table-cell>
          <table:table-cell table:formula="of:=[.C11]/[.G11]" office:value-type="float" office:value="112.548730959032" calcext:value-type="float">
            <text:p>112,548730959</text:p>
          </table:table-cell>
          <table:table-cell table:formula="of:=[.D11]/[.H11]" office:value-type="float" office:value="114.435677170438" calcext:value-type="float">
            <text:p>114,4356771704</text:p>
          </table:table-cell>
          <table:table-cell/>
        </table:table-row>
        <table:table-row table:style-name="ro1">
          <table:table-cell office:value-type="float" office:value="8388608" calcext:value-type="float">
            <text:p>8.388.608</text:p>
          </table:table-cell>
          <table:table-cell table:formula="of:=[.A12] - com.microsoft.floor.precise([.A12] * 0.2)" office:value-type="string" office:string-value="" calcext:value-type="error">
            <text:p>#NAME?</text:p>
          </table:table-cell>
          <table:table-cell office:value-type="float" office:value="6057202378.8625" calcext:value-type="float">
            <text:p>6057202378,86</text:p>
          </table:table-cell>
          <table:table-cell office:value-type="float" office:value="231921180.915151" calcext:value-type="float">
            <text:p>231921180,92</text:p>
          </table:table-cell>
          <table:table-cell table:formula="of:=[.C12]/[.D12]" office:value-type="float" office:value="26.1175040371951" calcext:value-type="float">
            <text:p>26,12</text:p>
          </table:table-cell>
          <table:table-cell table:formula="of:=[.C12]/[.C11]" office:value-type="float" office:value="2.01852390775355" calcext:value-type="float">
            <text:p>2,02</text:p>
          </table:table-cell>
          <table:table-cell office:value-type="float" office:value="53283618.47" calcext:value-type="float">
            <text:p>53283618,47</text:p>
          </table:table-cell>
          <table:table-cell office:value-type="float" office:value="1522117.70732292" calcext:value-type="float">
            <text:p>1522117,70732292</text:p>
          </table:table-cell>
          <table:table-cell table:formula="of:=[.G12]/[.H12]" office:value-type="float" office:value="35.0062404593627" calcext:value-type="float">
            <text:p>35,01</text:p>
          </table:table-cell>
          <table:table-cell table:formula="of:=[.G12]/[.G11]" office:value-type="float" office:value="1.99846306338872" calcext:value-type="float">
            <text:p>2,00</text:p>
          </table:table-cell>
          <table:table-cell table:formula="of:=[.C12]/[.G12]" office:value-type="float" office:value="113.678510446374" calcext:value-type="float">
            <text:p>113,6785104464</text:p>
          </table:table-cell>
          <table:table-cell table:formula="of:=[.D12]/[.H12]" office:value-type="float" office:value="152.367441623848" calcext:value-type="float">
            <text:p>152,3674416238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IN([.K$3:.K$12])" office:value-type="float" office:value="97.9776828364681" calcext:value-type="float">
            <text:p>97,9776828365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MAX([.K$3:.K$12])" office:value-type="float" office:value="265.886264895838" calcext:value-type="float">
            <text:p>265,8862648958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formula="of:=AVERAGE([.K$3:.K$12])" office:value-type="float" office:value="150.805622816681" calcext:value-type="float">
            <text:p>150,8056228167</text:p>
          </table:table-cell>
          <table:table-cell/>
          <table:table-cell table:style-name="Default"/>
        </table:table-row>
      </table:table>
      <table:table table:name="CONFIG" table:style-name="ta1">
        <table:table-column table:style-name="co53" table:default-cell-style-name="Default"/>
        <table:table-column table:style-name="co10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(mean / stddev) Min Range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5"/>
    </number:number-style>
    <number:number-style style:name="N109">
      <number:number number:decimal-places="5" number:min-integer-digits="0"/>
    </number:number-style>
    <number:number-style style:name="N110">
      <number:number number:decimal-places="5" number:min-integer-digits="1"/>
    </number:number-style>
    <number:number-style style:name="N112P0" style:volatile="true">
      <number:number number:decimal-places="0" number:min-integer-digits="1" number:grouping="true"/>
      <number:text> </number:text>
    </number:number-style>
    <number:number-style style:name="N112">
      <number:text>(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Font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3:23:50.5601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0:44:12.659000000</meta:creation-date>
    <dc:date>2016-01-21T13:24:30.410531000</dc:date>
    <meta:editing-duration>PT15H13M5S</meta:editing-duration>
    <meta:editing-cycles>114</meta:editing-cycles>
    <meta:generator>LibreOffice/4.2.4.2$MacOSX_X86_64 LibreOffice_project/63150712c6d317d27ce2db16eb94c2f3d7b699f8</meta:generator>
    <meta:document-statistic meta:table-count="9" meta:cell-count="3015" meta:object-count="1"/>
  </office:meta>
</office:document-meta>
</file>

<file path=Basic/Standard/BencmarkingTools.xml><?xml version="1.0" encoding="utf-8"?>
<!DOCTYPE module  PUBLIC '-//OpenOffice.org//DTD OfficeDocument 1.0//EN'  'module.dtd'>
<script:module xmlns:script="http://openoffice.org/2000/script" script:name="BencmarkingTool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encmarkingToo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Sheet1.H15:Sheet1.H24" chart:error-lower-range="Sheet1.H15:Sheet1.H24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category="cell-range" chart:error-upper-range="Sheet1.H15:Sheet1.H24" chart:error-lower-range="Sheet1.H15:Sheet1.H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1.H15:Sheet1.H24" chart:error-lower-range="Sheet1.H15:Sheet1.H24" chart:std-weight="1"/>
      <style:graphic-properties draw:stroke="solid" svg:stroke-width="0cm" svg:stroke-color="#000000" svg:stroke-opacity="100%" draw:stroke-linejoin="round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line" chart:style-name="ch1">
        <chart:legend chart:legend-position="end" svg:x="11.467cm" svg:y="4.197cm" style:legend-expansion="high" chart:style-name="ch2"/>
        <chart:plot-area chart:style-name="ch3" table:cell-range-address="CPPRAW.F15:CPPRAW.G24 Sheet1.G14:Sheet1.G14" chart:data-source-has-labels="both" svg:x="0.769cm" svg:y="0.851cm" svg:width="10.06cm" svg:height="7.539cm">
          <chartooo:coordinate-region svg:x="1.462cm" svg:y="1.048cm" svg:width="9.367cm" svg:height="6.305cm"/>
          <chart:axis chart:dimension="x" chart:name="primary-x" chart:style-name="ch4" chartooo:axis-type="auto">
            <chartooo:date-scale/>
            <chart:categories table:cell-range-address="CPPRAW.F15:CPPRAW.F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PPRAW.G15:CPPRAW.G24" chart:label-cell-address="Sheet1.G14:Sheet1.G14" chart:class="chart:line">
            <chart:error-indicator chart:style-name="ch7" chart:dimension="y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lt_big_vector_hot</text:p>
                <draw:g>
                  <svg:desc>Sheet1.G14:Sheet1.G1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201_101</text:p>
                <draw:g>
                  <svg:desc>CPPRAW.F15:CPPRAW.F24</svg:desc>
                </draw:g>
              </table:table-cell>
              <table:table-cell office:value-type="float" office:value="NaN">
                <text:p>NaN</text:p>
                <draw:g>
                  <svg:desc>CPPRAW.G15:CPPRAW.G24</svg:desc>
                </draw:g>
              </table:table-cell>
              <table:table-cell office:value-type="float" office:value="NaN">
                <text:p>NaN</text:p>
                <draw:g>
                  <svg:desc>Sheet1.H15:Sheet1.H24</svg:desc>
                </draw:g>
              </table:table-cell>
              <table:table-cell office:value-type="float" office:value="NaN">
                <text:p>NaN</text:p>
                <draw:g>
                  <svg:desc>Sheet1.H15:Sheet1.H2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_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MacOSX_X86_64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